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393.94pt" svg:y="505.96pt">
            <loext:p draw:notify-on-update-of-ranges="Sheet1.K40:Sheet1.K64 Sheet1.K40:Sheet1.K64 Sheet1.L39:Sheet1.L39 Sheet1.L40:Sheet1.L64 Sheet1.K40:Sheet1.K64 Sheet1.M39:Sheet1.M39 Sheet1.M40:Sheet1.M64 Sheet1.K40:Sheet1.K64 Sheet1.N39:Sheet1.N39 Sheet1.N40:Sheet1.N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531.5pt" svg:y="1253.65pt">
            <loext:p draw:notify-on-update-of-ranges="Sheet1.A99:Sheet1.A178 Sheet1.G99:Sheet1.G1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571.32pt" svg:y="1528.47pt">
            <loext:p draw:notify-on-update-of-ranges="Sheet1.A178:Sheet1.A208 Sheet1.G178:Sheet1.G2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591.62pt" svg:y="1821.37pt">
            <loext:p draw:notify-on-update-of-ranges="Sheet1.A209:Sheet1.A261 Sheet1.G209:Sheet1.G2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15.03pt" svg:height="346.2pt" svg:x="523.7pt" svg:y="2217.4pt">
            <loext:p draw:notify-on-update-of-ranges="Sheet1.A99:Sheet1.A261 Sheet1.G99:Sheet1.G2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13.96pt" svg:height="345.6pt" svg:x="523.67pt" svg:y="2569.01pt">
            <loext:p draw:notify-on-update-of-ranges="Sheet1.A99:Sheet1.A257 Sheet1.H99:Sheet1.H2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6.95" calcext:value-type="float">
            <text:p>86.95</text:p>
          </table:table-cell>
          <table:table-cell table:style-name="ce2" office:value-type="float" office:value="74.85" calcext:value-type="float">
            <text:p>74.85</text:p>
          </table:table-cell>
          <table:table-cell table:style-name="ce2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666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90.15" calcext:value-type="float">
            <text:p>90.15</text:p>
          </table:table-cell>
          <table:table-cell table:style-name="ce2" office:value-type="float" office:value="93.33" calcext:value-type="float">
            <text:p>93.33</text:p>
          </table:table-cell>
          <table:table-cell table:style-name="ce2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78.61" calcext:value-type="float">
            <text:p>78.61</text:p>
          </table:table-cell>
          <table:table-cell table:style-name="ce2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4.11" calcext:value-type="float">
            <text:p>84.11</text:p>
          </table:table-cell>
          <table:table-cell table:style-name="ce2" office:value-type="float" office:value="79.08" calcext:value-type="float">
            <text:p>79.0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6667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Parallelism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Flink-Cyclic</text:p>
          </table:table-cell>
          <table:table-cell office:value-type="string" calcext:value-type="string">
            <text:p>Flink-Newjobs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J13]/1000" office:value-type="float" office:value="0.0016292" calcext:value-type="float">
            <text:p>0.0016292</text:p>
          </table:table-cell>
          <table:table-cell table:formula="of:=[.J42]/1000" office:value-type="float" office:value="0.00693190476190476" calcext:value-type="float">
            <text:p>0.006931904761905</text:p>
          </table:table-cell>
          <table:table-cell table:formula="of:=[.J70]/1000" office:value-type="float" office:value="0.149057142857143" calcext:value-type="float">
            <text:p>0.149057142857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/1000" office:value-type="float" office:value="0.0023216" calcext:value-type="float">
            <text:p>0.0023216</text:p>
          </table:table-cell>
          <table:table-cell table:formula="of:=[.J43]/1000" office:value-type="float" office:value="0.0100621428571429" calcext:value-type="float">
            <text:p>0.010062142857143</text:p>
          </table:table-cell>
          <table:table-cell table:formula="of:=[.J71]/1000" office:value-type="float" office:value="0.206314285714286" calcext:value-type="float">
            <text:p>0.20631428571428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143</text:p>
          </table:table-cell>
          <table:table-cell table:formula="of:=[.I42]/3000*1000" office:value-type="float" office:value="6.93190476190476" calcext:value-type="float">
            <text:p>6.93190476190476</text:p>
          </table:table-cell>
          <table:table-cell office:value-type="float" office:value="3" calcext:value-type="float">
            <text:p>3</text:p>
          </table:table-cell>
          <table:table-cell table:formula="of:=[.J15]/1000" office:value-type="float" office:value="0.0028046" calcext:value-type="float">
            <text:p>0.0028046</text:p>
          </table:table-cell>
          <table:table-cell table:formula="of:=[.J44]/1000" office:value-type="float" office:value="0.0121804761904762" calcext:value-type="float">
            <text:p>0.012180476190476</text:p>
          </table:table-cell>
          <table:table-cell table:formula="of:=[.J72]/1000" office:value-type="float" office:value="0.246971428571429" calcext:value-type="float">
            <text:p>0.24697142857142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286</text:p>
          </table:table-cell>
          <table:table-cell table:formula="of:=[.I43]/3000*1000" office:value-type="float" office:value="10.0621428571429" calcext:value-type="float">
            <text:p>10.0621428571429</text:p>
          </table:table-cell>
          <table:table-cell office:value-type="float" office:value="4" calcext:value-type="float">
            <text:p>4</text:p>
          </table:table-cell>
          <table:table-cell table:formula="of:=[.J16]/1000" office:value-type="float" office:value="0.0031426" calcext:value-type="float">
            <text:p>0.0031426</text:p>
          </table:table-cell>
          <table:table-cell table:formula="of:=[.J45]/1000" office:value-type="float" office:value="0.0135392857142857" calcext:value-type="float">
            <text:p>0.013539285714286</text:p>
          </table:table-cell>
          <table:table-cell table:formula="of:=[.J73]/1000" office:value-type="float" office:value="0.308485714285714" calcext:value-type="float">
            <text:p>0.30848571428571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286</text:p>
          </table:table-cell>
          <table:table-cell table:formula="of:=[.I44]/3000*1000" office:value-type="float" office:value="12.1804761904762" calcext:value-type="float">
            <text:p>12.1804761904762</text:p>
          </table:table-cell>
          <table:table-cell office:value-type="float" office:value="5" calcext:value-type="float">
            <text:p>5</text:p>
          </table:table-cell>
          <table:table-cell table:formula="of:=[.J17]/1000" office:value-type="float" office:value="0.0033704" calcext:value-type="float">
            <text:p>0.0033704</text:p>
          </table:table-cell>
          <table:table-cell table:formula="of:=[.J46]/1000" office:value-type="float" office:value="0.0151266666666667" calcext:value-type="float">
            <text:p>0.015126666666667</text:p>
          </table:table-cell>
          <table:table-cell table:formula="of:=[.J74]/1000" office:value-type="float" office:value="0.348028571428571" calcext:value-type="float">
            <text:p>0.34802857142857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8571</text:p>
          </table:table-cell>
          <table:table-cell table:formula="of:=[.I45]/3000*1000" office:value-type="float" office:value="13.5392857142857" calcext:value-type="float">
            <text:p>13.5392857142857</text:p>
          </table:table-cell>
          <table:table-cell office:value-type="float" office:value="6" calcext:value-type="float">
            <text:p>6</text:p>
          </table:table-cell>
          <table:table-cell table:formula="of:=[.J18]/1000" office:value-type="float" office:value="0.0036658" calcext:value-type="float">
            <text:p>0.0036658</text:p>
          </table:table-cell>
          <table:table-cell table:formula="of:=[.J47]/1000" office:value-type="float" office:value="0.016627380952381" calcext:value-type="float">
            <text:p>0.016627380952381</text:p>
          </table:table-cell>
          <table:table-cell table:formula="of:=[.J75]/1000" office:value-type="float" office:value="0.368571428571429" calcext:value-type="float">
            <text:p>0.36857142857142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6667</text:p>
          </table:table-cell>
          <table:table-cell office:value-type="float" office:value="7" calcext:value-type="float">
            <text:p>7</text:p>
          </table:table-cell>
          <table:table-cell table:formula="of:=[.J19]/1000" office:value-type="float" office:value="0.003702" calcext:value-type="float">
            <text:p>0.003702</text:p>
          </table:table-cell>
          <table:table-cell table:formula="of:=[.J48]/1000" office:value-type="float" office:value="0.0172090476190476" calcext:value-type="float">
            <text:p>0.017209047619048</text:p>
          </table:table-cell>
          <table:table-cell table:formula="of:=[.J76]/1000" office:value-type="float" office:value="0.408285714285714" calcext:value-type="float">
            <text:p>0.40828571428571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429</text:p>
          </table:table-cell>
          <table:table-cell table:formula="of:=[.I47]/3000*1000" office:value-type="float" office:value="16.627380952381" calcext:value-type="float">
            <text:p>16.627380952381</text:p>
          </table:table-cell>
          <table:table-cell office:value-type="float" office:value="8" calcext:value-type="float">
            <text:p>8</text:p>
          </table:table-cell>
          <table:table-cell table:formula="of:=[.J20]/1000" office:value-type="float" office:value="0.003865" calcext:value-type="float">
            <text:p>0.003865</text:p>
          </table:table-cell>
          <table:table-cell table:formula="of:=[.J49]/1000" office:value-type="float" office:value="0.0184466666666667" calcext:value-type="float">
            <text:p>0.018446666666667</text:p>
          </table:table-cell>
          <table:table-cell table:formula="of:=[.J77]/1000" office:value-type="float" office:value="0.433885714285714" calcext:value-type="float">
            <text:p>0.43388571428571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429</text:p>
          </table:table-cell>
          <table:table-cell table:formula="of:=[.I48]/3000*1000" office:value-type="float" office:value="17.2090476190476" calcext:value-type="float">
            <text:p>17.2090476190476</text:p>
          </table:table-cell>
          <table:table-cell office:value-type="float" office:value="9" calcext:value-type="float">
            <text:p>9</text:p>
          </table:table-cell>
          <table:table-cell table:formula="of:=[.J21]/1000" office:value-type="float" office:value="0.0040918" calcext:value-type="float">
            <text:p>0.0040918</text:p>
          </table:table-cell>
          <table:table-cell table:formula="of:=[.J50]/1000" office:value-type="float" office:value="0.020087380952381" calcext:value-type="float">
            <text:p>0.020087380952381</text:p>
          </table:table-cell>
          <table:table-cell table:formula="of:=[.J78]/1000" office:value-type="float" office:value="0.453142857142857" calcext:value-type="float">
            <text:p>0.45314285714285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6667</text:p>
          </table:table-cell>
          <table:table-cell office:value-type="float" office:value="10" calcext:value-type="float">
            <text:p>10</text:p>
          </table:table-cell>
          <table:table-cell table:formula="of:=[.J22]/1000" office:value-type="float" office:value="0.004303" calcext:value-type="float">
            <text:p>0.004303</text:p>
          </table:table-cell>
          <table:table-cell table:formula="of:=[.J51]/1000" office:value-type="float" office:value="0.0210580952380952" calcext:value-type="float">
            <text:p>0.021058095238095</text:p>
          </table:table-cell>
          <table:table-cell table:formula="of:=[.J79]/1000" office:value-type="float" office:value="0.623771428571428" calcext:value-type="float">
            <text:p>0.62377142857142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429</text:p>
          </table:table-cell>
          <table:table-cell table:formula="of:=[.I50]/3000*1000" office:value-type="float" office:value="20.087380952381" calcext:value-type="float">
            <text:p>20.087380952381</text:p>
          </table:table-cell>
          <table:table-cell office:value-type="float" office:value="11" calcext:value-type="float">
            <text:p>11</text:p>
          </table:table-cell>
          <table:table-cell table:formula="of:=[.J23]/1000" office:value-type="float" office:value="0.0044062" calcext:value-type="float">
            <text:p>0.0044062</text:p>
          </table:table-cell>
          <table:table-cell table:formula="of:=[.J52]/1000" office:value-type="float" office:value="0.0224045238095238" calcext:value-type="float">
            <text:p>0.022404523809524</text:p>
          </table:table-cell>
          <table:table-cell table:formula="of:=[.J80]/1000" office:value-type="float" office:value="0.612" calcext:value-type="float">
            <text:p>0.6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2857</text:p>
          </table:table-cell>
          <table:table-cell table:formula="of:=[.I51]/3000*1000" office:value-type="float" office:value="21.0580952380952" calcext:value-type="float">
            <text:p>21.0580952380952</text:p>
          </table:table-cell>
          <table:table-cell office:value-type="float" office:value="12" calcext:value-type="float">
            <text:p>12</text:p>
          </table:table-cell>
          <table:table-cell table:formula="of:=[.J24]/1000" office:value-type="float" office:value="0.0045596" calcext:value-type="float">
            <text:p>0.0045596</text:p>
          </table:table-cell>
          <table:table-cell table:formula="of:=[.J53]/1000" office:value-type="float" office:value="0.0238271428571429" calcext:value-type="float">
            <text:p>0.023827142857143</text:p>
          </table:table-cell>
          <table:table-cell table:formula="of:=[.J81]/1000" office:value-type="float" office:value="0.673571428571429" calcext:value-type="float">
            <text:p>0.67357142857142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5714</text:p>
          </table:table-cell>
          <table:table-cell table:formula="of:=[.I52]/3000*1000" office:value-type="float" office:value="22.4045238095238" calcext:value-type="float">
            <text:p>22.4045238095238</text:p>
          </table:table-cell>
          <table:table-cell office:value-type="float" office:value="13" calcext:value-type="float">
            <text:p>13</text:p>
          </table:table-cell>
          <table:table-cell table:formula="of:=[.J25]/1000" office:value-type="float" office:value="0.0047164" calcext:value-type="float">
            <text:p>0.0047164</text:p>
          </table:table-cell>
          <table:table-cell table:formula="of:=[.J54]/1000" office:value-type="float" office:value="0.0253771428571429" calcext:value-type="float">
            <text:p>0.025377142857143</text:p>
          </table:table-cell>
          <table:table-cell table:formula="of:=[.J82]/1000" office:value-type="float" office:value="0.703057142857143" calcext:value-type="float">
            <text:p>0.70305714285714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286</text:p>
          </table:table-cell>
          <table:table-cell table:formula="of:=[.I53]/3000*1000" office:value-type="float" office:value="23.8271428571429" calcext:value-type="float">
            <text:p>23.8271428571429</text:p>
          </table:table-cell>
          <table:table-cell office:value-type="float" office:value="14" calcext:value-type="float">
            <text:p>14</text:p>
          </table:table-cell>
          <table:table-cell table:formula="of:=[.J26]/1000" office:value-type="float" office:value="0.0048986" calcext:value-type="float">
            <text:p>0.0048986</text:p>
          </table:table-cell>
          <table:table-cell table:formula="of:=[.J55]/1000" office:value-type="float" office:value="0.0269357142857143" calcext:value-type="float">
            <text:p>0.026935714285714</text:p>
          </table:table-cell>
          <table:table-cell table:formula="of:=[.J83]/1000" office:value-type="float" office:value="0.698828571428571" calcext:value-type="float">
            <text:p>0.69882857142857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286</text:p>
          </table:table-cell>
          <table:table-cell table:formula="of:=[.I54]/3000*1000" office:value-type="float" office:value="25.3771428571429" calcext:value-type="float">
            <text:p>25.3771428571429</text:p>
          </table:table-cell>
          <table:table-cell office:value-type="float" office:value="15" calcext:value-type="float">
            <text:p>15</text:p>
          </table:table-cell>
          <table:table-cell table:formula="of:=[.J27]/1000" office:value-type="float" office:value="0.0050692" calcext:value-type="float">
            <text:p>0.0050692</text:p>
          </table:table-cell>
          <table:table-cell table:formula="of:=[.J56]/1000" office:value-type="float" office:value="0.0290090476190476" calcext:value-type="float">
            <text:p>0.029009047619048</text:p>
          </table:table-cell>
          <table:table-cell table:formula="of:=[.J84]/1000" office:value-type="float" office:value="0.741257142857143" calcext:value-type="float">
            <text:p>0.74125714285714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428</text:p>
          </table:table-cell>
          <table:table-cell table:formula="of:=[.I55]/3000*1000" office:value-type="float" office:value="26.9357142857143" calcext:value-type="float">
            <text:p>26.9357142857143</text:p>
          </table:table-cell>
          <table:table-cell office:value-type="float" office:value="16" calcext:value-type="float">
            <text:p>16</text:p>
          </table:table-cell>
          <table:table-cell table:formula="of:=[.J28]/1000" office:value-type="float" office:value="0.0052328" calcext:value-type="float">
            <text:p>0.0052328</text:p>
          </table:table-cell>
          <table:table-cell table:formula="of:=[.J57]/1000" office:value-type="float" office:value="0.0306340476190476" calcext:value-type="float">
            <text:p>0.030634047619048</text:p>
          </table:table-cell>
          <table:table-cell table:formula="of:=[.J85]/1000" office:value-type="float" office:value="0.808914285714286" calcext:value-type="float">
            <text:p>0.80891428571428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428</text:p>
          </table:table-cell>
          <table:table-cell table:formula="of:=[.I56]/3000*1000" office:value-type="float" office:value="29.0090476190476" calcext:value-type="float">
            <text:p>29.0090476190476</text:p>
          </table:table-cell>
          <table:table-cell office:value-type="float" office:value="17" calcext:value-type="float">
            <text:p>17</text:p>
          </table:table-cell>
          <table:table-cell table:formula="of:=[.J29]/1000" office:value-type="float" office:value="0.0055394" calcext:value-type="float">
            <text:p>0.0055394</text:p>
          </table:table-cell>
          <table:table-cell table:formula="of:=[.J58]/1000" office:value-type="float" office:value="0.0321421428571429" calcext:value-type="float">
            <text:p>0.032142142857143</text:p>
          </table:table-cell>
          <table:table-cell table:formula="of:=[.J86]/1000" office:value-type="float" office:value="0.862542857142857" calcext:value-type="float">
            <text:p>0.86254285714285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429</text:p>
          </table:table-cell>
          <table:table-cell table:formula="of:=[.I57]/3000*1000" office:value-type="float" office:value="30.6340476190476" calcext:value-type="float">
            <text:p>30.6340476190476</text:p>
          </table:table-cell>
          <table:table-cell office:value-type="float" office:value="18" calcext:value-type="float">
            <text:p>18</text:p>
          </table:table-cell>
          <table:table-cell table:formula="of:=[.J30]/1000" office:value-type="float" office:value="0.005866" calcext:value-type="float">
            <text:p>0.005866</text:p>
          </table:table-cell>
          <table:table-cell table:formula="of:=[.J59]/1000" office:value-type="float" office:value="0.0346785714285714" calcext:value-type="float">
            <text:p>0.034678571428572</text:p>
          </table:table-cell>
          <table:table-cell table:formula="of:=[.J87]/1000" office:value-type="float" office:value="0.880342857142857" calcext:value-type="float">
            <text:p>0.880342857142857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286</text:p>
          </table:table-cell>
          <table:table-cell table:formula="of:=[.I58]/3000*1000" office:value-type="float" office:value="32.1421428571429" calcext:value-type="float">
            <text:p>32.1421428571429</text:p>
          </table:table-cell>
          <table:table-cell office:value-type="float" office:value="19" calcext:value-type="float">
            <text:p>19</text:p>
          </table:table-cell>
          <table:table-cell table:formula="of:=[.J31]/1000" office:value-type="float" office:value="0.00612" calcext:value-type="float">
            <text:p>0.00612</text:p>
          </table:table-cell>
          <table:table-cell table:formula="of:=[.J60]/1000" office:value-type="float" office:value="0.0366759523809524" calcext:value-type="float">
            <text:p>0.036675952380952</text:p>
          </table:table-cell>
          <table:table-cell table:formula="of:=[.J88]/1000" office:value-type="float" office:value="0.895571428571429" calcext:value-type="float">
            <text:p>0.895571428571429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14</text:p>
          </table:table-cell>
          <table:table-cell table:formula="of:=[.I59]/3000*1000" office:value-type="float" office:value="34.6785714285714" calcext:value-type="float">
            <text:p>34.6785714285714</text:p>
          </table:table-cell>
          <table:table-cell office:value-type="float" office:value="20" calcext:value-type="float">
            <text:p>20</text:p>
          </table:table-cell>
          <table:table-cell table:formula="of:=[.J32]/1000" office:value-type="float" office:value="0.0062496" calcext:value-type="float">
            <text:p>0.0062496</text:p>
          </table:table-cell>
          <table:table-cell table:formula="of:=[.J61]/1000" office:value-type="float" office:value="0.037117380952381" calcext:value-type="float">
            <text:p>0.037117380952381</text:p>
          </table:table-cell>
          <table:table-cell table:formula="of:=[.J89]/1000" office:value-type="float" office:value="0.958" calcext:value-type="float">
            <text:p>0.95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857</text:p>
          </table:table-cell>
          <table:table-cell table:formula="of:=[.I60]/3000*1000" office:value-type="float" office:value="36.6759523809524" calcext:value-type="float">
            <text:p>36.6759523809524</text:p>
          </table:table-cell>
          <table:table-cell office:value-type="float" office:value="21" calcext:value-type="float">
            <text:p>21</text:p>
          </table:table-cell>
          <table:table-cell table:formula="of:=[.J33]/1000" office:value-type="float" office:value="0.0063346" calcext:value-type="float">
            <text:p>0.0063346</text:p>
          </table:table-cell>
          <table:table-cell table:formula="of:=[.J62]/1000" office:value-type="float" office:value="0.0377876190476191" calcext:value-type="float">
            <text:p>0.037787619047619</text:p>
          </table:table-cell>
          <table:table-cell table:formula="of:=[.J90]/1000" office:value-type="float" office:value="0.997285714285714" calcext:value-type="float">
            <text:p>0.99728571428571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43</text:p>
          </table:table-cell>
          <table:table-cell table:formula="of:=[.I61]/3000*1000" office:value-type="float" office:value="37.1173809523809" calcext:value-type="float">
            <text:p>37.1173809523809</text:p>
          </table:table-cell>
          <table:table-cell office:value-type="float" office:value="22" calcext:value-type="float">
            <text:p>22</text:p>
          </table:table-cell>
          <table:table-cell table:formula="of:=[.J34]/1000" office:value-type="float" office:value="0.0062186" calcext:value-type="float">
            <text:p>0.0062186</text:p>
          </table:table-cell>
          <table:table-cell table:formula="of:=[.J63]/1000" office:value-type="float" office:value="0.0395361904761905" calcext:value-type="float">
            <text:p>0.039536190476191</text:p>
          </table:table-cell>
          <table:table-cell table:formula="of:=[.J91]/1000" office:value-type="float" office:value="0.942657142857143" calcext:value-type="float">
            <text:p>0.942657142857143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857</text:p>
          </table:table-cell>
          <table:table-cell table:formula="of:=[.I62]/3000*1000" office:value-type="float" office:value="37.7876190476191" calcext:value-type="float">
            <text:p>37.7876190476191</text:p>
          </table:table-cell>
          <table:table-cell office:value-type="float" office:value="23" calcext:value-type="float">
            <text:p>23</text:p>
          </table:table-cell>
          <table:table-cell table:formula="of:=[.J35]/1000" office:value-type="float" office:value="0.0068048" calcext:value-type="float">
            <text:p>0.0068048</text:p>
          </table:table-cell>
          <table:table-cell table:formula="of:=[.J64]/1000" office:value-type="float" office:value="0.0405271428571429" calcext:value-type="float">
            <text:p>0.040527142857143</text:p>
          </table:table-cell>
          <table:table-cell table:formula="of:=[.J92]/1000" office:value-type="float" office:value="0.983057142857143" calcext:value-type="float">
            <text:p>0.98305714285714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571</text:p>
          </table:table-cell>
          <table:table-cell table:formula="of:=[.I63]/3000*1000" office:value-type="float" office:value="39.5361904761905" calcext:value-type="float">
            <text:p>39.5361904761905</text:p>
          </table:table-cell>
          <table:table-cell office:value-type="float" office:value="24" calcext:value-type="float">
            <text:p>24</text:p>
          </table:table-cell>
          <table:table-cell table:formula="of:=[.J36]/1000" office:value-type="float" office:value="0.0068286" calcext:value-type="float">
            <text:p>0.0068286</text:p>
          </table:table-cell>
          <table:table-cell table:formula="of:=[.J65]/1000" office:value-type="float" office:value="0.0421259523809524" calcext:value-type="float">
            <text:p>0.042125952380952</text:p>
          </table:table-cell>
          <table:table-cell table:formula="of:=[.J93]/1000" office:value-type="float" office:value="1.05491428571429" calcext:value-type="float">
            <text:p>1.05491428571429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29</text:p>
          </table:table-cell>
          <table:table-cell table:formula="of:=[.I64]/3000*1000" office:value-type="float" office:value="40.5271428571429" calcext:value-type="float">
            <text:p>40.5271428571429</text:p>
          </table:table-cell>
          <table:table-cell office:value-type="float" office:value="25" calcext:value-type="float">
            <text:p>25</text:p>
          </table:table-cell>
          <table:table-cell table:formula="of:=[.J37]/1000" office:value-type="float" office:value="0.0071746" calcext:value-type="float">
            <text:p>0.0071746</text:p>
          </table:table-cell>
          <table:table-cell table:formula="of:=[.J66]/1000" office:value-type="float" office:value="0.0434995238095238" calcext:value-type="float">
            <text:p>0.043499523809524</text:p>
          </table:table-cell>
          <table:table-cell table:formula="of:=[.J94]/1000" office:value-type="float" office:value="1.10214285714286" calcext:value-type="float">
            <text:p>1.10214285714286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857</text:p>
          </table:table-cell>
          <table:table-cell table:formula="of:=[.I65]/3000*1000" office:value-type="float" office:value="42.1259523809524" calcext:value-type="float">
            <text:p>42.125952380952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571</text:p>
          </table:table-cell>
          <table:table-cell table:formula="of:=[.I66]/3000*1000" office:value-type="float" office:value="43.4995238095238" calcext:value-type="float">
            <text:p>43.4995238095238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85714</text:p>
          </table:table-cell>
          <table:table-cell table:formula="of:=[.I70]/50*1000" office:value-type="float" office:value="149.057142857143" calcext:value-type="float">
            <text:p>149.05714285714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143</text:p>
          </table:table-cell>
          <table:table-cell table:formula="of:=[.I71]/50*1000" office:value-type="float" office:value="206.314285714286" calcext:value-type="float">
            <text:p>206.31428571428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5714</text:p>
          </table:table-cell>
          <table:table-cell table:formula="of:=[.I72]/50*1000" office:value-type="float" office:value="246.971428571429" calcext:value-type="float">
            <text:p>246.97142857142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2857</text:p>
          </table:table-cell>
          <table:table-cell table:formula="of:=[.I73]/50*1000" office:value-type="float" office:value="308.485714285714" calcext:value-type="float">
            <text:p>308.48571428571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286</text:p>
          </table:table-cell>
          <table:table-cell table:formula="of:=[.I74]/50*1000" office:value-type="float" office:value="348.028571428571" calcext:value-type="float">
            <text:p>348.02857142857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5714</text:p>
          </table:table-cell>
          <table:table-cell table:formula="of:=[.I75]/50*1000" office:value-type="float" office:value="368.571428571429" calcext:value-type="float">
            <text:p>368.57142857142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2857</text:p>
          </table:table-cell>
          <table:table-cell table:formula="of:=[.I76]/50*1000" office:value-type="float" office:value="408.285714285714" calcext:value-type="float">
            <text:p>408.28571428571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2857</text:p>
          </table:table-cell>
          <table:table-cell table:formula="of:=[.I77]/50*1000" office:value-type="float" office:value="433.885714285714" calcext:value-type="float">
            <text:p>433.88571428571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429</text:p>
          </table:table-cell>
          <table:table-cell table:formula="of:=[.I78]/50*1000" office:value-type="float" office:value="453.142857142857" calcext:value-type="float">
            <text:p>453.14285714285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5714</text:p>
          </table:table-cell>
          <table:table-cell table:formula="of:=[.I79]/50*1000" office:value-type="float" office:value="623.771428571428" calcext:value-type="float">
            <text:p>623.771428571428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5714</text:p>
          </table:table-cell>
          <table:table-cell table:formula="of:=[.I81]/50*1000" office:value-type="float" office:value="673.571428571429" calcext:value-type="float">
            <text:p>673.57142857142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8571</text:p>
          </table:table-cell>
          <table:table-cell table:formula="of:=[.I82]/50*1000" office:value-type="float" office:value="703.057142857143" calcext:value-type="float">
            <text:p>703.05714285714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286</text:p>
          </table:table-cell>
          <table:table-cell table:formula="of:=[.I83]/50*1000" office:value-type="float" office:value="698.828571428571" calcext:value-type="float">
            <text:p>698.828571428571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8571</text:p>
          </table:table-cell>
          <table:table-cell table:formula="of:=[.I84]/50*1000" office:value-type="float" office:value="741.257142857143" calcext:value-type="float">
            <text:p>741.257142857143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143</text:p>
          </table:table-cell>
          <table:table-cell table:formula="of:=[.I85]/50*1000" office:value-type="float" office:value="808.914285714286" calcext:value-type="float">
            <text:p>808.914285714286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429</text:p>
          </table:table-cell>
          <table:table-cell table:formula="of:=[.I86]/50*1000" office:value-type="float" office:value="862.542857142857" calcext:value-type="float">
            <text:p>862.542857142857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429</text:p>
          </table:table-cell>
          <table:table-cell table:formula="of:=[.I87]/50*1000" office:value-type="float" office:value="880.342857142857" calcext:value-type="float">
            <text:p>880.342857142857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5714</text:p>
          </table:table-cell>
          <table:table-cell table:formula="of:=[.I88]/50*1000" office:value-type="float" office:value="895.571428571429" calcext:value-type="float">
            <text:p>895.571428571429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2857</text:p>
          </table:table-cell>
          <table:table-cell table:formula="of:=[.I90]/50*1000" office:value-type="float" office:value="997.285714285714" calcext:value-type="float">
            <text:p>997.285714285714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8571</text:p>
          </table:table-cell>
          <table:table-cell table:formula="of:=[.I91]/50*1000" office:value-type="float" office:value="942.657142857143" calcext:value-type="float">
            <text:p>942.657142857143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8571</text:p>
          </table:table-cell>
          <table:table-cell table:formula="of:=[.I92]/50*1000" office:value-type="float" office:value="983.057142857143" calcext:value-type="float">
            <text:p>983.057142857143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143</text:p>
          </table:table-cell>
          <table:table-cell table:formula="of:=[.I93]/50*1000" office:value-type="float" office:value="1054.91428571429" calcext:value-type="float">
            <text:p>1054.91428571429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429</text:p>
          </table:table-cell>
          <table:table-cell table:formula="of:=[.I94]/50*1000" office:value-type="float" office:value="1102.14285714286" calcext:value-type="float">
            <text:p>1102.14285714286</text:p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Data size:</text:p>
          </table:table-cell>
          <table:table-cell table:number-columns-repeated="5"/>
          <table:table-cell office:value-type="string" calcext:value-type="string">
            <text:p>avg</text:p>
          </table:table-cell>
          <table:table-cell office:value-type="string" calcext:value-type="string">
            <text:p>Window 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2.31" calcext:value-type="float">
            <text:p>12.31</text:p>
          </table:table-cell>
          <table:table-cell office:value-type="float" office:value="14.86" calcext:value-type="float">
            <text:p>14.8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69" calcext:value-type="float">
            <text:p>10.69</text:p>
          </table:table-cell>
          <table:table-cell table:formula="of:=AVERAGE([.B99:.F99])" office:value-type="float" office:value="11.902" calcext:value-type="float">
            <text:p>11.902</text:p>
          </table:table-cell>
          <table:table-cell table:formula="of:=AVERAGE([.G99:.G103])" office:value-type="float" office:value="13.0732" calcext:value-type="float">
            <text:p>13.073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8" calcext:value-type="float">
            <text:p>14.78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4" calcext:value-type="float">
            <text:p>11.24</text:p>
          </table:table-cell>
          <table:table-cell table:formula="of:=AVERAGE([.B100:.F100])" office:value-type="float" office:value="12.324" calcext:value-type="float">
            <text:p>12.324</text:p>
          </table:table-cell>
          <table:table-cell table:formula="of:=AVERAGE([.G100:.G104])" office:value-type="float" office:value="13.512" calcext:value-type="float">
            <text:p>13.51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2" calcext:value-type="float">
            <text:p>12.2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78" calcext:value-type="float">
            <text:p>15.78</text:p>
          </table:table-cell>
          <table:table-cell table:formula="of:=AVERAGE([.B101:.F101])" office:value-type="float" office:value="13.926" calcext:value-type="float">
            <text:p>13.926</text:p>
          </table:table-cell>
          <table:table-cell table:formula="of:=AVERAGE([.G101:.G105])" office:value-type="float" office:value="13.7856" calcext:value-type="float">
            <text:p>13.785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5" calcext:value-type="float">
            <text:p>17.35</text:p>
          </table:table-cell>
          <table:table-cell office:value-type="float" office:value="10.47" calcext:value-type="float">
            <text:p>10.4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office:value-type="float" office:value="15.4" calcext:value-type="float">
            <text:p>15.4</text:p>
          </table:table-cell>
          <table:table-cell table:formula="of:=AVERAGE([.B102:.F102])" office:value-type="float" office:value="13.272" calcext:value-type="float">
            <text:p>13.272</text:p>
          </table:table-cell>
          <table:table-cell table:formula="of:=AVERAGE([.G102:.G106])" office:value-type="float" office:value="13.6992" calcext:value-type="float">
            <text:p>13.699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8" calcext:value-type="float">
            <text:p>17.5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41" calcext:value-type="float">
            <text:p>12.41</text:p>
          </table:table-cell>
          <table:table-cell table:formula="of:=AVERAGE([.B103:.F103])" office:value-type="float" office:value="13.942" calcext:value-type="float">
            <text:p>13.942</text:p>
          </table:table-cell>
          <table:table-cell table:formula="of:=AVERAGE([.G103:.G107])" office:value-type="float" office:value="13.8956" calcext:value-type="float">
            <text:p>13.895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76" calcext:value-type="float">
            <text:p>14.76</text:p>
          </table:table-cell>
          <table:table-cell table:formula="of:=AVERAGE([.B104:.F104])" office:value-type="float" office:value="14.096" calcext:value-type="float">
            <text:p>14.096</text:p>
          </table:table-cell>
          <table:table-cell table:formula="of:=AVERAGE([.G104:.G108])" office:value-type="float" office:value="14.1672" calcext:value-type="float">
            <text:p>14.1672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27" calcext:value-type="float">
            <text:p>13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34" calcext:value-type="float">
            <text:p>12.34</text:p>
          </table:table-cell>
          <table:table-cell office:value-type="float" office:value="14.26" calcext:value-type="float">
            <text:p>14.26</text:p>
          </table:table-cell>
          <table:table-cell table:formula="of:=AVERAGE([.B105:.F105])" office:value-type="float" office:value="13.692" calcext:value-type="float">
            <text:p>13.692</text:p>
          </table:table-cell>
          <table:table-cell table:formula="of:=AVERAGE([.G105:.G109])" office:value-type="float" office:value="14.4092" calcext:value-type="float">
            <text:p>14.409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1" calcext:value-type="float">
            <text:p>12.51</text:p>
          </table:table-cell>
          <table:table-cell office:value-type="float" office:value="16.32" calcext:value-type="float">
            <text:p>16.3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</text:p>
          </table:table-cell>
          <table:table-cell table:formula="of:=AVERAGE([.B106:.F106])" office:value-type="float" office:value="13.494" calcext:value-type="float">
            <text:p>13.494</text:p>
          </table:table-cell>
          <table:table-cell table:formula="of:=AVERAGE([.G106:.G110])" office:value-type="float" office:value="14.5748" calcext:value-type="float">
            <text:p>14.574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8" calcext:value-type="float">
            <text:p>13.68</text:p>
          </table:table-cell>
          <table:table-cell office:value-type="float" office:value="15.83" calcext:value-type="float">
            <text:p>15.83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table:formula="of:=AVERAGE([.B107:.F107])" office:value-type="float" office:value="14.254" calcext:value-type="float">
            <text:p>14.254</text:p>
          </table:table-cell>
          <table:table-cell table:formula="of:=AVERAGE([.G107:.G111])" office:value-type="float" office:value="14.776" calcext:value-type="float">
            <text:p>14.77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16.47" calcext:value-type="float">
            <text:p>16.47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8" calcext:value-type="float">
            <text:p>15.28</text:p>
          </table:table-cell>
          <table:table-cell table:formula="of:=AVERAGE([.B108:.F108])" office:value-type="float" office:value="15.3" calcext:value-type="float">
            <text:p>15.3</text:p>
          </table:table-cell>
          <table:table-cell table:formula="of:=AVERAGE([.G108:.G112])" office:value-type="float" office:value="16.6604" calcext:value-type="float">
            <text:p>16.660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" calcext:value-type="float">
            <text:p>13.13</text:p>
          </table:table-cell>
          <table:table-cell office:value-type="float" office:value="20.16" calcext:value-type="float">
            <text:p>20.16</text:p>
          </table:table-cell>
          <table:table-cell office:value-type="float" office:value="15.45" calcext:value-type="float">
            <text:p>15.45</text:p>
          </table:table-cell>
          <table:table-cell table:formula="of:=AVERAGE([.B109:.F109])" office:value-type="float" office:value="15.306" calcext:value-type="float">
            <text:p>15.306</text:p>
          </table:table-cell>
          <table:table-cell table:formula="of:=AVERAGE([.G109:.G113])" office:value-type="float" office:value="16.714" calcext:value-type="float">
            <text:p>16.714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27" calcext:value-type="float">
            <text:p>17.27</text:p>
          </table:table-cell>
          <table:table-cell office:value-type="float" office:value="12.46" calcext:value-type="float">
            <text:p>12.46</text:p>
          </table:table-cell>
          <table:table-cell office:value-type="float" office:value="14.58" calcext:value-type="float">
            <text:p>14.58</text:p>
          </table:table-cell>
          <table:table-cell office:value-type="float" office:value="12.93" calcext:value-type="float">
            <text:p>12.93</text:p>
          </table:table-cell>
          <table:table-cell office:value-type="float" office:value="15.36" calcext:value-type="float">
            <text:p>15.36</text:p>
          </table:table-cell>
          <table:table-cell table:formula="of:=AVERAGE([.B110:.F110])" office:value-type="float" office:value="14.52" calcext:value-type="float">
            <text:p>14.52</text:p>
          </table:table-cell>
          <table:table-cell table:formula="of:=AVERAGE([.G110:.G114])" office:value-type="float" office:value="16.83" calcext:value-type="float">
            <text:p>16.8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" calcext:value-type="float">
            <text:p>12.98</text:p>
          </table:table-cell>
          <table:table-cell office:value-type="float" office:value="15.15" calcext:value-type="float">
            <text:p>15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3.78" calcext:value-type="float">
            <text:p>13.78</text:p>
          </table:table-cell>
          <table:table-cell table:formula="of:=AVERAGE([.B111:.F111])" office:value-type="float" office:value="14.5" calcext:value-type="float">
            <text:p>14.5</text:p>
          </table:table-cell>
          <table:table-cell table:formula="of:=AVERAGE([.G111:.G115])" office:value-type="float" office:value="16.7024" calcext:value-type="float">
            <text:p>16.7024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7" calcext:value-type="float">
            <text:p>23.57</text:p>
          </table:table-cell>
          <table:table-cell office:value-type="float" office:value="21.32" calcext:value-type="float">
            <text:p>21.3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86" calcext:value-type="float">
            <text:p>26.86</text:p>
          </table:table-cell>
          <table:table-cell table:formula="of:=AVERAGE([.B112:.F112])" office:value-type="float" office:value="23.676" calcext:value-type="float">
            <text:p>23.676</text:p>
          </table:table-cell>
          <table:table-cell table:formula="of:=AVERAGE([.G112:.G116])" office:value-type="float" office:value="16.8904" calcext:value-type="float">
            <text:p>16.8904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6" calcext:value-type="float">
            <text:p>13.76</text:p>
          </table:table-cell>
          <table:table-cell office:value-type="float" office:value="14.87" calcext:value-type="float">
            <text:p>14.87</text:p>
          </table:table-cell>
          <table:table-cell office:value-type="float" office:value="12.86" calcext:value-type="float">
            <text:p>12.86</text:p>
          </table:table-cell>
          <table:table-cell office:value-type="float" office:value="21.59" calcext:value-type="float">
            <text:p>21.59</text:p>
          </table:table-cell>
          <table:table-cell office:value-type="float" office:value="14.76" calcext:value-type="float">
            <text:p>14.76</text:p>
          </table:table-cell>
          <table:table-cell table:formula="of:=AVERAGE([.B113:.F113])" office:value-type="float" office:value="15.568" calcext:value-type="float">
            <text:p>15.568</text:p>
          </table:table-cell>
          <table:table-cell table:formula="of:=AVERAGE([.G113:.G117])" office:value-type="float" office:value="15.1992" calcext:value-type="float">
            <text:p>15.1992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.2</text:p>
          </table:table-cell>
          <table:table-cell office:value-type="float" office:value="14.58" calcext:value-type="float">
            <text:p>14.58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7.35" calcext:value-type="float">
            <text:p>17.35</text:p>
          </table:table-cell>
          <table:table-cell table:formula="of:=AVERAGE([.B114:.F114])" office:value-type="float" office:value="15.886" calcext:value-type="float">
            <text:p>15.886</text:p>
          </table:table-cell>
          <table:table-cell table:formula="of:=AVERAGE([.G114:.G118])" office:value-type="float" office:value="15.1716" calcext:value-type="float">
            <text:p>15.171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16.42" calcext:value-type="float">
            <text:p>16.42</text:p>
          </table:table-cell>
          <table:table-cell office:value-type="float" office:value="13.39" calcext:value-type="float">
            <text:p>13.39</text:p>
          </table:table-cell>
          <table:table-cell office:value-type="float" office:value="14.8" calcext:value-type="float">
            <text:p>14.8</text:p>
          </table:table-cell>
          <table:table-cell office:value-type="float" office:value="12.1" calcext:value-type="float">
            <text:p>12.1</text:p>
          </table:table-cell>
          <table:table-cell table:formula="of:=AVERAGE([.B115:.F115])" office:value-type="float" office:value="13.882" calcext:value-type="float">
            <text:p>13.882</text:p>
          </table:table-cell>
          <table:table-cell table:formula="of:=AVERAGE([.G115:.G119])" office:value-type="float" office:value="15.1556" calcext:value-type="float">
            <text:p>15.155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07" calcext:value-type="float">
            <text:p>17.07</text:p>
          </table:table-cell>
          <table:table-cell office:value-type="float" office:value="11.77" calcext:value-type="float">
            <text:p>11.77</text:p>
          </table:table-cell>
          <table:table-cell table:formula="of:=AVERAGE([.B116:.F116])" office:value-type="float" office:value="15.44" calcext:value-type="float">
            <text:p>15.44</text:p>
          </table:table-cell>
          <table:table-cell table:formula="of:=AVERAGE([.G116:.G120])" office:value-type="float" office:value="15.3136" calcext:value-type="float">
            <text:p>15.313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55" calcext:value-type="float">
            <text:p>14.55</text:p>
          </table:table-cell>
          <table:table-cell office:value-type="float" office:value="17.42" calcext:value-type="float">
            <text:p>17.4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" calcext:value-type="float">
            <text:p>15.4</text:p>
          </table:table-cell>
          <table:table-cell table:formula="of:=AVERAGE([.B117:.F117])" office:value-type="float" office:value="15.22" calcext:value-type="float">
            <text:p>15.22</text:p>
          </table:table-cell>
          <table:table-cell table:formula="of:=AVERAGE([.G117:.G121])" office:value-type="float" office:value="15.2268" calcext:value-type="float">
            <text:p>15.2268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3" calcext:value-type="float">
            <text:p>19.53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8" calcext:value-type="float">
            <text:p>13.48</text:p>
          </table:table-cell>
          <table:table-cell office:value-type="float" office:value="13.42" calcext:value-type="float">
            <text:p>13.42</text:p>
          </table:table-cell>
          <table:table-cell office:value-type="float" office:value="14.14" calcext:value-type="float">
            <text:p>14.14</text:p>
          </table:table-cell>
          <table:table-cell table:formula="of:=AVERAGE([.B118:.F118])" office:value-type="float" office:value="15.43" calcext:value-type="float">
            <text:p>15.43</text:p>
          </table:table-cell>
          <table:table-cell table:formula="of:=AVERAGE([.G118:.G122])" office:value-type="float" office:value="15.6064" calcext:value-type="float">
            <text:p>15.6064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19" calcext:value-type="float">
            <text:p>15.19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6" calcext:value-type="float">
            <text:p>16.86</text:p>
          </table:table-cell>
          <table:table-cell table:formula="of:=AVERAGE([.B119:.F119])" office:value-type="float" office:value="15.806" calcext:value-type="float">
            <text:p>15.806</text:p>
          </table:table-cell>
          <table:table-cell table:formula="of:=AVERAGE([.G119:.G123])" office:value-type="float" office:value="15.7352" calcext:value-type="float">
            <text:p>15.7352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01" calcext:value-type="float">
            <text:p>15.01</text:p>
          </table:table-cell>
          <table:table-cell office:value-type="float" office:value="16.45" calcext:value-type="float">
            <text:p>16.45</text:p>
          </table:table-cell>
          <table:table-cell office:value-type="float" office:value="11.07" calcext:value-type="float">
            <text:p>11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6.34" calcext:value-type="float">
            <text:p>16.34</text:p>
          </table:table-cell>
          <table:table-cell table:formula="of:=AVERAGE([.B120:.F120])" office:value-type="float" office:value="14.672" calcext:value-type="float">
            <text:p>14.672</text:p>
          </table:table-cell>
          <table:table-cell table:formula="of:=AVERAGE([.G120:.G124])" office:value-type="float" office:value="15.8264" calcext:value-type="float">
            <text:p>15.8264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.51" calcext:value-type="float">
            <text:p>16.5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68" calcext:value-type="float">
            <text:p>14.68</text:p>
          </table:table-cell>
          <table:table-cell office:value-type="float" office:value="14.47" calcext:value-type="float">
            <text:p>14.47</text:p>
          </table:table-cell>
          <table:table-cell office:value-type="float" office:value="17.46" calcext:value-type="float">
            <text:p>17.46</text:p>
          </table:table-cell>
          <table:table-cell table:formula="of:=AVERAGE([.B121:.F121])" office:value-type="float" office:value="15.006" calcext:value-type="float">
            <text:p>15.006</text:p>
          </table:table-cell>
          <table:table-cell table:formula="of:=AVERAGE([.G121:.G125])" office:value-type="float" office:value="16.1572" calcext:value-type="float">
            <text:p>16.157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96" calcext:value-type="float">
            <text:p>18.96</text:p>
          </table:table-cell>
          <table:table-cell office:value-type="float" office:value="16.39" calcext:value-type="float">
            <text:p>16.39</text:p>
          </table:table-cell>
          <table:table-cell table:formula="of:=AVERAGE([.B122:.F122])" office:value-type="float" office:value="17.118" calcext:value-type="float">
            <text:p>17.118</text:p>
          </table:table-cell>
          <table:table-cell table:formula="of:=AVERAGE([.G122:.G126])" office:value-type="float" office:value="16.702" calcext:value-type="float">
            <text:p>16.702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1" calcext:value-type="float">
            <text:p>14.31</text:p>
          </table:table-cell>
          <table:table-cell office:value-type="float" office:value="16.66" calcext:value-type="float">
            <text:p>16.66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16.13" calcext:value-type="float">
            <text:p>16.13</text:p>
          </table:table-cell>
          <table:table-cell table:formula="of:=AVERAGE([.B123:.F123])" office:value-type="float" office:value="16.074" calcext:value-type="float">
            <text:p>16.074</text:p>
          </table:table-cell>
          <table:table-cell table:formula="of:=AVERAGE([.G123:.G127])" office:value-type="float" office:value="16.496" calcext:value-type="float">
            <text:p>16.496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39" calcext:value-type="float">
            <text:p>17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5.75" calcext:value-type="float">
            <text:p>15.75</text:p>
          </table:table-cell>
          <table:table-cell office:value-type="float" office:value="15.41" calcext:value-type="float">
            <text:p>15.41</text:p>
          </table:table-cell>
          <table:table-cell table:formula="of:=AVERAGE([.B124:.F124])" office:value-type="float" office:value="16.262" calcext:value-type="float">
            <text:p>16.262</text:p>
          </table:table-cell>
          <table:table-cell table:formula="of:=AVERAGE([.G124:.G128])" office:value-type="float" office:value="16.6972" calcext:value-type="float">
            <text:p>16.697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.36" calcext:value-type="float">
            <text:p>15.3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31" calcext:value-type="float">
            <text:p>17.31</text:p>
          </table:table-cell>
          <table:table-cell office:value-type="float" office:value="17.14" calcext:value-type="float">
            <text:p>17.14</text:p>
          </table:table-cell>
          <table:table-cell office:value-type="float" office:value="15.2" calcext:value-type="float">
            <text:p>15.2</text:p>
          </table:table-cell>
          <table:table-cell table:formula="of:=AVERAGE([.B125:.F125])" office:value-type="float" office:value="16.326" calcext:value-type="float">
            <text:p>16.326</text:p>
          </table:table-cell>
          <table:table-cell table:formula="of:=AVERAGE([.G125:.G129])" office:value-type="float" office:value="16.51" calcext:value-type="float">
            <text:p>16.5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1" calcext:value-type="float">
            <text:p>15.31</text:p>
          </table:table-cell>
          <table:table-cell office:value-type="float" office:value="24.42" calcext:value-type="float">
            <text:p>24.4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88" calcext:value-type="float">
            <text:p>16.88</text:p>
          </table:table-cell>
          <table:table-cell office:value-type="float" office:value="17.33" calcext:value-type="float">
            <text:p>17.33</text:p>
          </table:table-cell>
          <table:table-cell table:formula="of:=AVERAGE([.B126:.F126])" office:value-type="float" office:value="17.73" calcext:value-type="float">
            <text:p>17.73</text:p>
          </table:table-cell>
          <table:table-cell table:formula="of:=AVERAGE([.G126:.G130])" office:value-type="float" office:value="16.4372" calcext:value-type="float">
            <text:p>16.437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.46" calcext:value-type="float">
            <text:p>17.46</text:p>
          </table:table-cell>
          <table:table-cell office:value-type="float" office:value="15.55" calcext:value-type="float">
            <text:p>15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7.33" calcext:value-type="float">
            <text:p>17.33</text:p>
          </table:table-cell>
          <table:table-cell office:value-type="float" office:value="15.61" calcext:value-type="float">
            <text:p>15.61</text:p>
          </table:table-cell>
          <table:table-cell table:formula="of:=AVERAGE([.B127:.F127])" office:value-type="float" office:value="16.088" calcext:value-type="float">
            <text:p>16.088</text:p>
          </table:table-cell>
          <table:table-cell table:formula="of:=AVERAGE([.G127:.G131])" office:value-type="float" office:value="17.3508" calcext:value-type="float">
            <text:p>17.3508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59" calcext:value-type="float">
            <text:p>20.59</text:p>
          </table:table-cell>
          <table:table-cell office:value-type="float" office:value="14.68" calcext:value-type="float">
            <text:p>14.68</text:p>
          </table:table-cell>
          <table:table-cell office:value-type="float" office:value="13.75" calcext:value-type="float">
            <text:p>13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8.85" calcext:value-type="float">
            <text:p>18.85</text:p>
          </table:table-cell>
          <table:table-cell table:formula="of:=AVERAGE([.B128:.F128])" office:value-type="float" office:value="17.08" calcext:value-type="float">
            <text:p>17.08</text:p>
          </table:table-cell>
          <table:table-cell table:formula="of:=AVERAGE([.G128:.G132])" office:value-type="float" office:value="18.4924" calcext:value-type="float">
            <text:p>18.4924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2" calcext:value-type="float">
            <text:p>14.42</text:p>
          </table:table-cell>
          <table:table-cell office:value-type="float" office:value="15.5" calcext:value-type="float">
            <text:p>15.5</text:p>
          </table:table-cell>
          <table:table-cell office:value-type="float" office:value="16.11" calcext:value-type="float">
            <text:p>16.1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95" calcext:value-type="float">
            <text:p>15.95</text:p>
          </table:table-cell>
          <table:table-cell table:formula="of:=AVERAGE([.B129:.F129])" office:value-type="float" office:value="15.326" calcext:value-type="float">
            <text:p>15.326</text:p>
          </table:table-cell>
          <table:table-cell table:formula="of:=AVERAGE([.G129:.G133])" office:value-type="float" office:value="18.7332" calcext:value-type="float">
            <text:p>18.7332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73" calcext:value-type="float">
            <text:p>13.73</text:p>
          </table:table-cell>
          <table:table-cell office:value-type="float" office:value="16.03" calcext:value-type="float">
            <text:p>16.03</text:p>
          </table:table-cell>
          <table:table-cell office:value-type="float" office:value="13.06" calcext:value-type="float">
            <text:p>13.06</text:p>
          </table:table-cell>
          <table:table-cell office:value-type="float" office:value="20.55" calcext:value-type="float">
            <text:p>20.55</text:p>
          </table:table-cell>
          <table:table-cell office:value-type="float" office:value="16.44" calcext:value-type="float">
            <text:p>16.44</text:p>
          </table:table-cell>
          <table:table-cell table:formula="of:=AVERAGE([.B130:.F130])" office:value-type="float" office:value="15.962" calcext:value-type="float">
            <text:p>15.962</text:p>
          </table:table-cell>
          <table:table-cell table:formula="of:=AVERAGE([.G130:.G134])" office:value-type="float" office:value="19.1736" calcext:value-type="float">
            <text:p>19.1736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9" calcext:value-type="float">
            <text:p>17.9</text:p>
          </table:table-cell>
          <table:table-cell office:value-type="float" office:value="27.95" calcext:value-type="float">
            <text:p>27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1.59" calcext:value-type="float">
            <text:p>21.59</text:p>
          </table:table-cell>
          <table:table-cell office:value-type="float" office:value="28.92" calcext:value-type="float">
            <text:p>28.92</text:p>
          </table:table-cell>
          <table:table-cell table:formula="of:=AVERAGE([.B131:.F131])" office:value-type="float" office:value="22.298" calcext:value-type="float">
            <text:p>22.298</text:p>
          </table:table-cell>
          <table:table-cell table:formula="of:=AVERAGE([.G131:.G135])" office:value-type="float" office:value="19.4676" calcext:value-type="float">
            <text:p>19.4676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14" calcext:value-type="float">
            <text:p>23.14</text:p>
          </table:table-cell>
          <table:table-cell office:value-type="float" office:value="24.01" calcext:value-type="float">
            <text:p>24.01</text:p>
          </table:table-cell>
          <table:table-cell office:value-type="float" office:value="23.96" calcext:value-type="float">
            <text:p>23.9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3" calcext:value-type="float">
            <text:p>18.43</text:p>
          </table:table-cell>
          <table:table-cell table:formula="of:=AVERAGE([.B132:.F132])" office:value-type="float" office:value="21.796" calcext:value-type="float">
            <text:p>21.796</text:p>
          </table:table-cell>
          <table:table-cell table:formula="of:=AVERAGE([.G132:.G136])" office:value-type="float" office:value="18.496" calcext:value-type="float">
            <text:p>18.49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34" calcext:value-type="float">
            <text:p>16.34</text:p>
          </table:table-cell>
          <table:table-cell office:value-type="float" office:value="20.77" calcext:value-type="float">
            <text:p>20.77</text:p>
          </table:table-cell>
          <table:table-cell office:value-type="float" office:value="19.41" calcext:value-type="float">
            <text:p>19.41</text:p>
          </table:table-cell>
          <table:table-cell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table:formula="of:=AVERAGE([.B133:.F133])" office:value-type="float" office:value="18.284" calcext:value-type="float">
            <text:p>18.284</text:p>
          </table:table-cell>
          <table:table-cell table:formula="of:=AVERAGE([.G133:.G137])" office:value-type="float" office:value="17.6004" calcext:value-type="float">
            <text:p>17.600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78" calcext:value-type="float">
            <text:p>16.78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2" calcext:value-type="float">
            <text:p>17.72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table:formula="of:=AVERAGE([.B134:.F134])" office:value-type="float" office:value="17.528" calcext:value-type="float">
            <text:p>17.528</text:p>
          </table:table-cell>
          <table:table-cell table:formula="of:=AVERAGE([.G134:.G138])" office:value-type="float" office:value="17.6828" calcext:value-type="float">
            <text:p>17.6828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5.76" calcext:value-type="float">
            <text:p>15.76</text:p>
          </table:table-cell>
          <table:table-cell office:value-type="float" office:value="19.72" calcext:value-type="float">
            <text:p>19.72</text:p>
          </table:table-cell>
          <table:table-cell office:value-type="float" office:value="15.37" calcext:value-type="float">
            <text:p>15.37</text:p>
          </table:table-cell>
          <table:table-cell table:formula="of:=AVERAGE([.B135:.F135])" office:value-type="float" office:value="17.432" calcext:value-type="float">
            <text:p>17.432</text:p>
          </table:table-cell>
          <table:table-cell table:formula="of:=AVERAGE([.G135:.G139])" office:value-type="float" office:value="17.1672" calcext:value-type="float">
            <text:p>17.1672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71" calcext:value-type="float">
            <text:p>19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5" calcext:value-type="float">
            <text:p>15.85</text:p>
          </table:table-cell>
          <table:table-cell office:value-type="float" office:value="14.97" calcext:value-type="float">
            <text:p>14.97</text:p>
          </table:table-cell>
          <table:table-cell office:value-type="float" office:value="20.02" calcext:value-type="float">
            <text:p>20.02</text:p>
          </table:table-cell>
          <table:table-cell table:formula="of:=AVERAGE([.B136:.F136])" office:value-type="float" office:value="17.44" calcext:value-type="float">
            <text:p>17.44</text:p>
          </table:table-cell>
          <table:table-cell table:formula="of:=AVERAGE([.G136:.G140])" office:value-type="float" office:value="16.7856" calcext:value-type="float">
            <text:p>16.785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61" calcext:value-type="float">
            <text:p>15.6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1" calcext:value-type="float">
            <text:p>17.1</text:p>
          </table:table-cell>
          <table:table-cell office:value-type="float" office:value="18.54" calcext:value-type="float">
            <text:p>18.54</text:p>
          </table:table-cell>
          <table:table-cell office:value-type="float" office:value="18.07" calcext:value-type="float">
            <text:p>18.07</text:p>
          </table:table-cell>
          <table:table-cell table:formula="of:=AVERAGE([.B137:.F137])" office:value-type="float" office:value="17.318" calcext:value-type="float">
            <text:p>17.318</text:p>
          </table:table-cell>
          <table:table-cell table:formula="of:=AVERAGE([.G137:.G141])" office:value-type="float" office:value="16.742" calcext:value-type="float">
            <text:p>16.742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9" calcext:value-type="float">
            <text:p>24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8.6" calcext:value-type="float">
            <text:p>18.6</text:p>
          </table:table-cell>
          <table:table-cell office:value-type="float" office:value="16.22" calcext:value-type="float">
            <text:p>16.22</text:p>
          </table:table-cell>
          <table:table-cell table:formula="of:=AVERAGE([.B138:.F138])" office:value-type="float" office:value="18.696" calcext:value-type="float">
            <text:p>18.696</text:p>
          </table:table-cell>
          <table:table-cell table:formula="of:=AVERAGE([.G138:.G142])" office:value-type="float" office:value="16.7496" calcext:value-type="float">
            <text:p>16.749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2" calcext:value-type="float">
            <text:p>17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2.84" calcext:value-type="float">
            <text:p>12.84</text:p>
          </table:table-cell>
          <table:table-cell table:formula="of:=AVERAGE([.B139:.F139])" office:value-type="float" office:value="14.95" calcext:value-type="float">
            <text:p>14.95</text:p>
          </table:table-cell>
          <table:table-cell table:formula="of:=AVERAGE([.G139:.G143])" office:value-type="float" office:value="16.1908" calcext:value-type="float">
            <text:p>16.1908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9" calcext:value-type="float">
            <text:p>17.3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3.72" calcext:value-type="float">
            <text:p>13.72</text:p>
          </table:table-cell>
          <table:table-cell table:formula="of:=AVERAGE([.B140:.F140])" office:value-type="float" office:value="15.524" calcext:value-type="float">
            <text:p>15.524</text:p>
          </table:table-cell>
          <table:table-cell table:formula="of:=AVERAGE([.G140:.G144])" office:value-type="float" office:value="16.4772" calcext:value-type="float">
            <text:p>16.4772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57" calcext:value-type="float">
            <text:p>18.57</text:p>
          </table:table-cell>
          <table:table-cell table:formula="of:=AVERAGE([.B141:.F141])" office:value-type="float" office:value="17.222" calcext:value-type="float">
            <text:p>17.222</text:p>
          </table:table-cell>
          <table:table-cell table:formula="of:=AVERAGE([.G141:.G145])" office:value-type="float" office:value="17.0444" calcext:value-type="float">
            <text:p>17.0444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85" calcext:value-type="float">
            <text:p>20.85</text:p>
          </table:table-cell>
          <table:table-cell office:value-type="float" office:value="13.44" calcext:value-type="float">
            <text:p>13.44</text:p>
          </table:table-cell>
          <table:table-cell office:value-type="float" office:value="14.99" calcext:value-type="float">
            <text:p>1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20.26" calcext:value-type="float">
            <text:p>20.26</text:p>
          </table:table-cell>
          <table:table-cell table:formula="of:=AVERAGE([.B142:.F142])" office:value-type="float" office:value="17.356" calcext:value-type="float">
            <text:p>17.356</text:p>
          </table:table-cell>
          <table:table-cell table:formula="of:=AVERAGE([.G142:.G146])" office:value-type="float" office:value="17.1328" calcext:value-type="float">
            <text:p>17.1328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5" calcext:value-type="float">
            <text:p>14.85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table:formula="of:=AVERAGE([.B143:.F143])" office:value-type="float" office:value="15.902" calcext:value-type="float">
            <text:p>15.902</text:p>
          </table:table-cell>
          <table:table-cell table:formula="of:=AVERAGE([.G143:.G147])" office:value-type="float" office:value="17.2644" calcext:value-type="float">
            <text:p>17.264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04" calcext:value-type="float">
            <text:p>14.04</text:p>
          </table:table-cell>
          <table:table-cell office:value-type="float" office:value="17.38" calcext:value-type="float">
            <text:p>17.38</text:p>
          </table:table-cell>
          <table:table-cell office:value-type="float" office:value="19.6" calcext:value-type="float">
            <text:p>19.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76" calcext:value-type="float">
            <text:p>15.76</text:p>
          </table:table-cell>
          <table:table-cell table:formula="of:=AVERAGE([.B144:.F144])" office:value-type="float" office:value="16.382" calcext:value-type="float">
            <text:p>16.382</text:p>
          </table:table-cell>
          <table:table-cell table:formula="of:=AVERAGE([.G144:.G148])" office:value-type="float" office:value="17.4088" calcext:value-type="float">
            <text:p>17.4088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64" calcext:value-type="float">
            <text:p>14.64</text:p>
          </table:table-cell>
          <table:table-cell office:value-type="float" office:value="23.83" calcext:value-type="float">
            <text:p>23.83</text:p>
          </table:table-cell>
          <table:table-cell office:value-type="float" office:value="17.5" calcext:value-type="float">
            <text:p>17.5</text:p>
          </table:table-cell>
          <table:table-cell office:value-type="float" office:value="16.22" calcext:value-type="float">
            <text:p>16.22</text:p>
          </table:table-cell>
          <table:table-cell office:value-type="float" office:value="19.61" calcext:value-type="float">
            <text:p>19.61</text:p>
          </table:table-cell>
          <table:table-cell table:formula="of:=AVERAGE([.B145:.F145])" office:value-type="float" office:value="18.36" calcext:value-type="float">
            <text:p>18.36</text:p>
          </table:table-cell>
          <table:table-cell table:formula="of:=AVERAGE([.G145:.G149])" office:value-type="float" office:value="17.6364" calcext:value-type="float">
            <text:p>17.6364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.22" calcext:value-type="float">
            <text:p>18.22</text:p>
          </table:table-cell>
          <table:table-cell office:value-type="float" office:value="15.76" calcext:value-type="float">
            <text:p>15.76</text:p>
          </table:table-cell>
          <table:table-cell office:value-type="float" office:value="17.23" calcext:value-type="float">
            <text:p>17.23</text:p>
          </table:table-cell>
          <table:table-cell office:value-type="float" office:value="15.95" calcext:value-type="float">
            <text:p>15.95</text:p>
          </table:table-cell>
          <table:table-cell office:value-type="float" office:value="21.16" calcext:value-type="float">
            <text:p>21.16</text:p>
          </table:table-cell>
          <table:table-cell table:formula="of:=AVERAGE([.B146:.F146])" office:value-type="float" office:value="17.664" calcext:value-type="float">
            <text:p>17.664</text:p>
          </table:table-cell>
          <table:table-cell table:formula="of:=AVERAGE([.G146:.G150])" office:value-type="float" office:value="17.4176" calcext:value-type="float">
            <text:p>17.417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.2" calcext:value-type="float">
            <text:p>19.2</text:p>
          </table:table-cell>
          <table:table-cell office:value-type="float" office:value="14.43" calcext:value-type="float">
            <text:p>14.43</text:p>
          </table:table-cell>
          <table:table-cell office:value-type="float" office:value="17.63" calcext:value-type="float">
            <text:p>17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8.72" calcext:value-type="float">
            <text:p>18.72</text:p>
          </table:table-cell>
          <table:table-cell table:formula="of:=AVERAGE([.B147:.F147])" office:value-type="float" office:value="18.014" calcext:value-type="float">
            <text:p>18.014</text:p>
          </table:table-cell>
          <table:table-cell table:formula="of:=AVERAGE([.G147:.G151])" office:value-type="float" office:value="17.7548" calcext:value-type="float">
            <text:p>17.7548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72" calcext:value-type="float">
            <text:p>14.7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02" calcext:value-type="float">
            <text:p>17.02</text:p>
          </table:table-cell>
          <table:table-cell office:value-type="float" office:value="18.18" calcext:value-type="float">
            <text:p>18.18</text:p>
          </table:table-cell>
          <table:table-cell table:formula="of:=AVERAGE([.B148:.F148])" office:value-type="float" office:value="16.624" calcext:value-type="float">
            <text:p>16.624</text:p>
          </table:table-cell>
          <table:table-cell table:formula="of:=AVERAGE([.G148:.G152])" office:value-type="float" office:value="19.072" calcext:value-type="float">
            <text:p>19.072</text:p>
          </table:table-cell>
          <table:table-cell table:number-columns-repeated="1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15" calcext:value-type="float">
            <text:p>22.15</text:p>
          </table:table-cell>
          <table:table-cell office:value-type="float" office:value="14.61" calcext:value-type="float">
            <text:p>1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15.4" calcext:value-type="float">
            <text:p>15.4</text:p>
          </table:table-cell>
          <table:table-cell office:value-type="float" office:value="17.31" calcext:value-type="float">
            <text:p>17.31</text:p>
          </table:table-cell>
          <table:table-cell table:formula="of:=AVERAGE([.B149:.F149])" office:value-type="float" office:value="17.52" calcext:value-type="float">
            <text:p>17.52</text:p>
          </table:table-cell>
          <table:table-cell table:formula="of:=AVERAGE([.G149:.G153])" office:value-type="float" office:value="19.7136" calcext:value-type="float">
            <text:p>19.7136</text:p>
          </table:table-cell>
          <table:table-cell table:number-columns-repeated="1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17" calcext:value-type="float">
            <text:p>16.17</text:p>
          </table:table-cell>
          <table:table-cell office:value-type="float" office:value="18.64" calcext:value-type="float">
            <text:p>18.64</text:p>
          </table:table-cell>
          <table:table-cell office:value-type="float" office:value="19.26" calcext:value-type="float">
            <text:p>19.26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1" calcext:value-type="float">
            <text:p>16.11</text:p>
          </table:table-cell>
          <table:table-cell table:formula="of:=AVERAGE([.B150:.F150])" office:value-type="float" office:value="17.266" calcext:value-type="float">
            <text:p>17.266</text:p>
          </table:table-cell>
          <table:table-cell table:formula="of:=AVERAGE([.G150:.G154])" office:value-type="float" office:value="19.8004" calcext:value-type="float">
            <text:p>19.8004</text:p>
          </table:table-cell>
          <table:table-cell table:number-columns-repeated="1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9" calcext:value-type="float">
            <text:p>17.59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4" calcext:value-type="float">
            <text:p>17.14</text:p>
          </table:table-cell>
          <table:table-cell office:value-type="float" office:value="21.79" calcext:value-type="float">
            <text:p>21.79</text:p>
          </table:table-cell>
          <table:table-cell table:formula="of:=AVERAGE([.B151:.F151])" office:value-type="float" office:value="19.35" calcext:value-type="float">
            <text:p>19.35</text:p>
          </table:table-cell>
          <table:table-cell table:formula="of:=AVERAGE([.G151:.G155])" office:value-type="float" office:value="20.2464" calcext:value-type="float">
            <text:p>20.2464</text:p>
          </table:table-cell>
          <table:table-cell table:number-columns-repeated="1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83" calcext:value-type="float">
            <text:p>30.83</text:p>
          </table:table-cell>
          <table:table-cell office:value-type="float" office:value="24.88" calcext:value-type="float">
            <text:p>24.88</text:p>
          </table:table-cell>
          <table:table-cell office:value-type="float" office:value="20.42" calcext:value-type="float">
            <text:p>20.42</text:p>
          </table:table-cell>
          <table:table-cell table:formula="of:=AVERAGE([.B152:.F152])" office:value-type="float" office:value="24.6" calcext:value-type="float">
            <text:p>24.6</text:p>
          </table:table-cell>
          <table:table-cell table:formula="of:=AVERAGE([.G152:.G156])" office:value-type="float" office:value="20.2896" calcext:value-type="float">
            <text:p>20.2896</text:p>
          </table:table-cell>
          <table:table-cell table:number-columns-repeated="1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87" calcext:value-type="float">
            <text:p>17.87</text:p>
          </table:table-cell>
          <table:table-cell office:value-type="float" office:value="24.72" calcext:value-type="float">
            <text:p>24.72</text:p>
          </table:table-cell>
          <table:table-cell office:value-type="float" office:value="19.7" calcext:value-type="float">
            <text:p>19.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45" calcext:value-type="float">
            <text:p>19.45</text:p>
          </table:table-cell>
          <table:table-cell table:formula="of:=AVERAGE([.B153:.F153])" office:value-type="float" office:value="19.832" calcext:value-type="float">
            <text:p>19.832</text:p>
          </table:table-cell>
          <table:table-cell table:formula="of:=AVERAGE([.G153:.G157])" office:value-type="float" office:value="19.0004" calcext:value-type="float">
            <text:p>19.0004</text:p>
          </table:table-cell>
          <table:table-cell table:number-columns-repeated="1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.97" calcext:value-type="float">
            <text:p>16.97</text:p>
          </table:table-cell>
          <table:table-cell office:value-type="float" office:value="16.47" calcext:value-type="float">
            <text:p>16.47</text:p>
          </table:table-cell>
          <table:table-cell office:value-type="float" office:value="16.78" calcext:value-type="float">
            <text:p>16.78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3" calcext:value-type="float">
            <text:p>17.73</text:p>
          </table:table-cell>
          <table:table-cell table:formula="of:=AVERAGE([.B154:.F154])" office:value-type="float" office:value="17.954" calcext:value-type="float">
            <text:p>17.954</text:p>
          </table:table-cell>
          <table:table-cell table:formula="of:=AVERAGE([.G154:.G158])" office:value-type="float" office:value="18.7544" calcext:value-type="float">
            <text:p>18.7544</text:p>
          </table:table-cell>
          <table:table-cell table:number-columns-repeated="1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12" calcext:value-type="float">
            <text:p>19.12</text:p>
          </table:table-cell>
          <table:table-cell office:value-type="float" office:value="20.12" calcext:value-type="float">
            <text:p>20.12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" calcext:value-type="float">
            <text:p>17.3</text:p>
          </table:table-cell>
          <table:table-cell office:value-type="float" office:value="17.51" calcext:value-type="float">
            <text:p>17.51</text:p>
          </table:table-cell>
          <table:table-cell table:formula="of:=AVERAGE([.B155:.F155])" office:value-type="float" office:value="19.496" calcext:value-type="float">
            <text:p>19.496</text:p>
          </table:table-cell>
          <table:table-cell table:formula="of:=AVERAGE([.G155:.G159])" office:value-type="float" office:value="19.5972" calcext:value-type="float">
            <text:p>19.5972</text:p>
          </table:table-cell>
          <table:table-cell table:number-columns-repeated="1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81" calcext:value-type="float">
            <text:p>19.81</text:p>
          </table:table-cell>
          <table:table-cell office:value-type="float" office:value="17.78" calcext:value-type="float">
            <text:p>17.78</text:p>
          </table:table-cell>
          <table:table-cell office:value-type="float" office:value="24.08" calcext:value-type="float">
            <text:p>24.08</text:p>
          </table:table-cell>
          <table:table-cell table:number-columns-repeated="2" office:value-type="float" office:value="18.08" calcext:value-type="float">
            <text:p>18.08</text:p>
          </table:table-cell>
          <table:table-cell table:formula="of:=AVERAGE([.B156:.F156])" office:value-type="float" office:value="19.566" calcext:value-type="float">
            <text:p>19.566</text:p>
          </table:table-cell>
          <table:table-cell table:formula="of:=AVERAGE([.G156:.G160])" office:value-type="float" office:value="19.3448" calcext:value-type="float">
            <text:p>19.3448</text:p>
          </table:table-cell>
          <table:table-cell table:number-columns-repeated="1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.4" calcext:value-type="float">
            <text:p>22.4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19" calcext:value-type="float">
            <text:p>18.19</text:p>
          </table:table-cell>
          <table:table-cell office:value-type="float" office:value="16.54" calcext:value-type="float">
            <text:p>16.54</text:p>
          </table:table-cell>
          <table:table-cell table:formula="of:=AVERAGE([.B157:.F157])" office:value-type="float" office:value="18.154" calcext:value-type="float">
            <text:p>18.154</text:p>
          </table:table-cell>
          <table:table-cell table:formula="of:=AVERAGE([.G157:.G161])" office:value-type="float" office:value="19.0796" calcext:value-type="float">
            <text:p>19.0796</text:p>
          </table:table-cell>
          <table:table-cell table:number-columns-repeated="1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17" calcext:value-type="float">
            <text:p>21.17</text:p>
          </table:table-cell>
          <table:table-cell office:value-type="float" office:value="18.86" calcext:value-type="float">
            <text:p>18.86</text:p>
          </table:table-cell>
          <table:table-cell office:value-type="float" office:value="16.4" calcext:value-type="float">
            <text:p>16.4</text:p>
          </table:table-cell>
          <table:table-cell office:value-type="float" office:value="18.98" calcext:value-type="float">
            <text:p>18.98</text:p>
          </table:table-cell>
          <table:table-cell office:value-type="float" office:value="17.6" calcext:value-type="float">
            <text:p>17.6</text:p>
          </table:table-cell>
          <table:table-cell table:formula="of:=AVERAGE([.B158:.F158])" office:value-type="float" office:value="18.602" calcext:value-type="float">
            <text:p>18.602</text:p>
          </table:table-cell>
          <table:table-cell table:formula="of:=AVERAGE([.G158:.G162])" office:value-type="float" office:value="19.1696" calcext:value-type="float">
            <text:p>19.1696</text:p>
          </table:table-cell>
          <table:table-cell table:number-columns-repeated="1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65" calcext:value-type="float">
            <text:p>18.65</text:p>
          </table:table-cell>
          <table:table-cell office:value-type="float" office:value="20.31" calcext:value-type="float">
            <text:p>20.31</text:p>
          </table:table-cell>
          <table:table-cell office:value-type="float" office:value="21.63" calcext:value-type="float">
            <text:p>21.63</text:p>
          </table:table-cell>
          <table:table-cell office:value-type="float" office:value="22.48" calcext:value-type="float">
            <text:p>22.48</text:p>
          </table:table-cell>
          <table:table-cell office:value-type="float" office:value="27.77" calcext:value-type="float">
            <text:p>27.77</text:p>
          </table:table-cell>
          <table:table-cell table:formula="of:=AVERAGE([.B159:.F159])" office:value-type="float" office:value="22.168" calcext:value-type="float">
            <text:p>22.168</text:p>
          </table:table-cell>
          <table:table-cell table:formula="of:=AVERAGE([.G159:.G163])" office:value-type="float" office:value="19.2696" calcext:value-type="float">
            <text:p>19.2696</text:p>
          </table:table-cell>
          <table:table-cell table:number-columns-repeated="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.69" calcext:value-type="float">
            <text:p>16.69</text:p>
          </table:table-cell>
          <table:table-cell office:value-type="float" office:value="18.37" calcext:value-type="float">
            <text:p>18.37</text:p>
          </table:table-cell>
          <table:table-cell office:value-type="float" office:value="20.61" calcext:value-type="float">
            <text:p>20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2" calcext:value-type="float">
            <text:p>17.62</text:p>
          </table:table-cell>
          <table:table-cell table:formula="of:=AVERAGE([.B160:.F160])" office:value-type="float" office:value="18.234" calcext:value-type="float">
            <text:p>18.234</text:p>
          </table:table-cell>
          <table:table-cell table:formula="of:=AVERAGE([.G160:.G164])" office:value-type="float" office:value="18.4928" calcext:value-type="float">
            <text:p>18.4928</text:p>
          </table:table-cell>
          <table:table-cell table:number-columns-repeated="1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14" calcext:value-type="float">
            <text:p>18.1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4" calcext:value-type="float">
            <text:p>18.2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11" calcext:value-type="float">
            <text:p>20.11</text:p>
          </table:table-cell>
          <table:table-cell table:formula="of:=AVERAGE([.B161:.F161])" office:value-type="float" office:value="18.24" calcext:value-type="float">
            <text:p>18.24</text:p>
          </table:table-cell>
          <table:table-cell table:formula="of:=AVERAGE([.G161:.G165])" office:value-type="float" office:value="18.5504" calcext:value-type="float">
            <text:p>18.5504</text:p>
          </table:table-cell>
          <table:table-cell table:number-columns-repeated="1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6" calcext:value-type="float">
            <text:p>19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44" calcext:value-type="float">
            <text:p>19.44</text:p>
          </table:table-cell>
          <table:table-cell table:formula="of:=AVERAGE([.B162:.F162])" office:value-type="float" office:value="18.604" calcext:value-type="float">
            <text:p>18.604</text:p>
          </table:table-cell>
          <table:table-cell table:formula="of:=AVERAGE([.G162:.G166])" office:value-type="float" office:value="19.13" calcext:value-type="float">
            <text:p>19.13</text:p>
          </table:table-cell>
          <table:table-cell table:number-columns-repeated="1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.41" calcext:value-type="float">
            <text:p>20.41</text:p>
          </table:table-cell>
          <table:table-cell office:value-type="float" office:value="14.34" calcext:value-type="float">
            <text:p>14.34</text:p>
          </table:table-cell>
          <table:table-cell office:value-type="float" office:value="23.54" calcext:value-type="float">
            <text:p>23.54</text:p>
          </table:table-cell>
          <table:table-cell office:value-type="float" office:value="17.24" calcext:value-type="float">
            <text:p>17.24</text:p>
          </table:table-cell>
          <table:table-cell table:formula="of:=AVERAGE([.B163:.F163])" office:value-type="float" office:value="19.102" calcext:value-type="float">
            <text:p>19.102</text:p>
          </table:table-cell>
          <table:table-cell table:formula="of:=AVERAGE([.G163:.G167])" office:value-type="float" office:value="19.306" calcext:value-type="float">
            <text:p>19.306</text:p>
          </table:table-cell>
          <table:table-cell table:number-columns-repeated="1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.09" calcext:value-type="float">
            <text:p>21.09</text:p>
          </table:table-cell>
          <table:table-cell office:value-type="float" office:value="14.7" calcext:value-type="float">
            <text:p>14.7</text:p>
          </table:table-cell>
          <table:table-cell office:value-type="float" office:value="18.08" calcext:value-type="float">
            <text:p>18.08</text:p>
          </table:table-cell>
          <table:table-cell office:value-type="float" office:value="18.56" calcext:value-type="float">
            <text:p>18.56</text:p>
          </table:table-cell>
          <table:table-cell office:value-type="float" office:value="18.99" calcext:value-type="float">
            <text:p>18.99</text:p>
          </table:table-cell>
          <table:table-cell table:formula="of:=AVERAGE([.B164:.F164])" office:value-type="float" office:value="18.284" calcext:value-type="float">
            <text:p>18.284</text:p>
          </table:table-cell>
          <table:table-cell table:formula="of:=AVERAGE([.G164:.G168])" office:value-type="float" office:value="19.6328" calcext:value-type="float">
            <text:p>19.6328</text:p>
          </table:table-cell>
          <table:table-cell table:number-columns-repeated="1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85" calcext:value-type="float">
            <text:p>20.85</text:p>
          </table:table-cell>
          <table:table-cell office:value-type="float" office:value="17.5" calcext:value-type="float">
            <text:p>17.5</text:p>
          </table:table-cell>
          <table:table-cell office:value-type="float" office:value="19.26" calcext:value-type="float">
            <text:p>19.2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03" calcext:value-type="float">
            <text:p>17.03</text:p>
          </table:table-cell>
          <table:table-cell table:formula="of:=AVERAGE([.B165:.F165])" office:value-type="float" office:value="18.522" calcext:value-type="float">
            <text:p>18.522</text:p>
          </table:table-cell>
          <table:table-cell table:formula="of:=AVERAGE([.G165:.G169])" office:value-type="float" office:value="21.1028" calcext:value-type="float">
            <text:p>21.1028</text:p>
          </table:table-cell>
          <table:table-cell table:number-columns-repeated="1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61" calcext:value-type="float">
            <text:p>19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1" calcext:value-type="float">
            <text:p>18.31</text:p>
          </table:table-cell>
          <table:table-cell office:value-type="float" office:value="22.58" calcext:value-type="float">
            <text:p>22.58</text:p>
          </table:table-cell>
          <table:table-cell office:value-type="float" office:value="27.31" calcext:value-type="float">
            <text:p>27.31</text:p>
          </table:table-cell>
          <table:table-cell table:formula="of:=AVERAGE([.B166:.F166])" office:value-type="float" office:value="21.138" calcext:value-type="float">
            <text:p>21.138</text:p>
          </table:table-cell>
          <table:table-cell table:formula="of:=AVERAGE([.G166:.G170])" office:value-type="float" office:value="21.27" calcext:value-type="float">
            <text:p>21.27</text:p>
          </table:table-cell>
          <table:table-cell table:number-columns-repeated="1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.4" calcext:value-type="float">
            <text:p>21.4</text:p>
          </table:table-cell>
          <table:table-cell office:value-type="float" office:value="17.24" calcext:value-type="float">
            <text:p>17.24</text:p>
          </table:table-cell>
          <table:table-cell office:value-type="float" office:value="18.83" calcext:value-type="float">
            <text:p>18.8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09" calcext:value-type="float">
            <text:p>18.09</text:p>
          </table:table-cell>
          <table:table-cell table:formula="of:=AVERAGE([.B167:.F167])" office:value-type="float" office:value="19.484" calcext:value-type="float">
            <text:p>19.484</text:p>
          </table:table-cell>
          <table:table-cell table:formula="of:=AVERAGE([.G167:.G171])" office:value-type="float" office:value="20.5524" calcext:value-type="float">
            <text:p>20.5524</text:p>
          </table:table-cell>
          <table:table-cell table:number-columns-repeated="1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24" calcext:value-type="float">
            <text:p>18.24</text:p>
          </table:table-cell>
          <table:table-cell office:value-type="float" office:value="25.2" calcext:value-type="float">
            <text:p>25.2</text:p>
          </table:table-cell>
          <table:table-cell office:value-type="float" office:value="17.44" calcext:value-type="float">
            <text:p>17.44</text:p>
          </table:table-cell>
          <table:table-cell office:value-type="float" office:value="26.06" calcext:value-type="float">
            <text:p>26.06</text:p>
          </table:table-cell>
          <table:table-cell table:formula="of:=AVERAGE([.B168:.F168])" office:value-type="float" office:value="20.736" calcext:value-type="float">
            <text:p>20.736</text:p>
          </table:table-cell>
          <table:table-cell table:formula="of:=AVERAGE([.G168:.G172])" office:value-type="float" office:value="20.9388" calcext:value-type="float">
            <text:p>20.9388</text:p>
          </table:table-cell>
          <table:table-cell table:number-columns-repeated="1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98" calcext:value-type="float">
            <text:p>23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3.99" calcext:value-type="float">
            <text:p>23.99</text:p>
          </table:table-cell>
          <table:table-cell office:value-type="float" office:value="27.76" calcext:value-type="float">
            <text:p>27.76</text:p>
          </table:table-cell>
          <table:table-cell office:value-type="float" office:value="23.36" calcext:value-type="float">
            <text:p>23.36</text:p>
          </table:table-cell>
          <table:table-cell table:formula="of:=AVERAGE([.B169:.F169])" office:value-type="float" office:value="25.634" calcext:value-type="float">
            <text:p>25.634</text:p>
          </table:table-cell>
          <table:table-cell table:formula="of:=AVERAGE([.G169:.G173])" office:value-type="float" office:value="20.84" calcext:value-type="float">
            <text:p>20.84</text:p>
          </table:table-cell>
          <table:table-cell table:number-columns-repeated="1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59" calcext:value-type="float">
            <text:p>16.59</text:p>
          </table:table-cell>
          <table:table-cell office:value-type="float" office:value="20.64" calcext:value-type="float">
            <text:p>20.64</text:p>
          </table:table-cell>
          <table:table-cell office:value-type="float" office:value="19.98" calcext:value-type="float">
            <text:p>19.98</text:p>
          </table:table-cell>
          <table:table-cell office:value-type="float" office:value="20.69" calcext:value-type="float">
            <text:p>20.69</text:p>
          </table:table-cell>
          <table:table-cell table:formula="of:=AVERAGE([.B170:.F170])" office:value-type="float" office:value="19.358" calcext:value-type="float">
            <text:p>19.358</text:p>
          </table:table-cell>
          <table:table-cell table:formula="of:=AVERAGE([.G170:.G174])" office:value-type="float" office:value="19.9268" calcext:value-type="float">
            <text:p>19.9268</text:p>
          </table:table-cell>
          <table:table-cell table:number-columns-repeated="1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04" calcext:value-type="float">
            <text:p>15.04</text:p>
          </table:table-cell>
          <table:table-cell office:value-type="float" office:value="17.9" calcext:value-type="float">
            <text:p>17.9</text:p>
          </table:table-cell>
          <table:table-cell office:value-type="float" office:value="19.52" calcext:value-type="float">
            <text:p>19.52</text:p>
          </table:table-cell>
          <table:table-cell office:value-type="float" office:value="18.76" calcext:value-type="float">
            <text:p>18.76</text:p>
          </table:table-cell>
          <table:table-cell office:value-type="float" office:value="16.53" calcext:value-type="float">
            <text:p>16.53</text:p>
          </table:table-cell>
          <table:table-cell table:formula="of:=AVERAGE([.B171:.F171])" office:value-type="float" office:value="17.55" calcext:value-type="float">
            <text:p>17.55</text:p>
          </table:table-cell>
          <table:table-cell table:formula="of:=AVERAGE([.G171:.G175])" office:value-type="float" office:value="20.2164" calcext:value-type="float">
            <text:p>20.2164</text:p>
          </table:table-cell>
          <table:table-cell table:number-columns-repeated="1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73" calcext:value-type="float">
            <text:p>19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9" calcext:value-type="float">
            <text:p>23.7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07" calcext:value-type="float">
            <text:p>20.07</text:p>
          </table:table-cell>
          <table:table-cell table:formula="of:=AVERAGE([.B172:.F172])" office:value-type="float" office:value="21.416" calcext:value-type="float">
            <text:p>21.416</text:p>
          </table:table-cell>
          <table:table-cell table:formula="of:=AVERAGE([.G172:.G176])" office:value-type="float" office:value="20.6488" calcext:value-type="float">
            <text:p>20.6488</text:p>
          </table:table-cell>
          <table:table-cell table:number-columns-repeated="1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8" calcext:value-type="float">
            <text:p>18.58</text:p>
          </table:table-cell>
          <table:table-cell office:value-type="float" office:value="21.21" calcext:value-type="float">
            <text:p>21.21</text:p>
          </table:table-cell>
          <table:table-cell office:value-type="float" office:value="21.04" calcext:value-type="float">
            <text:p>21.04</text:p>
          </table:table-cell>
          <table:table-cell office:value-type="float" office:value="19.79" calcext:value-type="float">
            <text:p>19.79</text:p>
          </table:table-cell>
          <table:table-cell table:formula="of:=AVERAGE([.B173:.F173])" office:value-type="float" office:value="20.242" calcext:value-type="float">
            <text:p>20.242</text:p>
          </table:table-cell>
          <table:table-cell table:formula="of:=AVERAGE([.G173:.G177])" office:value-type="float" office:value="20.208" calcext:value-type="float">
            <text:p>20.208</text:p>
          </table:table-cell>
          <table:table-cell table:number-columns-repeated="1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.31" calcext:value-type="float">
            <text:p>2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5" calcext:value-type="float">
            <text:p>19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6" calcext:value-type="float">
            <text:p>21.16</text:p>
          </table:table-cell>
          <table:table-cell table:formula="of:=AVERAGE([.B174:.F174])" office:value-type="float" office:value="21.068" calcext:value-type="float">
            <text:p>21.068</text:p>
          </table:table-cell>
          <table:table-cell table:formula="of:=AVERAGE([.G174:.G178])" office:value-type="float" office:value="20.136" calcext:value-type="float">
            <text:p>20.136</text:p>
          </table:table-cell>
          <table:table-cell table:number-columns-repeated="1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35" calcext:value-type="float">
            <text:p>24.3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2" calcext:value-type="float">
            <text:p>19.2</text:p>
          </table:table-cell>
          <table:table-cell office:value-type="float" office:value="18.72" calcext:value-type="float">
            <text:p>18.72</text:p>
          </table:table-cell>
          <table:table-cell office:value-type="float" office:value="21.55" calcext:value-type="float">
            <text:p>21.55</text:p>
          </table:table-cell>
          <table:table-cell table:formula="of:=AVERAGE([.B175:.F175])" office:value-type="float" office:value="20.806" calcext:value-type="float">
            <text:p>20.806</text:p>
          </table:table-cell>
          <table:table-cell table:formula="of:=AVERAGE([.G175:.G179])" office:value-type="float" office:value="19.588" calcext:value-type="float">
            <text:p>19.588</text:p>
          </table:table-cell>
          <table:table-cell table:number-columns-repeated="1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88" calcext:value-type="float">
            <text:p>22.88</text:p>
          </table:table-cell>
          <table:table-cell office:value-type="float" office:value="17.97" calcext:value-type="float">
            <text:p>17.9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58" calcext:value-type="float">
            <text:p>18.58</text:p>
          </table:table-cell>
          <table:table-cell office:value-type="float" office:value="19.66" calcext:value-type="float">
            <text:p>19.66</text:p>
          </table:table-cell>
          <table:table-cell table:formula="of:=AVERAGE([.B176:.F176])" office:value-type="float" office:value="19.712" calcext:value-type="float">
            <text:p>19.712</text:p>
          </table:table-cell>
          <table:table-cell table:formula="of:=AVERAGE([.G176:.G180])" office:value-type="float" office:value="19.6428" calcext:value-type="float">
            <text:p>19.6428</text:p>
          </table:table-cell>
          <table:table-cell table:number-columns-repeated="1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.26" calcext:value-type="float">
            <text:p>16.26</text:p>
          </table:table-cell>
          <table:table-cell office:value-type="float" office:value="22.58" calcext:value-type="float">
            <text:p>22.58</text:p>
          </table:table-cell>
          <table:table-cell office:value-type="float" office:value="21.07" calcext:value-type="float">
            <text:p>21.07</text:p>
          </table:table-cell>
          <table:table-cell office:value-type="float" office:value="18.97" calcext:value-type="float">
            <text:p>18.97</text:p>
          </table:table-cell>
          <table:table-cell office:value-type="float" office:value="17.18" calcext:value-type="float">
            <text:p>17.18</text:p>
          </table:table-cell>
          <table:table-cell table:formula="of:=AVERAGE([.B177:.F177])" office:value-type="float" office:value="19.212" calcext:value-type="float">
            <text:p>19.212</text:p>
          </table:table-cell>
          <table:table-cell table:formula="of:=AVERAGE([.G177:.G181])" office:value-type="float" office:value="19.786" calcext:value-type="float">
            <text:p>19.786</text:p>
          </table:table-cell>
          <table:table-cell table:number-columns-repeated="1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5" calcext:value-type="float">
            <text:p>18.75</text:p>
          </table:table-cell>
          <table:table-cell office:value-type="float" office:value="19.88" calcext:value-type="float">
            <text:p>1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17.36" calcext:value-type="float">
            <text:p>17.36</text:p>
          </table:table-cell>
          <table:table-cell table:formula="of:=AVERAGE([.B178:.F178])" office:value-type="float" office:value="19.882" calcext:value-type="float">
            <text:p>19.882</text:p>
          </table:table-cell>
          <table:table-cell table:formula="of:=AVERAGE([.G178:.G182])" office:value-type="float" office:value="19.7544" calcext:value-type="float">
            <text:p>19.7544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72" calcext:value-type="float">
            <text:p>13.72</text:p>
          </table:table-cell>
          <table:table-cell office:value-type="float" office:value="17.86" calcext:value-type="float">
            <text:p>17.86</text:p>
          </table:table-cell>
          <table:table-cell office:value-type="float" office:value="27.9" calcext:value-type="float">
            <text:p>27.9</text:p>
          </table:table-cell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table:formula="of:=AVERAGE([.B179:.F179])" office:value-type="float" office:value="18.328" calcext:value-type="float">
            <text:p>18.328</text:p>
          </table:table-cell>
          <table:table-cell table:formula="of:=AVERAGE([.G179:.G183])" office:value-type="float" office:value="19.7172" calcext:value-type="float">
            <text:p>19.7172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3.19" calcext:value-type="float">
            <text:p>23.1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2" calcext:value-type="float">
            <text:p>18.52</text:p>
          </table:table-cell>
          <table:table-cell office:value-type="float" office:value="25.04" calcext:value-type="float">
            <text:p>25.04</text:p>
          </table:table-cell>
          <table:table-cell table:formula="of:=AVERAGE([.B180:.F180])" office:value-type="float" office:value="21.08" calcext:value-type="float">
            <text:p>21.08</text:p>
          </table:table-cell>
          <table:table-cell table:formula="of:=AVERAGE([.G180:.G184])" office:value-type="float" office:value="20.3916" calcext:value-type="float">
            <text:p>20.3916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6" calcext:value-type="float">
            <text:p>20.6</text:p>
          </table:table-cell>
          <table:table-cell office:value-type="float" office:value="18.52" calcext:value-type="float">
            <text:p>18.52</text:p>
          </table:table-cell>
          <table:table-cell office:value-type="float" office:value="21.67" calcext:value-type="float">
            <text:p>21.67</text:p>
          </table:table-cell>
          <table:table-cell office:value-type="float" office:value="20.72" calcext:value-type="float">
            <text:p>20.72</text:p>
          </table:table-cell>
          <table:table-cell table:formula="of:=AVERAGE([.B181:.F181])" office:value-type="float" office:value="20.428" calcext:value-type="float">
            <text:p>20.428</text:p>
          </table:table-cell>
          <table:table-cell table:formula="of:=AVERAGE([.G181:.G185])" office:value-type="float" office:value="20.5364" calcext:value-type="float">
            <text:p>20.5364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.91" calcext:value-type="float">
            <text:p>18.91</text:p>
          </table:table-cell>
          <table:table-cell office:value-type="float" office:value="17.17" calcext:value-type="float">
            <text:p>17.1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6" calcext:value-type="float">
            <text:p>22.26</text:p>
          </table:table-cell>
          <table:table-cell office:value-type="float" office:value="17.85" calcext:value-type="float">
            <text:p>17.85</text:p>
          </table:table-cell>
          <table:table-cell table:formula="of:=AVERAGE([.B182:.F182])" office:value-type="float" office:value="19.054" calcext:value-type="float">
            <text:p>19.054</text:p>
          </table:table-cell>
          <table:table-cell table:formula="of:=AVERAGE([.G182:.G186])" office:value-type="float" office:value="21.0424" calcext:value-type="float">
            <text:p>21.0424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.82" calcext:value-type="float">
            <text:p>17.82</text:p>
          </table:table-cell>
          <table:table-cell office:value-type="float" office:value="21.63" calcext:value-type="float">
            <text:p>21.63</text:p>
          </table:table-cell>
          <table:table-cell office:value-type="float" office:value="20.04" calcext:value-type="float">
            <text:p>20.0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51" calcext:value-type="float">
            <text:p>17.51</text:p>
          </table:table-cell>
          <table:table-cell table:formula="of:=AVERAGE([.B183:.F183])" office:value-type="float" office:value="19.696" calcext:value-type="float">
            <text:p>19.696</text:p>
          </table:table-cell>
          <table:table-cell table:formula="of:=AVERAGE([.G183:.G187])" office:value-type="float" office:value="22.1764" calcext:value-type="float">
            <text:p>22.1764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7" calcext:value-type="float">
            <text:p>27.7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8.19" calcext:value-type="float">
            <text:p>18.19</text:p>
          </table:table-cell>
          <table:table-cell office:value-type="float" office:value="20.6" calcext:value-type="float">
            <text:p>20.6</text:p>
          </table:table-cell>
          <table:table-cell table:formula="of:=AVERAGE([.B184:.F184])" office:value-type="float" office:value="21.7" calcext:value-type="float">
            <text:p>21.7</text:p>
          </table:table-cell>
          <table:table-cell table:formula="of:=AVERAGE([.G184:.G188])" office:value-type="float" office:value="23.228" calcext:value-type="float">
            <text:p>23.228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.14" calcext:value-type="float">
            <text:p>22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62" calcext:value-type="float">
            <text:p>20.62</text:p>
          </table:table-cell>
          <table:table-cell office:value-type="float" office:value="25.37" calcext:value-type="float">
            <text:p>25.37</text:p>
          </table:table-cell>
          <table:table-cell table:formula="of:=AVERAGE([.B185:.F185])" office:value-type="float" office:value="21.804" calcext:value-type="float">
            <text:p>21.804</text:p>
          </table:table-cell>
          <table:table-cell table:formula="of:=AVERAGE([.G185:.G189])" office:value-type="float" office:value="23.3092" calcext:value-type="float">
            <text:p>23.3092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97" calcext:value-type="float">
            <text:p>25.9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46" calcext:value-type="float">
            <text:p>21.46</text:p>
          </table:table-cell>
          <table:table-cell office:value-type="float" office:value="22.85" calcext:value-type="float">
            <text:p>22.85</text:p>
          </table:table-cell>
          <table:table-cell office:value-type="float" office:value="23.67" calcext:value-type="float">
            <text:p>23.67</text:p>
          </table:table-cell>
          <table:table-cell table:formula="of:=AVERAGE([.B186:.F186])" office:value-type="float" office:value="22.958" calcext:value-type="float">
            <text:p>22.958</text:p>
          </table:table-cell>
          <table:table-cell table:formula="of:=AVERAGE([.G186:.G190])" office:value-type="float" office:value="23.4864" calcext:value-type="float">
            <text:p>23.4864</text:p>
          </table:table-cell>
          <table:table-cell table:number-columns-repeated="1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.75" calcext:value-type="float">
            <text:p>21.75</text:p>
          </table:table-cell>
          <table:table-cell office:value-type="float" office:value="25.88" calcext:value-type="float">
            <text:p>25.88</text:p>
          </table:table-cell>
          <table:table-cell office:value-type="float" office:value="30.38" calcext:value-type="float">
            <text:p>30.3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18" calcext:value-type="float">
            <text:p>22.18</text:p>
          </table:table-cell>
          <table:table-cell table:formula="of:=AVERAGE([.B187:.F187])" office:value-type="float" office:value="24.724" calcext:value-type="float">
            <text:p>24.724</text:p>
          </table:table-cell>
          <table:table-cell table:formula="of:=AVERAGE([.G187:.G191])" office:value-type="float" office:value="24.4936" calcext:value-type="float">
            <text:p>24.4936</text:p>
          </table:table-cell>
          <table:table-cell table:number-columns-repeated="1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.09" calcext:value-type="float">
            <text:p>21.09</text:p>
          </table:table-cell>
          <table:table-cell office:value-type="float" office:value="24.37" calcext:value-type="float">
            <text:p>24.3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table:formula="of:=AVERAGE([.B188:.F188])" office:value-type="float" office:value="24.954" calcext:value-type="float">
            <text:p>24.954</text:p>
          </table:table-cell>
          <table:table-cell table:formula="of:=AVERAGE([.G188:.G192])" office:value-type="float" office:value="25.874" calcext:value-type="float">
            <text:p>25.874</text:p>
          </table:table-cell>
          <table:table-cell table:number-columns-repeated="1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.86" calcext:value-type="float">
            <text:p>23.86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formula="of:=AVERAGE([.B189:.F189])" office:value-type="float" office:value="22.106" calcext:value-type="float">
            <text:p>22.106</text:p>
          </table:table-cell>
          <table:table-cell table:formula="of:=AVERAGE([.G189:.G193])" office:value-type="float" office:value="25.7764" calcext:value-type="float">
            <text:p>25.7764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12" calcext:value-type="float">
            <text:p>22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0.32" calcext:value-type="float">
            <text:p>20.32</text:p>
          </table:table-cell>
          <table:table-cell office:value-type="float" office:value="22.77" calcext:value-type="float">
            <text:p>22.77</text:p>
          </table:table-cell>
          <table:table-cell office:value-type="float" office:value="23.42" calcext:value-type="float">
            <text:p>23.42</text:p>
          </table:table-cell>
          <table:table-cell table:formula="of:=AVERAGE([.B190:.F190])" office:value-type="float" office:value="22.69" calcext:value-type="float">
            <text:p>22.69</text:p>
          </table:table-cell>
          <table:table-cell table:formula="of:=AVERAGE([.G190:.G194])" office:value-type="float" office:value="26.6684" calcext:value-type="float">
            <text:p>26.6684</text:p>
          </table:table-cell>
          <table:table-cell table:number-columns-repeated="1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.08" calcext:value-type="float">
            <text:p>22.08</text:p>
          </table:table-cell>
          <table:table-cell office:value-type="float" office:value="27.17" calcext:value-type="float">
            <text:p>27.17</text:p>
          </table:table-cell>
          <table:table-cell office:value-type="float" office:value="33.32" calcext:value-type="float">
            <text:p>33.32</text:p>
          </table:table-cell>
          <table:table-cell office:value-type="float" office:value="30.92" calcext:value-type="float">
            <text:p>30.92</text:p>
          </table:table-cell>
          <table:table-cell office:value-type="float" office:value="26.48" calcext:value-type="float">
            <text:p>26.48</text:p>
          </table:table-cell>
          <table:table-cell table:formula="of:=AVERAGE([.B191:.F191])" office:value-type="float" office:value="27.994" calcext:value-type="float">
            <text:p>27.994</text:p>
          </table:table-cell>
          <table:table-cell table:formula="of:=AVERAGE([.G191:.G195])" office:value-type="float" office:value="27.1588" calcext:value-type="float">
            <text:p>27.1588</text:p>
          </table:table-cell>
          <table:table-cell table:number-columns-repeated="1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35.77" calcext:value-type="float">
            <text:p>35.77</text:p>
          </table:table-cell>
          <table:table-cell office:value-type="float" office:value="21.41" calcext:value-type="float">
            <text:p>21.41</text:p>
          </table:table-cell>
          <table:table-cell office:value-type="float" office:value="26.71" calcext:value-type="float">
            <text:p>26.71</text:p>
          </table:table-cell>
          <table:table-cell table:formula="of:=AVERAGE([.B192:.F192])" office:value-type="float" office:value="31.626" calcext:value-type="float">
            <text:p>31.626</text:p>
          </table:table-cell>
          <table:table-cell table:formula="of:=AVERAGE([.G192:.G196])" office:value-type="float" office:value="26.9448" calcext:value-type="float">
            <text:p>26.9448</text:p>
          </table:table-cell>
          <table:table-cell table:number-columns-repeated="1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81" calcext:value-type="float">
            <text:p>28.81</text:p>
          </table:table-cell>
          <table:table-cell office:value-type="float" office:value="22.29" calcext:value-type="float">
            <text:p>22.29</text:p>
          </table:table-cell>
          <table:table-cell office:value-type="float" office:value="24.89" calcext:value-type="float">
            <text:p>24.89</text:p>
          </table:table-cell>
          <table:table-cell office:value-type="float" office:value="23.38" calcext:value-type="float">
            <text:p>23.38</text:p>
          </table:table-cell>
          <table:table-cell table:formula="of:=AVERAGE([.B193:.F193])" office:value-type="float" office:value="24.466" calcext:value-type="float">
            <text:p>24.466</text:p>
          </table:table-cell>
          <table:table-cell table:formula="of:=AVERAGE([.G193:.G197])" office:value-type="float" office:value="25.936" calcext:value-type="float">
            <text:p>25.936</text:p>
          </table:table-cell>
          <table:table-cell table:number-columns-repeated="1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.85" calcext:value-type="float">
            <text:p>24.85</text:p>
          </table:table-cell>
          <table:table-cell office:value-type="float" office:value="22.57" calcext:value-type="float">
            <text:p>22.57</text:p>
          </table:table-cell>
          <table:table-cell office:value-type="float" office:value="30.34" calcext:value-type="float">
            <text:p>30.3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89" calcext:value-type="float">
            <text:p>24.89</text:p>
          </table:table-cell>
          <table:table-cell table:formula="of:=AVERAGE([.B194:.F194])" office:value-type="float" office:value="26.566" calcext:value-type="float">
            <text:p>26.566</text:p>
          </table:table-cell>
          <table:table-cell table:formula="of:=AVERAGE([.G194:.G198])" office:value-type="float" office:value="26.2352" calcext:value-type="float">
            <text:p>26.2352</text:p>
          </table:table-cell>
          <table:table-cell table:number-columns-repeated="1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05" calcext:value-type="float">
            <text:p>22.05</text:p>
          </table:table-cell>
          <table:table-cell office:value-type="float" office:value="27.02" calcext:value-type="float">
            <text:p>27.0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5.73" calcext:value-type="float">
            <text:p>25.73</text:p>
          </table:table-cell>
          <table:table-cell table:formula="of:=AVERAGE([.B195:.F195])" office:value-type="float" office:value="25.142" calcext:value-type="float">
            <text:p>25.142</text:p>
          </table:table-cell>
          <table:table-cell table:formula="of:=AVERAGE([.G195:.G199])" office:value-type="float" office:value="25.8992" calcext:value-type="float">
            <text:p>25.8992</text:p>
          </table:table-cell>
          <table:table-cell table:number-columns-repeated="1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.96" calcext:value-type="float">
            <text:p>35.96</text:p>
          </table:table-cell>
          <table:table-cell office:value-type="float" office:value="23.83" calcext:value-type="float">
            <text:p>23.83</text:p>
          </table:table-cell>
          <table:table-cell office:value-type="float" office:value="22.7" calcext:value-type="float">
            <text:p>22.7</text:p>
          </table:table-cell>
          <table:table-cell office:value-type="float" office:value="26.56" calcext:value-type="float">
            <text:p>26.56</text:p>
          </table:table-cell>
          <table:table-cell office:value-type="float" office:value="25.57" calcext:value-type="float">
            <text:p>25.57</text:p>
          </table:table-cell>
          <table:table-cell table:formula="of:=AVERAGE([.B196:.F196])" office:value-type="float" office:value="26.924" calcext:value-type="float">
            <text:p>26.924</text:p>
          </table:table-cell>
          <table:table-cell table:formula="of:=AVERAGE([.G196:.G200])" office:value-type="float" office:value="25.9964" calcext:value-type="float">
            <text:p>25.9964</text:p>
          </table:table-cell>
          <table:table-cell table:number-columns-repeated="1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5" calcext:value-type="float">
            <text:p>25.05</text:p>
          </table:table-cell>
          <table:table-cell office:value-type="float" office:value="30.81" calcext:value-type="float">
            <text:p>30.81</text:p>
          </table:table-cell>
          <table:table-cell office:value-type="float" office:value="24.16" calcext:value-type="float">
            <text:p>24.16</text:p>
          </table:table-cell>
          <table:table-cell table:formula="of:=AVERAGE([.B197:.F197])" office:value-type="float" office:value="26.582" calcext:value-type="float">
            <text:p>26.582</text:p>
          </table:table-cell>
          <table:table-cell table:formula="of:=AVERAGE([.G197:.G201])" office:value-type="float" office:value="25.9532" calcext:value-type="float">
            <text:p>25.9532</text:p>
          </table:table-cell>
          <table:table-cell table:number-columns-repeated="1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.28" calcext:value-type="float">
            <text:p>28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7.45" calcext:value-type="float">
            <text:p>27.45</text:p>
          </table:table-cell>
          <table:table-cell office:value-type="float" office:value="28.69" calcext:value-type="float">
            <text:p>28.69</text:p>
          </table:table-cell>
          <table:table-cell office:value-type="float" office:value="22.53" calcext:value-type="float">
            <text:p>22.53</text:p>
          </table:table-cell>
          <table:table-cell table:formula="of:=AVERAGE([.B198:.F198])" office:value-type="float" office:value="25.962" calcext:value-type="float">
            <text:p>25.962</text:p>
          </table:table-cell>
          <table:table-cell table:formula="of:=AVERAGE([.G198:.G202])" office:value-type="float" office:value="26.2132" calcext:value-type="float">
            <text:p>26.2132</text:p>
          </table:table-cell>
          <table:table-cell table:number-columns-repeated="1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5" calcext:value-type="float">
            <text:p>26.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9" calcext:value-type="float">
            <text:p>22.49</text:p>
          </table:table-cell>
          <table:table-cell office:value-type="float" office:value="26.48" calcext:value-type="float">
            <text:p>26.48</text:p>
          </table:table-cell>
          <table:table-cell table:formula="of:=AVERAGE([.B199:.F199])" office:value-type="float" office:value="24.886" calcext:value-type="float">
            <text:p>24.886</text:p>
          </table:table-cell>
          <table:table-cell table:formula="of:=AVERAGE([.G199:.G203])" office:value-type="float" office:value="26.6964" calcext:value-type="float">
            <text:p>26.6964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.73" calcext:value-type="float">
            <text:p>29.7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24" calcext:value-type="float">
            <text:p>28.24</text:p>
          </table:table-cell>
          <table:table-cell table:formula="of:=AVERAGE([.B200:.F200])" office:value-type="float" office:value="25.628" calcext:value-type="float">
            <text:p>25.628</text:p>
          </table:table-cell>
          <table:table-cell table:formula="of:=AVERAGE([.G200:.G204])" office:value-type="float" office:value="26.9172" calcext:value-type="float">
            <text:p>26.9172</text:p>
          </table:table-cell>
          <table:table-cell table:number-columns-repeated="1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.24" calcext:value-type="float">
            <text:p>22.24</text:p>
          </table:table-cell>
          <table:table-cell office:value-type="float" office:value="29.29" calcext:value-type="float">
            <text:p>29.29</text:p>
          </table:table-cell>
          <table:table-cell office:value-type="float" office:value="28.71" calcext:value-type="float">
            <text:p>28.71</text:p>
          </table:table-cell>
          <table:table-cell office:value-type="float" office:value="29.77" calcext:value-type="float">
            <text:p>29.77</text:p>
          </table:table-cell>
          <table:table-cell office:value-type="float" office:value="23.53" calcext:value-type="float">
            <text:p>23.53</text:p>
          </table:table-cell>
          <table:table-cell table:formula="of:=AVERAGE([.B201:.F201])" office:value-type="float" office:value="26.708" calcext:value-type="float">
            <text:p>26.708</text:p>
          </table:table-cell>
          <table:table-cell table:formula="of:=AVERAGE([.G201:.G205])" office:value-type="float" office:value="27.0224" calcext:value-type="float">
            <text:p>27.0224</text:p>
          </table:table-cell>
          <table:table-cell table:number-columns-repeated="1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.73" calcext:value-type="float">
            <text:p>28.73</text:p>
          </table:table-cell>
          <table:table-cell office:value-type="float" office:value="29.67" calcext:value-type="float">
            <text:p>29.67</text:p>
          </table:table-cell>
          <table:table-cell office:value-type="float" office:value="26.63" calcext:value-type="float">
            <text:p>26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9.95" calcext:value-type="float">
            <text:p>29.95</text:p>
          </table:table-cell>
          <table:table-cell table:formula="of:=AVERAGE([.B202:.F202])" office:value-type="float" office:value="27.882" calcext:value-type="float">
            <text:p>27.882</text:p>
          </table:table-cell>
          <table:table-cell table:formula="of:=AVERAGE([.G202:.G206])" office:value-type="float" office:value="27.342" calcext:value-type="float">
            <text:p>27.342</text:p>
          </table:table-cell>
          <table:table-cell table:number-columns-repeated="1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.54" calcext:value-type="float">
            <text:p>32.54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6" calcext:value-type="float">
            <text:p>24.86</text:p>
          </table:table-cell>
          <table:table-cell office:value-type="float" office:value="28.35" calcext:value-type="float">
            <text:p>28.35</text:p>
          </table:table-cell>
          <table:table-cell office:value-type="float" office:value="30.9" calcext:value-type="float">
            <text:p>30.9</text:p>
          </table:table-cell>
          <table:table-cell table:formula="of:=AVERAGE([.B203:.F203])" office:value-type="float" office:value="28.378" calcext:value-type="float">
            <text:p>28.378</text:p>
          </table:table-cell>
          <table:table-cell table:formula="of:=AVERAGE([.G203:.G207])" office:value-type="float" office:value="27.5484" calcext:value-type="float">
            <text:p>27.5484</text:p>
          </table:table-cell>
          <table:table-cell table:number-columns-repeated="1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4.68" calcext:value-type="float">
            <text:p>24.6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" calcext:value-type="float">
            <text:p>31.7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table:formula="of:=AVERAGE([.B204:.F204])" office:value-type="float" office:value="25.99" calcext:value-type="float">
            <text:p>25.99</text:p>
          </table:table-cell>
          <table:table-cell table:formula="of:=AVERAGE([.G204:.G208])" office:value-type="float" office:value="28.8424" calcext:value-type="float">
            <text:p>28.8424</text:p>
          </table:table-cell>
          <table:table-cell table:number-columns-repeated="1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.16" calcext:value-type="float">
            <text:p>24.16</text:p>
          </table:table-cell>
          <table:table-cell office:value-type="float" office:value="27.45" calcext:value-type="float">
            <text:p>27.45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1" calcext:value-type="float">
            <text:p>23.51</text:p>
          </table:table-cell>
          <table:table-cell office:value-type="float" office:value="25.26" calcext:value-type="float">
            <text:p>25.26</text:p>
          </table:table-cell>
          <table:table-cell table:formula="of:=AVERAGE([.B205:.F205])" office:value-type="float" office:value="26.154" calcext:value-type="float">
            <text:p>26.154</text:p>
          </table:table-cell>
          <table:table-cell table:formula="of:=AVERAGE([.G205:.G209])" office:value-type="float" office:value="29.1592" calcext:value-type="float">
            <text:p>29.1592</text:p>
          </table:table-cell>
          <table:table-cell table:number-columns-repeated="1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.05" calcext:value-type="float">
            <text:p>30.05</text:p>
          </table:table-cell>
          <table:table-cell office:value-type="float" office:value="27.11" calcext:value-type="float">
            <text:p>27.11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2" calcext:value-type="float">
            <text:p>31.62</text:p>
          </table:table-cell>
          <table:table-cell office:value-type="float" office:value="28.63" calcext:value-type="float">
            <text:p>28.63</text:p>
          </table:table-cell>
          <table:table-cell table:formula="of:=AVERAGE([.B206:.F206])" office:value-type="float" office:value="28.306" calcext:value-type="float">
            <text:p>28.306</text:p>
          </table:table-cell>
          <table:table-cell table:formula="of:=AVERAGE([.G206:.G210])" office:value-type="float" office:value="30.0236" calcext:value-type="float">
            <text:p>30.0236</text:p>
          </table:table-cell>
          <table:table-cell table:number-columns-repeated="1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1.09" calcext:value-type="float">
            <text:p>31.09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7" calcext:value-type="float">
            <text:p>34.17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table:formula="of:=AVERAGE([.B207:.F207])" office:value-type="float" office:value="28.914" calcext:value-type="float">
            <text:p>28.914</text:p>
          </table:table-cell>
          <table:table-cell table:formula="of:=AVERAGE([.G207:.G211])" office:value-type="float" office:value="30.3352" calcext:value-type="float">
            <text:p>30.3352</text:p>
          </table:table-cell>
          <table:table-cell table:number-columns-repeated="1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3" calcext:value-type="float">
            <text:p>45.3</text:p>
          </table:table-cell>
          <table:table-cell office:value-type="float" office:value="43.34" calcext:value-type="float">
            <text:p>43.34</text:p>
          </table:table-cell>
          <table:table-cell office:value-type="float" office:value="28.99" calcext:value-type="float">
            <text:p>28.99</text:p>
          </table:table-cell>
          <table:table-cell office:value-type="float" office:value="26.96" calcext:value-type="float">
            <text:p>26.96</text:p>
          </table:table-cell>
          <table:table-cell office:value-type="float" office:value="29.65" calcext:value-type="float">
            <text:p>29.65</text:p>
          </table:table-cell>
          <table:table-cell table:formula="of:=AVERAGE([.B208:.F208])" office:value-type="float" office:value="34.848" calcext:value-type="float">
            <text:p>34.848</text:p>
          </table:table-cell>
          <table:table-cell table:formula="of:=AVERAGE([.G208:.G212])" office:value-type="float" office:value="31.4804" calcext:value-type="float">
            <text:p>31.4804</text:p>
          </table:table-cell>
          <table:table-cell table:number-columns-repeated="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79" calcext:value-type="float">
            <text:p>24.79</text:p>
          </table:table-cell>
          <table:table-cell office:value-type="float" office:value="29.88" calcext:value-type="float">
            <text:p>29.88</text:p>
          </table:table-cell>
          <table:table-cell office:value-type="float" office:value="28.89" calcext:value-type="float">
            <text:p>28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8.92" calcext:value-type="float">
            <text:p>28.92</text:p>
          </table:table-cell>
          <table:table-cell table:formula="of:=AVERAGE([.B209:.F209])" office:value-type="float" office:value="27.574" calcext:value-type="float">
            <text:p>27.574</text:p>
          </table:table-cell>
          <table:table-cell table:formula="of:=AVERAGE([.G209:.G213])" office:value-type="float" office:value="31.1772" calcext:value-type="float">
            <text:p>31.1772</text:p>
          </table:table-cell>
          <table:table-cell table:number-columns-repeated="1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6" calcext:value-type="float">
            <text:p>31.56</text:p>
          </table:table-cell>
          <table:table-cell office:value-type="float" office:value="24.83" calcext:value-type="float">
            <text:p>24.8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79" calcext:value-type="float">
            <text:p>31.79</text:p>
          </table:table-cell>
          <table:table-cell table:formula="of:=AVERAGE([.B210:.F210])" office:value-type="float" office:value="30.476" calcext:value-type="float">
            <text:p>30.476</text:p>
          </table:table-cell>
          <table:table-cell table:formula="of:=AVERAGE([.G210:.G214])" office:value-type="float" office:value="32.5048" calcext:value-type="float">
            <text:p>32.5048</text:p>
          </table:table-cell>
          <table:table-cell table:number-columns-repeated="1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.03" calcext:value-type="float">
            <text:p>27.03</text:p>
          </table:table-cell>
          <table:table-cell office:value-type="float" office:value="30.56" calcext:value-type="float">
            <text:p>30.56</text:p>
          </table:table-cell>
          <table:table-cell office:value-type="float" office:value="32.23" calcext:value-type="float">
            <text:p>32.23</text:p>
          </table:table-cell>
          <table:table-cell office:value-type="float" office:value="32.11" calcext:value-type="float">
            <text:p>32.11</text:p>
          </table:table-cell>
          <table:table-cell office:value-type="float" office:value="27.39" calcext:value-type="float">
            <text:p>27.39</text:p>
          </table:table-cell>
          <table:table-cell table:formula="of:=AVERAGE([.B211:.F211])" office:value-type="float" office:value="29.864" calcext:value-type="float">
            <text:p>29.864</text:p>
          </table:table-cell>
          <table:table-cell table:formula="of:=AVERAGE([.G211:.G215])" office:value-type="float" office:value="33.9416" calcext:value-type="float">
            <text:p>33.9416</text:p>
          </table:table-cell>
          <table:table-cell table:number-columns-repeated="1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.99" calcext:value-type="float">
            <text:p>31.99</text:p>
          </table:table-cell>
          <table:table-cell office:value-type="float" office:value="41.99" calcext:value-type="float">
            <text:p>41.99</text:p>
          </table:table-cell>
          <table:table-cell office:value-type="float" office:value="29.66" calcext:value-type="float">
            <text:p>29.66</text:p>
          </table:table-cell>
          <table:table-cell office:value-type="float" office:value="29.14" calcext:value-type="float">
            <text:p>29.14</text:p>
          </table:table-cell>
          <table:table-cell office:value-type="float" office:value="40.42" calcext:value-type="float">
            <text:p>40.42</text:p>
          </table:table-cell>
          <table:table-cell table:formula="of:=AVERAGE([.B212:.F212])" office:value-type="float" office:value="34.64" calcext:value-type="float">
            <text:p>34.64</text:p>
          </table:table-cell>
          <table:table-cell table:formula="of:=AVERAGE([.G212:.G216])" office:value-type="float" office:value="35.2148" calcext:value-type="float">
            <text:p>35.2148</text:p>
          </table:table-cell>
          <table:table-cell table:number-columns-repeated="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68" calcext:value-type="float">
            <text:p>31.68</text:p>
          </table:table-cell>
          <table:table-cell office:value-type="float" office:value="40.38" calcext:value-type="float">
            <text:p>40.38</text:p>
          </table:table-cell>
          <table:table-cell office:value-type="float" office:value="31.21" calcext:value-type="float">
            <text:p>31.21</text:p>
          </table:table-cell>
          <table:table-cell table:formula="of:=AVERAGE([.B213:.F213])" office:value-type="float" office:value="33.332" calcext:value-type="float">
            <text:p>33.332</text:p>
          </table:table-cell>
          <table:table-cell table:formula="of:=AVERAGE([.G213:.G217])" office:value-type="float" office:value="36.5356" calcext:value-type="float">
            <text:p>36.5356</text:p>
          </table:table-cell>
          <table:table-cell table:number-columns-repeated="1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.25" calcext:value-type="float">
            <text:p>32.25</text:p>
          </table:table-cell>
          <table:table-cell office:value-type="float" office:value="36.74" calcext:value-type="float">
            <text:p>36.74</text:p>
          </table:table-cell>
          <table:table-cell office:value-type="float" office:value="34.57" calcext:value-type="float">
            <text:p>34.57</text:p>
          </table:table-cell>
          <table:table-cell office:value-type="float" office:value="34.26" calcext:value-type="float">
            <text:p>34.26</text:p>
          </table:table-cell>
          <table:table-cell office:value-type="float" office:value="33.24" calcext:value-type="float">
            <text:p>33.24</text:p>
          </table:table-cell>
          <table:table-cell table:formula="of:=AVERAGE([.B214:.F214])" office:value-type="float" office:value="34.212" calcext:value-type="float">
            <text:p>34.212</text:p>
          </table:table-cell>
          <table:table-cell table:formula="of:=AVERAGE([.G214:.G218])" office:value-type="float" office:value="38.3284" calcext:value-type="float">
            <text:p>38.3284</text:p>
          </table:table-cell>
          <table:table-cell table:number-columns-repeated="1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86" calcext:value-type="float">
            <text:p>54.86</text:p>
          </table:table-cell>
          <table:table-cell office:value-type="float" office:value="32.99" calcext:value-type="float">
            <text:p>32.99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09" calcext:value-type="float">
            <text:p>33.09</text:p>
          </table:table-cell>
          <table:table-cell table:formula="of:=AVERAGE([.B215:.F215])" office:value-type="float" office:value="37.66" calcext:value-type="float">
            <text:p>37.66</text:p>
          </table:table-cell>
          <table:table-cell table:formula="of:=AVERAGE([.G215:.G219])" office:value-type="float" office:value="39.0456" calcext:value-type="float">
            <text:p>39.0456</text:p>
          </table:table-cell>
          <table:table-cell table:number-columns-repeated="1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.57" calcext:value-type="float">
            <text:p>31.57</text:p>
          </table:table-cell>
          <table:table-cell office:value-type="float" office:value="45.94" calcext:value-type="float">
            <text:p>45.94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3" calcext:value-type="float">
            <text:p>30.83</text:p>
          </table:table-cell>
          <table:table-cell office:value-type="float" office:value="41.59" calcext:value-type="float">
            <text:p>41.59</text:p>
          </table:table-cell>
          <table:table-cell table:formula="of:=AVERAGE([.B216:.F216])" office:value-type="float" office:value="36.23" calcext:value-type="float">
            <text:p>36.23</text:p>
          </table:table-cell>
          <table:table-cell table:formula="of:=AVERAGE([.G216:.G220])" office:value-type="float" office:value="39.682" calcext:value-type="float">
            <text:p>39.682</text:p>
          </table:table-cell>
          <table:table-cell table:number-columns-repeated="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.48" calcext:value-type="float">
            <text:p>50.48</text:p>
          </table:table-cell>
          <table:table-cell office:value-type="float" office:value="34.29" calcext:value-type="float">
            <text:p>34.29</text:p>
          </table:table-cell>
          <table:table-cell office:value-type="float" office:value="36.1" calcext:value-type="float">
            <text:p>36.1</text:p>
          </table:table-cell>
          <table:table-cell office:value-type="float" office:value="36.59" calcext:value-type="float">
            <text:p>36.59</text:p>
          </table:table-cell>
          <table:table-cell office:value-type="float" office:value="48.76" calcext:value-type="float">
            <text:p>48.76</text:p>
          </table:table-cell>
          <table:table-cell table:formula="of:=AVERAGE([.B217:.F217])" office:value-type="float" office:value="41.244" calcext:value-type="float">
            <text:p>41.244</text:p>
          </table:table-cell>
          <table:table-cell table:formula="of:=AVERAGE([.G217:.G221])" office:value-type="float" office:value="40.9804" calcext:value-type="float">
            <text:p>40.9804</text:p>
          </table:table-cell>
          <table:table-cell table:number-columns-repeated="1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9.09" calcext:value-type="float">
            <text:p>39.09</text:p>
          </table:table-cell>
          <table:table-cell office:value-type="float" office:value="38.95" calcext:value-type="float">
            <text:p>38.95</text:p>
          </table:table-cell>
          <table:table-cell office:value-type="float" office:value="46.05" calcext:value-type="float">
            <text:p>46.05</text:p>
          </table:table-cell>
          <table:table-cell office:value-type="float" office:value="40.59" calcext:value-type="float">
            <text:p>40.59</text:p>
          </table:table-cell>
          <table:table-cell office:value-type="float" office:value="46.8" calcext:value-type="float">
            <text:p>46.8</text:p>
          </table:table-cell>
          <table:table-cell table:formula="of:=AVERAGE([.B218:.F218])" office:value-type="float" office:value="42.296" calcext:value-type="float">
            <text:p>42.296</text:p>
          </table:table-cell>
          <table:table-cell table:formula="of:=AVERAGE([.G218:.G222])" office:value-type="float" office:value="41.548" calcext:value-type="float">
            <text:p>41.548</text:p>
          </table:table-cell>
          <table:table-cell table:number-columns-repeated="1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47" calcext:value-type="float">
            <text:p>35.47</text:p>
          </table:table-cell>
          <table:table-cell office:value-type="float" office:value="38.01" calcext:value-type="float">
            <text:p>38.01</text:p>
          </table:table-cell>
          <table:table-cell office:value-type="float" office:value="43.35" calcext:value-type="float">
            <text:p>43.35</text:p>
          </table:table-cell>
          <table:table-cell office:value-type="float" office:value="37.09" calcext:value-type="float">
            <text:p>37.09</text:p>
          </table:table-cell>
          <table:table-cell office:value-type="float" office:value="35.07" calcext:value-type="float">
            <text:p>35.07</text:p>
          </table:table-cell>
          <table:table-cell table:formula="of:=AVERAGE([.B219:.F219])" office:value-type="float" office:value="37.798" calcext:value-type="float">
            <text:p>37.798</text:p>
          </table:table-cell>
          <table:table-cell table:formula="of:=AVERAGE([.G219:.G223])" office:value-type="float" office:value="41.4956" calcext:value-type="float">
            <text:p>41.4956</text:p>
          </table:table-cell>
          <table:table-cell table:number-columns-repeated="1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.64" calcext:value-type="float">
            <text:p>42.64</text:p>
          </table:table-cell>
          <table:table-cell office:value-type="float" office:value="37.82" calcext:value-type="float">
            <text:p>37.82</text:p>
          </table:table-cell>
          <table:table-cell office:value-type="float" office:value="37.72" calcext:value-type="float">
            <text:p>37.7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6" calcext:value-type="float">
            <text:p>39.46</text:p>
          </table:table-cell>
          <table:table-cell table:formula="of:=AVERAGE([.B220:.F220])" office:value-type="float" office:value="40.842" calcext:value-type="float">
            <text:p>40.842</text:p>
          </table:table-cell>
          <table:table-cell table:formula="of:=AVERAGE([.G220:.G224])" office:value-type="float" office:value="42.5344" calcext:value-type="float">
            <text:p>42.5344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73" calcext:value-type="float">
            <text:p>39.73</text:p>
          </table:table-cell>
          <table:table-cell office:value-type="float" office:value="40.82" calcext:value-type="float">
            <text:p>40.82</text:p>
          </table:table-cell>
          <table:table-cell office:value-type="float" office:value="49.57" calcext:value-type="float">
            <text:p>49.57</text:p>
          </table:table-cell>
          <table:table-cell office:value-type="float" office:value="41.51" calcext:value-type="float">
            <text:p>41.51</text:p>
          </table:table-cell>
          <table:table-cell office:value-type="float" office:value="41.98" calcext:value-type="float">
            <text:p>41.98</text:p>
          </table:table-cell>
          <table:table-cell table:formula="of:=AVERAGE([.B221:.F221])" office:value-type="float" office:value="42.722" calcext:value-type="float">
            <text:p>42.722</text:p>
          </table:table-cell>
          <table:table-cell table:formula="of:=AVERAGE([.G221:.G225])" office:value-type="float" office:value="45.1576" calcext:value-type="float">
            <text:p>45.1576</text:p>
          </table:table-cell>
          <table:table-cell table:number-columns-repeated="15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.31" calcext:value-type="float">
            <text:p>47.31</text:p>
          </table:table-cell>
          <table:table-cell office:value-type="float" office:value="40.31" calcext:value-type="float">
            <text:p>4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46.98" calcext:value-type="float">
            <text:p>46.98</text:p>
          </table:table-cell>
          <table:table-cell office:value-type="float" office:value="45.23" calcext:value-type="float">
            <text:p>45.23</text:p>
          </table:table-cell>
          <table:table-cell table:formula="of:=AVERAGE([.B222:.F222])" office:value-type="float" office:value="44.082" calcext:value-type="float">
            <text:p>44.082</text:p>
          </table:table-cell>
          <table:table-cell table:formula="of:=AVERAGE([.G222:.G226])" office:value-type="float" office:value="46.7788" calcext:value-type="float">
            <text:p>46.7788</text:p>
          </table:table-cell>
          <table:table-cell table:number-columns-repeated="1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.98" calcext:value-type="float">
            <text:p>37.98</text:p>
          </table:table-cell>
          <table:table-cell office:value-type="float" office:value="47.29" calcext:value-type="float">
            <text:p>47.29</text:p>
          </table:table-cell>
          <table:table-cell office:value-type="float" office:value="46.4" calcext:value-type="float">
            <text:p>46.4</text:p>
          </table:table-cell>
          <table:table-cell office:value-type="float" office:value="37.75" calcext:value-type="float">
            <text:p>37.75</text:p>
          </table:table-cell>
          <table:table-cell office:value-type="float" office:value="40.75" calcext:value-type="float">
            <text:p>40.75</text:p>
          </table:table-cell>
          <table:table-cell table:formula="of:=AVERAGE([.B223:.F223])" office:value-type="float" office:value="42.034" calcext:value-type="float">
            <text:p>42.034</text:p>
          </table:table-cell>
          <table:table-cell table:formula="of:=AVERAGE([.G223:.G227])" office:value-type="float" office:value="47.9904" calcext:value-type="float">
            <text:p>47.9904</text:p>
          </table:table-cell>
          <table:table-cell table:number-columns-repeated="15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3.67" calcext:value-type="float">
            <text:p>43.6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46" calcext:value-type="float">
            <text:p>40.46</text:p>
          </table:table-cell>
          <table:table-cell office:value-type="float" office:value="48.63" calcext:value-type="float">
            <text:p>48.63</text:p>
          </table:table-cell>
          <table:table-cell office:value-type="float" office:value="41.32" calcext:value-type="float">
            <text:p>41.32</text:p>
          </table:table-cell>
          <table:table-cell table:formula="of:=AVERAGE([.B224:.F224])" office:value-type="float" office:value="42.992" calcext:value-type="float">
            <text:p>42.992</text:p>
          </table:table-cell>
          <table:table-cell table:formula="of:=AVERAGE([.G224:.G228])" office:value-type="float" office:value="49.6764" calcext:value-type="float">
            <text:p>49.6764</text:p>
          </table:table-cell>
          <table:table-cell table:number-columns-repeated="1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2.6" calcext:value-type="float">
            <text:p>52.6</text:p>
          </table:table-cell>
          <table:table-cell office:value-type="float" office:value="46.21" calcext:value-type="float">
            <text:p>46.21</text:p>
          </table:table-cell>
          <table:table-cell office:value-type="float" office:value="42.26" calcext:value-type="float">
            <text:p>42.26</text:p>
          </table:table-cell>
          <table:table-cell office:value-type="float" office:value="69.65" calcext:value-type="float">
            <text:p>69.65</text:p>
          </table:table-cell>
          <table:table-cell office:value-type="float" office:value="59.07" calcext:value-type="float">
            <text:p>59.07</text:p>
          </table:table-cell>
          <table:table-cell table:formula="of:=AVERAGE([.B225:.F225])" office:value-type="float" office:value="53.958" calcext:value-type="float">
            <text:p>53.958</text:p>
          </table:table-cell>
          <table:table-cell table:formula="of:=AVERAGE([.G225:.G229])" office:value-type="float" office:value="51.4456" calcext:value-type="float">
            <text:p>51.4456</text:p>
          </table:table-cell>
          <table:table-cell table:number-columns-repeated="1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9.99" calcext:value-type="float">
            <text:p>59.9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46" calcext:value-type="float">
            <text:p>53.46</text:p>
          </table:table-cell>
          <table:table-cell office:value-type="float" office:value="43.16" calcext:value-type="float">
            <text:p>43.16</text:p>
          </table:table-cell>
          <table:table-cell office:value-type="float" office:value="41.22" calcext:value-type="float">
            <text:p>41.22</text:p>
          </table:table-cell>
          <table:table-cell table:formula="of:=AVERAGE([.B226:.F226])" office:value-type="float" office:value="50.828" calcext:value-type="float">
            <text:p>50.828</text:p>
          </table:table-cell>
          <table:table-cell table:formula="of:=AVERAGE([.G226:.G230])" office:value-type="float" office:value="50.8844" calcext:value-type="float">
            <text:p>50.8844</text:p>
          </table:table-cell>
          <table:table-cell table:number-columns-repeated="15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.06" calcext:value-type="float">
            <text:p>52.0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6" calcext:value-type="float">
            <text:p>43.26</text:p>
          </table:table-cell>
          <table:table-cell office:value-type="float" office:value="54.79" calcext:value-type="float">
            <text:p>54.79</text:p>
          </table:table-cell>
          <table:table-cell office:value-type="float" office:value="50.5" calcext:value-type="float">
            <text:p>50.5</text:p>
          </table:table-cell>
          <table:table-cell table:formula="of:=AVERAGE([.B227:.F227])" office:value-type="float" office:value="50.14" calcext:value-type="float">
            <text:p>50.14</text:p>
          </table:table-cell>
          <table:table-cell table:formula="of:=AVERAGE([.G227:.G231]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1.17" calcext:value-type="float">
            <text:p>51.17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" calcext:value-type="float">
            <text:p>51.3</text:p>
          </table:table-cell>
          <table:table-cell office:value-type="float" office:value="50.01" calcext:value-type="float">
            <text:p>50.01</text:p>
          </table:table-cell>
          <table:table-cell office:value-type="float" office:value="48.22" calcext:value-type="float">
            <text:p>48.22</text:p>
          </table:table-cell>
          <table:table-cell table:formula="of:=AVERAGE([.B228:.F228])" office:value-type="float" office:value="50.464" calcext:value-type="float">
            <text:p>50.464</text:p>
          </table:table-cell>
          <table:table-cell table:formula="of:=AVERAGE([.G228:.G232])" office:value-type="float" office:value="53.0848" calcext:value-type="float">
            <text:p>53.0848</text:p>
          </table:table-cell>
          <table:table-cell table:number-columns-repeated="1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4.49" calcext:value-type="float">
            <text:p>44.49</text:p>
          </table:table-cell>
          <table:table-cell office:value-type="float" office:value="59.41" calcext:value-type="float">
            <text:p>59.41</text:p>
          </table:table-cell>
          <table:table-cell office:value-type="float" office:value="52.1" calcext:value-type="float">
            <text:p>52.1</text:p>
          </table:table-cell>
          <table:table-cell office:value-type="float" office:value="47.14" calcext:value-type="float">
            <text:p>47.14</text:p>
          </table:table-cell>
          <table:table-cell office:value-type="float" office:value="56.05" calcext:value-type="float">
            <text:p>56.05</text:p>
          </table:table-cell>
          <table:table-cell table:formula="of:=AVERAGE([.B229:.F229])" office:value-type="float" office:value="51.838" calcext:value-type="float">
            <text:p>51.838</text:p>
          </table:table-cell>
          <table:table-cell table:formula="of:=AVERAGE([.G229:.G233])" office:value-type="float" office:value="54.2176" calcext:value-type="float">
            <text:p>54.2176</text:p>
          </table:table-cell>
          <table:table-cell table:number-columns-repeated="15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1.28" calcext:value-type="float">
            <text:p>51.28</text:p>
          </table:table-cell>
          <table:table-cell office:value-type="float" office:value="49.69" calcext:value-type="float">
            <text:p>49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1.82" calcext:value-type="float">
            <text:p>51.82</text:p>
          </table:table-cell>
          <table:table-cell office:value-type="float" office:value="46.04" calcext:value-type="float">
            <text:p>46.04</text:p>
          </table:table-cell>
          <table:table-cell table:formula="of:=AVERAGE([.B230:.F230])" office:value-type="float" office:value="51.152" calcext:value-type="float">
            <text:p>51.152</text:p>
          </table:table-cell>
          <table:table-cell table:formula="of:=AVERAGE([.G230:.G234])" office:value-type="float" office:value="54.788" calcext:value-type="float">
            <text:p>54.788</text:p>
          </table:table-cell>
          <table:table-cell table:number-columns-repeated="1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67" calcext:value-type="float">
            <text:p>54.6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2" calcext:value-type="float">
            <text:p>59.12</text:p>
          </table:table-cell>
          <table:table-cell table:formula="of:=AVERAGE([.B231:.F231])" office:value-type="float" office:value="56.406" calcext:value-type="float">
            <text:p>56.406</text:p>
          </table:table-cell>
          <table:table-cell table:formula="of:=AVERAGE([.G231:.G235])" office:value-type="float" office:value="55.8324" calcext:value-type="float">
            <text:p>55.8324</text:p>
          </table:table-cell>
          <table:table-cell table:number-columns-repeated="1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5.73" calcext:value-type="float">
            <text:p>55.73</text:p>
          </table:table-cell>
          <table:table-cell office:value-type="float" office:value="59.7" calcext:value-type="float">
            <text:p>59.7</text:p>
          </table:table-cell>
          <table:table-cell office:value-type="float" office:value="53.62" calcext:value-type="float">
            <text:p>53.62</text:p>
          </table:table-cell>
          <table:table-cell office:value-type="float" office:value="54.82" calcext:value-type="float">
            <text:p>54.82</text:p>
          </table:table-cell>
          <table:table-cell office:value-type="float" office:value="53.95" calcext:value-type="float">
            <text:p>53.95</text:p>
          </table:table-cell>
          <table:table-cell table:formula="of:=AVERAGE([.B232:.F232])" office:value-type="float" office:value="55.564" calcext:value-type="float">
            <text:p>55.564</text:p>
          </table:table-cell>
          <table:table-cell table:formula="of:=AVERAGE([.G232:.G236])" office:value-type="float" office:value="56.1088" calcext:value-type="float">
            <text:p>56.1088</text:p>
          </table:table-cell>
          <table:table-cell table:number-columns-repeated="1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8.87" calcext:value-type="float">
            <text:p>58.87</text:p>
          </table:table-cell>
          <table:table-cell office:value-type="float" office:value="53.83" calcext:value-type="float">
            <text:p>53.83</text:p>
          </table:table-cell>
          <table:table-cell office:value-type="float" office:value="61.14" calcext:value-type="float">
            <text:p>61.14</text:p>
          </table:table-cell>
          <table:table-cell office:value-type="float" office:value="57.94" calcext:value-type="float">
            <text:p>57.94</text:p>
          </table:table-cell>
          <table:table-cell office:value-type="float" office:value="48.86" calcext:value-type="float">
            <text:p>48.86</text:p>
          </table:table-cell>
          <table:table-cell table:formula="of:=AVERAGE([.B233:.F233])" office:value-type="float" office:value="56.128" calcext:value-type="float">
            <text:p>56.128</text:p>
          </table:table-cell>
          <table:table-cell table:formula="of:=AVERAGE([.G233:.G237])" office:value-type="float" office:value="57.3496" calcext:value-type="float">
            <text:p>57.3496</text:p>
          </table:table-cell>
          <table:table-cell table:number-columns-repeated="15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9.56" calcext:value-type="float">
            <text:p>59.56</text:p>
          </table:table-cell>
          <table:table-cell office:value-type="float" office:value="50.47" calcext:value-type="float">
            <text:p>50.47</text:p>
          </table:table-cell>
          <table:table-cell office:value-type="float" office:value="56.76" calcext:value-type="float">
            <text:p>56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2.64" calcext:value-type="float">
            <text:p>52.64</text:p>
          </table:table-cell>
          <table:table-cell table:formula="of:=AVERAGE([.B234:.F234])" office:value-type="float" office:value="54.69" calcext:value-type="float">
            <text:p>54.69</text:p>
          </table:table-cell>
          <table:table-cell table:formula="of:=AVERAGE([.G234:.G238])" office:value-type="float" office:value="59.3892" calcext:value-type="float">
            <text:p>59.3892</text:p>
          </table:table-cell>
          <table:table-cell table:number-columns-repeated="1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3.4" calcext:value-type="float">
            <text:p>53.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82" calcext:value-type="float">
            <text:p>57.82</text:p>
          </table:table-cell>
          <table:table-cell office:value-type="float" office:value="58.49" calcext:value-type="float">
            <text:p>58.49</text:p>
          </table:table-cell>
          <table:table-cell office:value-type="float" office:value="57.83" calcext:value-type="float">
            <text:p>57.83</text:p>
          </table:table-cell>
          <table:table-cell table:formula="of:=AVERAGE([.B235:.F235])" office:value-type="float" office:value="56.374" calcext:value-type="float">
            <text:p>56.374</text:p>
          </table:table-cell>
          <table:table-cell table:formula="of:=AVERAGE([.G235:.G239])" office:value-type="float" office:value="59.6888" calcext:value-type="float">
            <text:p>59.6888</text:p>
          </table:table-cell>
          <table:table-cell table:number-columns-repeated="1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3.83" calcext:value-type="float">
            <text:p>53.83</text:p>
          </table:table-cell>
          <table:table-cell office:value-type="float" office:value="63.44" calcext:value-type="float">
            <text:p>63.44</text:p>
          </table:table-cell>
          <table:table-cell office:value-type="float" office:value="58.46" calcext:value-type="float">
            <text:p>58.46</text:p>
          </table:table-cell>
          <table:table-cell office:value-type="float" office:value="57.17" calcext:value-type="float">
            <text:p>57.17</text:p>
          </table:table-cell>
          <table:table-cell office:value-type="float" office:value="56.04" calcext:value-type="float">
            <text:p>56.04</text:p>
          </table:table-cell>
          <table:table-cell table:formula="of:=AVERAGE([.B236:.F236])" office:value-type="float" office:value="57.788" calcext:value-type="float">
            <text:p>57.788</text:p>
          </table:table-cell>
          <table:table-cell table:formula="of:=AVERAGE([.G236:.G240])" office:value-type="float" office:value="60.1816" calcext:value-type="float">
            <text:p>60.1816</text:p>
          </table:table-cell>
          <table:table-cell table:number-columns-repeated="15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7.05" calcext:value-type="float">
            <text:p>67.05</text:p>
          </table:table-cell>
          <table:table-cell office:value-type="float" office:value="59.97" calcext:value-type="float">
            <text:p>59.97</text:p>
          </table:table-cell>
          <table:table-cell office:value-type="float" office:value="59.16" calcext:value-type="float">
            <text:p>59.16</text:p>
          </table:table-cell>
          <table:table-cell office:value-type="float" office:value="66.27" calcext:value-type="float">
            <text:p>66.27</text:p>
          </table:table-cell>
          <table:table-cell table:formula="of:=AVERAGE([.B237:.F237])" office:value-type="float" office:value="61.768" calcext:value-type="float">
            <text:p>61.768</text:p>
          </table:table-cell>
          <table:table-cell table:formula="of:=AVERAGE([.G237:.G241])" office:value-type="float" office:value="60.7876" calcext:value-type="float">
            <text:p>60.7876</text:p>
          </table:table-cell>
          <table:table-cell table:number-columns-repeated="1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72.59" calcext:value-type="float">
            <text:p>72.59</text:p>
          </table:table-cell>
          <table:table-cell office:value-type="float" office:value="64.2" calcext:value-type="float">
            <text:p>64.2</text:p>
          </table:table-cell>
          <table:table-cell office:value-type="float" office:value="73.83" calcext:value-type="float">
            <text:p>73.83</text:p>
          </table:table-cell>
          <table:table-cell office:value-type="float" office:value="56.57" calcext:value-type="float">
            <text:p>56.57</text:p>
          </table:table-cell>
          <table:table-cell office:value-type="float" office:value="64.44" calcext:value-type="float">
            <text:p>64.44</text:p>
          </table:table-cell>
          <table:table-cell table:formula="of:=AVERAGE([.B238:.F238])" office:value-type="float" office:value="66.326" calcext:value-type="float">
            <text:p>66.326</text:p>
          </table:table-cell>
          <table:table-cell table:formula="of:=AVERAGE([.G238:.G242])" office:value-type="float" office:value="60.9052" calcext:value-type="float">
            <text:p>60.9052</text:p>
          </table:table-cell>
          <table:table-cell table:number-columns-repeated="15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2" calcext:value-type="float">
            <text:p>53.42</text:p>
          </table:table-cell>
          <table:table-cell office:value-type="float" office:value="59.75" calcext:value-type="float">
            <text:p>59.75</text:p>
          </table:table-cell>
          <table:table-cell office:value-type="float" office:value="56.88" calcext:value-type="float">
            <text:p>56.88</text:p>
          </table:table-cell>
          <table:table-cell office:value-type="float" office:value="57.05" calcext:value-type="float">
            <text:p>57.05</text:p>
          </table:table-cell>
          <table:table-cell table:formula="of:=AVERAGE([.B239:.F239])" office:value-type="float" office:value="56.188" calcext:value-type="float">
            <text:p>56.188</text:p>
          </table:table-cell>
          <table:table-cell table:formula="of:=AVERAGE([.G239:.G243])" office:value-type="float" office:value="59.654" calcext:value-type="float">
            <text:p>59.654</text:p>
          </table:table-cell>
          <table:table-cell table:number-columns-repeated="15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7.37" calcext:value-type="float">
            <text:p>57.37</text:p>
          </table:table-cell>
          <table:table-cell office:value-type="float" office:value="55.91" calcext:value-type="float">
            <text:p>55.9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52" calcext:value-type="float">
            <text:p>63.52</text:p>
          </table:table-cell>
          <table:table-cell office:value-type="float" office:value="53.67" calcext:value-type="float">
            <text:p>53.67</text:p>
          </table:table-cell>
          <table:table-cell table:formula="of:=AVERAGE([.B240:.F240])" office:value-type="float" office:value="58.838" calcext:value-type="float">
            <text:p>58.838</text:p>
          </table:table-cell>
          <table:table-cell table:formula="of:=AVERAGE([.G240:.G244])" office:value-type="float" office:value="61.7476" calcext:value-type="float">
            <text:p>61.7476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.89" calcext:value-type="float">
            <text:p>62.89</text:p>
          </table:table-cell>
          <table:table-cell office:value-type="float" office:value="55.95" calcext:value-type="float">
            <text:p>55.95</text:p>
          </table:table-cell>
          <table:table-cell office:value-type="float" office:value="68.42" calcext:value-type="float">
            <text:p>68.42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" calcext:value-type="float">
            <text:p>57.7</text:p>
          </table:table-cell>
          <table:table-cell table:formula="of:=AVERAGE([.B241:.F241])" office:value-type="float" office:value="60.818" calcext:value-type="float">
            <text:p>60.818</text:p>
          </table:table-cell>
          <table:table-cell table:formula="of:=AVERAGE([.G241:.G245])" office:value-type="float" office:value="62.92" calcext:value-type="float">
            <text:p>62.92</text:p>
          </table:table-cell>
          <table:table-cell table:number-columns-repeated="15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6.38" calcext:value-type="float">
            <text:p>66.38</text:p>
          </table:table-cell>
          <table:table-cell office:value-type="float" office:value="58.75" calcext:value-type="float">
            <text:p>58.75</text:p>
          </table:table-cell>
          <table:table-cell office:value-type="float" office:value="58.68" calcext:value-type="float">
            <text:p>58.68</text:p>
          </table:table-cell>
          <table:table-cell office:value-type="float" office:value="64.22" calcext:value-type="float">
            <text:p>64.22</text:p>
          </table:table-cell>
          <table:table-cell office:value-type="float" office:value="63.75" calcext:value-type="float">
            <text:p>63.75</text:p>
          </table:table-cell>
          <table:table-cell table:formula="of:=AVERAGE([.B242:.F242])" office:value-type="float" office:value="62.356" calcext:value-type="float">
            <text:p>62.356</text:p>
          </table:table-cell>
          <table:table-cell table:formula="of:=AVERAGE([.G242:.G246])" office:value-type="float" office:value="63.4632" calcext:value-type="float">
            <text:p>63.4632</text:p>
          </table:table-cell>
          <table:table-cell table:number-columns-repeated="15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0.48" calcext:value-type="float">
            <text:p>60.48</text:p>
          </table:table-cell>
          <table:table-cell office:value-type="float" office:value="55.29" calcext:value-type="float">
            <text:p>55.29</text:p>
          </table:table-cell>
          <table:table-cell office:value-type="float" office:value="62.34" calcext:value-type="float">
            <text:p>62.34</text:p>
          </table:table-cell>
          <table:table-cell office:value-type="float" office:value="60.43" calcext:value-type="float">
            <text:p>60.43</text:p>
          </table:table-cell>
          <table:table-cell office:value-type="float" office:value="61.81" calcext:value-type="float">
            <text:p>61.81</text:p>
          </table:table-cell>
          <table:table-cell table:formula="of:=AVERAGE([.B243:.F243])" office:value-type="float" office:value="60.07" calcext:value-type="float">
            <text:p>60.07</text:p>
          </table:table-cell>
          <table:table-cell table:formula="of:=AVERAGE([.G243:.G247])" office:value-type="float" office:value="65.0136" calcext:value-type="float">
            <text:p>65.0136</text:p>
          </table:table-cell>
          <table:table-cell table:number-columns-repeated="15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62.94" calcext:value-type="float">
            <text:p>62.94</text:p>
          </table:table-cell>
          <table:table-cell office:value-type="float" office:value="57.48" calcext:value-type="float">
            <text:p>57.48</text:p>
          </table:table-cell>
          <table:table-cell office:value-type="float" office:value="68.8" calcext:value-type="float">
            <text:p>68.8</text:p>
          </table:table-cell>
          <table:table-cell office:value-type="float" office:value="77.74" calcext:value-type="float">
            <text:p>77.74</text:p>
          </table:table-cell>
          <table:table-cell office:value-type="float" office:value="66.32" calcext:value-type="float">
            <text:p>66.32</text:p>
          </table:table-cell>
          <table:table-cell table:formula="of:=AVERAGE([.B244:.F244])" office:value-type="float" office:value="66.656" calcext:value-type="float">
            <text:p>66.656</text:p>
          </table:table-cell>
          <table:table-cell table:formula="of:=AVERAGE([.G244:.G248])" office:value-type="float" office:value="68.212" calcext:value-type="float">
            <text:p>68.212</text:p>
          </table:table-cell>
          <table:table-cell table:number-columns-repeated="15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1.9" calcext:value-type="float">
            <text:p>61.9</text:p>
          </table:table-cell>
          <table:table-cell office:value-type="float" office:value="57.92" calcext:value-type="float">
            <text:p>57.92</text:p>
          </table:table-cell>
          <table:table-cell office:value-type="float" office:value="75.67" calcext:value-type="float">
            <text:p>75.67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6" calcext:value-type="float">
            <text:p>67.46</text:p>
          </table:table-cell>
          <table:table-cell table:formula="of:=AVERAGE([.B245:.F245])" office:value-type="float" office:value="64.7" calcext:value-type="float">
            <text:p>64.7</text:p>
          </table:table-cell>
          <table:table-cell table:formula="of:=AVERAGE([.G245:.G249])" office:value-type="float" office:value="68.6236" calcext:value-type="float">
            <text:p>68.6236</text:p>
          </table:table-cell>
          <table:table-cell table:number-columns-repeated="15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65.59" calcext:value-type="float">
            <text:p>65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2.55" calcext:value-type="float">
            <text:p>62.55</text:p>
          </table:table-cell>
          <table:table-cell office:value-type="float" office:value="58.31" calcext:value-type="float">
            <text:p>58.31</text:p>
          </table:table-cell>
          <table:table-cell office:value-type="float" office:value="72.46" calcext:value-type="float">
            <text:p>72.46</text:p>
          </table:table-cell>
          <table:table-cell table:formula="of:=AVERAGE([.B246:.F246])" office:value-type="float" office:value="63.534" calcext:value-type="float">
            <text:p>63.534</text:p>
          </table:table-cell>
          <table:table-cell table:formula="of:=AVERAGE([.G246:.G250])" office:value-type="float" office:value="69.1736" calcext:value-type="float">
            <text:p>69.1736</text:p>
          </table:table-cell>
          <table:table-cell table:number-columns-repeated="15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5" calcext:value-type="float">
            <text:p>70.7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9" calcext:value-type="float">
            <text:p>72.9</text:p>
          </table:table-cell>
          <table:table-cell office:value-type="float" office:value="67.04" calcext:value-type="float">
            <text:p>67.04</text:p>
          </table:table-cell>
          <table:table-cell table:formula="of:=AVERAGE([.B247:.F247])" office:value-type="float" office:value="70.108" calcext:value-type="float">
            <text:p>70.108</text:p>
          </table:table-cell>
          <table:table-cell table:formula="of:=AVERAGE([.G247:.G251])" office:value-type="float" office:value="69.9968" calcext:value-type="float">
            <text:p>69.9968</text:p>
          </table:table-cell>
          <table:table-cell table:number-columns-repeated="15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9.46" calcext:value-type="float">
            <text:p>69.46</text:p>
          </table:table-cell>
          <table:table-cell office:value-type="float" office:value="82.35" calcext:value-type="float">
            <text:p>82.35</text:p>
          </table:table-cell>
          <table:table-cell office:value-type="float" office:value="72.65" calcext:value-type="float">
            <text:p>72.65</text:p>
          </table:table-cell>
          <table:table-cell office:value-type="float" office:value="74.97" calcext:value-type="float">
            <text:p>74.97</text:p>
          </table:table-cell>
          <table:table-cell office:value-type="float" office:value="80.88" calcext:value-type="float">
            <text:p>80.88</text:p>
          </table:table-cell>
          <table:table-cell table:formula="of:=AVERAGE([.B248:.F248])" office:value-type="float" office:value="76.062" calcext:value-type="float">
            <text:p>76.062</text:p>
          </table:table-cell>
          <table:table-cell table:formula="of:=AVERAGE([.G248:.G252])" office:value-type="float" office:value="70.386" calcext:value-type="float">
            <text:p>70.386</text:p>
          </table:table-cell>
          <table:table-cell table:number-columns-repeated="15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62.65" calcext:value-type="float">
            <text:p>62.65</text:p>
          </table:table-cell>
          <table:table-cell office:value-type="float" office:value="62.64" calcext:value-type="float">
            <text:p>62.64</text:p>
          </table:table-cell>
          <table:table-cell office:value-type="float" office:value="71.91" calcext:value-type="float">
            <text:p>71.91</text:p>
          </table:table-cell>
          <table:table-cell office:value-type="float" office:value="65.72" calcext:value-type="float">
            <text:p>65.72</text:p>
          </table:table-cell>
          <table:table-cell table:formula="of:=AVERAGE([.B249:.F249])" office:value-type="float" office:value="68.714" calcext:value-type="float">
            <text:p>68.714</text:p>
          </table:table-cell>
          <table:table-cell table:formula="of:=AVERAGE([.G249:.G253])" office:value-type="float" office:value="69.0556" calcext:value-type="float">
            <text:p>69.0556</text:p>
          </table:table-cell>
          <table:table-cell table:number-columns-repeated="15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2.77" calcext:value-type="float">
            <text:p>62.77</text:p>
          </table:table-cell>
          <table:table-cell office:value-type="float" office:value="69.26" calcext:value-type="float">
            <text:p>69.26</text:p>
          </table:table-cell>
          <table:table-cell office:value-type="float" office:value="62.8" calcext:value-type="float">
            <text:p>62.8</text:p>
          </table:table-cell>
          <table:table-cell office:value-type="float" office:value="68.81" calcext:value-type="float">
            <text:p>68.81</text:p>
          </table:table-cell>
          <table:table-cell office:value-type="float" office:value="73.61" calcext:value-type="float">
            <text:p>73.61</text:p>
          </table:table-cell>
          <table:table-cell table:formula="of:=AVERAGE([.B250:.F250])" office:value-type="float" office:value="67.45" calcext:value-type="float">
            <text:p>67.45</text:p>
          </table:table-cell>
          <table:table-cell table:formula="of:=AVERAGE([.G250:.G254])" office:value-type="float" office:value="69.8108" calcext:value-type="float">
            <text:p>69.8108</text:p>
          </table:table-cell>
          <table:table-cell table:number-columns-repeated="1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1" calcext:value-type="float">
            <text:p>75.41</text:p>
          </table:table-cell>
          <table:table-cell office:value-type="float" office:value="63.87" calcext:value-type="float">
            <text:p>63.87</text:p>
          </table:table-cell>
          <table:table-cell office:value-type="float" office:value="68.24" calcext:value-type="float">
            <text:p>68.24</text:p>
          </table:table-cell>
          <table:table-cell office:value-type="float" office:value="63.75" calcext:value-type="float">
            <text:p>63.75</text:p>
          </table:table-cell>
          <table:table-cell table:formula="of:=AVERAGE([.B251:.F251])" office:value-type="float" office:value="67.65" calcext:value-type="float">
            <text:p>67.65</text:p>
          </table:table-cell>
          <table:table-cell table:formula="of:=AVERAGE([.G251:.G255])" office:value-type="float" office:value="71.3136" calcext:value-type="float">
            <text:p>71.3136</text:p>
          </table:table-cell>
          <table:table-cell table:number-columns-repeated="15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.89" calcext:value-type="float">
            <text:p>73.89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4" calcext:value-type="float">
            <text:p>70.94</text:p>
          </table:table-cell>
          <table:table-cell office:value-type="float" office:value="72.96" calcext:value-type="float">
            <text:p>72.96</text:p>
          </table:table-cell>
          <table:table-cell office:value-type="float" office:value="72.52" calcext:value-type="float">
            <text:p>72.52</text:p>
          </table:table-cell>
          <table:table-cell table:formula="of:=AVERAGE([.B252:.F252])" office:value-type="float" office:value="72.054" calcext:value-type="float">
            <text:p>72.054</text:p>
          </table:table-cell>
          <table:table-cell table:formula="of:=AVERAGE([.G252:.G256])" office:value-type="float" office:value="73.7232" calcext:value-type="float">
            <text:p>73.7232</text:p>
          </table:table-cell>
          <table:table-cell table:number-columns-repeated="15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4.45" calcext:value-type="float">
            <text:p>64.45</text:p>
          </table:table-cell>
          <table:table-cell office:value-type="float" office:value="70.52" calcext:value-type="float">
            <text:p>70.52</text:p>
          </table:table-cell>
          <table:table-cell office:value-type="float" office:value="65.42" calcext:value-type="float">
            <text:p>65.42</text:p>
          </table:table-cell>
          <table:table-cell office:value-type="float" office:value="77.4" calcext:value-type="float">
            <text:p>77.4</text:p>
          </table:table-cell>
          <table:table-cell office:value-type="float" office:value="69.26" calcext:value-type="float">
            <text:p>69.26</text:p>
          </table:table-cell>
          <table:table-cell table:formula="of:=AVERAGE([.B253:.F253])" office:value-type="float" office:value="69.41" calcext:value-type="float">
            <text:p>69.41</text:p>
          </table:table-cell>
          <table:table-cell table:formula="of:=AVERAGE([.G253:.G257])" office:value-type="float" office:value="75.7276" calcext:value-type="float">
            <text:p>75.7276</text:p>
          </table:table-cell>
          <table:table-cell table:number-columns-repeated="15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72.05" calcext:value-type="float">
            <text:p>72.05</text:p>
          </table:table-cell>
          <table:table-cell office:value-type="float" office:value="67.46" calcext:value-type="float">
            <text:p>67.46</text:p>
          </table:table-cell>
          <table:table-cell office:value-type="float" office:value="87.58" calcext:value-type="float">
            <text:p>87.58</text:p>
          </table:table-cell>
          <table:table-cell office:value-type="float" office:value="65.68" calcext:value-type="float">
            <text:p>65.68</text:p>
          </table:table-cell>
          <table:table-cell office:value-type="float" office:value="69.68" calcext:value-type="float">
            <text:p>69.68</text:p>
          </table:table-cell>
          <table:table-cell table:formula="of:=AVERAGE([.B254:.F254])" office:value-type="float" office:value="72.49" calcext:value-type="float">
            <text:p>72.49</text:p>
          </table:table-cell>
          <table:table-cell table:formula="of:=AVERAGE([.G254:.G258])" office:value-type="float" office:value="78.7908" calcext:value-type="float">
            <text:p>78.7908</text:p>
          </table:table-cell>
          <table:table-cell table:number-columns-repeated="15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0.82" calcext:value-type="float">
            <text:p>70.82</text:p>
          </table:table-cell>
          <table:table-cell office:value-type="float" office:value="67.16" calcext:value-type="float">
            <text:p>67.16</text:p>
          </table:table-cell>
          <table:table-cell office:value-type="float" office:value="71.94" calcext:value-type="float">
            <text:p>71.94</text:p>
          </table:table-cell>
          <table:table-cell office:value-type="float" office:value="83.88" calcext:value-type="float">
            <text:p>83.88</text:p>
          </table:table-cell>
          <table:table-cell office:value-type="float" office:value="81.02" calcext:value-type="float">
            <text:p>81.02</text:p>
          </table:table-cell>
          <table:table-cell table:formula="of:=AVERAGE([.B255:.F255])" office:value-type="float" office:value="74.964" calcext:value-type="float">
            <text:p>74.964</text:p>
          </table:table-cell>
          <table:table-cell table:formula="of:=AVERAGE([.G255:.G259])" office:value-type="float" office:value="78.692" calcext:value-type="float">
            <text:p>78.692</text:p>
          </table:table-cell>
          <table:table-cell table:number-columns-repeated="15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2.91" calcext:value-type="float">
            <text:p>82.91</text:p>
          </table:table-cell>
          <table:table-cell office:value-type="float" office:value="98.98" calcext:value-type="float">
            <text:p>98.98</text:p>
          </table:table-cell>
          <table:table-cell office:value-type="float" office:value="67.95" calcext:value-type="float">
            <text:p>67.95</text:p>
          </table:table-cell>
          <table:table-cell office:value-type="float" office:value="79.24" calcext:value-type="float">
            <text:p>79.24</text:p>
          </table:table-cell>
          <table:table-cell office:value-type="float" office:value="69.41" calcext:value-type="float">
            <text:p>69.41</text:p>
          </table:table-cell>
          <table:table-cell table:formula="of:=AVERAGE([.B256:.F256])" office:value-type="float" office:value="79.698" calcext:value-type="float">
            <text:p>79.698</text:p>
          </table:table-cell>
          <table:table-cell table:formula="of:=AVERAGE([.G256:.G260])" office:value-type="float" office:value="79.7988" calcext:value-type="float">
            <text:p>79.7988</text:p>
          </table:table-cell>
          <table:table-cell table:number-columns-repeated="15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5.37" calcext:value-type="float">
            <text:p>75.37</text:p>
          </table:table-cell>
          <table:table-cell office:value-type="float" office:value="84.88" calcext:value-type="float">
            <text:p>84.88</text:p>
          </table:table-cell>
          <table:table-cell office:value-type="float" office:value="79.94" calcext:value-type="float">
            <text:p>79.94</text:p>
          </table:table-cell>
          <table:table-cell office:value-type="float" office:value="91.36" calcext:value-type="float">
            <text:p>91.36</text:p>
          </table:table-cell>
          <table:table-cell office:value-type="float" office:value="78.83" calcext:value-type="float">
            <text:p>78.83</text:p>
          </table:table-cell>
          <table:table-cell table:formula="of:=AVERAGE([.B257:.F257])" office:value-type="float" office:value="82.076" calcext:value-type="float">
            <text:p>82.076</text:p>
          </table:table-cell>
          <table:table-cell table:formula="of:=AVERAGE([.G257:.G261])" office:value-type="float" office:value="78.7276" calcext:value-type="float">
            <text:p>78.7276</text:p>
          </table:table-cell>
          <table:table-cell table:number-columns-repeated="15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9.6" calcext:value-type="float">
            <text:p>99.6</text:p>
          </table:table-cell>
          <table:table-cell office:value-type="float" office:value="76.35" calcext:value-type="float">
            <text:p>76.35</text:p>
          </table:table-cell>
          <table:table-cell office:value-type="float" office:value="87.68" calcext:value-type="float">
            <text:p>87.68</text:p>
          </table:table-cell>
          <table:table-cell office:value-type="float" office:value="86.62" calcext:value-type="float">
            <text:p>86.62</text:p>
          </table:table-cell>
          <table:table-cell office:value-type="float" office:value="73.38" calcext:value-type="float">
            <text:p>73.38</text:p>
          </table:table-cell>
          <table:table-cell table:formula="of:=AVERAGE([.B258:.F258])" office:value-type="float" office:value="84.726" calcext:value-type="float">
            <text:p>84.726</text:p>
          </table:table-cell>
          <table:table-cell table:number-columns-repeated="16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5.53" calcext:value-type="float">
            <text:p>65.53</text:p>
          </table:table-cell>
          <table:table-cell office:value-type="float" office:value="75.25" calcext:value-type="float">
            <text:p>75.25</text:p>
          </table:table-cell>
          <table:table-cell office:value-type="float" office:value="69.61" calcext:value-type="float">
            <text:p>69.61</text:p>
          </table:table-cell>
          <table:table-cell office:value-type="float" office:value="75.63" calcext:value-type="float">
            <text:p>75.63</text:p>
          </table:table-cell>
          <table:table-cell office:value-type="float" office:value="73.96" calcext:value-type="float">
            <text:p>73.96</text:p>
          </table:table-cell>
          <table:table-cell table:formula="of:=AVERAGE([.B259:.F259])" office:value-type="float" office:value="71.996" calcext:value-type="float">
            <text:p>71.996</text:p>
          </table:table-cell>
          <table:table-cell table:number-columns-repeated="16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2.65" calcext:value-type="float">
            <text:p>92.6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18" calcext:value-type="float">
            <text:p>80.18</text:p>
          </table:table-cell>
          <table:table-cell office:value-type="float" office:value="69.79" calcext:value-type="float">
            <text:p>69.79</text:p>
          </table:table-cell>
          <table:table-cell office:value-type="float" office:value="76.05" calcext:value-type="float">
            <text:p>76.05</text:p>
          </table:table-cell>
          <table:table-cell table:formula="of:=AVERAGE([.B260:.F260])" office:value-type="float" office:value="80.498" calcext:value-type="float">
            <text:p>80.498</text:p>
          </table:table-cell>
          <table:table-cell table:number-columns-repeated="1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0.14" calcext:value-type="float">
            <text:p>80.14</text:p>
          </table:table-cell>
          <table:table-cell office:value-type="float" office:value="78.33" calcext:value-type="float">
            <text:p>78.33</text:p>
          </table:table-cell>
          <table:table-cell office:value-type="float" office:value="71.02" calcext:value-type="float">
            <text:p>71.02</text:p>
          </table:table-cell>
          <table:table-cell office:value-type="float" office:value="71.49" calcext:value-type="float">
            <text:p>71.49</text:p>
          </table:table-cell>
          <table:table-cell office:value-type="float" office:value="70.73" calcext:value-type="float">
            <text:p>70.73</text:p>
          </table:table-cell>
          <table:table-cell table:formula="of:=AVERAGE([.B261:.F261])" office:value-type="float" office:value="74.342" calcext:value-type="float">
            <text:p>74.342</text:p>
          </table:table-cell>
          <table:table-cell table:number-columns-repeated="16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Schedulin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mber-of-worker-machines</text:p>
          </table:table-cell>
          <table:table-cell office:value-type="string" calcext:value-type="string">
            <text:p>Spark-median</text:p>
          </table:table-cell>
          <table:table-cell office:value-type="string" calcext:value-type="string">
            <text:p>Flink-median</text:p>
          </table:table-cell>
          <table:table-cell table:number-columns-repeated="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254.43" calcext:value-type="float">
            <text:p>254.43</text:p>
          </table:table-cell>
          <table:table-cell table:style-name="ce3" office:value-type="float" office:value="376.84" calcext:value-type="float">
            <text:p>376.84</text:p>
          </table:table-cell>
          <table:table-cell table:number-columns-repeated="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23.33" calcext:value-type="float">
            <text:p>223.33</text:p>
          </table:table-cell>
          <table:table-cell table:style-name="ce3" office:value-type="float" office:value="329.07" calcext:value-type="float">
            <text:p>329.07</text:p>
          </table:table-cell>
          <table:table-cell table:number-columns-repeated="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200.72" calcext:value-type="float">
            <text:p>200.72</text:p>
          </table:table-cell>
          <table:table-cell table:style-name="ce3" office:value-type="float" office:value="320.79" calcext:value-type="float">
            <text:p>320.79</text:p>
          </table:table-cell>
          <table:table-cell table:number-columns-repeated="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66.75" calcext:value-type="float">
            <text:p>166.75</text:p>
          </table:table-cell>
          <table:table-cell table:style-name="ce3" office:value-type="float" office:value="296.08" calcext:value-type="float">
            <text:p>296.08</text:p>
          </table:table-cell>
          <table:table-cell table:number-columns-repeated="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52.2" calcext:value-type="float">
            <text:p>152.2</text:p>
          </table:table-cell>
          <table:table-cell table:style-name="ce3" office:value-type="float" office:value="272.11" calcext:value-type="float">
            <text:p>272.11</text:p>
          </table:table-cell>
          <table:table-cell table:number-columns-repeated="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59.57" calcext:value-type="float">
            <text:p>159.57</text:p>
          </table:table-cell>
          <table:table-cell table:style-name="ce3" office:value-type="float" office:value="242.4" calcext:value-type="float">
            <text:p>242.4</text:p>
          </table:table-cell>
          <table:table-cell table:number-columns-repeated="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11.07" calcext:value-type="float">
            <text:p>111.07</text:p>
          </table:table-cell>
          <table:table-cell table:style-name="ce3" office:value-type="float" office:value="226.25" calcext:value-type="float">
            <text:p>226.25</text:p>
          </table:table-cell>
          <table:table-cell table:number-columns-repeated="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195.92" calcext:value-type="float">
            <text:p>195.92</text:p>
          </table:table-cell>
          <table:table-cell table:number-columns-repeated="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75.41" calcext:value-type="float">
            <text:p>75.41</text:p>
          </table:table-cell>
          <table:table-cell table:style-name="ce3" office:value-type="float" office:value="169.16" calcext:value-type="float">
            <text:p>169.16</text:p>
          </table:table-cell>
          <table:table-cell table:number-columns-repeated="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65.04" calcext:value-type="float">
            <text:p>65.04</text:p>
          </table:table-cell>
          <table:table-cell table:style-name="ce3" office:value-type="float" office:value="144.01" calcext:value-type="float">
            <text:p>144.01</text:p>
          </table:table-cell>
          <table:table-cell table:number-columns-repeated="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5.11" calcext:value-type="float">
            <text:p>55.11</text:p>
          </table:table-cell>
          <table:table-cell table:style-name="ce3" office:value-type="float" office:value="119.55" calcext:value-type="float">
            <text:p>119.55</text:p>
          </table:table-cell>
          <table:table-cell table:number-columns-repeated="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3.56" calcext:value-type="float">
            <text:p>43.56</text:p>
          </table:table-cell>
          <table:table-cell table:style-name="ce3" office:value-type="float" office:value="95.43" calcext:value-type="float">
            <text:p>95.43</text:p>
          </table:table-cell>
          <table:table-cell table:number-columns-repeated="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32.66" calcext:value-type="float">
            <text:p>32.66</text:p>
          </table:table-cell>
          <table:table-cell table:style-name="ce3" office:value-type="float" office:value="75.33" calcext:value-type="float">
            <text:p>75.33</text:p>
          </table:table-cell>
          <table:table-cell table:number-columns-repeated="20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 calcext:value-type="string">
            <text:p>Lab-incr para200 NINCS NonEmpty combin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pend time point</text:p>
          </table:table-cell>
          <table:table-cell table:number-columns-repeated="22"/>
        </table:table-row>
        <table:table-row table:style-name="ro1">
          <table:table-cell office:value-type="float" office:value="1499777212627" calcext:value-type="float">
            <text:p>14997772126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office:value-type="float" office:value="1499777212636" calcext:value-type="float">
            <text:p>1499777212636</text:p>
          </table:table-cell>
          <table:table-cell table:formula="of:=[.A293]-[.A292]" office:value-type="float" office:value="9" calcext:value-type="float">
            <text:p>9</text:p>
          </table:table-cell>
          <table:table-cell table:formula="of:=[.B293]/1000" office:value-type="float" office:value="0.009" calcext:value-type="float">
            <text:p>0.009</text:p>
          </table:table-cell>
          <table:table-cell table:number-columns-repeated="20"/>
        </table:table-row>
        <table:table-row table:style-name="ro1">
          <table:table-cell office:value-type="float" office:value="1499777360770" calcext:value-type="float">
            <text:p>1499777360770</text:p>
          </table:table-cell>
          <table:table-cell table:formula="of:=[.A294]-[.A293]" office:value-type="float" office:value="148134" calcext:value-type="float">
            <text:p>148134</text:p>
          </table:table-cell>
          <table:table-cell table:formula="of:=[.B294]/1000" office:value-type="float" office:value="148.134" calcext:value-type="float">
            <text:p>148.134</text:p>
          </table:table-cell>
          <table:table-cell table:number-columns-repeated="20"/>
        </table:table-row>
        <table:table-row table:style-name="ro1">
          <table:table-cell office:value-type="float" office:value="1499777428627" calcext:value-type="float">
            <text:p>1499777428627</text:p>
          </table:table-cell>
          <table:table-cell table:formula="of:=[.A295]-[.A294]" office:value-type="float" office:value="67857" calcext:value-type="float">
            <text:p>67857</text:p>
          </table:table-cell>
          <table:table-cell table:formula="of:=[.B295]/1000" office:value-type="float" office:value="67.857" calcext:value-type="float">
            <text:p>67.857</text:p>
          </table:table-cell>
          <table:table-cell table:number-columns-repeated="20"/>
        </table:table-row>
        <table:table-row table:style-name="ro1">
          <table:table-cell office:value-type="float" office:value="1499777510376" calcext:value-type="float">
            <text:p>1499777510376</text:p>
          </table:table-cell>
          <table:table-cell table:formula="of:=[.A296]-[.A295]" office:value-type="float" office:value="81749" calcext:value-type="float">
            <text:p>81749</text:p>
          </table:table-cell>
          <table:table-cell table:formula="of:=[.B296]/1000" office:value-type="float" office:value="81.749" calcext:value-type="float">
            <text:p>81.749</text:p>
          </table:table-cell>
          <table:table-cell table:number-columns-repeated="20"/>
        </table:table-row>
        <table:table-row table:style-name="ro1">
          <table:table-cell office:value-type="float" office:value="1499777569303" calcext:value-type="float">
            <text:p>1499777569303</text:p>
          </table:table-cell>
          <table:table-cell table:formula="of:=[.A297]-[.A296]" office:value-type="float" office:value="58927" calcext:value-type="float">
            <text:p>58927</text:p>
          </table:table-cell>
          <table:table-cell table:formula="of:=[.B297]/1000" office:value-type="float" office:value="58.927" calcext:value-type="float">
            <text:p>58.927</text:p>
          </table:table-cell>
          <table:table-cell table:number-columns-repeated="20"/>
        </table:table-row>
        <table:table-row table:style-name="ro1">
          <table:table-cell office:value-type="float" office:value="1499777640600" calcext:value-type="float">
            <text:p>1499777640600</text:p>
          </table:table-cell>
          <table:table-cell table:formula="of:=[.A298]-[.A297]" office:value-type="float" office:value="71297" calcext:value-type="float">
            <text:p>71297</text:p>
          </table:table-cell>
          <table:table-cell table:formula="of:=[.B298]/1000" office:value-type="float" office:value="71.297" calcext:value-type="float">
            <text:p>71.297</text:p>
          </table:table-cell>
          <table:table-cell table:number-columns-repeated="20"/>
        </table:table-row>
        <table:table-row table:style-name="ro1">
          <table:table-cell office:value-type="float" office:value="1499777716649" calcext:value-type="float">
            <text:p>1499777716649</text:p>
          </table:table-cell>
          <table:table-cell table:formula="of:=[.A299]-[.A298]" office:value-type="float" office:value="76049" calcext:value-type="float">
            <text:p>76049</text:p>
          </table:table-cell>
          <table:table-cell table:formula="of:=[.B299]/1000" office:value-type="float" office:value="76.049" calcext:value-type="float">
            <text:p>76.049</text:p>
          </table:table-cell>
          <table:table-cell table:number-columns-repeated="20"/>
        </table:table-row>
        <table:table-row table:style-name="ro1">
          <table:table-cell office:value-type="float" office:value="1499777796144" calcext:value-type="float">
            <text:p>1499777796144</text:p>
          </table:table-cell>
          <table:table-cell table:formula="of:=[.A300]-[.A299]" office:value-type="float" office:value="79495" calcext:value-type="float">
            <text:p>79495</text:p>
          </table:table-cell>
          <table:table-cell table:formula="of:=[.B300]/1000" office:value-type="float" office:value="79.495" calcext:value-type="float">
            <text:p>79.495</text:p>
          </table:table-cell>
          <table:table-cell table:number-columns-repeated="20"/>
        </table:table-row>
        <table:table-row table:style-name="ro1">
          <table:table-cell office:value-type="float" office:value="1499777871087" calcext:value-type="float">
            <text:p>1499777871087</text:p>
          </table:table-cell>
          <table:table-cell table:formula="of:=[.A301]-[.A300]" office:value-type="float" office:value="74943" calcext:value-type="float">
            <text:p>74943</text:p>
          </table:table-cell>
          <table:table-cell table:formula="of:=[.B301]/1000" office:value-type="float" office:value="74.943" calcext:value-type="float">
            <text:p>74.943</text:p>
          </table:table-cell>
          <table:table-cell table:number-columns-repeated="3"/>
          <table:table-cell table:style-name="ce5" office:value-type="string" calcext:value-type="string">
            <text:p>OSSZERAKAS</text:p>
          </table:table-cell>
          <table:table-cell table:number-columns-repeated="9"/>
          <table:table-cell office:value-type="string" calcext:value-type="string">
            <text:p>Lab-incr para400</text:p>
          </table:table-cell>
          <table:table-cell table:number-columns-repeated="3"/>
          <table:table-cell office:value-type="string" calcext:value-type="string">
            <text:p>Lab-incr para200 NonEmpty combiner</text:p>
          </table:table-cell>
          <table:table-cell table:number-columns-repeated="2"/>
        </table:table-row>
        <table:table-row table:style-name="ro1">
          <table:table-cell office:value-type="float" office:value="1499777929161" calcext:value-type="float">
            <text:p>1499777929161</text:p>
          </table:table-cell>
          <table:table-cell table:formula="of:=[.A302]-[.A301]" office:value-type="float" office:value="58074" calcext:value-type="float">
            <text:p>58074</text:p>
          </table:table-cell>
          <table:table-cell table:formula="of:=[.B302]/1000" office:value-type="float" office:value="58.074" calcext:value-type="float">
            <text:p>58.074</text:p>
          </table:table-cell>
          <table:table-cell table:number-columns-repeated="13"/>
          <table:table-cell office:value-type="float" office:value="1500403538829" calcext:value-type="float">
            <text:p>150040353882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83197912" calcext:value-type="float">
            <text:p>15004831979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1499777940163" calcext:value-type="float">
            <text:p>1499777940163</text:p>
          </table:table-cell>
          <table:table-cell table:formula="of:=[.A303]-[.A302]" office:value-type="float" office:value="11002" calcext:value-type="float">
            <text:p>11002</text:p>
          </table:table-cell>
          <table:table-cell table:formula="of:=[.B303]/1000" office:value-type="float" office:value="11.002" calcext:value-type="float">
            <text:p>11.002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Lab-incr</text:p>
          </table:table-cell>
          <table:table-cell office:value-type="string" calcext:value-type="string">
            <text:p>Flink-incr</text:p>
          </table:table-cell>
          <table:table-cell office:value-type="string" calcext:value-type="string">
            <text:p>Lab-naive</text:p>
          </table:table-cell>
          <table:table-cell office:value-type="string" calcext:value-type="string">
            <text:p>Spark-graphx</text:p>
          </table:table-cell>
          <table:table-cell office:value-type="string" calcext:value-type="string">
            <text:p>Spark-graphx-2</text:p>
          </table:table-cell>
          <table:table-cell office:value-type="string" calcext:value-type="string">
            <text:p>Spark-graphx-para400-ckpt10</text:p>
          </table:table-cell>
          <table:table-cell office:value-type="string" calcext:value-type="string">
            <text:p>Spark-graphx-para400-ckpt50</text:p>
          </table:table-cell>
          <table:table-cell table:number-columns-repeated="2"/>
          <table:table-cell office:value-type="float" office:value="1500403538832" calcext:value-type="float">
            <text:p>1500403538832</text:p>
          </table:table-cell>
          <table:table-cell table:formula="of:=[.Q303]-[.Q302]" office:value-type="float" office:value="3" calcext:value-type="float">
            <text:p>3</text:p>
          </table:table-cell>
          <table:table-cell table:formula="of:=[.R303]/1000" office:value-type="float" office:value="0.003" calcext:value-type="float">
            <text:p>0.003</text:p>
          </table:table-cell>
          <table:table-cell/>
          <table:table-cell office:value-type="float" office:value="1500483197915" calcext:value-type="float">
            <text:p>1500483197915</text:p>
          </table:table-cell>
          <table:table-cell table:formula="of:=[.U303]-[.U302]" office:value-type="float" office:value="3" calcext:value-type="float">
            <text:p>3</text:p>
          </table:table-cell>
          <table:table-cell table:formula="of:=[.V303]/1000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499777957138" calcext:value-type="float">
            <text:p>1499777957138</text:p>
          </table:table-cell>
          <table:table-cell table:formula="of:=[.A304]-[.A303]" office:value-type="float" office:value="16975" calcext:value-type="float">
            <text:p>16975</text:p>
          </table:table-cell>
          <table:table-cell table:formula="of:=[.B304]/1000" office:value-type="float" office:value="16.975" calcext:value-type="float">
            <text:p>16.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office:value-type="float" office:value="104.173" calcext:value-type="float">
            <text:p>104.173</text:p>
          </table:table-cell>
          <table:table-cell table:number-columns-repeated="5" office:value-type="string" calcext:value-type="string">
            <text:p>nan</text:p>
          </table:table-cell>
          <table:table-cell table:number-columns-repeated="2"/>
          <table:table-cell office:value-type="float" office:value="1500403698948" calcext:value-type="float">
            <text:p>1500403698948</text:p>
          </table:table-cell>
          <table:table-cell table:formula="of:=[.Q304]-[.Q303]" office:value-type="float" office:value="160116" calcext:value-type="float">
            <text:p>160116</text:p>
          </table:table-cell>
          <table:table-cell table:formula="of:=[.R304]/1000" office:value-type="float" office:value="160.116" calcext:value-type="float">
            <text:p>160.116</text:p>
          </table:table-cell>
          <table:table-cell/>
          <table:table-cell office:value-type="float" office:value="1500483339345" calcext:value-type="float">
            <text:p>1500483339345</text:p>
          </table:table-cell>
          <table:table-cell table:formula="of:=[.U304]-[.U303]" office:value-type="float" office:value="141430" calcext:value-type="float">
            <text:p>141430</text:p>
          </table:table-cell>
          <table:table-cell table:formula="of:=[.V304]/1000" office:value-type="float" office:value="141.43" calcext:value-type="float">
            <text:p>141.43</text:p>
          </table:table-cell>
        </table:table-row>
        <table:table-row table:style-name="ro1">
          <table:table-cell office:value-type="float" office:value="1499777962611" calcext:value-type="float">
            <text:p>1499777962611</text:p>
          </table:table-cell>
          <table:table-cell table:formula="of:=[.A305]-[.A304]" office:value-type="float" office:value="5473" calcext:value-type="float">
            <text:p>5473</text:p>
          </table:table-cell>
          <table:table-cell table:formula="of:=[.B305]/1000" office:value-type="float" office:value="5.473" calcext:value-type="float">
            <text:p>5.4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4.875" calcext:value-type="float">
            <text:p>24.875</text:p>
          </table:table-cell>
          <table:table-cell office:value-type="float" office:value="83.789" calcext:value-type="float">
            <text:p>83.789</text:p>
          </table:table-cell>
          <table:table-cell office:value-type="float" office:value="35.996" calcext:value-type="float">
            <text:p>35.99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24791" calcext:value-type="float">
            <text:p>1500403724791</text:p>
          </table:table-cell>
          <table:table-cell table:formula="of:=[.Q305]-[.Q304]" office:value-type="float" office:value="25843" calcext:value-type="float">
            <text:p>25843</text:p>
          </table:table-cell>
          <table:table-cell table:formula="of:=[.R305]/1000" office:value-type="float" office:value="25.843" calcext:value-type="float">
            <text:p>25.843</text:p>
          </table:table-cell>
          <table:table-cell/>
          <table:table-cell office:value-type="float" office:value="1500483364220" calcext:value-type="float">
            <text:p>1500483364220</text:p>
          </table:table-cell>
          <table:table-cell table:formula="of:=[.U305]-[.U304]" office:value-type="float" office:value="24875" calcext:value-type="float">
            <text:p>24875</text:p>
          </table:table-cell>
          <table:table-cell table:formula="of:=[.V305]/1000" office:value-type="float" office:value="24.875" calcext:value-type="float">
            <text:p>24.875</text:p>
          </table:table-cell>
        </table:table-row>
        <table:table-row table:style-name="ro1">
          <table:table-cell office:value-type="float" office:value="1499777965614" calcext:value-type="float">
            <text:p>1499777965614</text:p>
          </table:table-cell>
          <table:table-cell table:formula="of:=[.A306]-[.A305]" office:value-type="float" office:value="3003" calcext:value-type="float">
            <text:p>3003</text:p>
          </table:table-cell>
          <table:table-cell table:formula="of:=[.B306]/1000" office:value-type="float" office:value="3.003" calcext:value-type="float">
            <text:p>3.0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.56" calcext:value-type="float">
            <text:p>25.56</text:p>
          </table:table-cell>
          <table:table-cell office:value-type="float" office:value="73.728" calcext:value-type="float">
            <text:p>73.728</text:p>
          </table:table-cell>
          <table:table-cell office:value-type="float" office:value="40.312" calcext:value-type="float">
            <text:p>40.3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59323" calcext:value-type="float">
            <text:p>1500403759323</text:p>
          </table:table-cell>
          <table:table-cell table:formula="of:=[.Q306]-[.Q305]" office:value-type="float" office:value="34532" calcext:value-type="float">
            <text:p>34532</text:p>
          </table:table-cell>
          <table:table-cell table:formula="of:=[.R306]/1000" office:value-type="float" office:value="34.532" calcext:value-type="float">
            <text:p>34.532</text:p>
          </table:table-cell>
          <table:table-cell/>
          <table:table-cell office:value-type="float" office:value="1500483389780" calcext:value-type="float">
            <text:p>1500483389780</text:p>
          </table:table-cell>
          <table:table-cell table:formula="of:=[.U306]-[.U305]" office:value-type="float" office:value="25560" calcext:value-type="float">
            <text:p>25560</text:p>
          </table:table-cell>
          <table:table-cell table:formula="of:=[.V306]/1000"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1499777966915" calcext:value-type="float">
            <text:p>1499777966915</text:p>
          </table:table-cell>
          <table:table-cell table:formula="of:=[.A307]-[.A306]" office:value-type="float" office:value="1301" calcext:value-type="float">
            <text:p>1301</text:p>
          </table:table-cell>
          <table:table-cell table:formula="of:=[.B307]/1000" office:value-type="float" office:value="1.301" calcext:value-type="float">
            <text:p>1.3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.122" calcext:value-type="float">
            <text:p>31.122</text:p>
          </table:table-cell>
          <table:table-cell office:value-type="float" office:value="61.017" calcext:value-type="float">
            <text:p>61.017</text:p>
          </table:table-cell>
          <table:table-cell office:value-type="float" office:value="41.642" calcext:value-type="float">
            <text:p>41.6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00403788680" calcext:value-type="float">
            <text:p>1500403788680</text:p>
          </table:table-cell>
          <table:table-cell table:formula="of:=[.Q307]-[.Q306]" office:value-type="float" office:value="29357" calcext:value-type="float">
            <text:p>29357</text:p>
          </table:table-cell>
          <table:table-cell table:formula="of:=[.R307]/1000" office:value-type="float" office:value="29.357" calcext:value-type="float">
            <text:p>29.357</text:p>
          </table:table-cell>
          <table:table-cell/>
          <table:table-cell office:value-type="float" office:value="1500483420902" calcext:value-type="float">
            <text:p>1500483420902</text:p>
          </table:table-cell>
          <table:table-cell table:formula="of:=[.U307]-[.U306]" office:value-type="float" office:value="31122" calcext:value-type="float">
            <text:p>31122</text:p>
          </table:table-cell>
          <table:table-cell table:formula="of:=[.V307]/1000" office:value-type="float" office:value="31.122" calcext:value-type="float">
            <text:p>31.122</text:p>
          </table:table-cell>
        </table:table-row>
        <table:table-row table:style-name="ro1">
          <table:table-cell office:value-type="float" office:value="1499777967917" calcext:value-type="float">
            <text:p>1499777967917</text:p>
          </table:table-cell>
          <table:table-cell table:formula="of:=[.A308]-[.A307]" office:value-type="float" office:value="1002" calcext:value-type="float">
            <text:p>1002</text:p>
          </table:table-cell>
          <table:table-cell table:formula="of:=[.B308]/1000" office:value-type="float" office:value="1.002" calcext:value-type="float">
            <text:p>1.0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6.883" calcext:value-type="float">
            <text:p>26.883</text:p>
          </table:table-cell>
          <table:table-cell office:value-type="float" office:value="78.797" calcext:value-type="float">
            <text:p>78.797</text:p>
          </table:table-cell>
          <table:table-cell office:value-type="float" office:value="42.718" calcext:value-type="float">
            <text:p>42.7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20874" calcext:value-type="float">
            <text:p>1500403820874</text:p>
          </table:table-cell>
          <table:table-cell table:formula="of:=[.Q308]-[.Q307]" office:value-type="float" office:value="32194" calcext:value-type="float">
            <text:p>32194</text:p>
          </table:table-cell>
          <table:table-cell table:formula="of:=[.R308]/1000" office:value-type="float" office:value="32.194" calcext:value-type="float">
            <text:p>32.194</text:p>
          </table:table-cell>
          <table:table-cell/>
          <table:table-cell office:value-type="float" office:value="1500483447785" calcext:value-type="float">
            <text:p>1500483447785</text:p>
          </table:table-cell>
          <table:table-cell table:formula="of:=[.U308]-[.U307]" office:value-type="float" office:value="26883" calcext:value-type="float">
            <text:p>26883</text:p>
          </table:table-cell>
          <table:table-cell table:formula="of:=[.V308]/1000" office:value-type="float" office:value="26.883" calcext:value-type="float">
            <text:p>26.883</text:p>
          </table:table-cell>
        </table:table-row>
        <table:table-row table:style-name="ro1">
          <table:table-cell office:value-type="float" office:value="1499777968718" calcext:value-type="float">
            <text:p>1499777968718</text:p>
          </table:table-cell>
          <table:table-cell table:formula="of:=[.A309]-[.A308]" office:value-type="float" office:value="801" calcext:value-type="float">
            <text:p>801</text:p>
          </table:table-cell>
          <table:table-cell table:formula="of:=[.B309]/1000" office:value-type="float" office:value="0.801" calcext:value-type="float">
            <text:p>0.8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6.394" calcext:value-type="float">
            <text:p>26.394</text:p>
          </table:table-cell>
          <table:table-cell office:value-type="float" office:value="71.114" calcext:value-type="float">
            <text:p>71.114</text:p>
          </table:table-cell>
          <table:table-cell office:value-type="float" office:value="53.297" calcext:value-type="float">
            <text:p>53.29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56699" calcext:value-type="float">
            <text:p>1500403856699</text:p>
          </table:table-cell>
          <table:table-cell table:formula="of:=[.Q309]-[.Q308]" office:value-type="float" office:value="35825" calcext:value-type="float">
            <text:p>35825</text:p>
          </table:table-cell>
          <table:table-cell table:formula="of:=[.R309]/1000" office:value-type="float" office:value="35.825" calcext:value-type="float">
            <text:p>35.825</text:p>
          </table:table-cell>
          <table:table-cell/>
          <table:table-cell office:value-type="float" office:value="1500483474179" calcext:value-type="float">
            <text:p>1500483474179</text:p>
          </table:table-cell>
          <table:table-cell table:formula="of:=[.U309]-[.U308]" office:value-type="float" office:value="26394" calcext:value-type="float">
            <text:p>26394</text:p>
          </table:table-cell>
          <table:table-cell table:formula="of:=[.V309]/1000" office:value-type="float" office:value="26.394" calcext:value-type="float">
            <text:p>26.394</text:p>
          </table:table-cell>
        </table:table-row>
        <table:table-row table:style-name="ro1">
          <table:table-cell office:value-type="float" office:value="1499777969319" calcext:value-type="float">
            <text:p>1499777969319</text:p>
          </table:table-cell>
          <table:table-cell table:formula="of:=[.A310]-[.A309]" office:value-type="float" office:value="601" calcext:value-type="float">
            <text:p>601</text:p>
          </table:table-cell>
          <table:table-cell table:formula="of:=[.B310]/1000" office:value-type="float" office:value="0.601" calcext:value-type="float">
            <text:p>0.6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.933" calcext:value-type="float">
            <text:p>26.933</text:p>
          </table:table-cell>
          <table:table-cell office:value-type="float" office:value="72.944" calcext:value-type="float">
            <text:p>72.944</text:p>
          </table:table-cell>
          <table:table-cell office:value-type="float" office:value="70.735" calcext:value-type="float">
            <text:p>70.73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500403887404" calcext:value-type="float">
            <text:p>1500403887404</text:p>
          </table:table-cell>
          <table:table-cell table:formula="of:=[.Q310]-[.Q309]" office:value-type="float" office:value="30705" calcext:value-type="float">
            <text:p>30705</text:p>
          </table:table-cell>
          <table:table-cell table:formula="of:=[.R310]/1000" office:value-type="float" office:value="30.705" calcext:value-type="float">
            <text:p>30.705</text:p>
          </table:table-cell>
          <table:table-cell/>
          <table:table-cell office:value-type="float" office:value="1500483501112" calcext:value-type="float">
            <text:p>1500483501112</text:p>
          </table:table-cell>
          <table:table-cell table:formula="of:=[.U310]-[.U309]" office:value-type="float" office:value="26933" calcext:value-type="float">
            <text:p>26933</text:p>
          </table:table-cell>
          <table:table-cell table:formula="of:=[.V310]/1000" office:value-type="float" office:value="26.933" calcext:value-type="float">
            <text:p>26.933</text:p>
          </table:table-cell>
        </table:table-row>
        <table:table-row table:style-name="ro1">
          <table:table-cell office:value-type="float" office:value="1499777969820" calcext:value-type="float">
            <text:p>1499777969820</text:p>
          </table:table-cell>
          <table:table-cell table:formula="of:=[.A311]-[.A310]" office:value-type="float" office:value="501" calcext:value-type="float">
            <text:p>501</text:p>
          </table:table-cell>
          <table:table-cell table:formula="of:=[.B311]/1000" office:value-type="float" office:value="0.501" calcext:value-type="float">
            <text:p>0.5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3.065" calcext:value-type="float">
            <text:p>23.065</text:p>
          </table:table-cell>
          <table:table-cell office:value-type="float" office:value="64.464" calcext:value-type="float">
            <text:p>64.464</text:p>
          </table:table-cell>
          <table:table-cell office:value-type="float" office:value="41.768" calcext:value-type="float">
            <text:p>41.7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500403910904" calcext:value-type="float">
            <text:p>1500403910904</text:p>
          </table:table-cell>
          <table:table-cell table:formula="of:=[.Q311]-[.Q310]" office:value-type="float" office:value="23500" calcext:value-type="float">
            <text:p>23500</text:p>
          </table:table-cell>
          <table:table-cell table:formula="of:=[.R311]/1000" office:value-type="float" office:value="23.5" calcext:value-type="float">
            <text:p>23.5</text:p>
          </table:table-cell>
          <table:table-cell/>
          <table:table-cell office:value-type="float" office:value="1500483524177" calcext:value-type="float">
            <text:p>1500483524177</text:p>
          </table:table-cell>
          <table:table-cell table:formula="of:=[.U311]-[.U310]" office:value-type="float" office:value="23065" calcext:value-type="float">
            <text:p>23065</text:p>
          </table:table-cell>
          <table:table-cell table:formula="of:=[.V311]/1000" office:value-type="float" office:value="23.065" calcext:value-type="float">
            <text:p>23.065</text:p>
          </table:table-cell>
        </table:table-row>
        <table:table-row table:style-name="ro1">
          <table:table-cell office:value-type="float" office:value="1499777970120" calcext:value-type="float">
            <text:p>1499777970120</text:p>
          </table:table-cell>
          <table:table-cell table:formula="of:=[.A312]-[.A311]" office:value-type="float" office:value="300" calcext:value-type="float">
            <text:p>300</text:p>
          </table:table-cell>
          <table:table-cell table:formula="of:=[.B312]/1000" office:value-type="float" office:value="0.3" calcext:value-type="float">
            <text:p>0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.378" calcext:value-type="float">
            <text:p>14.378</text:p>
          </table:table-cell>
          <table:table-cell office:value-type="float" office:value="33.943" calcext:value-type="float">
            <text:p>33.943</text:p>
          </table:table-cell>
          <table:table-cell office:value-type="float" office:value="62.571" calcext:value-type="float">
            <text:p>62.57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23202" calcext:value-type="float">
            <text:p>1500403923202</text:p>
          </table:table-cell>
          <table:table-cell table:formula="of:=[.Q312]-[.Q311]" office:value-type="float" office:value="12298" calcext:value-type="float">
            <text:p>12298</text:p>
          </table:table-cell>
          <table:table-cell table:formula="of:=[.R312]/1000" office:value-type="float" office:value="12.298" calcext:value-type="float">
            <text:p>12.298</text:p>
          </table:table-cell>
          <table:table-cell/>
          <table:table-cell office:value-type="float" office:value="1500483538555" calcext:value-type="float">
            <text:p>1500483538555</text:p>
          </table:table-cell>
          <table:table-cell table:formula="of:=[.U312]-[.U311]" office:value-type="float" office:value="14378" calcext:value-type="float">
            <text:p>14378</text:p>
          </table:table-cell>
          <table:table-cell table:formula="of:=[.V312]/1000" office:value-type="float" office:value="14.378" calcext:value-type="float">
            <text:p>14.378</text:p>
          </table:table-cell>
        </table:table-row>
        <table:table-row table:style-name="ro1">
          <table:table-cell office:value-type="float" office:value="1499777970618" calcext:value-type="float">
            <text:p>1499777970618</text:p>
          </table:table-cell>
          <table:table-cell table:formula="of:=[.A313]-[.A312]" office:value-type="float" office:value="498" calcext:value-type="float">
            <text:p>498</text:p>
          </table:table-cell>
          <table:table-cell table:formula="of:=[.B313]/1000" office:value-type="float" office:value="0.498" calcext:value-type="float">
            <text:p>0.4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.711" calcext:value-type="float">
            <text:p>9.711</text:p>
          </table:table-cell>
          <table:table-cell office:value-type="float" office:value="14.919" calcext:value-type="float">
            <text:p>14.919</text:p>
          </table:table-cell>
          <table:table-cell office:value-type="float" office:value="30.692" calcext:value-type="float">
            <text:p>30.692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30748" calcext:value-type="float">
            <text:p>1500403930748</text:p>
          </table:table-cell>
          <table:table-cell table:formula="of:=[.Q313]-[.Q312]" office:value-type="float" office:value="7546" calcext:value-type="float">
            <text:p>7546</text:p>
          </table:table-cell>
          <table:table-cell table:formula="of:=[.R313]/1000" office:value-type="float" office:value="7.546" calcext:value-type="float">
            <text:p>7.546</text:p>
          </table:table-cell>
          <table:table-cell/>
          <table:table-cell office:value-type="float" office:value="1500483548266" calcext:value-type="float">
            <text:p>1500483548266</text:p>
          </table:table-cell>
          <table:table-cell table:formula="of:=[.U313]-[.U312]" office:value-type="float" office:value="9711" calcext:value-type="float">
            <text:p>9711</text:p>
          </table:table-cell>
          <table:table-cell table:formula="of:=[.V313]/1000"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1499777970721" calcext:value-type="float">
            <text:p>1499777970721</text:p>
          </table:table-cell>
          <table:table-cell table:formula="of:=[.A314]-[.A313]" office:value-type="float" office:value="103" calcext:value-type="float">
            <text:p>103</text:p>
          </table:table-cell>
          <table:table-cell table:formula="of:=[.B314]/1000" office:value-type="float" office:value="0.103" calcext:value-type="float">
            <text:p>0.1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.46" calcext:value-type="float">
            <text:p>5.46</text:p>
          </table:table-cell>
          <table:table-cell office:value-type="float" office:value="6.826" calcext:value-type="float">
            <text:p>6.826</text:p>
          </table:table-cell>
          <table:table-cell office:value-type="float" office:value="28.063" calcext:value-type="float">
            <text:p>28.06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39764" calcext:value-type="float">
            <text:p>1500403939764</text:p>
          </table:table-cell>
          <table:table-cell table:formula="of:=[.Q314]-[.Q313]" office:value-type="float" office:value="9016" calcext:value-type="float">
            <text:p>9016</text:p>
          </table:table-cell>
          <table:table-cell table:formula="of:=[.R314]/1000" office:value-type="float" office:value="9.016" calcext:value-type="float">
            <text:p>9.016</text:p>
          </table:table-cell>
          <table:table-cell/>
          <table:table-cell office:value-type="float" office:value="1500483553726" calcext:value-type="float">
            <text:p>1500483553726</text:p>
          </table:table-cell>
          <table:table-cell table:formula="of:=[.U314]-[.U313]" office:value-type="float" office:value="5460" calcext:value-type="float">
            <text:p>5460</text:p>
          </table:table-cell>
          <table:table-cell table:formula="of:=[.V314]/1000"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1499777970815" calcext:value-type="float">
            <text:p>1499777970815</text:p>
          </table:table-cell>
          <table:table-cell table:formula="of:=[.A315]-[.A314]" office:value-type="float" office:value="94" calcext:value-type="float">
            <text:p>94</text:p>
          </table:table-cell>
          <table:table-cell table:formula="of:=[.B315]/1000" office:value-type="float" office:value="0.094" calcext:value-type="float">
            <text:p>0.0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004" calcext:value-type="float">
            <text:p>3.004</text:p>
          </table:table-cell>
          <table:table-cell office:value-type="float" office:value="4.252" calcext:value-type="float">
            <text:p>4.252</text:p>
          </table:table-cell>
          <table:table-cell office:value-type="float" office:value="26.866" calcext:value-type="float">
            <text:p>26.86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42873" calcext:value-type="float">
            <text:p>1500403942873</text:p>
          </table:table-cell>
          <table:table-cell table:formula="of:=[.Q315]-[.Q314]" office:value-type="float" office:value="3109" calcext:value-type="float">
            <text:p>3109</text:p>
          </table:table-cell>
          <table:table-cell table:formula="of:=[.R315]/1000" office:value-type="float" office:value="3.109" calcext:value-type="float">
            <text:p>3.109</text:p>
          </table:table-cell>
          <table:table-cell/>
          <table:table-cell office:value-type="float" office:value="1500483556730" calcext:value-type="float">
            <text:p>1500483556730</text:p>
          </table:table-cell>
          <table:table-cell table:formula="of:=[.U315]-[.U314]" office:value-type="float" office:value="3004" calcext:value-type="float">
            <text:p>3004</text:p>
          </table:table-cell>
          <table:table-cell table:formula="of:=[.V315]/1000" office:value-type="float" office:value="3.004" calcext:value-type="float">
            <text:p>3.004</text:p>
          </table:table-cell>
        </table:table-row>
        <table:table-row table:style-name="ro1">
          <table:table-cell office:value-type="float" office:value="1499777970897" calcext:value-type="float">
            <text:p>1499777970897</text:p>
          </table:table-cell>
          <table:table-cell table:formula="of:=[.A316]-[.A315]" office:value-type="float" office:value="82" calcext:value-type="float">
            <text:p>82</text:p>
          </table:table-cell>
          <table:table-cell table:formula="of:=[.B316]/1000" office:value-type="float" office:value="0.082" calcext:value-type="float">
            <text:p>0.0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.702" calcext:value-type="float">
            <text:p>1.702</text:p>
          </table:table-cell>
          <table:table-cell office:value-type="float" office:value="2.039" calcext:value-type="float">
            <text:p>2.039</text:p>
          </table:table-cell>
          <table:table-cell office:value-type="float" office:value="26.672" calcext:value-type="float">
            <text:p>26.67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45677" calcext:value-type="float">
            <text:p>1500403945677</text:p>
          </table:table-cell>
          <table:table-cell table:formula="of:=[.Q316]-[.Q315]" office:value-type="float" office:value="2804" calcext:value-type="float">
            <text:p>2804</text:p>
          </table:table-cell>
          <table:table-cell table:formula="of:=[.R316]/1000" office:value-type="float" office:value="2.804" calcext:value-type="float">
            <text:p>2.804</text:p>
          </table:table-cell>
          <table:table-cell/>
          <table:table-cell office:value-type="float" office:value="1500483558432" calcext:value-type="float">
            <text:p>1500483558432</text:p>
          </table:table-cell>
          <table:table-cell table:formula="of:=[.U316]-[.U315]" office:value-type="float" office:value="1702" calcext:value-type="float">
            <text:p>1702</text:p>
          </table:table-cell>
          <table:table-cell table:formula="of:=[.V316]/1000"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499777970981" calcext:value-type="float">
            <text:p>1499777970981</text:p>
          </table:table-cell>
          <table:table-cell table:formula="of:=[.A317]-[.A316]" office:value-type="float" office:value="84" calcext:value-type="float">
            <text:p>84</text:p>
          </table:table-cell>
          <table:table-cell table:formula="of:=[.B317]/1000" office:value-type="float" office:value="0.084" calcext:value-type="float">
            <text:p>0.0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387" calcext:value-type="float">
            <text:p>1.387</text:p>
          </table:table-cell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47579" calcext:value-type="float">
            <text:p>1500403947579</text:p>
          </table:table-cell>
          <table:table-cell table:formula="of:=[.Q317]-[.Q316]" office:value-type="float" office:value="1902" calcext:value-type="float">
            <text:p>1902</text:p>
          </table:table-cell>
          <table:table-cell table:formula="of:=[.R317]/1000" office:value-type="float" office:value="1.902" calcext:value-type="float">
            <text:p>1.902</text:p>
          </table:table-cell>
          <table:table-cell/>
          <table:table-cell office:value-type="float" office:value="1500483559733" calcext:value-type="float">
            <text:p>1500483559733</text:p>
          </table:table-cell>
          <table:table-cell table:formula="of:=[.U317]-[.U316]" office:value-type="float" office:value="1301" calcext:value-type="float">
            <text:p>1301</text:p>
          </table:table-cell>
          <table:table-cell table:formula="of:=[.V317]/1000"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1499777971056" calcext:value-type="float">
            <text:p>1499777971056</text:p>
          </table:table-cell>
          <table:table-cell table:formula="of:=[.A318]-[.A317]" office:value-type="float" office:value="75" calcext:value-type="float">
            <text:p>75</text:p>
          </table:table-cell>
          <table:table-cell table:formula="of:=[.B318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801" calcext:value-type="float">
            <text:p>0.801</text:p>
          </table:table-cell>
          <table:table-cell office:value-type="float" office:value="1.12" calcext:value-type="float">
            <text:p>1.12</text:p>
          </table:table-cell>
          <table:table-cell office:value-type="float" office:value="26.628" calcext:value-type="float">
            <text:p>26.6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0282" calcext:value-type="float">
            <text:p>1500403950282</text:p>
          </table:table-cell>
          <table:table-cell table:formula="of:=[.Q318]-[.Q317]" office:value-type="float" office:value="2703" calcext:value-type="float">
            <text:p>2703</text:p>
          </table:table-cell>
          <table:table-cell table:formula="of:=[.R318]/1000" office:value-type="float" office:value="2.703" calcext:value-type="float">
            <text:p>2.703</text:p>
          </table:table-cell>
          <table:table-cell/>
          <table:table-cell office:value-type="float" office:value="1500483560534" calcext:value-type="float">
            <text:p>1500483560534</text:p>
          </table:table-cell>
          <table:table-cell table:formula="of:=[.U318]-[.U317]" office:value-type="float" office:value="801" calcext:value-type="float">
            <text:p>801</text:p>
          </table:table-cell>
          <table:table-cell table:formula="of:=[.V318]/1000"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499777971121" calcext:value-type="float">
            <text:p>1499777971121</text:p>
          </table:table-cell>
          <table:table-cell table:formula="of:=[.A319]-[.A318]" office:value-type="float" office:value="65" calcext:value-type="float">
            <text:p>65</text:p>
          </table:table-cell>
          <table:table-cell table:formula="of:=[.B319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1.034" calcext:value-type="float">
            <text:p>1.034</text:p>
          </table:table-cell>
          <table:table-cell office:value-type="float" office:value="25.834" calcext:value-type="float">
            <text:p>25.83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1483" calcext:value-type="float">
            <text:p>1500403951483</text:p>
          </table:table-cell>
          <table:table-cell table:formula="of:=[.Q319]-[.Q318]" office:value-type="float" office:value="1201" calcext:value-type="float">
            <text:p>1201</text:p>
          </table:table-cell>
          <table:table-cell table:formula="of:=[.R319]/1000" office:value-type="float" office:value="1.201" calcext:value-type="float">
            <text:p>1.201</text:p>
          </table:table-cell>
          <table:table-cell/>
          <table:table-cell office:value-type="float" office:value="1500483560934" calcext:value-type="float">
            <text:p>1500483560934</text:p>
          </table:table-cell>
          <table:table-cell table:formula="of:=[.U319]-[.U318]" office:value-type="float" office:value="400" calcext:value-type="float">
            <text:p>400</text:p>
          </table:table-cell>
          <table:table-cell table:formula="of:=[.V319]/100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99777971190" calcext:value-type="float">
            <text:p>1499777971190</text:p>
          </table:table-cell>
          <table:table-cell table:formula="of:=[.A320]-[.A319]" office:value-type="float" office:value="69" calcext:value-type="float">
            <text:p>69</text:p>
          </table:table-cell>
          <table:table-cell table:formula="of:=[.B320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55" calcext:value-type="float">
            <text:p>0.355</text:p>
          </table:table-cell>
          <table:table-cell office:value-type="float" office:value="0.222" calcext:value-type="float">
            <text:p>0.222</text:p>
          </table:table-cell>
          <table:table-cell office:value-type="float" office:value="31.935" calcext:value-type="float">
            <text:p>31.93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2485" calcext:value-type="float">
            <text:p>1500403952485</text:p>
          </table:table-cell>
          <table:table-cell table:formula="of:=[.Q320]-[.Q319]" office:value-type="float" office:value="1002" calcext:value-type="float">
            <text:p>1002</text:p>
          </table:table-cell>
          <table:table-cell table:formula="of:=[.R320]/1000" office:value-type="float" office:value="1.002" calcext:value-type="float">
            <text:p>1.002</text:p>
          </table:table-cell>
          <table:table-cell/>
          <table:table-cell office:value-type="float" office:value="1500483561289" calcext:value-type="float">
            <text:p>1500483561289</text:p>
          </table:table-cell>
          <table:table-cell table:formula="of:=[.U320]-[.U319]" office:value-type="float" office:value="355" calcext:value-type="float">
            <text:p>355</text:p>
          </table:table-cell>
          <table:table-cell table:formula="of:=[.V320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499777971256" calcext:value-type="float">
            <text:p>1499777971256</text:p>
          </table:table-cell>
          <table:table-cell table:formula="of:=[.A321]-[.A320]" office:value-type="float" office:value="66" calcext:value-type="float">
            <text:p>66</text:p>
          </table:table-cell>
          <table:table-cell table:formula="of:=[.B321]/1000" office:value-type="float" office:value="0.066" calcext:value-type="float">
            <text:p>0.0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4" calcext:value-type="float">
            <text:p>0.254</text:p>
          </table:table-cell>
          <table:table-cell office:value-type="float" office:value="25.297" calcext:value-type="float">
            <text:p>25.29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3185" calcext:value-type="float">
            <text:p>1500403953185</text:p>
          </table:table-cell>
          <table:table-cell table:formula="of:=[.Q321]-[.Q320]" office:value-type="float" office:value="700" calcext:value-type="float">
            <text:p>700</text:p>
          </table:table-cell>
          <table:table-cell table:formula="of:=[.R321]/1000" office:value-type="float" office:value="0.7" calcext:value-type="float">
            <text:p>0.7</text:p>
          </table:table-cell>
          <table:table-cell/>
          <table:table-cell office:value-type="float" office:value="1500483561584" calcext:value-type="float">
            <text:p>1500483561584</text:p>
          </table:table-cell>
          <table:table-cell table:formula="of:=[.U321]-[.U320]" office:value-type="float" office:value="295" calcext:value-type="float">
            <text:p>295</text:p>
          </table:table-cell>
          <table:table-cell table:formula="of:=[.V321]/1000"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1499777971321" calcext:value-type="float">
            <text:p>1499777971321</text:p>
          </table:table-cell>
          <table:table-cell table:formula="of:=[.A322]-[.A321]" office:value-type="float" office:value="65" calcext:value-type="float">
            <text:p>65</text:p>
          </table:table-cell>
          <table:table-cell table:formula="of:=[.B322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51" calcext:value-type="float">
            <text:p>0.151</text:p>
          </table:table-cell>
          <table:table-cell office:value-type="float" office:value="0.212" calcext:value-type="float">
            <text:p>0.212</text:p>
          </table:table-cell>
          <table:table-cell office:value-type="float" office:value="25.689" calcext:value-type="float">
            <text:p>25.68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486" calcext:value-type="float">
            <text:p>1500403953486</text:p>
          </table:table-cell>
          <table:table-cell table:formula="of:=[.Q322]-[.Q321]" office:value-type="float" office:value="301" calcext:value-type="float">
            <text:p>301</text:p>
          </table:table-cell>
          <table:table-cell table:formula="of:=[.R322]/1000" office:value-type="float" office:value="0.301" calcext:value-type="float">
            <text:p>0.301</text:p>
          </table:table-cell>
          <table:table-cell/>
          <table:table-cell office:value-type="float" office:value="1500483561735" calcext:value-type="float">
            <text:p>1500483561735</text:p>
          </table:table-cell>
          <table:table-cell table:formula="of:=[.U322]-[.U321]" office:value-type="float" office:value="151" calcext:value-type="float">
            <text:p>151</text:p>
          </table:table-cell>
          <table:table-cell table:formula="of:=[.V322]/1000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499777971390" calcext:value-type="float">
            <text:p>1499777971390</text:p>
          </table:table-cell>
          <table:table-cell table:formula="of:=[.A323]-[.A322]" office:value-type="float" office:value="69" calcext:value-type="float">
            <text:p>69</text:p>
          </table:table-cell>
          <table:table-cell table:formula="of:=[.B323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 office:value-type="float" office:value="25.622" calcext:value-type="float">
            <text:p>25.62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3769" calcext:value-type="float">
            <text:p>1500403953769</text:p>
          </table:table-cell>
          <table:table-cell table:formula="of:=[.Q323]-[.Q322]" office:value-type="float" office:value="283" calcext:value-type="float">
            <text:p>283</text:p>
          </table:table-cell>
          <table:table-cell table:formula="of:=[.R323]/1000" office:value-type="float" office:value="0.283" calcext:value-type="float">
            <text:p>0.283</text:p>
          </table:table-cell>
          <table:table-cell/>
          <table:table-cell office:value-type="float" office:value="1500483561917" calcext:value-type="float">
            <text:p>1500483561917</text:p>
          </table:table-cell>
          <table:table-cell table:formula="of:=[.U323]-[.U322]" office:value-type="float" office:value="182" calcext:value-type="float">
            <text:p>182</text:p>
          </table:table-cell>
          <table:table-cell table:formula="of:=[.V323]/1000"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499777971465" calcext:value-type="float">
            <text:p>1499777971465</text:p>
          </table:table-cell>
          <table:table-cell table:formula="of:=[.A324]-[.A323]" office:value-type="float" office:value="75" calcext:value-type="float">
            <text:p>75</text:p>
          </table:table-cell>
          <table:table-cell table:formula="of:=[.B324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68" calcext:value-type="float">
            <text:p>0.168</text:p>
          </table:table-cell>
          <table:table-cell office:value-type="float" office:value="0.262" calcext:value-type="float">
            <text:p>0.262</text:p>
          </table:table-cell>
          <table:table-cell office:value-type="float" office:value="25.831" calcext:value-type="float">
            <text:p>25.83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986" calcext:value-type="float">
            <text:p>1500403953986</text:p>
          </table:table-cell>
          <table:table-cell table:formula="of:=[.Q324]-[.Q323]" office:value-type="float" office:value="217" calcext:value-type="float">
            <text:p>217</text:p>
          </table:table-cell>
          <table:table-cell table:formula="of:=[.R324]/1000" office:value-type="float" office:value="0.217" calcext:value-type="float">
            <text:p>0.217</text:p>
          </table:table-cell>
          <table:table-cell/>
          <table:table-cell office:value-type="float" office:value="1500483562085" calcext:value-type="float">
            <text:p>1500483562085</text:p>
          </table:table-cell>
          <table:table-cell table:formula="of:=[.U324]-[.U323]" office:value-type="float" office:value="168" calcext:value-type="float">
            <text:p>168</text:p>
          </table:table-cell>
          <table:table-cell table:formula="of:=[.V324]/1000"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499777971521" calcext:value-type="float">
            <text:p>1499777971521</text:p>
          </table:table-cell>
          <table:table-cell table:formula="of:=[.A325]-[.A324]" office:value-type="float" office:value="56" calcext:value-type="float">
            <text:p>56</text:p>
          </table:table-cell>
          <table:table-cell table:formula="of:=[.B325]/1000" office:value-type="float" office:value="0.056" calcext:value-type="float">
            <text:p>0.05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1" calcext:value-type="float">
            <text:p>0.181</text:p>
          </table:table-cell>
          <table:table-cell office:value-type="float" office:value="25.469" calcext:value-type="float">
            <text:p>25.46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186" calcext:value-type="float">
            <text:p>1500403954186</text:p>
          </table:table-cell>
          <table:table-cell table:formula="of:=[.Q325]-[.Q324]" office:value-type="float" office:value="200" calcext:value-type="float">
            <text:p>200</text:p>
          </table:table-cell>
          <table:table-cell table:formula="of:=[.R325]/1000" office:value-type="float" office:value="0.2" calcext:value-type="float">
            <text:p>0.2</text:p>
          </table:table-cell>
          <table:table-cell/>
          <table:table-cell office:value-type="float" office:value="1500483562230" calcext:value-type="float">
            <text:p>1500483562230</text:p>
          </table:table-cell>
          <table:table-cell table:formula="of:=[.U325]-[.U324]" office:value-type="float" office:value="145" calcext:value-type="float">
            <text:p>145</text:p>
          </table:table-cell>
          <table:table-cell table:formula="of:=[.V325]/1000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499777971619" calcext:value-type="float">
            <text:p>1499777971619</text:p>
          </table:table-cell>
          <table:table-cell table:formula="of:=[.A326]-[.A325]" office:value-type="float" office:value="98" calcext:value-type="float">
            <text:p>98</text:p>
          </table:table-cell>
          <table:table-cell table:formula="of:=[.B326]/1000" office:value-type="float" office:value="0.098" calcext:value-type="float">
            <text:p>0.09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9" calcext:value-type="float">
            <text:p>0.189</text:p>
          </table:table-cell>
          <table:table-cell office:value-type="float" office:value="25.424" calcext:value-type="float">
            <text:p>25.4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371" calcext:value-type="float">
            <text:p>1500403954371</text:p>
          </table:table-cell>
          <table:table-cell table:formula="of:=[.Q326]-[.Q325]" office:value-type="float" office:value="185" calcext:value-type="float">
            <text:p>185</text:p>
          </table:table-cell>
          <table:table-cell table:formula="of:=[.R326]/1000" office:value-type="float" office:value="0.185" calcext:value-type="float">
            <text:p>0.185</text:p>
          </table:table-cell>
          <table:table-cell/>
          <table:table-cell office:value-type="float" office:value="1500483562314" calcext:value-type="float">
            <text:p>1500483562314</text:p>
          </table:table-cell>
          <table:table-cell table:formula="of:=[.U326]-[.U325]" office:value-type="float" office:value="84" calcext:value-type="float">
            <text:p>84</text:p>
          </table:table-cell>
          <table:table-cell table:formula="of:=[.V326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1686" calcext:value-type="float">
            <text:p>1499777971686</text:p>
          </table:table-cell>
          <table:table-cell table:formula="of:=[.A327]-[.A326]" office:value-type="float" office:value="67" calcext:value-type="float">
            <text:p>67</text:p>
          </table:table-cell>
          <table:table-cell table:formula="of:=[.B327]/1000" office:value-type="float" office:value="0.067" calcext:value-type="float">
            <text:p>0.0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236" calcext:value-type="float">
            <text:p>0.236</text:p>
          </table:table-cell>
          <table:table-cell office:value-type="float" office:value="25.37" calcext:value-type="float">
            <text:p>25.3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4587" calcext:value-type="float">
            <text:p>1500403954587</text:p>
          </table:table-cell>
          <table:table-cell table:formula="of:=[.Q327]-[.Q326]" office:value-type="float" office:value="216" calcext:value-type="float">
            <text:p>216</text:p>
          </table:table-cell>
          <table:table-cell table:formula="of:=[.R327]/1000" office:value-type="float" office:value="0.216" calcext:value-type="float">
            <text:p>0.216</text:p>
          </table:table-cell>
          <table:table-cell/>
          <table:table-cell office:value-type="float" office:value="1500483562435" calcext:value-type="float">
            <text:p>1500483562435</text:p>
          </table:table-cell>
          <table:table-cell table:formula="of:=[.U327]-[.U326]" office:value-type="float" office:value="121" calcext:value-type="float">
            <text:p>121</text:p>
          </table:table-cell>
          <table:table-cell table:formula="of:=[.V327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499777971756" calcext:value-type="float">
            <text:p>1499777971756</text:p>
          </table:table-cell>
          <table:table-cell table:formula="of:=[.A328]-[.A327]" office:value-type="float" office:value="70" calcext:value-type="float">
            <text:p>70</text:p>
          </table:table-cell>
          <table:table-cell table:formula="of:=[.B328]/1000" office:value-type="float" office:value="0.07" calcext:value-type="float">
            <text:p>0.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" calcext:value-type="float">
            <text:p>0.18</text:p>
          </table:table-cell>
          <table:table-cell office:value-type="float" office:value="25.291" calcext:value-type="float">
            <text:p>25.29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687" calcext:value-type="float">
            <text:p>1500403954687</text:p>
          </table:table-cell>
          <table:table-cell table:formula="of:=[.Q328]-[.Q327]" office:value-type="float" office:value="100" calcext:value-type="float">
            <text:p>100</text:p>
          </table:table-cell>
          <table:table-cell table:formula="of:=[.R328]/1000" office:value-type="float" office:value="0.1" calcext:value-type="float">
            <text:p>0.1</text:p>
          </table:table-cell>
          <table:table-cell/>
          <table:table-cell office:value-type="float" office:value="1500483562573" calcext:value-type="float">
            <text:p>1500483562573</text:p>
          </table:table-cell>
          <table:table-cell table:formula="of:=[.U328]-[.U327]" office:value-type="float" office:value="138" calcext:value-type="float">
            <text:p>138</text:p>
          </table:table-cell>
          <table:table-cell table:formula="of:=[.V328]/1000"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499777971818" calcext:value-type="float">
            <text:p>1499777971818</text:p>
          </table:table-cell>
          <table:table-cell table:formula="of:=[.A329]-[.A328]" office:value-type="float" office:value="62" calcext:value-type="float">
            <text:p>62</text:p>
          </table:table-cell>
          <table:table-cell table:formula="of:=[.B329]/1000" office:value-type="float" office:value="0.062" calcext:value-type="float">
            <text:p>0.06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3" calcext:value-type="float">
            <text:p>0.193</text:p>
          </table:table-cell>
          <table:table-cell office:value-type="float" office:value="26.926" calcext:value-type="float">
            <text:p>26.9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4887" calcext:value-type="float">
            <text:p>1500403954887</text:p>
          </table:table-cell>
          <table:table-cell table:formula="of:=[.Q329]-[.Q328]" office:value-type="float" office:value="200" calcext:value-type="float">
            <text:p>200</text:p>
          </table:table-cell>
          <table:table-cell table:formula="of:=[.R329]/1000" office:value-type="float" office:value="0.2" calcext:value-type="float">
            <text:p>0.2</text:p>
          </table:table-cell>
          <table:table-cell/>
          <table:table-cell office:value-type="float" office:value="1500483562681" calcext:value-type="float">
            <text:p>1500483562681</text:p>
          </table:table-cell>
          <table:table-cell table:formula="of:=[.U329]-[.U328]" office:value-type="float" office:value="108" calcext:value-type="float">
            <text:p>108</text:p>
          </table:table-cell>
          <table:table-cell table:formula="of:=[.V329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499777971886" calcext:value-type="float">
            <text:p>1499777971886</text:p>
          </table:table-cell>
          <table:table-cell table:formula="of:=[.A330]-[.A329]" office:value-type="float" office:value="68" calcext:value-type="float">
            <text:p>68</text:p>
          </table:table-cell>
          <table:table-cell table:formula="of:=[.B330]/1000" office:value-type="float" office:value="0.068" calcext:value-type="float">
            <text:p>0.0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72" calcext:value-type="float">
            <text:p>0.172</text:p>
          </table:table-cell>
          <table:table-cell office:value-type="float" office:value="25.398" calcext:value-type="float">
            <text:p>25.39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087" calcext:value-type="float">
            <text:p>1500403955087</text:p>
          </table:table-cell>
          <table:table-cell table:formula="of:=[.Q330]-[.Q329]" office:value-type="float" office:value="200" calcext:value-type="float">
            <text:p>200</text:p>
          </table:table-cell>
          <table:table-cell table:formula="of:=[.R330]/1000" office:value-type="float" office:value="0.2" calcext:value-type="float">
            <text:p>0.2</text:p>
          </table:table-cell>
          <table:table-cell/>
          <table:table-cell office:value-type="float" office:value="1500483562736" calcext:value-type="float">
            <text:p>1500483562736</text:p>
          </table:table-cell>
          <table:table-cell table:formula="of:=[.U330]-[.U329]" office:value-type="float" office:value="55" calcext:value-type="float">
            <text:p>55</text:p>
          </table:table-cell>
          <table:table-cell table:formula="of:=[.V330]/1000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499777971951" calcext:value-type="float">
            <text:p>1499777971951</text:p>
          </table:table-cell>
          <table:table-cell table:formula="of:=[.A331]-[.A330]" office:value-type="float" office:value="65" calcext:value-type="float">
            <text:p>65</text:p>
          </table:table-cell>
          <table:table-cell table:formula="of:=[.B331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8" calcext:value-type="float">
            <text:p>0.178</text:p>
          </table:table-cell>
          <table:table-cell office:value-type="float" office:value="25.547" calcext:value-type="float">
            <text:p>25.54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5279" calcext:value-type="float">
            <text:p>1500403955279</text:p>
          </table:table-cell>
          <table:table-cell table:formula="of:=[.Q331]-[.Q330]" office:value-type="float" office:value="192" calcext:value-type="float">
            <text:p>192</text:p>
          </table:table-cell>
          <table:table-cell table:formula="of:=[.R331]/1000" office:value-type="float" office:value="0.192" calcext:value-type="float">
            <text:p>0.192</text:p>
          </table:table-cell>
          <table:table-cell/>
          <table:table-cell office:value-type="float" office:value="1500483562825" calcext:value-type="float">
            <text:p>1500483562825</text:p>
          </table:table-cell>
          <table:table-cell table:formula="of:=[.U331]-[.U330]" office:value-type="float" office:value="89" calcext:value-type="float">
            <text:p>89</text:p>
          </table:table-cell>
          <table:table-cell table:formula="of:=[.V331]/1000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499777972017" calcext:value-type="float">
            <text:p>1499777972017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66" calcext:value-type="float">
            <text:p>0.166</text:p>
          </table:table-cell>
          <table:table-cell office:value-type="float" office:value="25.724" calcext:value-type="float">
            <text:p>25.72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480" calcext:value-type="float">
            <text:p>1500403955480</text:p>
          </table:table-cell>
          <table:table-cell table:formula="of:=[.Q332]-[.Q331]" office:value-type="float" office:value="201" calcext:value-type="float">
            <text:p>201</text:p>
          </table:table-cell>
          <table:table-cell table:formula="of:=[.R332]/1000" office:value-type="float" office:value="0.201" calcext:value-type="float">
            <text:p>0.201</text:p>
          </table:table-cell>
          <table:table-cell/>
          <table:table-cell office:value-type="float" office:value="1500483562912" calcext:value-type="float">
            <text:p>1500483562912</text:p>
          </table:table-cell>
          <table:table-cell table:formula="of:=[.U332]-[.U331]" office:value-type="float" office:value="87" calcext:value-type="float">
            <text:p>87</text:p>
          </table:table-cell>
          <table:table-cell table:formula="of:=[.V332]/1000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499777972083" calcext:value-type="float">
            <text:p>149977797208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081" calcext:value-type="float">
            <text:p>0.081</text:p>
          </table:table-cell>
          <table:table-cell office:value-type="float" office:value="0.201" calcext:value-type="float">
            <text:p>0.201</text:p>
          </table:table-cell>
          <table:table-cell office:value-type="float" office:value="25.567" calcext:value-type="float">
            <text:p>25.567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5788" calcext:value-type="float">
            <text:p>1500403955788</text:p>
          </table:table-cell>
          <table:table-cell table:formula="of:=[.Q333]-[.Q332]" office:value-type="float" office:value="308" calcext:value-type="float">
            <text:p>308</text:p>
          </table:table-cell>
          <table:table-cell table:formula="of:=[.R333]/1000" office:value-type="float" office:value="0.308" calcext:value-type="float">
            <text:p>0.308</text:p>
          </table:table-cell>
          <table:table-cell/>
          <table:table-cell office:value-type="float" office:value="1500483562993" calcext:value-type="float">
            <text:p>1500483562993</text:p>
          </table:table-cell>
          <table:table-cell table:formula="of:=[.U333]-[.U332]" office:value-type="float" office:value="81" calcext:value-type="float">
            <text:p>81</text:p>
          </table:table-cell>
          <table:table-cell table:formula="of:=[.V333]/1000"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499777972150" calcext:value-type="float">
            <text:p>14997779721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.043" calcext:value-type="float">
            <text:p>0.043</text:p>
          </table:table-cell>
          <table:table-cell office:value-type="float" office:value="1.102" calcext:value-type="float">
            <text:p>1.102</text:p>
          </table:table-cell>
          <table:table-cell office:value-type="float" office:value="25.884" calcext:value-type="float">
            <text:p>25.8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5989" calcext:value-type="float">
            <text:p>1500403955989</text:p>
          </table:table-cell>
          <table:table-cell table:formula="of:=[.Q334]-[.Q333]" office:value-type="float" office:value="201" calcext:value-type="float">
            <text:p>201</text:p>
          </table:table-cell>
          <table:table-cell table:formula="of:=[.R334]/1000" office:value-type="float" office:value="0.201" calcext:value-type="float">
            <text:p>0.201</text:p>
          </table:table-cell>
          <table:table-cell/>
          <table:table-cell office:value-type="float" office:value="1500483563036" calcext:value-type="float">
            <text:p>1500483563036</text:p>
          </table:table-cell>
          <table:table-cell table:formula="of:=[.U334]-[.U333]" office:value-type="float" office:value="43" calcext:value-type="float">
            <text:p>43</text:p>
          </table:table-cell>
          <table:table-cell table:formula="of:=[.V334]/1000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99777972215" calcext:value-type="float">
            <text:p>14997779722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196" calcext:value-type="float">
            <text:p>0.196</text:p>
          </table:table-cell>
          <table:table-cell office:value-type="float" office:value="25.627" calcext:value-type="float">
            <text:p>25.62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6289" calcext:value-type="float">
            <text:p>1500403956289</text:p>
          </table:table-cell>
          <table:table-cell table:formula="of:=[.Q335]-[.Q334]" office:value-type="float" office:value="300" calcext:value-type="float">
            <text:p>300</text:p>
          </table:table-cell>
          <table:table-cell table:formula="of:=[.R335]/1000" office:value-type="float" office:value="0.3" calcext:value-type="float">
            <text:p>0.3</text:p>
          </table:table-cell>
          <table:table-cell/>
          <table:table-cell office:value-type="float" office:value="1500483563136" calcext:value-type="float">
            <text:p>1500483563136</text:p>
          </table:table-cell>
          <table:table-cell table:formula="of:=[.U335]-[.U334]" office:value-type="float" office:value="100" calcext:value-type="float">
            <text:p>100</text:p>
          </table:table-cell>
          <table:table-cell table:formula="of:=[.V335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9777972285" calcext:value-type="float">
            <text:p>149977797228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1" calcext:value-type="float">
            <text:p>0.191</text:p>
          </table:table-cell>
          <table:table-cell office:value-type="float" office:value="25.684" calcext:value-type="float">
            <text:p>25.68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6489" calcext:value-type="float">
            <text:p>1500403956489</text:p>
          </table:table-cell>
          <table:table-cell table:formula="of:=[.Q336]-[.Q335]" office:value-type="float" office:value="200" calcext:value-type="float">
            <text:p>200</text:p>
          </table:table-cell>
          <table:table-cell table:formula="of:=[.R336]/1000" office:value-type="float" office:value="0.2" calcext:value-type="float">
            <text:p>0.2</text:p>
          </table:table-cell>
          <table:table-cell/>
          <table:table-cell office:value-type="float" office:value="1500483563232" calcext:value-type="float">
            <text:p>1500483563232</text:p>
          </table:table-cell>
          <table:table-cell table:formula="of:=[.U336]-[.U335]" office:value-type="float" office:value="96" calcext:value-type="float">
            <text:p>96</text:p>
          </table:table-cell>
          <table:table-cell table:formula="of:=[.V336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499777972351" calcext:value-type="float">
            <text:p>1499777972351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887" calcext:value-type="float">
            <text:p>0.887</text:p>
          </table:table-cell>
          <table:table-cell office:value-type="float" office:value="25.617" calcext:value-type="float">
            <text:p>25.6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589" calcext:value-type="float">
            <text:p>1500403956589</text:p>
          </table:table-cell>
          <table:table-cell table:formula="of:=[.Q337]-[.Q336]" office:value-type="float" office:value="100" calcext:value-type="float">
            <text:p>100</text:p>
          </table:table-cell>
          <table:table-cell table:formula="of:=[.R337]/1000" office:value-type="float" office:value="0.1" calcext:value-type="float">
            <text:p>0.1</text:p>
          </table:table-cell>
          <table:table-cell/>
          <table:table-cell office:value-type="float" office:value="1500483563306" calcext:value-type="float">
            <text:p>1500483563306</text:p>
          </table:table-cell>
          <table:table-cell table:formula="of:=[.U337]-[.U336]" office:value-type="float" office:value="74" calcext:value-type="float">
            <text:p>74</text:p>
          </table:table-cell>
          <table:table-cell table:formula="of:=[.V337]/1000"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499777972415" calcext:value-type="float">
            <text:p>149977797241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26" calcext:value-type="float">
            <text:p>0.226</text:p>
          </table:table-cell>
          <table:table-cell office:value-type="float" office:value="25.426" calcext:value-type="float">
            <text:p>25.4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790" calcext:value-type="float">
            <text:p>1500403956790</text:p>
          </table:table-cell>
          <table:table-cell table:formula="of:=[.Q338]-[.Q337]" office:value-type="float" office:value="201" calcext:value-type="float">
            <text:p>201</text:p>
          </table:table-cell>
          <table:table-cell table:formula="of:=[.R338]/1000" office:value-type="float" office:value="0.201" calcext:value-type="float">
            <text:p>0.201</text:p>
          </table:table-cell>
          <table:table-cell/>
          <table:table-cell office:value-type="float" office:value="1500483563390" calcext:value-type="float">
            <text:p>1500483563390</text:p>
          </table:table-cell>
          <table:table-cell table:formula="of:=[.U338]-[.U337]" office:value-type="float" office:value="84" calcext:value-type="float">
            <text:p>84</text:p>
          </table:table-cell>
          <table:table-cell table:formula="of:=[.V338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2514" calcext:value-type="float">
            <text:p>149977797251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67" calcext:value-type="float">
            <text:p>0.267</text:p>
          </table:table-cell>
          <table:table-cell office:value-type="float" office:value="25.553" calcext:value-type="float">
            <text:p>25.55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7311" calcext:value-type="float">
            <text:p>1500403957311</text:p>
          </table:table-cell>
          <table:table-cell table:formula="of:=[.Q339]-[.Q338]" office:value-type="float" office:value="521" calcext:value-type="float">
            <text:p>521</text:p>
          </table:table-cell>
          <table:table-cell table:formula="of:=[.R339]/1000" office:value-type="float" office:value="0.521" calcext:value-type="float">
            <text:p>0.521</text:p>
          </table:table-cell>
          <table:table-cell/>
          <table:table-cell office:value-type="float" office:value="1500483563537" calcext:value-type="float">
            <text:p>1500483563537</text:p>
          </table:table-cell>
          <table:table-cell table:formula="of:=[.U339]-[.U338]" office:value-type="float" office:value="147" calcext:value-type="float">
            <text:p>147</text:p>
          </table:table-cell>
          <table:table-cell table:formula="of:=[.V339]/1000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499777972581" calcext:value-type="float">
            <text:p>1499777972581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7" calcext:value-type="float">
            <text:p>0.217</text:p>
          </table:table-cell>
          <table:table-cell office:value-type="float" office:value="25.952" calcext:value-type="float">
            <text:p>25.9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7497" calcext:value-type="float">
            <text:p>1500403957497</text:p>
          </table:table-cell>
          <table:table-cell table:formula="of:=[.Q340]-[.Q339]" office:value-type="float" office:value="186" calcext:value-type="float">
            <text:p>186</text:p>
          </table:table-cell>
          <table:table-cell table:formula="of:=[.R340]/1000" office:value-type="float" office:value="0.186" calcext:value-type="float">
            <text:p>0.186</text:p>
          </table:table-cell>
          <table:table-cell/>
          <table:table-cell office:value-type="float" office:value="1500483563725" calcext:value-type="float">
            <text:p>1500483563725</text:p>
          </table:table-cell>
          <table:table-cell table:formula="of:=[.U340]-[.U339]" office:value-type="float" office:value="188" calcext:value-type="float">
            <text:p>188</text:p>
          </table:table-cell>
          <table:table-cell table:formula="of:=[.V340]/1000" office:value-type="float" office:value="0.188" calcext:value-type="float">
            <text:p>0.188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5" calcext:value-type="float">
            <text:p>0.215</text:p>
          </table:table-cell>
          <table:table-cell office:value-type="float" office:value="25.925" calcext:value-type="float">
            <text:p>25.92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7611" calcext:value-type="float">
            <text:p>1500403957611</text:p>
          </table:table-cell>
          <table:table-cell table:formula="of:=[.Q341]-[.Q340]" office:value-type="float" office:value="114" calcext:value-type="float">
            <text:p>114</text:p>
          </table:table-cell>
          <table:table-cell table:formula="of:=[.R341]/1000" office:value-type="float" office:value="0.114" calcext:value-type="float">
            <text:p>0.114</text:p>
          </table:table-cell>
          <table:table-cell/>
          <table:table-cell office:value-type="float" office:value="1500483563810" calcext:value-type="float">
            <text:p>1500483563810</text:p>
          </table:table-cell>
          <table:table-cell table:formula="of:=[.U341]-[.U340]" office:value-type="float" office:value="85" calcext:value-type="float">
            <text:p>85</text:p>
          </table:table-cell>
          <table:table-cell table:formula="of:=[.V341]/1000" office:value-type="float" office:value="0.085" calcext:value-type="float">
            <text:p>0.085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6" calcext:value-type="float">
            <text:p>0.196</text:p>
          </table:table-cell>
          <table:table-cell office:value-type="float" office:value="27.358" calcext:value-type="float">
            <text:p>27.35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7812" calcext:value-type="float">
            <text:p>1500403957812</text:p>
          </table:table-cell>
          <table:table-cell table:formula="of:=[.Q342]-[.Q341]" office:value-type="float" office:value="201" calcext:value-type="float">
            <text:p>201</text:p>
          </table:table-cell>
          <table:table-cell table:formula="of:=[.R342]/1000" office:value-type="float" office:value="0.201" calcext:value-type="float">
            <text:p>0.201</text:p>
          </table:table-cell>
          <table:table-cell/>
          <table:table-cell office:value-type="float" office:value="1500483563892" calcext:value-type="float">
            <text:p>1500483563892</text:p>
          </table:table-cell>
          <table:table-cell table:formula="of:=[.U342]-[.U341]" office:value-type="float" office:value="82" calcext:value-type="float">
            <text:p>82</text:p>
          </table:table-cell>
          <table:table-cell table:formula="of:=[.V342]/1000" office:value-type="float" office:value="0.082" calcext:value-type="float">
            <text:p>0.082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6" calcext:value-type="float">
            <text:p>0.216</text:p>
          </table:table-cell>
          <table:table-cell office:value-type="float" office:value="25.897" calcext:value-type="float">
            <text:p>25.89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8009" calcext:value-type="float">
            <text:p>1500403958009</text:p>
          </table:table-cell>
          <table:table-cell table:formula="of:=[.Q343]-[.Q342]" office:value-type="float" office:value="197" calcext:value-type="float">
            <text:p>197</text:p>
          </table:table-cell>
          <table:table-cell table:formula="of:=[.R343]/1000" office:value-type="float" office:value="0.197" calcext:value-type="float">
            <text:p>0.197</text:p>
          </table:table-cell>
          <table:table-cell/>
          <table:table-cell office:value-type="float" office:value="1500483563981" calcext:value-type="float">
            <text:p>1500483563981</text:p>
          </table:table-cell>
          <table:table-cell table:formula="of:=[.U343]-[.U342]" office:value-type="float" office:value="89" calcext:value-type="float">
            <text:p>89</text:p>
          </table:table-cell>
          <table:table-cell table:formula="of:=[.V343]/1000" office:value-type="float" office:value="0.089" calcext:value-type="float">
            <text:p>0.089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25.225" calcext:value-type="float">
            <text:p>25.2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112" calcext:value-type="float">
            <text:p>1500403958112</text:p>
          </table:table-cell>
          <table:table-cell table:formula="of:=[.Q344]-[.Q343]" office:value-type="float" office:value="103" calcext:value-type="float">
            <text:p>103</text:p>
          </table:table-cell>
          <table:table-cell table:formula="of:=[.R344]/1000" office:value-type="float" office:value="0.103" calcext:value-type="float">
            <text:p>0.103</text:p>
          </table:table-cell>
          <table:table-cell/>
          <table:table-cell office:value-type="float" office:value="1500483564075" calcext:value-type="float">
            <text:p>1500483564075</text:p>
          </table:table-cell>
          <table:table-cell table:formula="of:=[.U344]-[.U343]" office:value-type="float" office:value="94" calcext:value-type="float">
            <text:p>94</text:p>
          </table:table-cell>
          <table:table-cell table:formula="of:=[.V344]/1000"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Flink-incr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838" calcext:value-type="float">
            <text:p>25.8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312" calcext:value-type="float">
            <text:p>1500403958312</text:p>
          </table:table-cell>
          <table:table-cell table:formula="of:=[.Q345]-[.Q344]" office:value-type="float" office:value="200" calcext:value-type="float">
            <text:p>200</text:p>
          </table:table-cell>
          <table:table-cell table:formula="of:=[.R345]/1000" office:value-type="float" office:value="0.2" calcext:value-type="float">
            <text:p>0.2</text:p>
          </table:table-cell>
          <table:table-cell/>
          <table:table-cell office:value-type="float" office:value="1500483564137" calcext:value-type="float">
            <text:p>1500483564137</text:p>
          </table:table-cell>
          <table:table-cell table:formula="of:=[.U345]-[.U344]" office:value-type="float" office:value="62" calcext:value-type="float">
            <text:p>62</text:p>
          </table:table-cell>
          <table:table-cell table:formula="of:=[.V345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7825851" calcext:value-type="float">
            <text:p>14997878258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25.826" calcext:value-type="float">
            <text:p>25.82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513" calcext:value-type="float">
            <text:p>1500403958513</text:p>
          </table:table-cell>
          <table:table-cell table:formula="of:=[.Q346]-[.Q345]" office:value-type="float" office:value="201" calcext:value-type="float">
            <text:p>201</text:p>
          </table:table-cell>
          <table:table-cell table:formula="of:=[.R346]/1000" office:value-type="float" office:value="0.201" calcext:value-type="float">
            <text:p>0.201</text:p>
          </table:table-cell>
          <table:table-cell/>
          <table:table-cell office:value-type="float" office:value="1500483564220" calcext:value-type="float">
            <text:p>1500483564220</text:p>
          </table:table-cell>
          <table:table-cell table:formula="of:=[.U346]-[.U345]" office:value-type="float" office:value="83" calcext:value-type="float">
            <text:p>83</text:p>
          </table:table-cell>
          <table:table-cell table:formula="of:=[.V346]/1000"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1499787930024" calcext:value-type="float">
            <text:p>1499787930024</text:p>
          </table:table-cell>
          <table:table-cell table:formula="of:=[.A347]-[.A346]" office:value-type="float" office:value="104173" calcext:value-type="float">
            <text:p>104173</text:p>
          </table:table-cell>
          <table:table-cell table:formula="of:=[.B347]/1000" office:value-type="float" office:value="104.173" calcext:value-type="float">
            <text:p>104.17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38" calcext:value-type="float">
            <text:p>25.3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712" calcext:value-type="float">
            <text:p>1500403958712</text:p>
          </table:table-cell>
          <table:table-cell table:formula="of:=[.Q347]-[.Q346]" office:value-type="float" office:value="199" calcext:value-type="float">
            <text:p>199</text:p>
          </table:table-cell>
          <table:table-cell table:formula="of:=[.R347]/1000" office:value-type="float" office:value="0.199" calcext:value-type="float">
            <text:p>0.199</text:p>
          </table:table-cell>
          <table:table-cell/>
          <table:table-cell office:value-type="float" office:value="1500483564300" calcext:value-type="float">
            <text:p>1500483564300</text:p>
          </table:table-cell>
          <table:table-cell table:formula="of:=[.U347]-[.U346]" office:value-type="float" office:value="80" calcext:value-type="float">
            <text:p>80</text:p>
          </table:table-cell>
          <table:table-cell table:formula="of:=[.V347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013813" calcext:value-type="float">
            <text:p>1499788013813</text:p>
          </table:table-cell>
          <table:table-cell table:formula="of:=[.A348]-[.A347]" office:value-type="float" office:value="83789" calcext:value-type="float">
            <text:p>83789</text:p>
          </table:table-cell>
          <table:table-cell table:formula="of:=[.B348]/1000" office:value-type="float" office:value="83.789" calcext:value-type="float">
            <text:p>83.78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99" calcext:value-type="float">
            <text:p>25.79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102" calcext:value-type="float">
            <text:p>1500403959102</text:p>
          </table:table-cell>
          <table:table-cell table:formula="of:=[.Q348]-[.Q347]" office:value-type="float" office:value="390" calcext:value-type="float">
            <text:p>390</text:p>
          </table:table-cell>
          <table:table-cell table:formula="of:=[.R348]/1000" office:value-type="float" office:value="0.39" calcext:value-type="float">
            <text:p>0.39</text:p>
          </table:table-cell>
          <table:table-cell/>
          <table:table-cell office:value-type="float" office:value="1500483564375" calcext:value-type="float">
            <text:p>1500483564375</text:p>
          </table:table-cell>
          <table:table-cell table:formula="of:=[.U348]-[.U347]" office:value-type="float" office:value="75" calcext:value-type="float">
            <text:p>75</text:p>
          </table:table-cell>
          <table:table-cell table:formula="of:=[.V348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087541" calcext:value-type="float">
            <text:p>1499788087541</text:p>
          </table:table-cell>
          <table:table-cell table:formula="of:=[.A349]-[.A348]" office:value-type="float" office:value="73728" calcext:value-type="float">
            <text:p>73728</text:p>
          </table:table-cell>
          <table:table-cell table:formula="of:=[.B349]/1000" office:value-type="float" office:value="73.728" calcext:value-type="float">
            <text:p>73.72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9213" calcext:value-type="float">
            <text:p>1500403959213</text:p>
          </table:table-cell>
          <table:table-cell table:formula="of:=[.Q349]-[.Q348]" office:value-type="float" office:value="111" calcext:value-type="float">
            <text:p>111</text:p>
          </table:table-cell>
          <table:table-cell table:formula="of:=[.R349]/1000" office:value-type="float" office:value="0.111" calcext:value-type="float">
            <text:p>0.111</text:p>
          </table:table-cell>
          <table:table-cell/>
          <table:table-cell office:value-type="float" office:value="1500483564437" calcext:value-type="float">
            <text:p>1500483564437</text:p>
          </table:table-cell>
          <table:table-cell table:formula="of:=[.U349]-[.U348]" office:value-type="float" office:value="62" calcext:value-type="float">
            <text:p>62</text:p>
          </table:table-cell>
          <table:table-cell table:formula="of:=[.V349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148558" calcext:value-type="float">
            <text:p>1499788148558</text:p>
          </table:table-cell>
          <table:table-cell table:formula="of:=[.A350]-[.A349]" office:value-type="float" office:value="61017" calcext:value-type="float">
            <text:p>61017</text:p>
          </table:table-cell>
          <table:table-cell table:formula="of:=[.B350]/1000" office:value-type="float" office:value="61.017" calcext:value-type="float">
            <text:p>61.0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25.48" calcext:value-type="float">
            <text:p>25.4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413" calcext:value-type="float">
            <text:p>1500403959413</text:p>
          </table:table-cell>
          <table:table-cell table:formula="of:=[.Q350]-[.Q349]" office:value-type="float" office:value="200" calcext:value-type="float">
            <text:p>200</text:p>
          </table:table-cell>
          <table:table-cell table:formula="of:=[.R350]/1000" office:value-type="float" office:value="0.2" calcext:value-type="float">
            <text:p>0.2</text:p>
          </table:table-cell>
          <table:table-cell/>
          <table:table-cell office:value-type="float" office:value="1500483564521" calcext:value-type="float">
            <text:p>1500483564521</text:p>
          </table:table-cell>
          <table:table-cell table:formula="of:=[.U350]-[.U349]" office:value-type="float" office:value="84" calcext:value-type="float">
            <text:p>84</text:p>
          </table:table-cell>
          <table:table-cell table:formula="of:=[.V350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88227355" calcext:value-type="float">
            <text:p>1499788227355</text:p>
          </table:table-cell>
          <table:table-cell table:formula="of:=[.A351]-[.A350]" office:value-type="float" office:value="78797" calcext:value-type="float">
            <text:p>78797</text:p>
          </table:table-cell>
          <table:table-cell table:formula="of:=[.B351]/1000" office:value-type="float" office:value="78.797" calcext:value-type="float">
            <text:p>78.79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944" calcext:value-type="float">
            <text:p>25.94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613" calcext:value-type="float">
            <text:p>1500403959613</text:p>
          </table:table-cell>
          <table:table-cell table:formula="of:=[.Q351]-[.Q350]" office:value-type="float" office:value="200" calcext:value-type="float">
            <text:p>200</text:p>
          </table:table-cell>
          <table:table-cell table:formula="of:=[.R351]/1000" office:value-type="float" office:value="0.2" calcext:value-type="float">
            <text:p>0.2</text:p>
          </table:table-cell>
          <table:table-cell/>
          <table:table-cell office:value-type="float" office:value="1500483564601" calcext:value-type="float">
            <text:p>1500483564601</text:p>
          </table:table-cell>
          <table:table-cell table:formula="of:=[.U351]-[.U350]" office:value-type="float" office:value="80" calcext:value-type="float">
            <text:p>80</text:p>
          </table:table-cell>
          <table:table-cell table:formula="of:=[.V351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298469" calcext:value-type="float">
            <text:p>1499788298469</text:p>
          </table:table-cell>
          <table:table-cell table:formula="of:=[.A352]-[.A351]" office:value-type="float" office:value="71114" calcext:value-type="float">
            <text:p>71114</text:p>
          </table:table-cell>
          <table:table-cell table:formula="of:=[.B352]/1000" office:value-type="float" office:value="71.114" calcext:value-type="float">
            <text:p>71.1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23" calcext:value-type="float">
            <text:p>25.723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500403959814" calcext:value-type="float">
            <text:p>1500403959814</text:p>
          </table:table-cell>
          <table:table-cell table:formula="of:=[.Q352]-[.Q351]" office:value-type="float" office:value="201" calcext:value-type="float">
            <text:p>201</text:p>
          </table:table-cell>
          <table:table-cell table:formula="of:=[.R352]/1000" office:value-type="float" office:value="0.201" calcext:value-type="float">
            <text:p>0.201</text:p>
          </table:table-cell>
          <table:table-cell/>
          <table:table-cell office:value-type="float" office:value="1500483564676" calcext:value-type="float">
            <text:p>1500483564676</text:p>
          </table:table-cell>
          <table:table-cell table:formula="of:=[.U352]-[.U351]" office:value-type="float" office:value="75" calcext:value-type="float">
            <text:p>75</text:p>
          </table:table-cell>
          <table:table-cell table:formula="of:=[.V352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371413" calcext:value-type="float">
            <text:p>1499788371413</text:p>
          </table:table-cell>
          <table:table-cell table:formula="of:=[.A353]-[.A352]" office:value-type="float" office:value="72944" calcext:value-type="float">
            <text:p>72944</text:p>
          </table:table-cell>
          <table:table-cell table:formula="of:=[.B353]/1000" office:value-type="float" office:value="72.944" calcext:value-type="float">
            <text:p>72.9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500403960007" calcext:value-type="float">
            <text:p>1500403960007</text:p>
          </table:table-cell>
          <table:table-cell table:formula="of:=[.Q353]-[.Q352]" office:value-type="float" office:value="193" calcext:value-type="float">
            <text:p>193</text:p>
          </table:table-cell>
          <table:table-cell table:formula="of:=[.R353]/1000" office:value-type="float" office:value="0.193" calcext:value-type="float">
            <text:p>0.193</text:p>
          </table:table-cell>
          <table:table-cell/>
          <table:table-cell office:value-type="float" office:value="1500483564738" calcext:value-type="float">
            <text:p>1500483564738</text:p>
          </table:table-cell>
          <table:table-cell table:formula="of:=[.U353]-[.U352]" office:value-type="float" office:value="62" calcext:value-type="float">
            <text:p>62</text:p>
          </table:table-cell>
          <table:table-cell table:formula="of:=[.V353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435877" calcext:value-type="float">
            <text:p>1499788435877</text:p>
          </table:table-cell>
          <table:table-cell table:formula="of:=[.A354]-[.A353]" office:value-type="float" office:value="64464" calcext:value-type="float">
            <text:p>64464</text:p>
          </table:table-cell>
          <table:table-cell table:formula="of:=[.B354]/1000" office:value-type="float" office:value="64.464" calcext:value-type="float">
            <text:p>64.46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25.868" calcext:value-type="float">
            <text:p>25.86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60114" calcext:value-type="float">
            <text:p>1500403960114</text:p>
          </table:table-cell>
          <table:table-cell table:formula="of:=[.Q354]-[.Q353]" office:value-type="float" office:value="107" calcext:value-type="float">
            <text:p>107</text:p>
          </table:table-cell>
          <table:table-cell table:formula="of:=[.R354]/1000" office:value-type="float" office:value="0.107" calcext:value-type="float">
            <text:p>0.107</text:p>
          </table:table-cell>
          <table:table-cell/>
          <table:table-cell office:value-type="float" office:value="1500483564830" calcext:value-type="float">
            <text:p>1500483564830</text:p>
          </table:table-cell>
          <table:table-cell table:formula="of:=[.U354]-[.U353]" office:value-type="float" office:value="92" calcext:value-type="float">
            <text:p>92</text:p>
          </table:table-cell>
          <table:table-cell table:formula="of:=[.V354]/1000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499788469820" calcext:value-type="float">
            <text:p>1499788469820</text:p>
          </table:table-cell>
          <table:table-cell table:formula="of:=[.A355]-[.A354]" office:value-type="float" office:value="33943" calcext:value-type="float">
            <text:p>33943</text:p>
          </table:table-cell>
          <table:table-cell table:formula="of:=[.B355]/1000" office:value-type="float" office:value="33.943" calcext:value-type="float">
            <text:p>33.94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5.824" calcext:value-type="float">
            <text:p>25.824</text:p>
          </table:table-cell>
          <table:table-cell table:number-columns-repeated="6"/>
          <table:table-cell office:value-type="float" office:value="1500403960314" calcext:value-type="float">
            <text:p>1500403960314</text:p>
          </table:table-cell>
          <table:table-cell table:formula="of:=[.Q355]-[.Q354]" office:value-type="float" office:value="200" calcext:value-type="float">
            <text:p>200</text:p>
          </table:table-cell>
          <table:table-cell table:formula="of:=[.R355]/1000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499788484739" calcext:value-type="float">
            <text:p>1499788484739</text:p>
          </table:table-cell>
          <table:table-cell table:formula="of:=[.A356]-[.A355]" office:value-type="float" office:value="14919" calcext:value-type="float">
            <text:p>14919</text:p>
          </table:table-cell>
          <table:table-cell table:formula="of:=[.B356]/1000" office:value-type="float" office:value="14.919" calcext:value-type="float">
            <text:p>14.919</text:p>
          </table:table-cell>
          <table:table-cell table:number-columns-repeated="6"/>
          <table:table-cell office:value-type="float" office:value="25.676" calcext:value-type="float">
            <text:p>25.676</text:p>
          </table:table-cell>
          <table:table-cell table:number-columns-repeated="6"/>
          <table:table-cell office:value-type="float" office:value="1500403960500" calcext:value-type="float">
            <text:p>1500403960500</text:p>
          </table:table-cell>
          <table:table-cell table:formula="of:=[.Q356]-[.Q355]" office:value-type="float" office:value="186" calcext:value-type="float">
            <text:p>186</text:p>
          </table:table-cell>
          <table:table-cell table:formula="of:=[.R356]/1000" office:value-type="float" office:value="0.186" calcext:value-type="float">
            <text:p>0.186</text:p>
          </table:table-cell>
          <table:table-cell table:number-columns-repeated="4"/>
        </table:table-row>
        <table:table-row table:style-name="ro1">
          <table:table-cell office:value-type="float" office:value="1499788491565" calcext:value-type="float">
            <text:p>1499788491565</text:p>
          </table:table-cell>
          <table:table-cell table:formula="of:=[.A357]-[.A356]" office:value-type="float" office:value="6826" calcext:value-type="float">
            <text:p>6826</text:p>
          </table:table-cell>
          <table:table-cell table:formula="of:=[.B357]/1000" office:value-type="float" office:value="6.826" calcext:value-type="float">
            <text:p>6.826</text:p>
          </table:table-cell>
          <table:table-cell table:number-columns-repeated="6"/>
          <table:table-cell office:value-type="float" office:value="25.71" calcext:value-type="float">
            <text:p>25.71</text:p>
          </table:table-cell>
          <table:table-cell table:number-columns-repeated="13"/>
        </table:table-row>
        <table:table-row table:style-name="ro1">
          <table:table-cell office:value-type="float" office:value="1499788495817" calcext:value-type="float">
            <text:p>1499788495817</text:p>
          </table:table-cell>
          <table:table-cell table:formula="of:=[.A358]-[.A357]" office:value-type="float" office:value="4252" calcext:value-type="float">
            <text:p>4252</text:p>
          </table:table-cell>
          <table:table-cell table:formula="of:=[.B358]/1000" office:value-type="float" office:value="4.252" calcext:value-type="float">
            <text:p>4.252</text:p>
          </table:table-cell>
          <table:table-cell table:number-columns-repeated="20"/>
        </table:table-row>
        <table:table-row table:style-name="ro1">
          <table:table-cell office:value-type="float" office:value="1499788497856" calcext:value-type="float">
            <text:p>1499788497856</text:p>
          </table:table-cell>
          <table:table-cell table:formula="of:=[.A359]-[.A358]" office:value-type="float" office:value="2039" calcext:value-type="float">
            <text:p>2039</text:p>
          </table:table-cell>
          <table:table-cell table:formula="of:=[.B359]/1000" office:value-type="float" office:value="2.039" calcext:value-type="float">
            <text:p>2.039</text:p>
          </table:table-cell>
          <table:table-cell table:number-columns-repeated="20"/>
        </table:table-row>
        <table:table-row table:style-name="ro1">
          <table:table-cell office:value-type="float" office:value="1499788499243" calcext:value-type="float">
            <text:p>1499788499243</text:p>
          </table:table-cell>
          <table:table-cell table:formula="of:=[.A360]-[.A359]" office:value-type="float" office:value="1387" calcext:value-type="float">
            <text:p>1387</text:p>
          </table:table-cell>
          <table:table-cell table:formula="of:=[.B360]/1000" office:value-type="float" office:value="1.387" calcext:value-type="float">
            <text:p>1.387</text:p>
          </table:table-cell>
          <table:table-cell table:number-columns-repeated="20"/>
        </table:table-row>
        <table:table-row table:style-name="ro1">
          <table:table-cell office:value-type="float" office:value="1499788500363" calcext:value-type="float">
            <text:p>1499788500363</text:p>
          </table:table-cell>
          <table:table-cell table:formula="of:=[.A361]-[.A360]" office:value-type="float" office:value="1120" calcext:value-type="float">
            <text:p>1120</text:p>
          </table:table-cell>
          <table:table-cell table:formula="of:=[.B361]/1000" office:value-type="float" office:value="1.12" calcext:value-type="float">
            <text:p>1.12</text:p>
          </table:table-cell>
          <table:table-cell/>
          <table:table-cell office:value-type="string" calcext:value-type="string">
            <text:p>grep "Head.*starting iteration.*19\/400" log_CC_example_400/flink-hadoop-taskmanager-0-cloud-11.log |sed 's/.*\] \([[:digit:]]*\).*19\/400)/\1/'</text:p>
          </table:table-cell>
          <table:table-cell table:number-columns-repeated="18"/>
        </table:table-row>
        <table:table-row table:style-name="ro1">
          <table:table-cell office:value-type="float" office:value="1499788501397" calcext:value-type="float">
            <text:p>1499788501397</text:p>
          </table:table-cell>
          <table:table-cell table:formula="of:=[.A362]-[.A361]" office:value-type="float" office:value="1034" calcext:value-type="float">
            <text:p>1034</text:p>
          </table:table-cell>
          <table:table-cell table:formula="of:=[.B362]/1000" office:value-type="float" office:value="1.034" calcext:value-type="float">
            <text:p>1.034</text:p>
          </table:table-cell>
          <table:table-cell/>
          <table:table-cell office:value-type="string" calcext:value-type="string">
            <text:p>Flink-incr para400</text:p>
          </table:table-cell>
          <table:table-cell table:number-columns-repeated="18"/>
        </table:table-row>
        <table:table-row table:style-name="ro1">
          <table:table-cell office:value-type="float" office:value="1499788501619" calcext:value-type="float">
            <text:p>1499788501619</text:p>
          </table:table-cell>
          <table:table-cell table:formula="of:=[.A363]-[.A362]" office:value-type="float" office:value="222" calcext:value-type="float">
            <text:p>222</text:p>
          </table:table-cell>
          <table:table-cell table:formula="of:=[.B363]/1000" office:value-type="float" office:value="0.222" calcext:value-type="float">
            <text:p>0.222</text:p>
          </table:table-cell>
          <table:table-cell/>
          <table:table-cell office:value-type="float" office:value="1500400173047" calcext:value-type="float">
            <text:p>15004001730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16"/>
        </table:table-row>
        <table:table-row table:style-name="ro1">
          <table:table-cell office:value-type="float" office:value="1499788501873" calcext:value-type="float">
            <text:p>1499788501873</text:p>
          </table:table-cell>
          <table:table-cell table:formula="of:=[.A364]-[.A363]" office:value-type="float" office:value="254" calcext:value-type="float">
            <text:p>254</text:p>
          </table:table-cell>
          <table:table-cell table:formula="of:=[.B364]/1000" office:value-type="float" office:value="0.254" calcext:value-type="float">
            <text:p>0.254</text:p>
          </table:table-cell>
          <table:table-cell/>
          <table:table-cell office:value-type="float" office:value="1500400259049" calcext:value-type="float">
            <text:p>1500400259049</text:p>
          </table:table-cell>
          <table:table-cell table:formula="of:=[.E364]-[.E363]" office:value-type="float" office:value="86002" calcext:value-type="float">
            <text:p>86002</text:p>
          </table:table-cell>
          <table:table-cell table:formula="of:=[.F364]/1000" office:value-type="float" office:value="86.002" calcext:value-type="float">
            <text:p>86.002</text:p>
          </table:table-cell>
          <table:table-cell table:number-columns-repeated="16"/>
        </table:table-row>
        <table:table-row table:style-name="ro1">
          <table:table-cell office:value-type="float" office:value="1499788502085" calcext:value-type="float">
            <text:p>1499788502085</text:p>
          </table:table-cell>
          <table:table-cell table:formula="of:=[.A365]-[.A364]" office:value-type="float" office:value="212" calcext:value-type="float">
            <text:p>212</text:p>
          </table:table-cell>
          <table:table-cell table:formula="of:=[.B365]/1000" office:value-type="float" office:value="0.212" calcext:value-type="float">
            <text:p>0.212</text:p>
          </table:table-cell>
          <table:table-cell/>
          <table:table-cell office:value-type="float" office:value="1500400300332" calcext:value-type="float">
            <text:p>1500400300332</text:p>
          </table:table-cell>
          <table:table-cell table:formula="of:=[.E365]-[.E364]" office:value-type="float" office:value="41283" calcext:value-type="float">
            <text:p>41283</text:p>
          </table:table-cell>
          <table:table-cell table:formula="of:=[.F365]/1000" office:value-type="float" office:value="41.283" calcext:value-type="float">
            <text:p>41.283</text:p>
          </table:table-cell>
          <table:table-cell table:number-columns-repeated="16"/>
        </table:table-row>
        <table:table-row table:style-name="ro1">
          <table:table-cell office:value-type="float" office:value="1499788502256" calcext:value-type="float">
            <text:p>1499788502256</text:p>
          </table:table-cell>
          <table:table-cell table:formula="of:=[.A366]-[.A365]" office:value-type="float" office:value="171" calcext:value-type="float">
            <text:p>171</text:p>
          </table:table-cell>
          <table:table-cell table:formula="of:=[.B366]/1000" office:value-type="float" office:value="0.171" calcext:value-type="float">
            <text:p>0.171</text:p>
          </table:table-cell>
          <table:table-cell/>
          <table:table-cell office:value-type="float" office:value="1500400329090" calcext:value-type="float">
            <text:p>1500400329090</text:p>
          </table:table-cell>
          <table:table-cell table:formula="of:=[.E366]-[.E365]" office:value-type="float" office:value="28758" calcext:value-type="float">
            <text:p>28758</text:p>
          </table:table-cell>
          <table:table-cell table:formula="of:=[.F366]/1000" office:value-type="float" office:value="28.758" calcext:value-type="float">
            <text:p>28.758</text:p>
          </table:table-cell>
          <table:table-cell table:number-columns-repeated="16"/>
        </table:table-row>
        <table:table-row table:style-name="ro1">
          <table:table-cell office:value-type="float" office:value="1499788502518" calcext:value-type="float">
            <text:p>1499788502518</text:p>
          </table:table-cell>
          <table:table-cell table:formula="of:=[.A367]-[.A366]" office:value-type="float" office:value="262" calcext:value-type="float">
            <text:p>262</text:p>
          </table:table-cell>
          <table:table-cell table:formula="of:=[.B367]/1000" office:value-type="float" office:value="0.262" calcext:value-type="float">
            <text:p>0.262</text:p>
          </table:table-cell>
          <table:table-cell/>
          <table:table-cell office:value-type="float" office:value="1500400376653" calcext:value-type="float">
            <text:p>1500400376653</text:p>
          </table:table-cell>
          <table:table-cell table:formula="of:=[.E367]-[.E366]" office:value-type="float" office:value="47563" calcext:value-type="float">
            <text:p>47563</text:p>
          </table:table-cell>
          <table:table-cell table:formula="of:=[.F367]/1000" office:value-type="float" office:value="47.563" calcext:value-type="float">
            <text:p>47.563</text:p>
          </table:table-cell>
          <table:table-cell table:number-columns-repeated="16"/>
        </table:table-row>
        <table:table-row table:style-name="ro1">
          <table:table-cell office:value-type="float" office:value="1499788502699" calcext:value-type="float">
            <text:p>1499788502699</text:p>
          </table:table-cell>
          <table:table-cell table:formula="of:=[.A368]-[.A367]" office:value-type="float" office:value="181" calcext:value-type="float">
            <text:p>181</text:p>
          </table:table-cell>
          <table:table-cell table:formula="of:=[.B368]/1000" office:value-type="float" office:value="0.181" calcext:value-type="float">
            <text:p>0.181</text:p>
          </table:table-cell>
          <table:table-cell/>
          <table:table-cell office:value-type="float" office:value="1500400414740" calcext:value-type="float">
            <text:p>1500400414740</text:p>
          </table:table-cell>
          <table:table-cell table:formula="of:=[.E368]-[.E367]" office:value-type="float" office:value="38087" calcext:value-type="float">
            <text:p>38087</text:p>
          </table:table-cell>
          <table:table-cell table:formula="of:=[.F368]/1000" office:value-type="float" office:value="38.087" calcext:value-type="float">
            <text:p>38.087</text:p>
          </table:table-cell>
          <table:table-cell table:number-columns-repeated="16"/>
        </table:table-row>
        <table:table-row table:style-name="ro1">
          <table:table-cell office:value-type="float" office:value="1499788502888" calcext:value-type="float">
            <text:p>1499788502888</text:p>
          </table:table-cell>
          <table:table-cell table:formula="of:=[.A369]-[.A368]" office:value-type="float" office:value="189" calcext:value-type="float">
            <text:p>189</text:p>
          </table:table-cell>
          <table:table-cell table:formula="of:=[.B369]/1000" office:value-type="float" office:value="0.189" calcext:value-type="float">
            <text:p>0.189</text:p>
          </table:table-cell>
          <table:table-cell/>
          <table:table-cell office:value-type="float" office:value="1500400440154" calcext:value-type="float">
            <text:p>1500400440154</text:p>
          </table:table-cell>
          <table:table-cell table:formula="of:=[.E369]-[.E368]" office:value-type="float" office:value="25414" calcext:value-type="float">
            <text:p>25414</text:p>
          </table:table-cell>
          <table:table-cell table:formula="of:=[.F369]/1000" office:value-type="float" office:value="25.414" calcext:value-type="float">
            <text:p>25.414</text:p>
          </table:table-cell>
          <table:table-cell table:number-columns-repeated="16"/>
        </table:table-row>
        <table:table-row table:style-name="ro1">
          <table:table-cell office:value-type="float" office:value="1499788503124" calcext:value-type="float">
            <text:p>1499788503124</text:p>
          </table:table-cell>
          <table:table-cell table:formula="of:=[.A370]-[.A369]" office:value-type="float" office:value="236" calcext:value-type="float">
            <text:p>236</text:p>
          </table:table-cell>
          <table:table-cell table:formula="of:=[.B370]/1000" office:value-type="float" office:value="0.236" calcext:value-type="float">
            <text:p>0.236</text:p>
          </table:table-cell>
          <table:table-cell/>
          <table:table-cell office:value-type="float" office:value="1500400465768" calcext:value-type="float">
            <text:p>1500400465768</text:p>
          </table:table-cell>
          <table:table-cell table:formula="of:=[.E370]-[.E369]" office:value-type="float" office:value="25614" calcext:value-type="float">
            <text:p>25614</text:p>
          </table:table-cell>
          <table:table-cell table:formula="of:=[.F370]/1000" office:value-type="float" office:value="25.614" calcext:value-type="float">
            <text:p>25.614</text:p>
          </table:table-cell>
          <table:table-cell table:number-columns-repeated="16"/>
        </table:table-row>
        <table:table-row table:style-name="ro1">
          <table:table-cell office:value-type="float" office:value="1499788503304" calcext:value-type="float">
            <text:p>1499788503304</text:p>
          </table:table-cell>
          <table:table-cell table:formula="of:=[.A371]-[.A370]" office:value-type="float" office:value="180" calcext:value-type="float">
            <text:p>180</text:p>
          </table:table-cell>
          <table:table-cell table:formula="of:=[.B371]/1000" office:value-type="float" office:value="0.18" calcext:value-type="float">
            <text:p>0.18</text:p>
          </table:table-cell>
          <table:table-cell/>
          <table:table-cell office:value-type="float" office:value="1500400488203" calcext:value-type="float">
            <text:p>1500400488203</text:p>
          </table:table-cell>
          <table:table-cell table:formula="of:=[.E371]-[.E370]" office:value-type="float" office:value="22435" calcext:value-type="float">
            <text:p>22435</text:p>
          </table:table-cell>
          <table:table-cell table:formula="of:=[.F371]/1000" office:value-type="float" office:value="22.435" calcext:value-type="float">
            <text:p>22.435</text:p>
          </table:table-cell>
          <table:table-cell table:number-columns-repeated="16"/>
        </table:table-row>
        <table:table-row table:style-name="ro1">
          <table:table-cell office:value-type="float" office:value="1499788503497" calcext:value-type="float">
            <text:p>1499788503497</text:p>
          </table:table-cell>
          <table:table-cell table:formula="of:=[.A372]-[.A371]" office:value-type="float" office:value="193" calcext:value-type="float">
            <text:p>193</text:p>
          </table:table-cell>
          <table:table-cell table:formula="of:=[.B372]/1000" office:value-type="float" office:value="0.193" calcext:value-type="float">
            <text:p>0.193</text:p>
          </table:table-cell>
          <table:table-cell/>
          <table:table-cell office:value-type="float" office:value="1500400498874" calcext:value-type="float">
            <text:p>1500400498874</text:p>
          </table:table-cell>
          <table:table-cell table:formula="of:=[.E372]-[.E371]" office:value-type="float" office:value="10671" calcext:value-type="float">
            <text:p>10671</text:p>
          </table:table-cell>
          <table:table-cell table:formula="of:=[.F372]/1000" office:value-type="float" office:value="10.671" calcext:value-type="float">
            <text:p>10.671</text:p>
          </table:table-cell>
          <table:table-cell table:number-columns-repeated="16"/>
        </table:table-row>
        <table:table-row table:style-name="ro1">
          <table:table-cell office:value-type="float" office:value="1499788503669" calcext:value-type="float">
            <text:p>1499788503669</text:p>
          </table:table-cell>
          <table:table-cell table:formula="of:=[.A373]-[.A372]" office:value-type="float" office:value="172" calcext:value-type="float">
            <text:p>172</text:p>
          </table:table-cell>
          <table:table-cell table:formula="of:=[.B373]/1000" office:value-type="float" office:value="0.172" calcext:value-type="float">
            <text:p>0.172</text:p>
          </table:table-cell>
          <table:table-cell/>
          <table:table-cell office:value-type="float" office:value="1500400508155" calcext:value-type="float">
            <text:p>1500400508155</text:p>
          </table:table-cell>
          <table:table-cell table:formula="of:=[.E373]-[.E372]" office:value-type="float" office:value="9281" calcext:value-type="float">
            <text:p>9281</text:p>
          </table:table-cell>
          <table:table-cell table:formula="of:=[.F373]/1000" office:value-type="float" office:value="9.281" calcext:value-type="float">
            <text:p>9.281</text:p>
          </table:table-cell>
          <table:table-cell table:number-columns-repeated="16"/>
        </table:table-row>
        <table:table-row table:style-name="ro1">
          <table:table-cell office:value-type="float" office:value="1499788503847" calcext:value-type="float">
            <text:p>1499788503847</text:p>
          </table:table-cell>
          <table:table-cell table:formula="of:=[.A374]-[.A373]" office:value-type="float" office:value="178" calcext:value-type="float">
            <text:p>178</text:p>
          </table:table-cell>
          <table:table-cell table:formula="of:=[.B374]/1000" office:value-type="float" office:value="0.178" calcext:value-type="float">
            <text:p>0.178</text:p>
          </table:table-cell>
          <table:table-cell/>
          <table:table-cell office:value-type="float" office:value="1500400513017" calcext:value-type="float">
            <text:p>1500400513017</text:p>
          </table:table-cell>
          <table:table-cell table:formula="of:=[.E374]-[.E373]" office:value-type="float" office:value="4862" calcext:value-type="float">
            <text:p>4862</text:p>
          </table:table-cell>
          <table:table-cell table:formula="of:=[.F374]/1000" office:value-type="float" office:value="4.862" calcext:value-type="float">
            <text:p>4.862</text:p>
          </table:table-cell>
          <table:table-cell table:number-columns-repeated="16"/>
        </table:table-row>
        <table:table-row table:style-name="ro1">
          <table:table-cell office:value-type="float" office:value="1499788504013" calcext:value-type="float">
            <text:p>1499788504013</text:p>
          </table:table-cell>
          <table:table-cell table:formula="of:=[.A375]-[.A374]" office:value-type="float" office:value="166" calcext:value-type="float">
            <text:p>166</text:p>
          </table:table-cell>
          <table:table-cell table:formula="of:=[.B375]/1000" office:value-type="float" office:value="0.166" calcext:value-type="float">
            <text:p>0.166</text:p>
          </table:table-cell>
          <table:table-cell/>
          <table:table-cell office:value-type="float" office:value="1500400516103" calcext:value-type="float">
            <text:p>1500400516103</text:p>
          </table:table-cell>
          <table:table-cell table:formula="of:=[.E375]-[.E374]" office:value-type="float" office:value="3086" calcext:value-type="float">
            <text:p>3086</text:p>
          </table:table-cell>
          <table:table-cell table:formula="of:=[.F375]/1000" office:value-type="float" office:value="3.086" calcext:value-type="float">
            <text:p>3.086</text:p>
          </table:table-cell>
          <table:table-cell table:number-columns-repeated="16"/>
        </table:table-row>
        <table:table-row table:style-name="ro1">
          <table:table-cell office:value-type="float" office:value="1499788504214" calcext:value-type="float">
            <text:p>1499788504214</text:p>
          </table:table-cell>
          <table:table-cell table:formula="of:=[.A376]-[.A375]" office:value-type="float" office:value="201" calcext:value-type="float">
            <text:p>201</text:p>
          </table:table-cell>
          <table:table-cell table:formula="of:=[.B376]/1000" office:value-type="float" office:value="0.201" calcext:value-type="float">
            <text:p>0.201</text:p>
          </table:table-cell>
          <table:table-cell/>
          <table:table-cell office:value-type="float" office:value="1500400526656" calcext:value-type="float">
            <text:p>1500400526656</text:p>
          </table:table-cell>
          <table:table-cell table:formula="of:=[.E376]-[.E375]" office:value-type="float" office:value="10553" calcext:value-type="float">
            <text:p>10553</text:p>
          </table:table-cell>
          <table:table-cell table:formula="of:=[.F376]/1000" office:value-type="float" office:value="10.553" calcext:value-type="float">
            <text:p>10.553</text:p>
          </table:table-cell>
          <table:table-cell table:number-columns-repeated="16"/>
        </table:table-row>
        <table:table-row table:style-name="ro1">
          <table:table-cell office:value-type="float" office:value="1499788505316" calcext:value-type="float">
            <text:p>1499788505316</text:p>
          </table:table-cell>
          <table:table-cell table:formula="of:=[.A377]-[.A376]" office:value-type="float" office:value="1102" calcext:value-type="float">
            <text:p>1102</text:p>
          </table:table-cell>
          <table:table-cell table:formula="of:=[.B377]/1000" office:value-type="float" office:value="1.102" calcext:value-type="float">
            <text:p>1.102</text:p>
          </table:table-cell>
          <table:table-cell/>
          <table:table-cell office:value-type="float" office:value="1500400528806" calcext:value-type="float">
            <text:p>1500400528806</text:p>
          </table:table-cell>
          <table:table-cell table:formula="of:=[.E377]-[.E376]" office:value-type="float" office:value="2150" calcext:value-type="float">
            <text:p>2150</text:p>
          </table:table-cell>
          <table:table-cell table:formula="of:=[.F377]/1000" office:value-type="float" office:value="2.15" calcext:value-type="float">
            <text:p>2.15</text:p>
          </table:table-cell>
          <table:table-cell table:number-columns-repeated="16"/>
        </table:table-row>
        <table:table-row table:style-name="ro1">
          <table:table-cell office:value-type="float" office:value="1499788505512" calcext:value-type="float">
            <text:p>1499788505512</text:p>
          </table:table-cell>
          <table:table-cell table:formula="of:=[.A378]-[.A377]" office:value-type="float" office:value="196" calcext:value-type="float">
            <text:p>196</text:p>
          </table:table-cell>
          <table:table-cell table:formula="of:=[.B378]/1000" office:value-type="float" office:value="0.196" calcext:value-type="float">
            <text:p>0.196</text:p>
          </table:table-cell>
          <table:table-cell/>
          <table:table-cell office:value-type="float" office:value="1500400539293" calcext:value-type="float">
            <text:p>1500400539293</text:p>
          </table:table-cell>
          <table:table-cell table:formula="of:=[.E378]-[.E377]" office:value-type="float" office:value="10487" calcext:value-type="float">
            <text:p>10487</text:p>
          </table:table-cell>
          <table:table-cell table:formula="of:=[.F378]/1000" office:value-type="float" office:value="10.487" calcext:value-type="float">
            <text:p>10.487</text:p>
          </table:table-cell>
          <table:table-cell table:number-columns-repeated="16"/>
        </table:table-row>
        <table:table-row table:style-name="ro1">
          <table:table-cell office:value-type="float" office:value="1499788505703" calcext:value-type="float">
            <text:p>1499788505703</text:p>
          </table:table-cell>
          <table:table-cell table:formula="of:=[.A379]-[.A378]" office:value-type="float" office:value="191" calcext:value-type="float">
            <text:p>191</text:p>
          </table:table-cell>
          <table:table-cell table:formula="of:=[.B379]/1000" office:value-type="float" office:value="0.191" calcext:value-type="float">
            <text:p>0.191</text:p>
          </table:table-cell>
          <table:table-cell/>
          <table:table-cell office:value-type="float" office:value="1500400541390" calcext:value-type="float">
            <text:p>1500400541390</text:p>
          </table:table-cell>
          <table:table-cell table:formula="of:=[.E379]-[.E378]" office:value-type="float" office:value="2097" calcext:value-type="float">
            <text:p>2097</text:p>
          </table:table-cell>
          <table:table-cell table:formula="of:=[.F379]/1000" office:value-type="float" office:value="2.097" calcext:value-type="float">
            <text:p>2.097</text:p>
          </table:table-cell>
          <table:table-cell table:number-columns-repeated="16"/>
        </table:table-row>
        <table:table-row table:style-name="ro1">
          <table:table-cell office:value-type="float" office:value="1499788506590" calcext:value-type="float">
            <text:p>1499788506590</text:p>
          </table:table-cell>
          <table:table-cell table:formula="of:=[.A380]-[.A379]" office:value-type="float" office:value="887" calcext:value-type="float">
            <text:p>887</text:p>
          </table:table-cell>
          <table:table-cell table:formula="of:=[.B380]/1000" office:value-type="float" office:value="0.887" calcext:value-type="float">
            <text:p>0.887</text:p>
          </table:table-cell>
          <table:table-cell/>
          <table:table-cell office:value-type="float" office:value="1500400552066" calcext:value-type="float">
            <text:p>1500400552066</text:p>
          </table:table-cell>
          <table:table-cell table:formula="of:=[.E380]-[.E379]" office:value-type="float" office:value="10676" calcext:value-type="float">
            <text:p>10676</text:p>
          </table:table-cell>
          <table:table-cell table:formula="of:=[.F380]/1000" office:value-type="float" office:value="10.676" calcext:value-type="float">
            <text:p>10.676</text:p>
          </table:table-cell>
          <table:table-cell table:number-columns-repeated="16"/>
        </table:table-row>
        <table:table-row table:style-name="ro1">
          <table:table-cell office:value-type="float" office:value="1499788506816" calcext:value-type="float">
            <text:p>1499788506816</text:p>
          </table:table-cell>
          <table:table-cell table:formula="of:=[.A381]-[.A380]" office:value-type="float" office:value="226" calcext:value-type="float">
            <text:p>226</text:p>
          </table:table-cell>
          <table:table-cell table:formula="of:=[.B381]/1000" office:value-type="float" office:value="0.226" calcext:value-type="float">
            <text:p>0.226</text:p>
          </table:table-cell>
          <table:table-cell/>
          <table:table-cell office:value-type="float" office:value="1500400554512" calcext:value-type="float">
            <text:p>1500400554512</text:p>
          </table:table-cell>
          <table:table-cell table:formula="of:=[.E381]-[.E380]" office:value-type="float" office:value="2446" calcext:value-type="float">
            <text:p>2446</text:p>
          </table:table-cell>
          <table:table-cell table:formula="of:=[.F381]/1000" office:value-type="float" office:value="2.446" calcext:value-type="float">
            <text:p>2.446</text:p>
          </table:table-cell>
          <table:table-cell table:number-columns-repeated="16"/>
        </table:table-row>
        <table:table-row table:style-name="ro1">
          <table:table-cell office:value-type="float" office:value="1499788507083" calcext:value-type="float">
            <text:p>1499788507083</text:p>
          </table:table-cell>
          <table:table-cell table:formula="of:=[.A382]-[.A381]" office:value-type="float" office:value="267" calcext:value-type="float">
            <text:p>267</text:p>
          </table:table-cell>
          <table:table-cell table:formula="of:=[.B382]/1000" office:value-type="float" office:value="0.267" calcext:value-type="float">
            <text:p>0.267</text:p>
          </table:table-cell>
          <table:table-cell/>
          <table:table-cell office:value-type="float" office:value="1500400564638" calcext:value-type="float">
            <text:p>1500400564638</text:p>
          </table:table-cell>
          <table:table-cell table:formula="of:=[.E382]-[.E381]" office:value-type="float" office:value="10126" calcext:value-type="float">
            <text:p>10126</text:p>
          </table:table-cell>
          <table:table-cell table:formula="of:=[.F382]/1000" office:value-type="float" office:value="10.126" calcext:value-type="float">
            <text:p>10.126</text:p>
          </table:table-cell>
          <table:table-cell table:number-columns-repeated="16"/>
        </table:table-row>
        <table:table-row table:style-name="ro1">
          <table:table-cell office:value-type="float" office:value="1499788507300" calcext:value-type="float">
            <text:p>1499788507300</text:p>
          </table:table-cell>
          <table:table-cell table:formula="of:=[.A383]-[.A382]" office:value-type="float" office:value="217" calcext:value-type="float">
            <text:p>217</text:p>
          </table:table-cell>
          <table:table-cell table:formula="of:=[.B383]/1000" office:value-type="float" office:value="0.217" calcext:value-type="float">
            <text:p>0.217</text:p>
          </table:table-cell>
          <table:table-cell/>
          <table:table-cell office:value-type="float" office:value="1500400567951" calcext:value-type="float">
            <text:p>1500400567951</text:p>
          </table:table-cell>
          <table:table-cell table:formula="of:=[.E383]-[.E382]" office:value-type="float" office:value="3313" calcext:value-type="float">
            <text:p>3313</text:p>
          </table:table-cell>
          <table:table-cell table:formula="of:=[.F383]/1000" office:value-type="float" office:value="3.313" calcext:value-type="float">
            <text:p>3.313</text:p>
          </table:table-cell>
          <table:table-cell table:number-columns-repeated="16"/>
        </table:table-row>
        <table:table-row table:style-name="ro1">
          <table:table-cell office:value-type="float" office:value="1499788507515" calcext:value-type="float">
            <text:p>1499788507515</text:p>
          </table:table-cell>
          <table:table-cell table:formula="of:=[.A384]-[.A383]" office:value-type="float" office:value="215" calcext:value-type="float">
            <text:p>215</text:p>
          </table:table-cell>
          <table:table-cell table:formula="of:=[.B384]/1000" office:value-type="float" office:value="0.215" calcext:value-type="float">
            <text:p>0.215</text:p>
          </table:table-cell>
          <table:table-cell/>
          <table:table-cell office:value-type="float" office:value="1500400569997" calcext:value-type="float">
            <text:p>1500400569997</text:p>
          </table:table-cell>
          <table:table-cell table:formula="of:=[.E384]-[.E383]" office:value-type="float" office:value="2046" calcext:value-type="float">
            <text:p>2046</text:p>
          </table:table-cell>
          <table:table-cell table:formula="of:=[.F384]/1000" office:value-type="float" office:value="2.046" calcext:value-type="float">
            <text:p>2.046</text:p>
          </table:table-cell>
          <table:table-cell table:number-columns-repeated="16"/>
        </table:table-row>
        <table:table-row table:style-name="ro1">
          <table:table-cell office:value-type="float" office:value="1499788507711" calcext:value-type="float">
            <text:p>1499788507711</text:p>
          </table:table-cell>
          <table:table-cell table:formula="of:=[.A385]-[.A384]" office:value-type="float" office:value="196" calcext:value-type="float">
            <text:p>196</text:p>
          </table:table-cell>
          <table:table-cell table:formula="of:=[.B385]/1000" office:value-type="float" office:value="0.196" calcext:value-type="float">
            <text:p>0.196</text:p>
          </table:table-cell>
          <table:table-cell/>
          <table:table-cell office:value-type="float" office:value="1500400572714" calcext:value-type="float">
            <text:p>1500400572714</text:p>
          </table:table-cell>
          <table:table-cell table:formula="of:=[.E385]-[.E384]" office:value-type="float" office:value="2717" calcext:value-type="float">
            <text:p>2717</text:p>
          </table:table-cell>
          <table:table-cell table:formula="of:=[.F385]/1000" office:value-type="float" office:value="2.717" calcext:value-type="float">
            <text:p>2.717</text:p>
          </table:table-cell>
          <table:table-cell table:number-columns-repeated="16"/>
        </table:table-row>
        <table:table-row table:style-name="ro1">
          <table:table-cell office:value-type="float" office:value="1499788507927" calcext:value-type="float">
            <text:p>1499788507927</text:p>
          </table:table-cell>
          <table:table-cell table:formula="of:=[.A386]-[.A385]" office:value-type="float" office:value="216" calcext:value-type="float">
            <text:p>216</text:p>
          </table:table-cell>
          <table:table-cell table:formula="of:=[.B386]/1000" office:value-type="float" office:value="0.216" calcext:value-type="float">
            <text:p>0.216</text:p>
          </table:table-cell>
          <table:table-cell/>
          <table:table-cell office:value-type="float" office:value="1500400574758" calcext:value-type="float">
            <text:p>1500400574758</text:p>
          </table:table-cell>
          <table:table-cell table:formula="of:=[.E386]-[.E385]" office:value-type="float" office:value="2044" calcext:value-type="float">
            <text:p>2044</text:p>
          </table:table-cell>
          <table:table-cell table:formula="of:=[.F386]/1000" office:value-type="float" office:value="2.044" calcext:value-type="float">
            <text:p>2.04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7569" calcext:value-type="float">
            <text:p>1500400577569</text:p>
          </table:table-cell>
          <table:table-cell table:formula="of:=[.E387]-[.E386]" office:value-type="float" office:value="2811" calcext:value-type="float">
            <text:p>2811</text:p>
          </table:table-cell>
          <table:table-cell table:formula="of:=[.F387]/1000" office:value-type="float" office:value="2.811" calcext:value-type="float">
            <text:p>2.8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9581" calcext:value-type="float">
            <text:p>1500400579581</text:p>
          </table:table-cell>
          <table:table-cell table:formula="of:=[.E388]-[.E387]" office:value-type="float" office:value="2012" calcext:value-type="float">
            <text:p>2012</text:p>
          </table:table-cell>
          <table:table-cell table:formula="of:=[.F388]/1000" office:value-type="float" office:value="2.012" calcext:value-type="float">
            <text:p>2.01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82327" calcext:value-type="float">
            <text:p>1500400582327</text:p>
          </table:table-cell>
          <table:table-cell table:formula="of:=[.E389]-[.E388]" office:value-type="float" office:value="2746" calcext:value-type="float">
            <text:p>2746</text:p>
          </table:table-cell>
          <table:table-cell table:formula="of:=[.F389]/1000" office:value-type="float" office:value="2.746" calcext:value-type="float">
            <text:p>2.7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by-naive</text:p>
          </table:table-cell>
          <table:table-cell table:number-columns-repeated="3"/>
          <table:table-cell office:value-type="float" office:value="1500400592983" calcext:value-type="float">
            <text:p>1500400592983</text:p>
          </table:table-cell>
          <table:table-cell table:formula="of:=[.E390]-[.E389]" office:value-type="float" office:value="10656" calcext:value-type="float">
            <text:p>10656</text:p>
          </table:table-cell>
          <table:table-cell table:formula="of:=[.F390]/1000" office:value-type="float" office:value="10.656" calcext:value-type="float">
            <text:p>10.656</text:p>
          </table:table-cell>
          <table:table-cell table:number-columns-repeated="16"/>
        </table:table-row>
        <table:table-row table:style-name="ro1">
          <table:table-cell office:value-type="float" office:value="1499789236469" calcext:value-type="float">
            <text:p>14997892364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00594933" calcext:value-type="float">
            <text:p>1500400594933</text:p>
          </table:table-cell>
          <table:table-cell table:formula="of:=[.E391]-[.E390]" office:value-type="float" office:value="1950" calcext:value-type="float">
            <text:p>1950</text:p>
          </table:table-cell>
          <table:table-cell table:formula="of:=[.F391]/1000" office:value-type="float" office:value="1.95" calcext:value-type="float">
            <text:p>1.95</text:p>
          </table:table-cell>
          <table:table-cell table:number-columns-repeated="16"/>
        </table:table-row>
        <table:table-row table:style-name="ro1">
          <table:table-cell office:value-type="float" office:value="1499789236477" calcext:value-type="float">
            <text:p>1499789236477</text:p>
          </table:table-cell>
          <table:table-cell table:formula="of:=[.A392]-[.A391]" office:value-type="float" office:value="8" calcext:value-type="float">
            <text:p>8</text:p>
          </table:table-cell>
          <table:table-cell table:formula="of:=[.B392]/1000" office:value-type="float" office:value="0.008" calcext:value-type="float">
            <text:p>0.008</text:p>
          </table:table-cell>
          <table:table-cell/>
          <table:table-cell office:value-type="float" office:value="1500400598982" calcext:value-type="float">
            <text:p>1500400598982</text:p>
          </table:table-cell>
          <table:table-cell table:formula="of:=[.E392]-[.E391]" office:value-type="float" office:value="4049" calcext:value-type="float">
            <text:p>4049</text:p>
          </table:table-cell>
          <table:table-cell table:formula="of:=[.F392]/1000" office:value-type="float" office:value="4.049" calcext:value-type="float">
            <text:p>4.049</text:p>
          </table:table-cell>
          <table:table-cell table:number-columns-repeated="16"/>
        </table:table-row>
        <table:table-row table:style-name="ro1">
          <table:table-cell office:value-type="float" office:value="1499789401352" calcext:value-type="float">
            <text:p>1499789401352</text:p>
          </table:table-cell>
          <table:table-cell table:formula="of:=[.A393]-[.A392]" office:value-type="float" office:value="164875" calcext:value-type="float">
            <text:p>164875</text:p>
          </table:table-cell>
          <table:table-cell table:formula="of:=[.B393]/1000" office:value-type="float" office:value="164.875" calcext:value-type="float">
            <text:p>164.875</text:p>
          </table:table-cell>
          <table:table-cell/>
          <table:table-cell office:value-type="float" office:value="1500400601011" calcext:value-type="float">
            <text:p>1500400601011</text:p>
          </table:table-cell>
          <table:table-cell table:formula="of:=[.E393]-[.E392]" office:value-type="float" office:value="2029" calcext:value-type="float">
            <text:p>2029</text:p>
          </table:table-cell>
          <table:table-cell table:formula="of:=[.F393]/1000" office:value-type="float" office:value="2.029" calcext:value-type="float">
            <text:p>2.029</text:p>
          </table:table-cell>
          <table:table-cell table:number-columns-repeated="2"/>
          <table:table-cell office:value-type="string" calcext:value-type="string">
            <text:p>Laby-naive NonEmpty combiner para200; itt hibas volt a cloud-32</text:p>
          </table:table-cell>
          <table:table-cell table:number-columns-repeated="5"/>
          <table:table-cell office:value-type="string" calcext:value-type="string">
            <text:p>Laby-naive para192</text:p>
          </table:table-cell>
          <table:table-cell table:number-columns-repeated="3"/>
          <table:table-cell office:value-type="string" calcext:value-type="string">
            <text:p>Laby-naive NonEmpty combiner para200; (cloud-32 kijavitva)</text:p>
          </table:table-cell>
          <table:table-cell table:number-columns-repeated="3"/>
        </table:table-row>
        <table:table-row table:style-name="ro1">
          <table:table-cell office:value-type="float" office:value="1499789445559" calcext:value-type="float">
            <text:p>1499789445559</text:p>
          </table:table-cell>
          <table:table-cell table:formula="of:=[.A394]-[.A393]" office:value-type="float" office:value="44207" calcext:value-type="float">
            <text:p>44207</text:p>
          </table:table-cell>
          <table:table-cell table:formula="of:=[.B394]/1000" office:value-type="float" office:value="44.207" calcext:value-type="float">
            <text:p>44.207</text:p>
          </table:table-cell>
          <table:table-cell/>
          <table:table-cell office:value-type="float" office:value="1500400603516" calcext:value-type="float">
            <text:p>1500400603516</text:p>
          </table:table-cell>
          <table:table-cell table:formula="of:=[.E394]-[.E393]" office:value-type="float" office:value="2505" calcext:value-type="float">
            <text:p>2505</text:p>
          </table:table-cell>
          <table:table-cell table:formula="of:=[.F394]/1000" office:value-type="float" office:value="2.505" calcext:value-type="float">
            <text:p>2.505</text:p>
          </table:table-cell>
          <table:table-cell table:number-columns-repeated="2"/>
          <table:table-cell office:value-type="float" office:value="1500483979869" calcext:value-type="float">
            <text:p>15004839798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1500542971223" calcext:value-type="float">
            <text:p>1500542971223</text:p>
          </table:table-cell>
          <table:table-cell table:number-columns-repeated="3"/>
          <table:table-cell office:value-type="float" office:value="1500631797553" calcext:value-type="float">
            <text:p>15006317975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float" office:value="1499789491909" calcext:value-type="float">
            <text:p>1499789491909</text:p>
          </table:table-cell>
          <table:table-cell table:formula="of:=[.A395]-[.A394]" office:value-type="float" office:value="46350" calcext:value-type="float">
            <text:p>46350</text:p>
          </table:table-cell>
          <table:table-cell table:formula="of:=[.B395]/1000" office:value-type="float" office:value="46.35" calcext:value-type="float">
            <text:p>46.35</text:p>
          </table:table-cell>
          <table:table-cell/>
          <table:table-cell office:value-type="float" office:value="1500400605501" calcext:value-type="float">
            <text:p>1500400605501</text:p>
          </table:table-cell>
          <table:table-cell table:formula="of:=[.E395]-[.E394]" office:value-type="float" office:value="1985" calcext:value-type="float">
            <text:p>1985</text:p>
          </table:table-cell>
          <table:table-cell table:formula="of:=[.F395]/1000" office:value-type="float" office:value="1.985" calcext:value-type="float">
            <text:p>1.985</text:p>
          </table:table-cell>
          <table:table-cell table:number-columns-repeated="2"/>
          <table:table-cell office:value-type="float" office:value="1500483979875" calcext:value-type="float">
            <text:p>1500483979875</text:p>
          </table:table-cell>
          <table:table-cell table:formula="of:=[.J395]-[.J394]" office:value-type="float" office:value="6" calcext:value-type="float">
            <text:p>6</text:p>
          </table:table-cell>
          <table:table-cell table:formula="of:=[.K395]/1000" office:value-type="float" office:value="0.006" calcext:value-type="float">
            <text:p>0.006</text:p>
          </table:table-cell>
          <table:table-cell table:number-columns-repeated="3"/>
          <table:table-cell office:value-type="float" office:value="1500542971226" calcext:value-type="float">
            <text:p>1500542971226</text:p>
          </table:table-cell>
          <table:table-cell table:formula="of:=[.P395]-[.P394]" office:value-type="float" office:value="3" calcext:value-type="float">
            <text:p>3</text:p>
          </table:table-cell>
          <table:table-cell table:formula="of:=[.Q395]/1000" office:value-type="float" office:value="0.003" calcext:value-type="float">
            <text:p>0.003</text:p>
          </table:table-cell>
          <table:table-cell/>
          <table:table-cell office:value-type="float" office:value="1500631797562" calcext:value-type="float">
            <text:p>1500631797562</text:p>
          </table:table-cell>
          <table:table-cell table:formula="of:=[.T395]-[.T394]" office:value-type="float" office:value="9" calcext:value-type="float">
            <text:p>9</text:p>
          </table:table-cell>
          <table:table-cell table:formula="of:=[.U395]/1000"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1499789537315" calcext:value-type="float">
            <text:p>1499789537315</text:p>
          </table:table-cell>
          <table:table-cell table:formula="of:=[.A396]-[.A395]" office:value-type="float" office:value="45406" calcext:value-type="float">
            <text:p>45406</text:p>
          </table:table-cell>
          <table:table-cell table:formula="of:=[.B396]/1000" office:value-type="float" office:value="45.406" calcext:value-type="float">
            <text:p>45.406</text:p>
          </table:table-cell>
          <table:table-cell/>
          <table:table-cell office:value-type="float" office:value="1500400608276" calcext:value-type="float">
            <text:p>1500400608276</text:p>
          </table:table-cell>
          <table:table-cell table:formula="of:=[.E396]-[.E395]" office:value-type="float" office:value="2775" calcext:value-type="float">
            <text:p>2775</text:p>
          </table:table-cell>
          <table:table-cell table:formula="of:=[.F396]/1000" office:value-type="float" office:value="2.775" calcext:value-type="float">
            <text:p>2.775</text:p>
          </table:table-cell>
          <table:table-cell table:number-columns-repeated="2"/>
          <table:table-cell office:value-type="float" office:value="1500484125579" calcext:value-type="float">
            <text:p>1500484125579</text:p>
          </table:table-cell>
          <table:table-cell table:formula="of:=[.J396]-[.J395]" office:value-type="float" office:value="145704" calcext:value-type="float">
            <text:p>145704</text:p>
          </table:table-cell>
          <table:table-cell table:formula="of:=[.K396]/1000" office:value-type="float" office:value="145.704" calcext:value-type="float">
            <text:p>145.704</text:p>
          </table:table-cell>
          <table:table-cell table:number-columns-repeated="3"/>
          <table:table-cell office:value-type="float" office:value="1500543130586" calcext:value-type="float">
            <text:p>1500543130586</text:p>
          </table:table-cell>
          <table:table-cell table:formula="of:=[.P396]-[.P395]" office:value-type="float" office:value="159360" calcext:value-type="float">
            <text:p>159360</text:p>
          </table:table-cell>
          <table:table-cell table:formula="of:=[.Q396]/1000" office:value-type="float" office:value="159.36" calcext:value-type="float">
            <text:p>159.36</text:p>
          </table:table-cell>
          <table:table-cell/>
          <table:table-cell office:value-type="float" office:value="1500631945045" calcext:value-type="float">
            <text:p>1500631945045</text:p>
          </table:table-cell>
          <table:table-cell table:formula="of:=[.T396]-[.T395]" office:value-type="float" office:value="147483" calcext:value-type="float">
            <text:p>147483</text:p>
          </table:table-cell>
          <table:table-cell table:formula="of:=[.U396]/1000" office:value-type="float" office:value="147.483" calcext:value-type="float">
            <text:p>147.483</text:p>
          </table:table-cell>
          <table:table-cell/>
        </table:table-row>
        <table:table-row table:style-name="ro1">
          <table:table-cell office:value-type="float" office:value="1499789586029" calcext:value-type="float">
            <text:p>1499789586029</text:p>
          </table:table-cell>
          <table:table-cell table:formula="of:=[.A397]-[.A396]" office:value-type="float" office:value="48714" calcext:value-type="float">
            <text:p>48714</text:p>
          </table:table-cell>
          <table:table-cell table:formula="of:=[.B397]/1000" office:value-type="float" office:value="48.714" calcext:value-type="float">
            <text:p>48.714</text:p>
          </table:table-cell>
          <table:table-cell/>
          <table:table-cell office:value-type="float" office:value="1500400611791" calcext:value-type="float">
            <text:p>1500400611791</text:p>
          </table:table-cell>
          <table:table-cell table:formula="of:=[.E397]-[.E396]" office:value-type="float" office:value="3515" calcext:value-type="float">
            <text:p>3515</text:p>
          </table:table-cell>
          <table:table-cell table:formula="of:=[.F397]/1000" office:value-type="float" office:value="3.515" calcext:value-type="float">
            <text:p>3.515</text:p>
          </table:table-cell>
          <table:table-cell table:number-columns-repeated="2"/>
          <table:table-cell office:value-type="float" office:value="1500484162286" calcext:value-type="float">
            <text:p>1500484162286</text:p>
          </table:table-cell>
          <table:table-cell table:formula="of:=[.J397]-[.J396]" office:value-type="float" office:value="36707" calcext:value-type="float">
            <text:p>36707</text:p>
          </table:table-cell>
          <table:table-cell table:formula="of:=[.K397]/1000" office:value-type="float" office:value="36.707" calcext:value-type="float">
            <text:p>36.707</text:p>
          </table:table-cell>
          <table:table-cell table:number-columns-repeated="3"/>
          <table:table-cell office:value-type="float" office:value="1500543168704" calcext:value-type="float">
            <text:p>1500543168704</text:p>
          </table:table-cell>
          <table:table-cell table:formula="of:=[.P397]-[.P396]" office:value-type="float" office:value="38118" calcext:value-type="float">
            <text:p>38118</text:p>
          </table:table-cell>
          <table:table-cell table:formula="of:=[.Q397]/1000" office:value-type="float" office:value="38.118" calcext:value-type="float">
            <text:p>38.118</text:p>
          </table:table-cell>
          <table:table-cell/>
          <table:table-cell office:value-type="float" office:value="1500631981041" calcext:value-type="float">
            <text:p>1500631981041</text:p>
          </table:table-cell>
          <table:table-cell table:formula="of:=[.T397]-[.T396]" office:value-type="float" office:value="35996" calcext:value-type="float">
            <text:p>35996</text:p>
          </table:table-cell>
          <table:table-cell table:formula="of:=[.U397]/1000" office:value-type="float" office:value="35.996" calcext:value-type="float">
            <text:p>35.996</text:p>
          </table:table-cell>
          <table:table-cell/>
        </table:table-row>
        <table:table-row table:style-name="ro1">
          <table:table-cell office:value-type="float" office:value="1499789638049" calcext:value-type="float">
            <text:p>1499789638049</text:p>
          </table:table-cell>
          <table:table-cell table:formula="of:=[.A398]-[.A397]" office:value-type="float" office:value="52020" calcext:value-type="float">
            <text:p>52020</text:p>
          </table:table-cell>
          <table:table-cell table:formula="of:=[.B398]/1000" office:value-type="float" office:value="52.02" calcext:value-type="float">
            <text:p>52.02</text:p>
          </table:table-cell>
          <table:table-cell/>
          <table:table-cell office:value-type="float" office:value="1500400614619" calcext:value-type="float">
            <text:p>1500400614619</text:p>
          </table:table-cell>
          <table:table-cell table:formula="of:=[.E398]-[.E397]" office:value-type="float" office:value="2828" calcext:value-type="float">
            <text:p>2828</text:p>
          </table:table-cell>
          <table:table-cell table:formula="of:=[.F398]/1000" office:value-type="float" office:value="2.828" calcext:value-type="float">
            <text:p>2.828</text:p>
          </table:table-cell>
          <table:table-cell table:number-columns-repeated="2"/>
          <table:table-cell office:value-type="float" office:value="1500484203242" calcext:value-type="float">
            <text:p>1500484203242</text:p>
          </table:table-cell>
          <table:table-cell table:formula="of:=[.J398]-[.J397]" office:value-type="float" office:value="40956" calcext:value-type="float">
            <text:p>40956</text:p>
          </table:table-cell>
          <table:table-cell table:formula="of:=[.K398]/1000" office:value-type="float" office:value="40.956" calcext:value-type="float">
            <text:p>40.956</text:p>
          </table:table-cell>
          <table:table-cell table:number-columns-repeated="3"/>
          <table:table-cell office:value-type="float" office:value="1500543218361" calcext:value-type="float">
            <text:p>1500543218361</text:p>
          </table:table-cell>
          <table:table-cell table:formula="of:=[.P398]-[.P397]" office:value-type="float" office:value="49657" calcext:value-type="float">
            <text:p>49657</text:p>
          </table:table-cell>
          <table:table-cell table:formula="of:=[.Q398]/1000" office:value-type="float" office:value="49.657" calcext:value-type="float">
            <text:p>49.657</text:p>
          </table:table-cell>
          <table:table-cell/>
          <table:table-cell office:value-type="float" office:value="1500632021353" calcext:value-type="float">
            <text:p>1500632021353</text:p>
          </table:table-cell>
          <table:table-cell table:formula="of:=[.T398]-[.T397]" office:value-type="float" office:value="40312" calcext:value-type="float">
            <text:p>40312</text:p>
          </table:table-cell>
          <table:table-cell table:formula="of:=[.U398]/1000" office:value-type="float" office:value="40.312" calcext:value-type="float">
            <text:p>40.312</text:p>
          </table:table-cell>
          <table:table-cell/>
        </table:table-row>
        <table:table-row table:style-name="ro1">
          <table:table-cell office:value-type="float" office:value="1499789683697" calcext:value-type="float">
            <text:p>1499789683697</text:p>
          </table:table-cell>
          <table:table-cell table:formula="of:=[.A399]-[.A398]" office:value-type="float" office:value="45648" calcext:value-type="float">
            <text:p>45648</text:p>
          </table:table-cell>
          <table:table-cell table:formula="of:=[.B399]/1000" office:value-type="float" office:value="45.648" calcext:value-type="float">
            <text:p>45.648</text:p>
          </table:table-cell>
          <table:table-cell/>
          <table:table-cell office:value-type="float" office:value="1500400617116" calcext:value-type="float">
            <text:p>1500400617116</text:p>
          </table:table-cell>
          <table:table-cell table:formula="of:=[.E399]-[.E398]" office:value-type="float" office:value="2497" calcext:value-type="float">
            <text:p>2497</text:p>
          </table:table-cell>
          <table:table-cell table:formula="of:=[.F399]/1000" office:value-type="float" office:value="2.497" calcext:value-type="float">
            <text:p>2.497</text:p>
          </table:table-cell>
          <table:table-cell table:number-columns-repeated="2"/>
          <table:table-cell office:value-type="float" office:value="1500484246938" calcext:value-type="float">
            <text:p>1500484246938</text:p>
          </table:table-cell>
          <table:table-cell table:formula="of:=[.J399]-[.J398]" office:value-type="float" office:value="43696" calcext:value-type="float">
            <text:p>43696</text:p>
          </table:table-cell>
          <table:table-cell table:formula="of:=[.K399]/1000" office:value-type="float" office:value="43.696" calcext:value-type="float">
            <text:p>43.696</text:p>
          </table:table-cell>
          <table:table-cell table:number-columns-repeated="3"/>
          <table:table-cell office:value-type="float" office:value="1500543262502" calcext:value-type="float">
            <text:p>1500543262502</text:p>
          </table:table-cell>
          <table:table-cell table:formula="of:=[.P399]-[.P398]" office:value-type="float" office:value="44141" calcext:value-type="float">
            <text:p>44141</text:p>
          </table:table-cell>
          <table:table-cell table:formula="of:=[.Q399]/1000" office:value-type="float" office:value="44.141" calcext:value-type="float">
            <text:p>44.141</text:p>
          </table:table-cell>
          <table:table-cell/>
          <table:table-cell office:value-type="float" office:value="1500632062995" calcext:value-type="float">
            <text:p>1500632062995</text:p>
          </table:table-cell>
          <table:table-cell table:formula="of:=[.T399]-[.T398]" office:value-type="float" office:value="41642" calcext:value-type="float">
            <text:p>41642</text:p>
          </table:table-cell>
          <table:table-cell table:formula="of:=[.U399]/1000" office:value-type="float" office:value="41.642" calcext:value-type="float">
            <text:p>41.642</text:p>
          </table:table-cell>
          <table:table-cell/>
        </table:table-row>
        <table:table-row table:style-name="ro1">
          <table:table-cell office:value-type="float" office:value="1499789736172" calcext:value-type="float">
            <text:p>1499789736172</text:p>
          </table:table-cell>
          <table:table-cell table:formula="of:=[.A400]-[.A399]" office:value-type="float" office:value="52475" calcext:value-type="float">
            <text:p>52475</text:p>
          </table:table-cell>
          <table:table-cell table:formula="of:=[.B400]/1000" office:value-type="float" office:value="52.475" calcext:value-type="float">
            <text:p>52.475</text:p>
          </table:table-cell>
          <table:table-cell/>
          <table:table-cell office:value-type="float" office:value="1500400619130" calcext:value-type="float">
            <text:p>1500400619130</text:p>
          </table:table-cell>
          <table:table-cell table:formula="of:=[.E400]-[.E399]" office:value-type="float" office:value="2014" calcext:value-type="float">
            <text:p>2014</text:p>
          </table:table-cell>
          <table:table-cell table:formula="of:=[.F400]/1000" office:value-type="float" office:value="2.014" calcext:value-type="float">
            <text:p>2.014</text:p>
          </table:table-cell>
          <table:table-cell table:number-columns-repeated="2"/>
          <table:table-cell office:value-type="float" office:value="1500484288903" calcext:value-type="float">
            <text:p>1500484288903</text:p>
          </table:table-cell>
          <table:table-cell table:formula="of:=[.J400]-[.J399]" office:value-type="float" office:value="41965" calcext:value-type="float">
            <text:p>41965</text:p>
          </table:table-cell>
          <table:table-cell table:formula="of:=[.K400]/1000" office:value-type="float" office:value="41.965" calcext:value-type="float">
            <text:p>41.965</text:p>
          </table:table-cell>
          <table:table-cell table:number-columns-repeated="3"/>
          <table:table-cell office:value-type="float" office:value="1500543307088" calcext:value-type="float">
            <text:p>1500543307088</text:p>
          </table:table-cell>
          <table:table-cell table:formula="of:=[.P400]-[.P399]" office:value-type="float" office:value="44586" calcext:value-type="float">
            <text:p>44586</text:p>
          </table:table-cell>
          <table:table-cell table:formula="of:=[.Q400]/1000" office:value-type="float" office:value="44.586" calcext:value-type="float">
            <text:p>44.586</text:p>
          </table:table-cell>
          <table:table-cell/>
          <table:table-cell office:value-type="float" office:value="1500632105713" calcext:value-type="float">
            <text:p>1500632105713</text:p>
          </table:table-cell>
          <table:table-cell table:formula="of:=[.T400]-[.T399]" office:value-type="float" office:value="42718" calcext:value-type="float">
            <text:p>42718</text:p>
          </table:table-cell>
          <table:table-cell table:formula="of:=[.U400]/1000" office:value-type="float" office:value="42.718" calcext:value-type="float">
            <text:p>42.718</text:p>
          </table:table-cell>
          <table:table-cell/>
        </table:table-row>
        <table:table-row table:style-name="ro1">
          <table:table-cell office:value-type="float" office:value="1499789770715" calcext:value-type="float">
            <text:p>1499789770715</text:p>
          </table:table-cell>
          <table:table-cell table:formula="of:=[.A401]-[.A400]" office:value-type="float" office:value="34543" calcext:value-type="float">
            <text:p>34543</text:p>
          </table:table-cell>
          <table:table-cell table:formula="of:=[.B401]/1000" office:value-type="float" office:value="34.543" calcext:value-type="float">
            <text:p>34.543</text:p>
          </table:table-cell>
          <table:table-cell/>
          <table:table-cell office:value-type="float" office:value="1500400622659" calcext:value-type="float">
            <text:p>1500400622659</text:p>
          </table:table-cell>
          <table:table-cell table:formula="of:=[.E401]-[.E400]" office:value-type="float" office:value="3529" calcext:value-type="float">
            <text:p>3529</text:p>
          </table:table-cell>
          <table:table-cell table:formula="of:=[.F401]/1000" office:value-type="float" office:value="3.529" calcext:value-type="float">
            <text:p>3.529</text:p>
          </table:table-cell>
          <table:table-cell table:number-columns-repeated="2"/>
          <table:table-cell office:value-type="float" office:value="1500484332200" calcext:value-type="float">
            <text:p>1500484332200</text:p>
          </table:table-cell>
          <table:table-cell table:formula="of:=[.J401]-[.J400]" office:value-type="float" office:value="43297" calcext:value-type="float">
            <text:p>43297</text:p>
          </table:table-cell>
          <table:table-cell table:formula="of:=[.K401]/1000" office:value-type="float" office:value="43.297" calcext:value-type="float">
            <text:p>43.297</text:p>
          </table:table-cell>
          <table:table-cell table:number-columns-repeated="3"/>
          <table:table-cell office:value-type="float" office:value="1500543404607" calcext:value-type="float">
            <text:p>1500543404607</text:p>
          </table:table-cell>
          <table:table-cell table:formula="of:=[.P401]-[.P400]" office:value-type="float" office:value="97519" calcext:value-type="float">
            <text:p>97519</text:p>
          </table:table-cell>
          <table:table-cell table:formula="of:=[.Q401]/1000" office:value-type="float" office:value="97.519" calcext:value-type="float">
            <text:p>97.519</text:p>
          </table:table-cell>
          <table:table-cell/>
          <table:table-cell office:value-type="float" office:value="1500632159010" calcext:value-type="float">
            <text:p>1500632159010</text:p>
          </table:table-cell>
          <table:table-cell table:formula="of:=[.T401]-[.T400]" office:value-type="float" office:value="53297" calcext:value-type="float">
            <text:p>53297</text:p>
          </table:table-cell>
          <table:table-cell table:formula="of:=[.U401]/1000" office:value-type="float" office:value="53.297" calcext:value-type="float">
            <text:p>53.297</text:p>
          </table:table-cell>
          <table:table-cell/>
        </table:table-row>
        <table:table-row table:style-name="ro1">
          <table:table-cell office:value-type="float" office:value="1499789808412" calcext:value-type="float">
            <text:p>1499789808412</text:p>
          </table:table-cell>
          <table:table-cell table:formula="of:=[.A402]-[.A401]" office:value-type="float" office:value="37697" calcext:value-type="float">
            <text:p>37697</text:p>
          </table:table-cell>
          <table:table-cell table:formula="of:=[.B402]/1000" office:value-type="float" office:value="37.697" calcext:value-type="float">
            <text:p>37.697</text:p>
          </table:table-cell>
          <table:table-cell/>
          <table:table-cell office:value-type="float" office:value="1500400624663" calcext:value-type="float">
            <text:p>1500400624663</text:p>
          </table:table-cell>
          <table:table-cell table:formula="of:=[.E402]-[.E401]" office:value-type="float" office:value="2004" calcext:value-type="float">
            <text:p>2004</text:p>
          </table:table-cell>
          <table:table-cell table:formula="of:=[.F402]/1000" office:value-type="float" office:value="2.004" calcext:value-type="float">
            <text:p>2.004</text:p>
          </table:table-cell>
          <table:table-cell table:number-columns-repeated="2"/>
          <table:table-cell office:value-type="float" office:value="1500484515698" calcext:value-type="float">
            <text:p>1500484515698</text:p>
          </table:table-cell>
          <table:table-cell table:formula="of:=[.J402]-[.J401]" office:value-type="float" office:value="183498" calcext:value-type="float">
            <text:p>183498</text:p>
          </table:table-cell>
          <table:table-cell table:formula="of:=[.K402]/1000" office:value-type="float" office:value="183.498" calcext:value-type="float">
            <text:p>183.498</text:p>
          </table:table-cell>
          <table:table-cell table:number-columns-repeated="3"/>
          <table:table-cell office:value-type="float" office:value="1500543542269" calcext:value-type="float">
            <text:p>1500543542269</text:p>
          </table:table-cell>
          <table:table-cell table:formula="of:=[.P402]-[.P401]" office:value-type="float" office:value="137662" calcext:value-type="float">
            <text:p>137662</text:p>
          </table:table-cell>
          <table:table-cell table:formula="of:=[.Q402]/1000" office:value-type="float" office:value="137.662" calcext:value-type="float">
            <text:p>137.662</text:p>
          </table:table-cell>
          <table:table-cell/>
          <table:table-cell office:value-type="float" office:value="1500632229745" calcext:value-type="float">
            <text:p>1500632229745</text:p>
          </table:table-cell>
          <table:table-cell table:formula="of:=[.T402]-[.T401]" office:value-type="float" office:value="70735" calcext:value-type="float">
            <text:p>70735</text:p>
          </table:table-cell>
          <table:table-cell table:formula="of:=[.U402]/1000" office:value-type="float" office:value="70.735" calcext:value-type="float">
            <text:p>70.735</text:p>
          </table:table-cell>
          <table:table-cell/>
        </table:table-row>
        <table:table-row table:style-name="ro1">
          <table:table-cell office:value-type="float" office:value="1499789836547" calcext:value-type="float">
            <text:p>1499789836547</text:p>
          </table:table-cell>
          <table:table-cell table:formula="of:=[.A403]-[.A402]" office:value-type="float" office:value="28135" calcext:value-type="float">
            <text:p>28135</text:p>
          </table:table-cell>
          <table:table-cell table:formula="of:=[.B403]/1000" office:value-type="float" office:value="28.135" calcext:value-type="float">
            <text:p>28.135</text:p>
          </table:table-cell>
          <table:table-cell/>
          <table:table-cell office:value-type="float" office:value="1500400627302" calcext:value-type="float">
            <text:p>1500400627302</text:p>
          </table:table-cell>
          <table:table-cell table:formula="of:=[.E403]-[.E402]" office:value-type="float" office:value="2639" calcext:value-type="float">
            <text:p>2639</text:p>
          </table:table-cell>
          <table:table-cell table:formula="of:=[.F403]/1000" office:value-type="float" office:value="2.639" calcext:value-type="float">
            <text:p>2.639</text:p>
          </table:table-cell>
          <table:table-cell table:number-columns-repeated="2"/>
          <table:table-cell office:value-type="float" office:value="1500484561872" calcext:value-type="float">
            <text:p>1500484561872</text:p>
          </table:table-cell>
          <table:table-cell table:formula="of:=[.J403]-[.J402]" office:value-type="float" office:value="46174" calcext:value-type="float">
            <text:p>46174</text:p>
          </table:table-cell>
          <table:table-cell table:formula="of:=[.K403]/1000" office:value-type="float" office:value="46.174" calcext:value-type="float">
            <text:p>46.174</text:p>
          </table:table-cell>
          <table:table-cell table:number-columns-repeated="3"/>
          <table:table-cell office:value-type="float" office:value="1500543591306" calcext:value-type="float">
            <text:p>1500543591306</text:p>
          </table:table-cell>
          <table:table-cell table:formula="of:=[.P403]-[.P402]" office:value-type="float" office:value="49037" calcext:value-type="float">
            <text:p>49037</text:p>
          </table:table-cell>
          <table:table-cell table:formula="of:=[.Q403]/1000" office:value-type="float" office:value="49.037" calcext:value-type="float">
            <text:p>49.037</text:p>
          </table:table-cell>
          <table:table-cell/>
          <table:table-cell office:value-type="float" office:value="1500632271513" calcext:value-type="float">
            <text:p>1500632271513</text:p>
          </table:table-cell>
          <table:table-cell table:formula="of:=[.T403]-[.T402]" office:value-type="float" office:value="41768" calcext:value-type="float">
            <text:p>41768</text:p>
          </table:table-cell>
          <table:table-cell table:formula="of:=[.U403]/1000" office:value-type="float" office:value="41.768" calcext:value-type="float">
            <text:p>41.768</text:p>
          </table:table-cell>
          <table:table-cell/>
        </table:table-row>
        <table:table-row table:style-name="ro1">
          <table:table-cell office:value-type="float" office:value="1499789869284" calcext:value-type="float">
            <text:p>1499789869284</text:p>
          </table:table-cell>
          <table:table-cell table:formula="of:=[.A404]-[.A403]" office:value-type="float" office:value="32737" calcext:value-type="float">
            <text:p>32737</text:p>
          </table:table-cell>
          <table:table-cell table:formula="of:=[.B404]/1000" office:value-type="float" office:value="32.737" calcext:value-type="float">
            <text:p>32.737</text:p>
          </table:table-cell>
          <table:table-cell/>
          <table:table-cell office:value-type="float" office:value="1500400629296" calcext:value-type="float">
            <text:p>1500400629296</text:p>
          </table:table-cell>
          <table:table-cell table:formula="of:=[.E404]-[.E403]" office:value-type="float" office:value="1994" calcext:value-type="float">
            <text:p>1994</text:p>
          </table:table-cell>
          <table:table-cell table:formula="of:=[.F404]/1000" office:value-type="float" office:value="1.994" calcext:value-type="float">
            <text:p>1.994</text:p>
          </table:table-cell>
          <table:table-cell table:number-columns-repeated="2"/>
          <table:table-cell office:value-type="float" office:value="1500484611693" calcext:value-type="float">
            <text:p>1500484611693</text:p>
          </table:table-cell>
          <table:table-cell table:formula="of:=[.J404]-[.J403]" office:value-type="float" office:value="49821" calcext:value-type="float">
            <text:p>49821</text:p>
          </table:table-cell>
          <table:table-cell table:formula="of:=[.K404]/1000" office:value-type="float" office:value="49.821" calcext:value-type="float">
            <text:p>49.821</text:p>
          </table:table-cell>
          <table:table-cell table:number-columns-repeated="3"/>
          <table:table-cell office:value-type="float" office:value="1500543631663" calcext:value-type="float">
            <text:p>1500543631663</text:p>
          </table:table-cell>
          <table:table-cell table:formula="of:=[.P404]-[.P403]" office:value-type="float" office:value="40357" calcext:value-type="float">
            <text:p>40357</text:p>
          </table:table-cell>
          <table:table-cell table:formula="of:=[.Q404]/1000" office:value-type="float" office:value="40.357" calcext:value-type="float">
            <text:p>40.357</text:p>
          </table:table-cell>
          <table:table-cell/>
          <table:table-cell office:value-type="float" office:value="1500632334084" calcext:value-type="float">
            <text:p>1500632334084</text:p>
          </table:table-cell>
          <table:table-cell table:formula="of:=[.T404]-[.T403]" office:value-type="float" office:value="62571" calcext:value-type="float">
            <text:p>62571</text:p>
          </table:table-cell>
          <table:table-cell table:formula="of:=[.U404]/1000" office:value-type="float" office:value="62.571" calcext:value-type="float">
            <text:p>62.571</text:p>
          </table:table-cell>
          <table:table-cell/>
        </table:table-row>
        <table:table-row table:style-name="ro1">
          <table:table-cell office:value-type="float" office:value="1499789895310" calcext:value-type="float">
            <text:p>1499789895310</text:p>
          </table:table-cell>
          <table:table-cell table:formula="of:=[.A405]-[.A404]" office:value-type="float" office:value="26026" calcext:value-type="float">
            <text:p>26026</text:p>
          </table:table-cell>
          <table:table-cell table:formula="of:=[.B405]/1000" office:value-type="float" office:value="26.026" calcext:value-type="float">
            <text:p>26.026</text:p>
          </table:table-cell>
          <table:table-cell/>
          <table:table-cell office:value-type="float" office:value="1500400640720" calcext:value-type="float">
            <text:p>1500400640720</text:p>
          </table:table-cell>
          <table:table-cell table:formula="of:=[.E405]-[.E404]" office:value-type="float" office:value="11424" calcext:value-type="float">
            <text:p>11424</text:p>
          </table:table-cell>
          <table:table-cell table:formula="of:=[.F405]/1000" office:value-type="float" office:value="11.424" calcext:value-type="float">
            <text:p>11.424</text:p>
          </table:table-cell>
          <table:table-cell table:number-columns-repeated="2"/>
          <table:table-cell office:value-type="float" office:value="1500484646878" calcext:value-type="float">
            <text:p>1500484646878</text:p>
          </table:table-cell>
          <table:table-cell table:formula="of:=[.J405]-[.J404]" office:value-type="float" office:value="35185" calcext:value-type="float">
            <text:p>35185</text:p>
          </table:table-cell>
          <table:table-cell table:formula="of:=[.K405]/1000" office:value-type="float" office:value="35.185" calcext:value-type="float">
            <text:p>35.185</text:p>
          </table:table-cell>
          <table:table-cell table:number-columns-repeated="3"/>
          <table:table-cell office:value-type="float" office:value="1500543664091" calcext:value-type="float">
            <text:p>1500543664091</text:p>
          </table:table-cell>
          <table:table-cell table:formula="of:=[.P405]-[.P404]" office:value-type="float" office:value="32428" calcext:value-type="float">
            <text:p>32428</text:p>
          </table:table-cell>
          <table:table-cell table:formula="of:=[.Q405]/1000" office:value-type="float" office:value="32.428" calcext:value-type="float">
            <text:p>32.428</text:p>
          </table:table-cell>
          <table:table-cell/>
          <table:table-cell office:value-type="float" office:value="1500632364776" calcext:value-type="float">
            <text:p>1500632364776</text:p>
          </table:table-cell>
          <table:table-cell table:formula="of:=[.T405]-[.T404]" office:value-type="float" office:value="30692" calcext:value-type="float">
            <text:p>30692</text:p>
          </table:table-cell>
          <table:table-cell table:formula="of:=[.U405]/1000" office:value-type="float" office:value="30.692" calcext:value-type="float">
            <text:p>30.692</text:p>
          </table:table-cell>
          <table:table-cell/>
        </table:table-row>
        <table:table-row table:style-name="ro1">
          <table:table-cell office:value-type="float" office:value="1499789921424" calcext:value-type="float">
            <text:p>1499789921424</text:p>
          </table:table-cell>
          <table:table-cell table:formula="of:=[.A406]-[.A405]" office:value-type="float" office:value="26114" calcext:value-type="float">
            <text:p>26114</text:p>
          </table:table-cell>
          <table:table-cell table:formula="of:=[.B406]/1000" office:value-type="float" office:value="26.114" calcext:value-type="float">
            <text:p>26.114</text:p>
          </table:table-cell>
          <table:table-cell/>
          <table:table-cell office:value-type="float" office:value="1500400643505" calcext:value-type="float">
            <text:p>1500400643505</text:p>
          </table:table-cell>
          <table:table-cell table:formula="of:=[.E406]-[.E405]" office:value-type="float" office:value="2785" calcext:value-type="float">
            <text:p>2785</text:p>
          </table:table-cell>
          <table:table-cell table:formula="of:=[.F406]/1000" office:value-type="float" office:value="2.785" calcext:value-type="float">
            <text:p>2.785</text:p>
          </table:table-cell>
          <table:table-cell table:number-columns-repeated="2"/>
          <table:table-cell office:value-type="float" office:value="1500484674209" calcext:value-type="float">
            <text:p>1500484674209</text:p>
          </table:table-cell>
          <table:table-cell table:formula="of:=[.J406]-[.J405]" office:value-type="float" office:value="27331" calcext:value-type="float">
            <text:p>27331</text:p>
          </table:table-cell>
          <table:table-cell table:formula="of:=[.K406]/1000" office:value-type="float" office:value="27.331" calcext:value-type="float">
            <text:p>27.331</text:p>
          </table:table-cell>
          <table:table-cell table:number-columns-repeated="3"/>
          <table:table-cell office:value-type="float" office:value="1500543695586" calcext:value-type="float">
            <text:p>1500543695586</text:p>
          </table:table-cell>
          <table:table-cell table:formula="of:=[.P406]-[.P405]" office:value-type="float" office:value="31495" calcext:value-type="float">
            <text:p>31495</text:p>
          </table:table-cell>
          <table:table-cell table:formula="of:=[.Q406]/1000" office:value-type="float" office:value="31.495" calcext:value-type="float">
            <text:p>31.495</text:p>
          </table:table-cell>
          <table:table-cell/>
          <table:table-cell office:value-type="float" office:value="1500632392839" calcext:value-type="float">
            <text:p>1500632392839</text:p>
          </table:table-cell>
          <table:table-cell table:formula="of:=[.T406]-[.T405]" office:value-type="float" office:value="28063" calcext:value-type="float">
            <text:p>28063</text:p>
          </table:table-cell>
          <table:table-cell table:formula="of:=[.U406]/1000" office:value-type="float" office:value="28.063" calcext:value-type="float">
            <text:p>28.063</text:p>
          </table:table-cell>
          <table:table-cell/>
        </table:table-row>
        <table:table-row table:style-name="ro1">
          <table:table-cell office:value-type="float" office:value="1499789946989" calcext:value-type="float">
            <text:p>1499789946989</text:p>
          </table:table-cell>
          <table:table-cell table:formula="of:=[.A407]-[.A406]" office:value-type="float" office:value="25565" calcext:value-type="float">
            <text:p>25565</text:p>
          </table:table-cell>
          <table:table-cell table:formula="of:=[.B407]/1000" office:value-type="float" office:value="25.565" calcext:value-type="float">
            <text:p>25.565</text:p>
          </table:table-cell>
          <table:table-cell/>
          <table:table-cell office:value-type="float" office:value="1500400653935" calcext:value-type="float">
            <text:p>1500400653935</text:p>
          </table:table-cell>
          <table:table-cell table:formula="of:=[.E407]-[.E406]" office:value-type="float" office:value="10430" calcext:value-type="float">
            <text:p>10430</text:p>
          </table:table-cell>
          <table:table-cell table:formula="of:=[.F407]/1000" office:value-type="float" office:value="10.43" calcext:value-type="float">
            <text:p>10.43</text:p>
          </table:table-cell>
          <table:table-cell table:number-columns-repeated="2"/>
          <table:table-cell office:value-type="float" office:value="1500484701535" calcext:value-type="float">
            <text:p>1500484701535</text:p>
          </table:table-cell>
          <table:table-cell table:formula="of:=[.J407]-[.J406]" office:value-type="float" office:value="27326" calcext:value-type="float">
            <text:p>27326</text:p>
          </table:table-cell>
          <table:table-cell table:formula="of:=[.K407]/1000" office:value-type="float" office:value="27.326" calcext:value-type="float">
            <text:p>27.326</text:p>
          </table:table-cell>
          <table:table-cell table:number-columns-repeated="3"/>
          <table:table-cell office:value-type="float" office:value="1500543723971" calcext:value-type="float">
            <text:p>1500543723971</text:p>
          </table:table-cell>
          <table:table-cell table:formula="of:=[.P407]-[.P406]" office:value-type="float" office:value="28385" calcext:value-type="float">
            <text:p>28385</text:p>
          </table:table-cell>
          <table:table-cell table:formula="of:=[.Q407]/1000" office:value-type="float" office:value="28.385" calcext:value-type="float">
            <text:p>28.385</text:p>
          </table:table-cell>
          <table:table-cell/>
          <table:table-cell office:value-type="float" office:value="1500632419705" calcext:value-type="float">
            <text:p>1500632419705</text:p>
          </table:table-cell>
          <table:table-cell table:formula="of:=[.T407]-[.T406]" office:value-type="float" office:value="26866" calcext:value-type="float">
            <text:p>26866</text:p>
          </table:table-cell>
          <table:table-cell table:formula="of:=[.U407]/1000" office:value-type="float" office:value="26.866" calcext:value-type="float">
            <text:p>26.866</text:p>
          </table:table-cell>
          <table:table-cell/>
        </table:table-row>
        <table:table-row table:style-name="ro1">
          <table:table-cell office:value-type="float" office:value="1499789972847" calcext:value-type="float">
            <text:p>1499789972847</text:p>
          </table:table-cell>
          <table:table-cell table:formula="of:=[.A408]-[.A407]" office:value-type="float" office:value="25858" calcext:value-type="float">
            <text:p>25858</text:p>
          </table:table-cell>
          <table:table-cell table:formula="of:=[.B408]/1000" office:value-type="float" office:value="25.858" calcext:value-type="float">
            <text:p>25.858</text:p>
          </table:table-cell>
          <table:table-cell/>
          <table:table-cell office:value-type="float" office:value="1500400656864" calcext:value-type="float">
            <text:p>1500400656864</text:p>
          </table:table-cell>
          <table:table-cell table:formula="of:=[.E408]-[.E407]" office:value-type="float" office:value="2929" calcext:value-type="float">
            <text:p>2929</text:p>
          </table:table-cell>
          <table:table-cell table:formula="of:=[.F408]/1000" office:value-type="float" office:value="2.929" calcext:value-type="float">
            <text:p>2.929</text:p>
          </table:table-cell>
          <table:table-cell table:number-columns-repeated="2"/>
          <table:table-cell office:value-type="float" office:value="1500484727381" calcext:value-type="float">
            <text:p>1500484727381</text:p>
          </table:table-cell>
          <table:table-cell table:formula="of:=[.J408]-[.J407]" office:value-type="float" office:value="25846" calcext:value-type="float">
            <text:p>25846</text:p>
          </table:table-cell>
          <table:table-cell table:formula="of:=[.K408]/1000" office:value-type="float" office:value="25.846" calcext:value-type="float">
            <text:p>25.846</text:p>
          </table:table-cell>
          <table:table-cell table:number-columns-repeated="3"/>
          <table:table-cell office:value-type="float" office:value="1500543750941" calcext:value-type="float">
            <text:p>1500543750941</text:p>
          </table:table-cell>
          <table:table-cell table:formula="of:=[.P408]-[.P407]" office:value-type="float" office:value="26970" calcext:value-type="float">
            <text:p>26970</text:p>
          </table:table-cell>
          <table:table-cell table:formula="of:=[.Q408]/1000" office:value-type="float" office:value="26.97" calcext:value-type="float">
            <text:p>26.97</text:p>
          </table:table-cell>
          <table:table-cell/>
          <table:table-cell office:value-type="float" office:value="1500632446377" calcext:value-type="float">
            <text:p>1500632446377</text:p>
          </table:table-cell>
          <table:table-cell table:formula="of:=[.T408]-[.T407]" office:value-type="float" office:value="26672" calcext:value-type="float">
            <text:p>26672</text:p>
          </table:table-cell>
          <table:table-cell table:formula="of:=[.U408]/1000" office:value-type="float" office:value="26.672" calcext:value-type="float">
            <text:p>26.672</text:p>
          </table:table-cell>
          <table:table-cell/>
        </table:table-row>
        <table:table-row table:style-name="ro1">
          <table:table-cell office:value-type="float" office:value="1499789998273" calcext:value-type="float">
            <text:p>1499789998273</text:p>
          </table:table-cell>
          <table:table-cell table:formula="of:=[.A409]-[.A408]" office:value-type="float" office:value="25426" calcext:value-type="float">
            <text:p>25426</text:p>
          </table:table-cell>
          <table:table-cell table:formula="of:=[.B409]/1000" office:value-type="float" office:value="25.426" calcext:value-type="float">
            <text:p>25.426</text:p>
          </table:table-cell>
          <table:table-cell/>
          <table:table-cell office:value-type="float" office:value="1500400658845" calcext:value-type="float">
            <text:p>1500400658845</text:p>
          </table:table-cell>
          <table:table-cell table:formula="of:=[.E409]-[.E408]" office:value-type="float" office:value="1981" calcext:value-type="float">
            <text:p>1981</text:p>
          </table:table-cell>
          <table:table-cell table:formula="of:=[.F409]/1000" office:value-type="float" office:value="1.981" calcext:value-type="float">
            <text:p>1.981</text:p>
          </table:table-cell>
          <table:table-cell table:number-columns-repeated="2"/>
          <table:table-cell office:value-type="float" office:value="1500484752104" calcext:value-type="float">
            <text:p>1500484752104</text:p>
          </table:table-cell>
          <table:table-cell table:formula="of:=[.J409]-[.J408]" office:value-type="float" office:value="24723" calcext:value-type="float">
            <text:p>24723</text:p>
          </table:table-cell>
          <table:table-cell table:formula="of:=[.K409]/1000" office:value-type="float" office:value="24.723" calcext:value-type="float">
            <text:p>24.723</text:p>
          </table:table-cell>
          <table:table-cell table:number-columns-repeated="3"/>
          <table:table-cell office:value-type="float" office:value="1500543778151" calcext:value-type="float">
            <text:p>1500543778151</text:p>
          </table:table-cell>
          <table:table-cell table:formula="of:=[.P409]-[.P408]" office:value-type="float" office:value="27210" calcext:value-type="float">
            <text:p>27210</text:p>
          </table:table-cell>
          <table:table-cell table:formula="of:=[.Q409]/1000" office:value-type="float" office:value="27.21" calcext:value-type="float">
            <text:p>27.21</text:p>
          </table:table-cell>
          <table:table-cell/>
          <table:table-cell office:value-type="float" office:value="1500632471903" calcext:value-type="float">
            <text:p>1500632471903</text:p>
          </table:table-cell>
          <table:table-cell table:formula="of:=[.T409]-[.T408]" office:value-type="float" office:value="25526" calcext:value-type="float">
            <text:p>25526</text:p>
          </table:table-cell>
          <table:table-cell table:formula="of:=[.U409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023908" calcext:value-type="float">
            <text:p>1499790023908</text:p>
          </table:table-cell>
          <table:table-cell table:formula="of:=[.A410]-[.A409]" office:value-type="float" office:value="25635" calcext:value-type="float">
            <text:p>25635</text:p>
          </table:table-cell>
          <table:table-cell table:formula="of:=[.B410]/1000" office:value-type="float" office:value="25.635" calcext:value-type="float">
            <text:p>25.635</text:p>
          </table:table-cell>
          <table:table-cell/>
          <table:table-cell office:value-type="float" office:value="1500400661267" calcext:value-type="float">
            <text:p>1500400661267</text:p>
          </table:table-cell>
          <table:table-cell table:formula="of:=[.E410]-[.E409]" office:value-type="float" office:value="2422" calcext:value-type="float">
            <text:p>2422</text:p>
          </table:table-cell>
          <table:table-cell table:formula="of:=[.F410]/1000" office:value-type="float" office:value="2.422" calcext:value-type="float">
            <text:p>2.422</text:p>
          </table:table-cell>
          <table:table-cell table:number-columns-repeated="2"/>
          <table:table-cell office:value-type="float" office:value="1500484776978" calcext:value-type="float">
            <text:p>1500484776978</text:p>
          </table:table-cell>
          <table:table-cell table:formula="of:=[.J410]-[.J409]" office:value-type="float" office:value="24874" calcext:value-type="float">
            <text:p>24874</text:p>
          </table:table-cell>
          <table:table-cell table:formula="of:=[.K410]/1000" office:value-type="float" office:value="24.874" calcext:value-type="float">
            <text:p>24.874</text:p>
          </table:table-cell>
          <table:table-cell table:number-columns-repeated="3"/>
          <table:table-cell office:value-type="float" office:value="1500543804976" calcext:value-type="float">
            <text:p>1500543804976</text:p>
          </table:table-cell>
          <table:table-cell table:formula="of:=[.P410]-[.P409]" office:value-type="float" office:value="26825" calcext:value-type="float">
            <text:p>26825</text:p>
          </table:table-cell>
          <table:table-cell table:formula="of:=[.Q410]/1000" office:value-type="float" office:value="26.825" calcext:value-type="float">
            <text:p>26.825</text:p>
          </table:table-cell>
          <table:table-cell/>
          <table:table-cell office:value-type="float" office:value="1500632498531" calcext:value-type="float">
            <text:p>1500632498531</text:p>
          </table:table-cell>
          <table:table-cell table:formula="of:=[.T410]-[.T409]" office:value-type="float" office:value="26628" calcext:value-type="float">
            <text:p>26628</text:p>
          </table:table-cell>
          <table:table-cell table:formula="of:=[.U410]/1000" office:value-type="float" office:value="26.628" calcext:value-type="float">
            <text:p>26.628</text:p>
          </table:table-cell>
          <table:table-cell/>
        </table:table-row>
        <table:table-row table:style-name="ro1">
          <table:table-cell office:value-type="float" office:value="1499790049923" calcext:value-type="float">
            <text:p>1499790049923</text:p>
          </table:table-cell>
          <table:table-cell table:formula="of:=[.A411]-[.A410]" office:value-type="float" office:value="26015" calcext:value-type="float">
            <text:p>26015</text:p>
          </table:table-cell>
          <table:table-cell table:formula="of:=[.B411]/1000" office:value-type="float" office:value="26.015" calcext:value-type="float">
            <text:p>26.015</text:p>
          </table:table-cell>
          <table:table-cell/>
          <table:table-cell office:value-type="float" office:value="1500400663309" calcext:value-type="float">
            <text:p>1500400663309</text:p>
          </table:table-cell>
          <table:table-cell table:formula="of:=[.E411]-[.E410]" office:value-type="float" office:value="2042" calcext:value-type="float">
            <text:p>2042</text:p>
          </table:table-cell>
          <table:table-cell table:formula="of:=[.F411]/1000" office:value-type="float" office:value="2.042" calcext:value-type="float">
            <text:p>2.042</text:p>
          </table:table-cell>
          <table:table-cell table:number-columns-repeated="2"/>
          <table:table-cell office:value-type="float" office:value="1500484804777" calcext:value-type="float">
            <text:p>1500484804777</text:p>
          </table:table-cell>
          <table:table-cell table:formula="of:=[.J411]-[.J410]" office:value-type="float" office:value="27799" calcext:value-type="float">
            <text:p>27799</text:p>
          </table:table-cell>
          <table:table-cell table:formula="of:=[.K411]/1000" office:value-type="float" office:value="27.799" calcext:value-type="float">
            <text:p>27.799</text:p>
          </table:table-cell>
          <table:table-cell table:number-columns-repeated="3"/>
          <table:table-cell office:value-type="float" office:value="1500543831710" calcext:value-type="float">
            <text:p>1500543831710</text:p>
          </table:table-cell>
          <table:table-cell table:formula="of:=[.P411]-[.P410]" office:value-type="float" office:value="26734" calcext:value-type="float">
            <text:p>26734</text:p>
          </table:table-cell>
          <table:table-cell table:formula="of:=[.Q411]/1000" office:value-type="float" office:value="26.734" calcext:value-type="float">
            <text:p>26.734</text:p>
          </table:table-cell>
          <table:table-cell/>
          <table:table-cell office:value-type="float" office:value="1500632524365" calcext:value-type="float">
            <text:p>1500632524365</text:p>
          </table:table-cell>
          <table:table-cell table:formula="of:=[.T411]-[.T410]" office:value-type="float" office:value="25834" calcext:value-type="float">
            <text:p>25834</text:p>
          </table:table-cell>
          <table:table-cell table:formula="of:=[.U411]/1000" office:value-type="float" office:value="25.834" calcext:value-type="float">
            <text:p>25.834</text:p>
          </table:table-cell>
          <table:table-cell/>
        </table:table-row>
        <table:table-row table:style-name="ro1">
          <table:table-cell office:value-type="float" office:value="1499790075849" calcext:value-type="float">
            <text:p>1499790075849</text:p>
          </table:table-cell>
          <table:table-cell table:formula="of:=[.A412]-[.A411]" office:value-type="float" office:value="25926" calcext:value-type="float">
            <text:p>25926</text:p>
          </table:table-cell>
          <table:table-cell table:formula="of:=[.B412]/1000" office:value-type="float" office:value="25.926" calcext:value-type="float">
            <text:p>25.926</text:p>
          </table:table-cell>
          <table:table-cell/>
          <table:table-cell office:value-type="float" office:value="1500400665929" calcext:value-type="float">
            <text:p>1500400665929</text:p>
          </table:table-cell>
          <table:table-cell table:formula="of:=[.E412]-[.E411]" office:value-type="float" office:value="2620" calcext:value-type="float">
            <text:p>2620</text:p>
          </table:table-cell>
          <table:table-cell table:formula="of:=[.F412]/1000" office:value-type="float" office:value="2.62" calcext:value-type="float">
            <text:p>2.62</text:p>
          </table:table-cell>
          <table:table-cell table:number-columns-repeated="2"/>
          <table:table-cell office:value-type="float" office:value="1500484931622" calcext:value-type="float">
            <text:p>1500484931622</text:p>
          </table:table-cell>
          <table:table-cell table:formula="of:=[.J412]-[.J411]" office:value-type="float" office:value="126845" calcext:value-type="float">
            <text:p>126845</text:p>
          </table:table-cell>
          <table:table-cell table:formula="of:=[.K412]/1000" office:value-type="float" office:value="126.845" calcext:value-type="float">
            <text:p>126.845</text:p>
          </table:table-cell>
          <table:table-cell table:number-columns-repeated="3"/>
          <table:table-cell office:value-type="float" office:value="1500543858315" calcext:value-type="float">
            <text:p>1500543858315</text:p>
          </table:table-cell>
          <table:table-cell table:formula="of:=[.P412]-[.P411]" office:value-type="float" office:value="26605" calcext:value-type="float">
            <text:p>26605</text:p>
          </table:table-cell>
          <table:table-cell table:formula="of:=[.Q412]/1000" office:value-type="float" office:value="26.605" calcext:value-type="float">
            <text:p>26.605</text:p>
          </table:table-cell>
          <table:table-cell/>
          <table:table-cell office:value-type="float" office:value="1500632556300" calcext:value-type="float">
            <text:p>1500632556300</text:p>
          </table:table-cell>
          <table:table-cell table:formula="of:=[.T412]-[.T411]" office:value-type="float" office:value="31935" calcext:value-type="float">
            <text:p>31935</text:p>
          </table:table-cell>
          <table:table-cell table:formula="of:=[.U412]/1000" office:value-type="float" office:value="31.935" calcext:value-type="float">
            <text:p>31.935</text:p>
          </table:table-cell>
          <table:table-cell/>
        </table:table-row>
        <table:table-row table:style-name="ro1">
          <table:table-cell office:value-type="float" office:value="1499790101781" calcext:value-type="float">
            <text:p>1499790101781</text:p>
          </table:table-cell>
          <table:table-cell table:formula="of:=[.A413]-[.A412]" office:value-type="float" office:value="25932" calcext:value-type="float">
            <text:p>25932</text:p>
          </table:table-cell>
          <table:table-cell table:formula="of:=[.B413]/1000" office:value-type="float" office:value="25.932" calcext:value-type="float">
            <text:p>25.932</text:p>
          </table:table-cell>
          <table:table-cell/>
          <table:table-cell office:value-type="float" office:value="1500400667890" calcext:value-type="float">
            <text:p>1500400667890</text:p>
          </table:table-cell>
          <table:table-cell table:formula="of:=[.E413]-[.E412]" office:value-type="float" office:value="1961" calcext:value-type="float">
            <text:p>1961</text:p>
          </table:table-cell>
          <table:table-cell table:formula="of:=[.F413]/1000" office:value-type="float" office:value="1.961" calcext:value-type="float">
            <text:p>1.961</text:p>
          </table:table-cell>
          <table:table-cell table:number-columns-repeated="2"/>
          <table:table-cell office:value-type="float" office:value="1500485059459" calcext:value-type="float">
            <text:p>1500485059459</text:p>
          </table:table-cell>
          <table:table-cell table:formula="of:=[.J413]-[.J412]" office:value-type="float" office:value="127837" calcext:value-type="float">
            <text:p>127837</text:p>
          </table:table-cell>
          <table:table-cell table:formula="of:=[.K413]/1000" office:value-type="float" office:value="127.837" calcext:value-type="float">
            <text:p>127.837</text:p>
          </table:table-cell>
          <table:table-cell table:number-columns-repeated="3"/>
          <table:table-cell office:value-type="float" office:value="1500543885040" calcext:value-type="float">
            <text:p>1500543885040</text:p>
          </table:table-cell>
          <table:table-cell table:formula="of:=[.P413]-[.P412]" office:value-type="float" office:value="26725" calcext:value-type="float">
            <text:p>26725</text:p>
          </table:table-cell>
          <table:table-cell table:formula="of:=[.Q413]/1000" office:value-type="float" office:value="26.725" calcext:value-type="float">
            <text:p>26.725</text:p>
          </table:table-cell>
          <table:table-cell/>
          <table:table-cell office:value-type="float" office:value="1500632581597" calcext:value-type="float">
            <text:p>1500632581597</text:p>
          </table:table-cell>
          <table:table-cell table:formula="of:=[.T413]-[.T412]" office:value-type="float" office:value="25297" calcext:value-type="float">
            <text:p>25297</text:p>
          </table:table-cell>
          <table:table-cell table:formula="of:=[.U413]/1000" office:value-type="float" office:value="25.297" calcext:value-type="float">
            <text:p>25.297</text:p>
          </table:table-cell>
          <table:table-cell/>
        </table:table-row>
        <table:table-row table:style-name="ro1">
          <table:table-cell office:value-type="float" office:value="1499790127489" calcext:value-type="float">
            <text:p>1499790127489</text:p>
          </table:table-cell>
          <table:table-cell table:formula="of:=[.A414]-[.A413]" office:value-type="float" office:value="25708" calcext:value-type="float">
            <text:p>25708</text:p>
          </table:table-cell>
          <table:table-cell table:formula="of:=[.B414]/1000" office:value-type="float" office:value="25.708" calcext:value-type="float">
            <text:p>25.708</text:p>
          </table:table-cell>
          <table:table-cell/>
          <table:table-cell office:value-type="float" office:value="1500400670421" calcext:value-type="float">
            <text:p>1500400670421</text:p>
          </table:table-cell>
          <table:table-cell table:formula="of:=[.E414]-[.E413]" office:value-type="float" office:value="2531" calcext:value-type="float">
            <text:p>2531</text:p>
          </table:table-cell>
          <table:table-cell table:formula="of:=[.F414]/1000" office:value-type="float" office:value="2.531" calcext:value-type="float">
            <text:p>2.531</text:p>
          </table:table-cell>
          <table:table-cell table:number-columns-repeated="2"/>
          <table:table-cell office:value-type="float" office:value="1500485186675" calcext:value-type="float">
            <text:p>1500485186675</text:p>
          </table:table-cell>
          <table:table-cell table:formula="of:=[.J414]-[.J413]" office:value-type="float" office:value="127216" calcext:value-type="float">
            <text:p>127216</text:p>
          </table:table-cell>
          <table:table-cell table:formula="of:=[.K414]/1000" office:value-type="float" office:value="127.216" calcext:value-type="float">
            <text:p>127.216</text:p>
          </table:table-cell>
          <table:table-cell table:number-columns-repeated="3"/>
          <table:table-cell office:value-type="float" office:value="1500543918606" calcext:value-type="float">
            <text:p>1500543918606</text:p>
          </table:table-cell>
          <table:table-cell table:formula="of:=[.P414]-[.P413]" office:value-type="float" office:value="33566" calcext:value-type="float">
            <text:p>33566</text:p>
          </table:table-cell>
          <table:table-cell table:formula="of:=[.Q414]/1000" office:value-type="float" office:value="33.566" calcext:value-type="float">
            <text:p>33.566</text:p>
          </table:table-cell>
          <table:table-cell/>
          <table:table-cell office:value-type="float" office:value="1500632607286" calcext:value-type="float">
            <text:p>1500632607286</text:p>
          </table:table-cell>
          <table:table-cell table:formula="of:=[.T414]-[.T413]" office:value-type="float" office:value="25689" calcext:value-type="float">
            <text:p>25689</text:p>
          </table:table-cell>
          <table:table-cell table:formula="of:=[.U414]/1000" office:value-type="float" office:value="25.689" calcext:value-type="float">
            <text:p>25.689</text:p>
          </table:table-cell>
          <table:table-cell/>
        </table:table-row>
        <table:table-row table:style-name="ro1">
          <table:table-cell office:value-type="float" office:value="1499790153995" calcext:value-type="float">
            <text:p>1499790153995</text:p>
          </table:table-cell>
          <table:table-cell table:formula="of:=[.A415]-[.A414]" office:value-type="float" office:value="26506" calcext:value-type="float">
            <text:p>26506</text:p>
          </table:table-cell>
          <table:table-cell table:formula="of:=[.B415]/1000" office:value-type="float" office:value="26.506" calcext:value-type="float">
            <text:p>26.506</text:p>
          </table:table-cell>
          <table:table-cell/>
          <table:table-cell office:value-type="float" office:value="1500400672798" calcext:value-type="float">
            <text:p>1500400672798</text:p>
          </table:table-cell>
          <table:table-cell table:formula="of:=[.E415]-[.E414]" office:value-type="float" office:value="2377" calcext:value-type="float">
            <text:p>2377</text:p>
          </table:table-cell>
          <table:table-cell table:formula="of:=[.F415]/1000" office:value-type="float" office:value="2.377" calcext:value-type="float">
            <text:p>2.377</text:p>
          </table:table-cell>
          <table:table-cell table:number-columns-repeated="2"/>
          <table:table-cell office:value-type="float" office:value="1500485314126" calcext:value-type="float">
            <text:p>1500485314126</text:p>
          </table:table-cell>
          <table:table-cell table:formula="of:=[.J415]-[.J414]" office:value-type="float" office:value="127451" calcext:value-type="float">
            <text:p>127451</text:p>
          </table:table-cell>
          <table:table-cell table:formula="of:=[.K415]/1000" office:value-type="float" office:value="127.451" calcext:value-type="float">
            <text:p>127.451</text:p>
          </table:table-cell>
          <table:table-cell table:number-columns-repeated="3"/>
          <table:table-cell office:value-type="float" office:value="1500543945039" calcext:value-type="float">
            <text:p>1500543945039</text:p>
          </table:table-cell>
          <table:table-cell table:formula="of:=[.P415]-[.P414]" office:value-type="float" office:value="26433" calcext:value-type="float">
            <text:p>26433</text:p>
          </table:table-cell>
          <table:table-cell table:formula="of:=[.Q415]/1000" office:value-type="float" office:value="26.433" calcext:value-type="float">
            <text:p>26.433</text:p>
          </table:table-cell>
          <table:table-cell/>
          <table:table-cell office:value-type="float" office:value="1500632632908" calcext:value-type="float">
            <text:p>1500632632908</text:p>
          </table:table-cell>
          <table:table-cell table:formula="of:=[.T415]-[.T414]" office:value-type="float" office:value="25622" calcext:value-type="float">
            <text:p>25622</text:p>
          </table:table-cell>
          <table:table-cell table:formula="of:=[.U415]/1000" office:value-type="float" office:value="25.622" calcext:value-type="float">
            <text:p>25.622</text:p>
          </table:table-cell>
          <table:table-cell/>
        </table:table-row>
        <table:table-row table:style-name="ro1">
          <table:table-cell office:value-type="float" office:value="1499790179391" calcext:value-type="float">
            <text:p>1499790179391</text:p>
          </table:table-cell>
          <table:table-cell table:formula="of:=[.A416]-[.A415]" office:value-type="float" office:value="25396" calcext:value-type="float">
            <text:p>25396</text:p>
          </table:table-cell>
          <table:table-cell table:formula="of:=[.B416]/1000" office:value-type="float" office:value="25.396" calcext:value-type="float">
            <text:p>25.396</text:p>
          </table:table-cell>
          <table:table-cell/>
          <table:table-cell office:value-type="float" office:value="1500400675033" calcext:value-type="float">
            <text:p>1500400675033</text:p>
          </table:table-cell>
          <table:table-cell table:formula="of:=[.E416]-[.E415]" office:value-type="float" office:value="2235" calcext:value-type="float">
            <text:p>2235</text:p>
          </table:table-cell>
          <table:table-cell table:formula="of:=[.F416]/1000" office:value-type="float" office:value="2.235" calcext:value-type="float">
            <text:p>2.235</text:p>
          </table:table-cell>
          <table:table-cell table:number-columns-repeated="2"/>
          <table:table-cell office:value-type="float" office:value="1500485440878" calcext:value-type="float">
            <text:p>1500485440878</text:p>
          </table:table-cell>
          <table:table-cell table:formula="of:=[.J416]-[.J415]" office:value-type="float" office:value="126752" calcext:value-type="float">
            <text:p>126752</text:p>
          </table:table-cell>
          <table:table-cell table:formula="of:=[.K416]/1000" office:value-type="float" office:value="126.752" calcext:value-type="float">
            <text:p>126.752</text:p>
          </table:table-cell>
          <table:table-cell table:number-columns-repeated="3"/>
          <table:table-cell office:value-type="float" office:value="1500543971762" calcext:value-type="float">
            <text:p>1500543971762</text:p>
          </table:table-cell>
          <table:table-cell table:formula="of:=[.P416]-[.P415]" office:value-type="float" office:value="26723" calcext:value-type="float">
            <text:p>26723</text:p>
          </table:table-cell>
          <table:table-cell table:formula="of:=[.Q416]/1000" office:value-type="float" office:value="26.723" calcext:value-type="float">
            <text:p>26.723</text:p>
          </table:table-cell>
          <table:table-cell/>
          <table:table-cell office:value-type="float" office:value="1500632658739" calcext:value-type="float">
            <text:p>1500632658739</text:p>
          </table:table-cell>
          <table:table-cell table:formula="of:=[.T416]-[.T415]" office:value-type="float" office:value="25831" calcext:value-type="float">
            <text:p>25831</text:p>
          </table:table-cell>
          <table:table-cell table:formula="of:=[.U416]/1000" office:value-type="float" office:value="25.831" calcext:value-type="float">
            <text:p>25.831</text:p>
          </table:table-cell>
          <table:table-cell/>
        </table:table-row>
        <table:table-row table:style-name="ro1">
          <table:table-cell office:value-type="float" office:value="1499790205074" calcext:value-type="float">
            <text:p>1499790205074</text:p>
          </table:table-cell>
          <table:table-cell table:formula="of:=[.A417]-[.A416]" office:value-type="float" office:value="25683" calcext:value-type="float">
            <text:p>25683</text:p>
          </table:table-cell>
          <table:table-cell table:formula="of:=[.B417]/1000" office:value-type="float" office:value="25.683" calcext:value-type="float">
            <text:p>25.683</text:p>
          </table:table-cell>
          <table:table-cell/>
          <table:table-cell office:value-type="float" office:value="1500400677743" calcext:value-type="float">
            <text:p>1500400677743</text:p>
          </table:table-cell>
          <table:table-cell table:formula="of:=[.E417]-[.E416]" office:value-type="float" office:value="2710" calcext:value-type="float">
            <text:p>2710</text:p>
          </table:table-cell>
          <table:table-cell table:formula="of:=[.F417]/1000" office:value-type="float" office:value="2.71" calcext:value-type="float">
            <text:p>2.71</text:p>
          </table:table-cell>
          <table:table-cell table:number-columns-repeated="2"/>
          <table:table-cell office:value-type="float" office:value="1500485568238" calcext:value-type="float">
            <text:p>1500485568238</text:p>
          </table:table-cell>
          <table:table-cell table:formula="of:=[.J417]-[.J416]" office:value-type="float" office:value="127360" calcext:value-type="float">
            <text:p>127360</text:p>
          </table:table-cell>
          <table:table-cell table:formula="of:=[.K417]/1000" office:value-type="float" office:value="127.36" calcext:value-type="float">
            <text:p>127.36</text:p>
          </table:table-cell>
          <table:table-cell table:number-columns-repeated="3"/>
          <table:table-cell office:value-type="float" office:value="1500543998039" calcext:value-type="float">
            <text:p>1500543998039</text:p>
          </table:table-cell>
          <table:table-cell table:formula="of:=[.P417]-[.P416]" office:value-type="float" office:value="26277" calcext:value-type="float">
            <text:p>26277</text:p>
          </table:table-cell>
          <table:table-cell table:formula="of:=[.Q417]/1000" office:value-type="float" office:value="26.277" calcext:value-type="float">
            <text:p>26.277</text:p>
          </table:table-cell>
          <table:table-cell/>
          <table:table-cell office:value-type="float" office:value="1500632684208" calcext:value-type="float">
            <text:p>1500632684208</text:p>
          </table:table-cell>
          <table:table-cell table:formula="of:=[.T417]-[.T416]" office:value-type="float" office:value="25469" calcext:value-type="float">
            <text:p>25469</text:p>
          </table:table-cell>
          <table:table-cell table:formula="of:=[.U417]/1000" office:value-type="float" office:value="25.469" calcext:value-type="float">
            <text:p>25.469</text:p>
          </table:table-cell>
          <table:table-cell/>
        </table:table-row>
        <table:table-row table:style-name="ro1">
          <table:table-cell office:value-type="float" office:value="1499790230750" calcext:value-type="float">
            <text:p>1499790230750</text:p>
          </table:table-cell>
          <table:table-cell table:formula="of:=[.A418]-[.A417]" office:value-type="float" office:value="25676" calcext:value-type="float">
            <text:p>25676</text:p>
          </table:table-cell>
          <table:table-cell table:formula="of:=[.B418]/1000" office:value-type="float" office:value="25.676" calcext:value-type="float">
            <text:p>25.676</text:p>
          </table:table-cell>
          <table:table-cell/>
          <table:table-cell office:value-type="float" office:value="1500400679777" calcext:value-type="float">
            <text:p>1500400679777</text:p>
          </table:table-cell>
          <table:table-cell table:formula="of:=[.E418]-[.E417]" office:value-type="float" office:value="2034" calcext:value-type="float">
            <text:p>2034</text:p>
          </table:table-cell>
          <table:table-cell table:formula="of:=[.F418]/1000" office:value-type="float" office:value="2.034" calcext:value-type="float">
            <text:p>2.034</text:p>
          </table:table-cell>
          <table:table-cell table:number-columns-repeated="2"/>
          <table:table-cell office:value-type="float" office:value="1500485699989" calcext:value-type="float">
            <text:p>1500485699989</text:p>
          </table:table-cell>
          <table:table-cell table:formula="of:=[.J418]-[.J417]" office:value-type="float" office:value="131751" calcext:value-type="float">
            <text:p>131751</text:p>
          </table:table-cell>
          <table:table-cell table:formula="of:=[.K418]/1000" office:value-type="float" office:value="131.751" calcext:value-type="float">
            <text:p>131.751</text:p>
          </table:table-cell>
          <table:table-cell table:number-columns-repeated="3"/>
          <table:table-cell office:value-type="float" office:value="1500544024234" calcext:value-type="float">
            <text:p>1500544024234</text:p>
          </table:table-cell>
          <table:table-cell table:formula="of:=[.P418]-[.P417]" office:value-type="float" office:value="26195" calcext:value-type="float">
            <text:p>26195</text:p>
          </table:table-cell>
          <table:table-cell table:formula="of:=[.Q418]/1000" office:value-type="float" office:value="26.195" calcext:value-type="float">
            <text:p>26.195</text:p>
          </table:table-cell>
          <table:table-cell/>
          <table:table-cell office:value-type="float" office:value="1500632709632" calcext:value-type="float">
            <text:p>1500632709632</text:p>
          </table:table-cell>
          <table:table-cell table:formula="of:=[.T418]-[.T417]" office:value-type="float" office:value="25424" calcext:value-type="float">
            <text:p>25424</text:p>
          </table:table-cell>
          <table:table-cell table:formula="of:=[.U418]/1000" office:value-type="float" office:value="25.424" calcext:value-type="float">
            <text:p>25.424</text:p>
          </table:table-cell>
          <table:table-cell/>
        </table:table-row>
        <table:table-row table:style-name="ro1">
          <table:table-cell office:value-type="float" office:value="1499790256276" calcext:value-type="float">
            <text:p>1499790256276</text:p>
          </table:table-cell>
          <table:table-cell table:formula="of:=[.A419]-[.A418]" office:value-type="float" office:value="25526" calcext:value-type="float">
            <text:p>25526</text:p>
          </table:table-cell>
          <table:table-cell table:formula="of:=[.B419]/1000" office:value-type="float" office:value="25.526" calcext:value-type="float">
            <text:p>25.526</text:p>
          </table:table-cell>
          <table:table-cell table:number-columns-repeated="6"/>
          <table:table-cell office:value-type="float" office:value="1500485724811" calcext:value-type="float">
            <text:p>1500485724811</text:p>
          </table:table-cell>
          <table:table-cell table:formula="of:=[.J419]-[.J418]" office:value-type="float" office:value="24822" calcext:value-type="float">
            <text:p>24822</text:p>
          </table:table-cell>
          <table:table-cell table:formula="of:=[.K419]/1000" office:value-type="float" office:value="24.822" calcext:value-type="float">
            <text:p>24.822</text:p>
          </table:table-cell>
          <table:table-cell table:number-columns-repeated="3"/>
          <table:table-cell office:value-type="float" office:value="1500544050960" calcext:value-type="float">
            <text:p>1500544050960</text:p>
          </table:table-cell>
          <table:table-cell table:formula="of:=[.P419]-[.P418]" office:value-type="float" office:value="26726" calcext:value-type="float">
            <text:p>26726</text:p>
          </table:table-cell>
          <table:table-cell table:formula="of:=[.Q419]/1000" office:value-type="float" office:value="26.726" calcext:value-type="float">
            <text:p>26.726</text:p>
          </table:table-cell>
          <table:table-cell/>
          <table:table-cell office:value-type="float" office:value="1500632735002" calcext:value-type="float">
            <text:p>1500632735002</text:p>
          </table:table-cell>
          <table:table-cell table:formula="of:=[.T419]-[.T418]" office:value-type="float" office:value="25370" calcext:value-type="float">
            <text:p>25370</text:p>
          </table:table-cell>
          <table:table-cell table:formula="of:=[.U419]/1000" office:value-type="float" office:value="25.37" calcext:value-type="float">
            <text:p>25.37</text:p>
          </table:table-cell>
          <table:table-cell/>
        </table:table-row>
        <table:table-row table:style-name="ro1">
          <table:table-cell office:value-type="float" office:value="1499790282039" calcext:value-type="float">
            <text:p>1499790282039</text:p>
          </table:table-cell>
          <table:table-cell table:formula="of:=[.A420]-[.A419]" office:value-type="float" office:value="25763" calcext:value-type="float">
            <text:p>25763</text:p>
          </table:table-cell>
          <table:table-cell table:formula="of:=[.B420]/1000" office:value-type="float" office:value="25.763" calcext:value-type="float">
            <text:p>25.763</text:p>
          </table:table-cell>
          <table:table-cell table:number-columns-repeated="6"/>
          <table:table-cell office:value-type="float" office:value="1500485755456" calcext:value-type="float">
            <text:p>1500485755456</text:p>
          </table:table-cell>
          <table:table-cell table:formula="of:=[.J420]-[.J419]" office:value-type="float" office:value="30645" calcext:value-type="float">
            <text:p>30645</text:p>
          </table:table-cell>
          <table:table-cell table:formula="of:=[.K420]/1000" office:value-type="float" office:value="30.645" calcext:value-type="float">
            <text:p>30.645</text:p>
          </table:table-cell>
          <table:table-cell table:number-columns-repeated="3"/>
          <table:table-cell office:value-type="float" office:value="1500544077503" calcext:value-type="float">
            <text:p>1500544077503</text:p>
          </table:table-cell>
          <table:table-cell table:formula="of:=[.P420]-[.P419]" office:value-type="float" office:value="26543" calcext:value-type="float">
            <text:p>26543</text:p>
          </table:table-cell>
          <table:table-cell table:formula="of:=[.Q420]/1000" office:value-type="float" office:value="26.543" calcext:value-type="float">
            <text:p>26.543</text:p>
          </table:table-cell>
          <table:table-cell/>
          <table:table-cell office:value-type="float" office:value="1500632760293" calcext:value-type="float">
            <text:p>1500632760293</text:p>
          </table:table-cell>
          <table:table-cell table:formula="of:=[.T420]-[.T419]" office:value-type="float" office:value="25291" calcext:value-type="float">
            <text:p>25291</text:p>
          </table:table-cell>
          <table:table-cell table:formula="of:=[.U420]/1000" office:value-type="float" office:value="25.291" calcext:value-type="float">
            <text:p>25.291</text:p>
          </table:table-cell>
          <table:table-cell/>
        </table:table-row>
        <table:table-row table:style-name="ro1">
          <table:table-cell office:value-type="float" office:value="1499790311368" calcext:value-type="float">
            <text:p>1499790311368</text:p>
          </table:table-cell>
          <table:table-cell table:formula="of:=[.A421]-[.A420]" office:value-type="float" office:value="29329" calcext:value-type="float">
            <text:p>29329</text:p>
          </table:table-cell>
          <table:table-cell table:formula="of:=[.B421]/1000" office:value-type="float" office:value="29.329" calcext:value-type="float">
            <text:p>29.329</text:p>
          </table:table-cell>
          <table:table-cell table:number-columns-repeated="6"/>
          <table:table-cell office:value-type="float" office:value="1500485780057" calcext:value-type="float">
            <text:p>1500485780057</text:p>
          </table:table-cell>
          <table:table-cell table:formula="of:=[.J421]-[.J420]" office:value-type="float" office:value="24601" calcext:value-type="float">
            <text:p>24601</text:p>
          </table:table-cell>
          <table:table-cell table:formula="of:=[.K421]/1000" office:value-type="float" office:value="24.601" calcext:value-type="float">
            <text:p>24.601</text:p>
          </table:table-cell>
          <table:table-cell table:number-columns-repeated="3"/>
          <table:table-cell office:value-type="float" office:value="1500544104553" calcext:value-type="float">
            <text:p>1500544104553</text:p>
          </table:table-cell>
          <table:table-cell table:formula="of:=[.P421]-[.P420]" office:value-type="float" office:value="27050" calcext:value-type="float">
            <text:p>27050</text:p>
          </table:table-cell>
          <table:table-cell table:formula="of:=[.Q421]/1000" office:value-type="float" office:value="27.05" calcext:value-type="float">
            <text:p>27.05</text:p>
          </table:table-cell>
          <table:table-cell/>
          <table:table-cell office:value-type="float" office:value="1500632787219" calcext:value-type="float">
            <text:p>1500632787219</text:p>
          </table:table-cell>
          <table:table-cell table:formula="of:=[.T421]-[.T420]" office:value-type="float" office:value="26926" calcext:value-type="float">
            <text:p>26926</text:p>
          </table:table-cell>
          <table:table-cell table:formula="of:=[.U421]/1000" office:value-type="float" office:value="26.926" calcext:value-type="float">
            <text:p>26.926</text:p>
          </table:table-cell>
          <table:table-cell/>
        </table:table-row>
        <table:table-row table:style-name="ro1">
          <table:table-cell office:value-type="float" office:value="1499790337133" calcext:value-type="float">
            <text:p>1499790337133</text:p>
          </table:table-cell>
          <table:table-cell table:formula="of:=[.A422]-[.A421]" office:value-type="float" office:value="25765" calcext:value-type="float">
            <text:p>25765</text:p>
          </table:table-cell>
          <table:table-cell table:formula="of:=[.B422]/1000" office:value-type="float" office:value="25.765" calcext:value-type="float">
            <text:p>25.765</text:p>
          </table:table-cell>
          <table:table-cell table:number-columns-repeated="6"/>
          <table:table-cell office:value-type="float" office:value="1500485907193" calcext:value-type="float">
            <text:p>1500485907193</text:p>
          </table:table-cell>
          <table:table-cell table:formula="of:=[.J422]-[.J421]" office:value-type="float" office:value="127136" calcext:value-type="float">
            <text:p>127136</text:p>
          </table:table-cell>
          <table:table-cell table:formula="of:=[.K422]/1000" office:value-type="float" office:value="127.136" calcext:value-type="float">
            <text:p>127.136</text:p>
          </table:table-cell>
          <table:table-cell table:number-columns-repeated="3"/>
          <table:table-cell office:value-type="float" office:value="1500544131033" calcext:value-type="float">
            <text:p>1500544131033</text:p>
          </table:table-cell>
          <table:table-cell table:formula="of:=[.P422]-[.P421]" office:value-type="float" office:value="26480" calcext:value-type="float">
            <text:p>26480</text:p>
          </table:table-cell>
          <table:table-cell table:formula="of:=[.Q422]/1000" office:value-type="float" office:value="26.48" calcext:value-type="float">
            <text:p>26.48</text:p>
          </table:table-cell>
          <table:table-cell/>
          <table:table-cell office:value-type="float" office:value="1500632812617" calcext:value-type="float">
            <text:p>1500632812617</text:p>
          </table:table-cell>
          <table:table-cell table:formula="of:=[.T422]-[.T421]" office:value-type="float" office:value="25398" calcext:value-type="float">
            <text:p>25398</text:p>
          </table:table-cell>
          <table:table-cell table:formula="of:=[.U422]/1000" office:value-type="float" office:value="25.398" calcext:value-type="float">
            <text:p>25.398</text:p>
          </table:table-cell>
          <table:table-cell/>
        </table:table-row>
        <table:table-row table:style-name="ro1">
          <table:table-cell office:value-type="float" office:value="1499790362839" calcext:value-type="float">
            <text:p>1499790362839</text:p>
          </table:table-cell>
          <table:table-cell table:formula="of:=[.A423]-[.A422]" office:value-type="float" office:value="25706" calcext:value-type="float">
            <text:p>25706</text:p>
          </table:table-cell>
          <table:table-cell table:formula="of:=[.B423]/1000" office:value-type="float" office:value="25.706" calcext:value-type="float">
            <text:p>25.706</text:p>
          </table:table-cell>
          <table:table-cell table:number-columns-repeated="6"/>
          <table:table-cell office:value-type="float" office:value="1500486041721" calcext:value-type="float">
            <text:p>1500486041721</text:p>
          </table:table-cell>
          <table:table-cell table:formula="of:=[.J423]-[.J422]" office:value-type="float" office:value="134528" calcext:value-type="float">
            <text:p>134528</text:p>
          </table:table-cell>
          <table:table-cell table:formula="of:=[.K423]/1000" office:value-type="float" office:value="134.528" calcext:value-type="float">
            <text:p>134.528</text:p>
          </table:table-cell>
          <table:table-cell table:number-columns-repeated="3"/>
          <table:table-cell office:value-type="float" office:value="1500544158058" calcext:value-type="float">
            <text:p>1500544158058</text:p>
          </table:table-cell>
          <table:table-cell table:formula="of:=[.P423]-[.P422]" office:value-type="float" office:value="27025" calcext:value-type="float">
            <text:p>27025</text:p>
          </table:table-cell>
          <table:table-cell table:formula="of:=[.Q423]/1000" office:value-type="float" office:value="27.025" calcext:value-type="float">
            <text:p>27.025</text:p>
          </table:table-cell>
          <table:table-cell/>
          <table:table-cell office:value-type="float" office:value="1500632838164" calcext:value-type="float">
            <text:p>1500632838164</text:p>
          </table:table-cell>
          <table:table-cell table:formula="of:=[.T423]-[.T422]" office:value-type="float" office:value="25547" calcext:value-type="float">
            <text:p>25547</text:p>
          </table:table-cell>
          <table:table-cell table:formula="of:=[.U423]/1000" office:value-type="float" office:value="25.547" calcext:value-type="float">
            <text:p>25.547</text:p>
          </table:table-cell>
          <table:table-cell/>
        </table:table-row>
        <table:table-row table:style-name="ro1">
          <table:table-cell office:value-type="float" office:value="1499790388338" calcext:value-type="float">
            <text:p>1499790388338</text:p>
          </table:table-cell>
          <table:table-cell table:formula="of:=[.A424]-[.A423]" office:value-type="float" office:value="25499" calcext:value-type="float">
            <text:p>25499</text:p>
          </table:table-cell>
          <table:table-cell table:formula="of:=[.B424]/1000" office:value-type="float" office:value="25.499" calcext:value-type="float">
            <text:p>25.499</text:p>
          </table:table-cell>
          <table:table-cell table:number-columns-repeated="6"/>
          <table:table-cell office:value-type="float" office:value="1500486171081" calcext:value-type="float">
            <text:p>1500486171081</text:p>
          </table:table-cell>
          <table:table-cell table:formula="of:=[.J424]-[.J423]" office:value-type="float" office:value="129360" calcext:value-type="float">
            <text:p>129360</text:p>
          </table:table-cell>
          <table:table-cell table:formula="of:=[.K424]/1000" office:value-type="float" office:value="129.36" calcext:value-type="float">
            <text:p>129.36</text:p>
          </table:table-cell>
          <table:table-cell table:number-columns-repeated="3"/>
          <table:table-cell office:value-type="float" office:value="1500544184842" calcext:value-type="float">
            <text:p>1500544184842</text:p>
          </table:table-cell>
          <table:table-cell table:formula="of:=[.P424]-[.P423]" office:value-type="float" office:value="26784" calcext:value-type="float">
            <text:p>26784</text:p>
          </table:table-cell>
          <table:table-cell table:formula="of:=[.Q424]/1000" office:value-type="float" office:value="26.784" calcext:value-type="float">
            <text:p>26.784</text:p>
          </table:table-cell>
          <table:table-cell/>
          <table:table-cell office:value-type="float" office:value="1500632863888" calcext:value-type="float">
            <text:p>1500632863888</text:p>
          </table:table-cell>
          <table:table-cell table:formula="of:=[.T424]-[.T423]" office:value-type="float" office:value="25724" calcext:value-type="float">
            <text:p>25724</text:p>
          </table:table-cell>
          <table:table-cell table:formula="of:=[.U424]/1000" office:value-type="float" office:value="25.724" calcext:value-type="float">
            <text:p>25.724</text:p>
          </table:table-cell>
          <table:table-cell/>
        </table:table-row>
        <table:table-row table:style-name="ro1">
          <table:table-cell office:value-type="float" office:value="1499790414492" calcext:value-type="float">
            <text:p>1499790414492</text:p>
          </table:table-cell>
          <table:table-cell table:formula="of:=[.A425]-[.A424]" office:value-type="float" office:value="26154" calcext:value-type="float">
            <text:p>26154</text:p>
          </table:table-cell>
          <table:table-cell table:formula="of:=[.B425]/1000" office:value-type="float" office:value="26.154" calcext:value-type="float">
            <text:p>26.154</text:p>
          </table:table-cell>
          <table:table-cell table:number-columns-repeated="6"/>
          <table:table-cell office:value-type="float" office:value="1500486298312" calcext:value-type="float">
            <text:p>1500486298312</text:p>
          </table:table-cell>
          <table:table-cell table:formula="of:=[.J425]-[.J424]" office:value-type="float" office:value="127231" calcext:value-type="float">
            <text:p>127231</text:p>
          </table:table-cell>
          <table:table-cell table:formula="of:=[.K425]/1000" office:value-type="float" office:value="127.231" calcext:value-type="float">
            <text:p>127.231</text:p>
          </table:table-cell>
          <table:table-cell table:number-columns-repeated="3"/>
          <table:table-cell office:value-type="float" office:value="1500544211766" calcext:value-type="float">
            <text:p>1500544211766</text:p>
          </table:table-cell>
          <table:table-cell table:formula="of:=[.P425]-[.P424]" office:value-type="float" office:value="26924" calcext:value-type="float">
            <text:p>26924</text:p>
          </table:table-cell>
          <table:table-cell table:formula="of:=[.Q425]/1000" office:value-type="float" office:value="26.924" calcext:value-type="float">
            <text:p>26.924</text:p>
          </table:table-cell>
          <table:table-cell/>
          <table:table-cell office:value-type="float" office:value="1500632889455" calcext:value-type="float">
            <text:p>1500632889455</text:p>
          </table:table-cell>
          <table:table-cell table:formula="of:=[.T425]-[.T424]" office:value-type="float" office:value="25567" calcext:value-type="float">
            <text:p>25567</text:p>
          </table:table-cell>
          <table:table-cell table:formula="of:=[.U425]/1000" office:value-type="float" office:value="25.567" calcext:value-type="float">
            <text:p>25.567</text:p>
          </table:table-cell>
          <table:table-cell/>
        </table:table-row>
        <table:table-row table:style-name="ro1">
          <table:table-cell office:value-type="float" office:value="1499790440031" calcext:value-type="float">
            <text:p>1499790440031</text:p>
          </table:table-cell>
          <table:table-cell table:formula="of:=[.A426]-[.A425]" office:value-type="float" office:value="25539" calcext:value-type="float">
            <text:p>25539</text:p>
          </table:table-cell>
          <table:table-cell table:formula="of:=[.B426]/1000" office:value-type="float" office:value="25.539" calcext:value-type="float">
            <text:p>25.539</text:p>
          </table:table-cell>
          <table:table-cell table:number-columns-repeated="6"/>
          <table:table-cell office:value-type="float" office:value="1500486425121" calcext:value-type="float">
            <text:p>1500486425121</text:p>
          </table:table-cell>
          <table:table-cell table:formula="of:=[.J426]-[.J425]" office:value-type="float" office:value="126809" calcext:value-type="float">
            <text:p>126809</text:p>
          </table:table-cell>
          <table:table-cell table:formula="of:=[.K426]/1000" office:value-type="float" office:value="126.809" calcext:value-type="float">
            <text:p>126.809</text:p>
          </table:table-cell>
          <table:table-cell table:number-columns-repeated="3"/>
          <table:table-cell office:value-type="float" office:value="1500544238391" calcext:value-type="float">
            <text:p>1500544238391</text:p>
          </table:table-cell>
          <table:table-cell table:formula="of:=[.P426]-[.P425]" office:value-type="float" office:value="26625" calcext:value-type="float">
            <text:p>26625</text:p>
          </table:table-cell>
          <table:table-cell table:formula="of:=[.Q426]/1000" office:value-type="float" office:value="26.625" calcext:value-type="float">
            <text:p>26.625</text:p>
          </table:table-cell>
          <table:table-cell/>
          <table:table-cell office:value-type="float" office:value="1500632915339" calcext:value-type="float">
            <text:p>1500632915339</text:p>
          </table:table-cell>
          <table:table-cell table:formula="of:=[.T426]-[.T425]" office:value-type="float" office:value="25884" calcext:value-type="float">
            <text:p>25884</text:p>
          </table:table-cell>
          <table:table-cell table:formula="of:=[.U426]/1000" office:value-type="float" office:value="25.884" calcext:value-type="float">
            <text:p>25.884</text:p>
          </table:table-cell>
          <table:table-cell/>
        </table:table-row>
        <table:table-row table:style-name="ro1">
          <table:table-cell office:value-type="float" office:value="1499790465416" calcext:value-type="float">
            <text:p>1499790465416</text:p>
          </table:table-cell>
          <table:table-cell table:formula="of:=[.A427]-[.A426]" office:value-type="float" office:value="25385" calcext:value-type="float">
            <text:p>25385</text:p>
          </table:table-cell>
          <table:table-cell table:formula="of:=[.B427]/1000" office:value-type="float" office:value="25.385" calcext:value-type="float">
            <text:p>25.385</text:p>
          </table:table-cell>
          <table:table-cell table:number-columns-repeated="6"/>
          <table:table-cell office:value-type="float" office:value="1500486451263" calcext:value-type="float">
            <text:p>1500486451263</text:p>
          </table:table-cell>
          <table:table-cell table:formula="of:=[.J427]-[.J426]" office:value-type="float" office:value="26142" calcext:value-type="float">
            <text:p>26142</text:p>
          </table:table-cell>
          <table:table-cell table:formula="of:=[.K427]/1000" office:value-type="float" office:value="26.142" calcext:value-type="float">
            <text:p>26.142</text:p>
          </table:table-cell>
          <table:table-cell table:number-columns-repeated="3"/>
          <table:table-cell office:value-type="float" office:value="1500544264695" calcext:value-type="float">
            <text:p>1500544264695</text:p>
          </table:table-cell>
          <table:table-cell table:formula="of:=[.P427]-[.P426]" office:value-type="float" office:value="26304" calcext:value-type="float">
            <text:p>26304</text:p>
          </table:table-cell>
          <table:table-cell table:formula="of:=[.Q427]/1000" office:value-type="float" office:value="26.304" calcext:value-type="float">
            <text:p>26.304</text:p>
          </table:table-cell>
          <table:table-cell/>
          <table:table-cell office:value-type="float" office:value="1500632940966" calcext:value-type="float">
            <text:p>1500632940966</text:p>
          </table:table-cell>
          <table:table-cell table:formula="of:=[.T427]-[.T426]" office:value-type="float" office:value="25627" calcext:value-type="float">
            <text:p>25627</text:p>
          </table:table-cell>
          <table:table-cell table:formula="of:=[.U427]/1000" office:value-type="float" office:value="25.627" calcext:value-type="float">
            <text:p>25.627</text:p>
          </table:table-cell>
          <table:table-cell/>
        </table:table-row>
        <table:table-row table:style-name="ro1">
          <table:table-cell office:value-type="float" office:value="1499790490996" calcext:value-type="float">
            <text:p>1499790490996</text:p>
          </table:table-cell>
          <table:table-cell table:formula="of:=[.A428]-[.A427]" office:value-type="float" office:value="25580" calcext:value-type="float">
            <text:p>25580</text:p>
          </table:table-cell>
          <table:table-cell table:formula="of:=[.B428]/1000" office:value-type="float" office:value="25.58" calcext:value-type="float">
            <text:p>25.58</text:p>
          </table:table-cell>
          <table:table-cell table:number-columns-repeated="6"/>
          <table:table-cell office:value-type="float" office:value="1500486578212" calcext:value-type="float">
            <text:p>1500486578212</text:p>
          </table:table-cell>
          <table:table-cell table:formula="of:=[.J428]-[.J427]" office:value-type="float" office:value="126949" calcext:value-type="float">
            <text:p>126949</text:p>
          </table:table-cell>
          <table:table-cell table:formula="of:=[.K428]/1000" office:value-type="float" office:value="126.949" calcext:value-type="float">
            <text:p>126.949</text:p>
          </table:table-cell>
          <table:table-cell table:number-columns-repeated="3"/>
          <table:table-cell office:value-type="float" office:value="1500544291632" calcext:value-type="float">
            <text:p>1500544291632</text:p>
          </table:table-cell>
          <table:table-cell table:formula="of:=[.P428]-[.P427]" office:value-type="float" office:value="26937" calcext:value-type="float">
            <text:p>26937</text:p>
          </table:table-cell>
          <table:table-cell table:formula="of:=[.Q428]/1000" office:value-type="float" office:value="26.937" calcext:value-type="float">
            <text:p>26.937</text:p>
          </table:table-cell>
          <table:table-cell/>
          <table:table-cell office:value-type="float" office:value="1500632966650" calcext:value-type="float">
            <text:p>1500632966650</text:p>
          </table:table-cell>
          <table:table-cell table:formula="of:=[.T428]-[.T427]" office:value-type="float" office:value="25684" calcext:value-type="float">
            <text:p>25684</text:p>
          </table:table-cell>
          <table:table-cell table:formula="of:=[.U428]/1000" office:value-type="float" office:value="25.684" calcext:value-type="float">
            <text:p>25.684</text:p>
          </table:table-cell>
          <table:table-cell/>
        </table:table-row>
        <table:table-row table:style-name="ro1">
          <table:table-cell office:value-type="float" office:value="1499790516970" calcext:value-type="float">
            <text:p>1499790516970</text:p>
          </table:table-cell>
          <table:table-cell table:formula="of:=[.A429]-[.A428]" office:value-type="float" office:value="25974" calcext:value-type="float">
            <text:p>25974</text:p>
          </table:table-cell>
          <table:table-cell table:formula="of:=[.B429]/1000" office:value-type="float" office:value="25.974" calcext:value-type="float">
            <text:p>25.974</text:p>
          </table:table-cell>
          <table:table-cell table:number-columns-repeated="6"/>
          <table:table-cell office:value-type="float" office:value="1500486705433" calcext:value-type="float">
            <text:p>1500486705433</text:p>
          </table:table-cell>
          <table:table-cell table:formula="of:=[.J429]-[.J428]" office:value-type="float" office:value="127221" calcext:value-type="float">
            <text:p>127221</text:p>
          </table:table-cell>
          <table:table-cell table:formula="of:=[.K429]/1000" office:value-type="float" office:value="127.221" calcext:value-type="float">
            <text:p>127.221</text:p>
          </table:table-cell>
          <table:table-cell table:number-columns-repeated="3"/>
          <table:table-cell office:value-type="float" office:value="1500544318356" calcext:value-type="float">
            <text:p>1500544318356</text:p>
          </table:table-cell>
          <table:table-cell table:formula="of:=[.P429]-[.P428]" office:value-type="float" office:value="26724" calcext:value-type="float">
            <text:p>26724</text:p>
          </table:table-cell>
          <table:table-cell table:formula="of:=[.Q429]/1000" office:value-type="float" office:value="26.724" calcext:value-type="float">
            <text:p>26.724</text:p>
          </table:table-cell>
          <table:table-cell/>
          <table:table-cell office:value-type="float" office:value="1500632992267" calcext:value-type="float">
            <text:p>1500632992267</text:p>
          </table:table-cell>
          <table:table-cell table:formula="of:=[.T429]-[.T428]" office:value-type="float" office:value="25617" calcext:value-type="float">
            <text:p>25617</text:p>
          </table:table-cell>
          <table:table-cell table:formula="of:=[.U429]/1000" office:value-type="float" office:value="25.617" calcext:value-type="float">
            <text:p>25.617</text:p>
          </table:table-cell>
          <table:table-cell/>
        </table:table-row>
        <table:table-row table:style-name="ro1">
          <table:table-cell office:value-type="float" office:value="1499790544196" calcext:value-type="float">
            <text:p>1499790544196</text:p>
          </table:table-cell>
          <table:table-cell table:formula="of:=[.A430]-[.A429]" office:value-type="float" office:value="27226" calcext:value-type="float">
            <text:p>27226</text:p>
          </table:table-cell>
          <table:table-cell table:formula="of:=[.B430]/1000" office:value-type="float" office:value="27.226" calcext:value-type="float">
            <text:p>27.226</text:p>
          </table:table-cell>
          <table:table-cell table:number-columns-repeated="6"/>
          <table:table-cell office:value-type="float" office:value="1500486814837" calcext:value-type="float">
            <text:p>1500486814837</text:p>
          </table:table-cell>
          <table:table-cell table:formula="of:=[.J430]-[.J429]" office:value-type="float" office:value="109404" calcext:value-type="float">
            <text:p>109404</text:p>
          </table:table-cell>
          <table:table-cell table:formula="of:=[.K430]/1000" office:value-type="float" office:value="109.404" calcext:value-type="float">
            <text:p>109.404</text:p>
          </table:table-cell>
          <table:table-cell table:number-columns-repeated="3"/>
          <table:table-cell office:value-type="float" office:value="1500544344577" calcext:value-type="float">
            <text:p>1500544344577</text:p>
          </table:table-cell>
          <table:table-cell table:formula="of:=[.P430]-[.P429]" office:value-type="float" office:value="26221" calcext:value-type="float">
            <text:p>26221</text:p>
          </table:table-cell>
          <table:table-cell table:formula="of:=[.Q430]/1000" office:value-type="float" office:value="26.221" calcext:value-type="float">
            <text:p>26.221</text:p>
          </table:table-cell>
          <table:table-cell/>
          <table:table-cell office:value-type="float" office:value="1500633017693" calcext:value-type="float">
            <text:p>1500633017693</text:p>
          </table:table-cell>
          <table:table-cell table:formula="of:=[.T430]-[.T429]" office:value-type="float" office:value="25426" calcext:value-type="float">
            <text:p>25426</text:p>
          </table:table-cell>
          <table:table-cell table:formula="of:=[.U430]/1000" office:value-type="float" office:value="25.426" calcext:value-type="float">
            <text:p>25.426</text:p>
          </table:table-cell>
          <table:table-cell/>
        </table:table-row>
        <table:table-row table:style-name="ro1">
          <table:table-cell office:value-type="float" office:value="1499790570035" calcext:value-type="float">
            <text:p>1499790570035</text:p>
          </table:table-cell>
          <table:table-cell table:formula="of:=[.A431]-[.A430]" office:value-type="float" office:value="25839" calcext:value-type="float">
            <text:p>25839</text:p>
          </table:table-cell>
          <table:table-cell table:formula="of:=[.B431]/1000" office:value-type="float" office:value="25.839" calcext:value-type="float">
            <text:p>25.839</text:p>
          </table:table-cell>
          <table:table-cell table:number-columns-repeated="6"/>
          <table:table-cell office:value-type="float" office:value="1500486941884" calcext:value-type="float">
            <text:p>1500486941884</text:p>
          </table:table-cell>
          <table:table-cell table:formula="of:=[.J431]-[.J430]" office:value-type="float" office:value="127047" calcext:value-type="float">
            <text:p>127047</text:p>
          </table:table-cell>
          <table:table-cell table:formula="of:=[.K431]/1000" office:value-type="float" office:value="127.047" calcext:value-type="float">
            <text:p>127.047</text:p>
          </table:table-cell>
          <table:table-cell table:number-columns-repeated="3"/>
          <table:table-cell office:value-type="float" office:value="1500544371164" calcext:value-type="float">
            <text:p>1500544371164</text:p>
          </table:table-cell>
          <table:table-cell table:formula="of:=[.P431]-[.P430]" office:value-type="float" office:value="26587" calcext:value-type="float">
            <text:p>26587</text:p>
          </table:table-cell>
          <table:table-cell table:formula="of:=[.Q431]/1000" office:value-type="float" office:value="26.587" calcext:value-type="float">
            <text:p>26.587</text:p>
          </table:table-cell>
          <table:table-cell/>
          <table:table-cell office:value-type="float" office:value="1500633043246" calcext:value-type="float">
            <text:p>1500633043246</text:p>
          </table:table-cell>
          <table:table-cell table:formula="of:=[.T431]-[.T430]" office:value-type="float" office:value="25553" calcext:value-type="float">
            <text:p>25553</text:p>
          </table:table-cell>
          <table:table-cell table:formula="of:=[.U431]/1000" office:value-type="float" office:value="25.553" calcext:value-type="float">
            <text:p>25.553</text:p>
          </table:table-cell>
          <table:table-cell/>
        </table:table-row>
        <table:table-row table:style-name="ro1">
          <table:table-cell office:value-type="float" office:value="1499790595319" calcext:value-type="float">
            <text:p>1499790595319</text:p>
          </table:table-cell>
          <table:table-cell table:formula="of:=[.A432]-[.A431]" office:value-type="float" office:value="25284" calcext:value-type="float">
            <text:p>25284</text:p>
          </table:table-cell>
          <table:table-cell table:formula="of:=[.B432]/1000" office:value-type="float" office:value="25.284" calcext:value-type="float">
            <text:p>25.284</text:p>
          </table:table-cell>
          <table:table-cell table:number-columns-repeated="6"/>
          <table:table-cell office:value-type="float" office:value="1500487069157" calcext:value-type="float">
            <text:p>1500487069157</text:p>
          </table:table-cell>
          <table:table-cell table:formula="of:=[.J432]-[.J431]" office:value-type="float" office:value="127273" calcext:value-type="float">
            <text:p>127273</text:p>
          </table:table-cell>
          <table:table-cell table:formula="of:=[.K432]/1000" office:value-type="float" office:value="127.273" calcext:value-type="float">
            <text:p>127.273</text:p>
          </table:table-cell>
          <table:table-cell table:number-columns-repeated="3"/>
          <table:table-cell office:value-type="float" office:value="1500544397787" calcext:value-type="float">
            <text:p>1500544397787</text:p>
          </table:table-cell>
          <table:table-cell table:formula="of:=[.P432]-[.P431]" office:value-type="float" office:value="26623" calcext:value-type="float">
            <text:p>26623</text:p>
          </table:table-cell>
          <table:table-cell table:formula="of:=[.Q432]/1000" office:value-type="float" office:value="26.623" calcext:value-type="float">
            <text:p>26.623</text:p>
          </table:table-cell>
          <table:table-cell/>
          <table:table-cell office:value-type="float" office:value="1500633069198" calcext:value-type="float">
            <text:p>1500633069198</text:p>
          </table:table-cell>
          <table:table-cell table:formula="of:=[.T432]-[.T431]" office:value-type="float" office:value="25952" calcext:value-type="float">
            <text:p>25952</text:p>
          </table:table-cell>
          <table:table-cell table:formula="of:=[.U432]/1000" office:value-type="float" office:value="25.952" calcext:value-type="float">
            <text:p>25.952</text:p>
          </table:table-cell>
          <table:table-cell/>
        </table:table-row>
        <table:table-row table:style-name="ro1">
          <table:table-cell office:value-type="float" office:value="1499790621094" calcext:value-type="float">
            <text:p>1499790621094</text:p>
          </table:table-cell>
          <table:table-cell table:formula="of:=[.A433]-[.A432]" office:value-type="float" office:value="25775" calcext:value-type="float">
            <text:p>25775</text:p>
          </table:table-cell>
          <table:table-cell table:formula="of:=[.B433]/1000" office:value-type="float" office:value="25.775" calcext:value-type="float">
            <text:p>25.775</text:p>
          </table:table-cell>
          <table:table-cell table:number-columns-repeated="6"/>
          <table:table-cell office:value-type="float" office:value="1500487194776" calcext:value-type="float">
            <text:p>1500487194776</text:p>
          </table:table-cell>
          <table:table-cell table:formula="of:=[.J433]-[.J432]" office:value-type="float" office:value="125619" calcext:value-type="float">
            <text:p>125619</text:p>
          </table:table-cell>
          <table:table-cell table:formula="of:=[.K433]/1000" office:value-type="float" office:value="125.619" calcext:value-type="float">
            <text:p>125.619</text:p>
          </table:table-cell>
          <table:table-cell table:number-columns-repeated="3"/>
          <table:table-cell office:value-type="float" office:value="1500544425628" calcext:value-type="float">
            <text:p>1500544425628</text:p>
          </table:table-cell>
          <table:table-cell table:formula="of:=[.P433]-[.P432]" office:value-type="float" office:value="27841" calcext:value-type="float">
            <text:p>27841</text:p>
          </table:table-cell>
          <table:table-cell table:formula="of:=[.Q433]/1000" office:value-type="float" office:value="27.841" calcext:value-type="float">
            <text:p>27.841</text:p>
          </table:table-cell>
          <table:table-cell/>
          <table:table-cell office:value-type="float" office:value="1500633095123" calcext:value-type="float">
            <text:p>1500633095123</text:p>
          </table:table-cell>
          <table:table-cell table:formula="of:=[.T433]-[.T432]" office:value-type="float" office:value="25925" calcext:value-type="float">
            <text:p>25925</text:p>
          </table:table-cell>
          <table:table-cell table:formula="of:=[.U433]/1000" office:value-type="float" office:value="25.925" calcext:value-type="float">
            <text:p>25.925</text:p>
          </table:table-cell>
          <table:table-cell/>
        </table:table-row>
        <table:table-row table:style-name="ro1">
          <table:table-cell office:value-type="float" office:value="1499790654201" calcext:value-type="float">
            <text:p>1499790654201</text:p>
          </table:table-cell>
          <table:table-cell table:formula="of:=[.A434]-[.A433]" office:value-type="float" office:value="33107" calcext:value-type="float">
            <text:p>33107</text:p>
          </table:table-cell>
          <table:table-cell table:formula="of:=[.B434]/1000" office:value-type="float" office:value="33.107" calcext:value-type="float">
            <text:p>33.107</text:p>
          </table:table-cell>
          <table:table-cell table:number-columns-repeated="6"/>
          <table:table-cell office:value-type="float" office:value="1500487322812" calcext:value-type="float">
            <text:p>1500487322812</text:p>
          </table:table-cell>
          <table:table-cell table:formula="of:=[.J434]-[.J433]" office:value-type="float" office:value="128036" calcext:value-type="float">
            <text:p>128036</text:p>
          </table:table-cell>
          <table:table-cell table:formula="of:=[.K434]/1000" office:value-type="float" office:value="128.036" calcext:value-type="float">
            <text:p>128.036</text:p>
          </table:table-cell>
          <table:table-cell table:number-columns-repeated="3"/>
          <table:table-cell office:value-type="float" office:value="1500544451914" calcext:value-type="float">
            <text:p>1500544451914</text:p>
          </table:table-cell>
          <table:table-cell table:formula="of:=[.P434]-[.P433]" office:value-type="float" office:value="26286" calcext:value-type="float">
            <text:p>26286</text:p>
          </table:table-cell>
          <table:table-cell table:formula="of:=[.Q434]/1000" office:value-type="float" office:value="26.286" calcext:value-type="float">
            <text:p>26.286</text:p>
          </table:table-cell>
          <table:table-cell/>
          <table:table-cell office:value-type="float" office:value="1500633122481" calcext:value-type="float">
            <text:p>1500633122481</text:p>
          </table:table-cell>
          <table:table-cell table:formula="of:=[.T434]-[.T433]" office:value-type="float" office:value="27358" calcext:value-type="float">
            <text:p>27358</text:p>
          </table:table-cell>
          <table:table-cell table:formula="of:=[.U434]/1000" office:value-type="float" office:value="27.358" calcext:value-type="float">
            <text:p>27.358</text:p>
          </table:table-cell>
          <table:table-cell/>
        </table:table-row>
        <table:table-row table:style-name="ro1">
          <table:table-cell office:value-type="float" office:value="1499790679437" calcext:value-type="float">
            <text:p>1499790679437</text:p>
          </table:table-cell>
          <table:table-cell table:formula="of:=[.A435]-[.A434]" office:value-type="float" office:value="25236" calcext:value-type="float">
            <text:p>25236</text:p>
          </table:table-cell>
          <table:table-cell table:formula="of:=[.B435]/1000" office:value-type="float" office:value="25.236" calcext:value-type="float">
            <text:p>25.236</text:p>
          </table:table-cell>
          <table:table-cell table:number-columns-repeated="6"/>
          <table:table-cell office:value-type="float" office:value="1500487449791" calcext:value-type="float">
            <text:p>1500487449791</text:p>
          </table:table-cell>
          <table:table-cell table:formula="of:=[.J435]-[.J434]" office:value-type="float" office:value="126979" calcext:value-type="float">
            <text:p>126979</text:p>
          </table:table-cell>
          <table:table-cell table:formula="of:=[.K435]/1000" office:value-type="float" office:value="126.979" calcext:value-type="float">
            <text:p>126.979</text:p>
          </table:table-cell>
          <table:table-cell table:number-columns-repeated="3"/>
          <table:table-cell office:value-type="float" office:value="1500544478339" calcext:value-type="float">
            <text:p>1500544478339</text:p>
          </table:table-cell>
          <table:table-cell table:formula="of:=[.P435]-[.P434]" office:value-type="float" office:value="26425" calcext:value-type="float">
            <text:p>26425</text:p>
          </table:table-cell>
          <table:table-cell table:formula="of:=[.Q435]/1000" office:value-type="float" office:value="26.425" calcext:value-type="float">
            <text:p>26.425</text:p>
          </table:table-cell>
          <table:table-cell/>
          <table:table-cell office:value-type="float" office:value="1500633148378" calcext:value-type="float">
            <text:p>1500633148378</text:p>
          </table:table-cell>
          <table:table-cell table:formula="of:=[.T435]-[.T434]" office:value-type="float" office:value="25897" calcext:value-type="float">
            <text:p>25897</text:p>
          </table:table-cell>
          <table:table-cell table:formula="of:=[.U435]/1000" office:value-type="float" office:value="25.897" calcext:value-type="float">
            <text:p>25.897</text:p>
          </table:table-cell>
          <table:table-cell/>
        </table:table-row>
        <table:table-row table:style-name="ro1">
          <table:table-cell office:value-type="float" office:value="1499790704738" calcext:value-type="float">
            <text:p>1499790704738</text:p>
          </table:table-cell>
          <table:table-cell table:formula="of:=[.A436]-[.A435]" office:value-type="float" office:value="25301" calcext:value-type="float">
            <text:p>25301</text:p>
          </table:table-cell>
          <table:table-cell table:formula="of:=[.B436]/1000" office:value-type="float" office:value="25.301" calcext:value-type="float">
            <text:p>25.301</text:p>
          </table:table-cell>
          <table:table-cell table:number-columns-repeated="6"/>
          <table:table-cell office:value-type="float" office:value="1500487576592" calcext:value-type="float">
            <text:p>1500487576592</text:p>
          </table:table-cell>
          <table:table-cell table:formula="of:=[.J436]-[.J435]" office:value-type="float" office:value="126801" calcext:value-type="float">
            <text:p>126801</text:p>
          </table:table-cell>
          <table:table-cell table:formula="of:=[.K436]/1000" office:value-type="float" office:value="126.801" calcext:value-type="float">
            <text:p>126.801</text:p>
          </table:table-cell>
          <table:table-cell table:number-columns-repeated="3"/>
          <table:table-cell office:value-type="float" office:value="1500544504696" calcext:value-type="float">
            <text:p>1500544504696</text:p>
          </table:table-cell>
          <table:table-cell table:formula="of:=[.P436]-[.P435]" office:value-type="float" office:value="26357" calcext:value-type="float">
            <text:p>26357</text:p>
          </table:table-cell>
          <table:table-cell table:formula="of:=[.Q436]/1000" office:value-type="float" office:value="26.357" calcext:value-type="float">
            <text:p>26.357</text:p>
          </table:table-cell>
          <table:table-cell/>
          <table:table-cell office:value-type="float" office:value="1500633173603" calcext:value-type="float">
            <text:p>1500633173603</text:p>
          </table:table-cell>
          <table:table-cell table:formula="of:=[.T436]-[.T435]" office:value-type="float" office:value="25225" calcext:value-type="float">
            <text:p>25225</text:p>
          </table:table-cell>
          <table:table-cell table:formula="of:=[.U436]/1000" office:value-type="float" office:value="25.225" calcext:value-type="float">
            <text:p>25.225</text:p>
          </table:table-cell>
          <table:table-cell/>
        </table:table-row>
        <table:table-row table:style-name="ro1">
          <table:table-cell office:value-type="float" office:value="1499790730274" calcext:value-type="float">
            <text:p>1499790730274</text:p>
          </table:table-cell>
          <table:table-cell table:formula="of:=[.A437]-[.A436]" office:value-type="float" office:value="25536" calcext:value-type="float">
            <text:p>25536</text:p>
          </table:table-cell>
          <table:table-cell table:formula="of:=[.B437]/1000" office:value-type="float" office:value="25.536" calcext:value-type="float">
            <text:p>25.536</text:p>
          </table:table-cell>
          <table:table-cell table:number-columns-repeated="6"/>
          <table:table-cell office:value-type="float" office:value="1500487601317" calcext:value-type="float">
            <text:p>1500487601317</text:p>
          </table:table-cell>
          <table:table-cell table:formula="of:=[.J437]-[.J436]" office:value-type="float" office:value="24725" calcext:value-type="float">
            <text:p>24725</text:p>
          </table:table-cell>
          <table:table-cell table:formula="of:=[.K437]/1000" office:value-type="float" office:value="24.725" calcext:value-type="float">
            <text:p>24.725</text:p>
          </table:table-cell>
          <table:table-cell table:number-columns-repeated="3"/>
          <table:table-cell office:value-type="float" office:value="1500544531282" calcext:value-type="float">
            <text:p>1500544531282</text:p>
          </table:table-cell>
          <table:table-cell table:formula="of:=[.P437]-[.P436]" office:value-type="float" office:value="26586" calcext:value-type="float">
            <text:p>26586</text:p>
          </table:table-cell>
          <table:table-cell table:formula="of:=[.Q437]/1000" office:value-type="float" office:value="26.586" calcext:value-type="float">
            <text:p>26.586</text:p>
          </table:table-cell>
          <table:table-cell/>
          <table:table-cell office:value-type="float" office:value="1500633199441" calcext:value-type="float">
            <text:p>1500633199441</text:p>
          </table:table-cell>
          <table:table-cell table:formula="of:=[.T437]-[.T436]" office:value-type="float" office:value="25838" calcext:value-type="float">
            <text:p>25838</text:p>
          </table:table-cell>
          <table:table-cell table:formula="of:=[.U437]/1000" office:value-type="float" office:value="25.838" calcext:value-type="float">
            <text:p>25.838</text:p>
          </table:table-cell>
          <table:table-cell/>
        </table:table-row>
        <table:table-row table:style-name="ro1">
          <table:table-cell office:value-type="float" office:value="1499790755398" calcext:value-type="float">
            <text:p>1499790755398</text:p>
          </table:table-cell>
          <table:table-cell table:formula="of:=[.A438]-[.A437]" office:value-type="float" office:value="25124" calcext:value-type="float">
            <text:p>25124</text:p>
          </table:table-cell>
          <table:table-cell table:formula="of:=[.B438]/1000" office:value-type="float" office:value="25.124" calcext:value-type="float">
            <text:p>25.124</text:p>
          </table:table-cell>
          <table:table-cell table:number-columns-repeated="6"/>
          <table:table-cell office:value-type="float" office:value="1500487720523" calcext:value-type="float">
            <text:p>1500487720523</text:p>
          </table:table-cell>
          <table:table-cell table:formula="of:=[.J438]-[.J437]" office:value-type="float" office:value="119206" calcext:value-type="float">
            <text:p>119206</text:p>
          </table:table-cell>
          <table:table-cell table:formula="of:=[.K438]/1000" office:value-type="float" office:value="119.206" calcext:value-type="float">
            <text:p>119.206</text:p>
          </table:table-cell>
          <table:table-cell table:number-columns-repeated="3"/>
          <table:table-cell office:value-type="float" office:value="1500544557905" calcext:value-type="float">
            <text:p>1500544557905</text:p>
          </table:table-cell>
          <table:table-cell table:formula="of:=[.P438]-[.P437]" office:value-type="float" office:value="26623" calcext:value-type="float">
            <text:p>26623</text:p>
          </table:table-cell>
          <table:table-cell table:formula="of:=[.Q438]/1000" office:value-type="float" office:value="26.623" calcext:value-type="float">
            <text:p>26.623</text:p>
          </table:table-cell>
          <table:table-cell/>
          <table:table-cell office:value-type="float" office:value="1500633225267" calcext:value-type="float">
            <text:p>1500633225267</text:p>
          </table:table-cell>
          <table:table-cell table:formula="of:=[.T438]-[.T437]" office:value-type="float" office:value="25826" calcext:value-type="float">
            <text:p>25826</text:p>
          </table:table-cell>
          <table:table-cell table:formula="of:=[.U438]/1000" office:value-type="float" office:value="25.826" calcext:value-type="float">
            <text:p>25.826</text:p>
          </table:table-cell>
          <table:table-cell/>
        </table:table-row>
        <table:table-row table:style-name="ro1">
          <table:table-cell office:value-type="float" office:value="1499790781389" calcext:value-type="float">
            <text:p>1499790781389</text:p>
          </table:table-cell>
          <table:table-cell table:formula="of:=[.A439]-[.A438]" office:value-type="float" office:value="25991" calcext:value-type="float">
            <text:p>25991</text:p>
          </table:table-cell>
          <table:table-cell table:formula="of:=[.B439]/1000" office:value-type="float" office:value="25.991" calcext:value-type="float">
            <text:p>25.991</text:p>
          </table:table-cell>
          <table:table-cell table:number-columns-repeated="6"/>
          <table:table-cell office:value-type="float" office:value="1500487847790" calcext:value-type="float">
            <text:p>1500487847790</text:p>
          </table:table-cell>
          <table:table-cell table:formula="of:=[.J439]-[.J438]" office:value-type="float" office:value="127267" calcext:value-type="float">
            <text:p>127267</text:p>
          </table:table-cell>
          <table:table-cell table:formula="of:=[.K439]/1000" office:value-type="float" office:value="127.267" calcext:value-type="float">
            <text:p>127.267</text:p>
          </table:table-cell>
          <table:table-cell table:number-columns-repeated="3"/>
          <table:table-cell office:value-type="float" office:value="1500544584082" calcext:value-type="float">
            <text:p>1500544584082</text:p>
          </table:table-cell>
          <table:table-cell table:formula="of:=[.P439]-[.P438]" office:value-type="float" office:value="26177" calcext:value-type="float">
            <text:p>26177</text:p>
          </table:table-cell>
          <table:table-cell table:formula="of:=[.Q439]/1000" office:value-type="float" office:value="26.177" calcext:value-type="float">
            <text:p>26.177</text:p>
          </table:table-cell>
          <table:table-cell/>
          <table:table-cell office:value-type="float" office:value="1500633250647" calcext:value-type="float">
            <text:p>1500633250647</text:p>
          </table:table-cell>
          <table:table-cell table:formula="of:=[.T439]-[.T438]" office:value-type="float" office:value="25380" calcext:value-type="float">
            <text:p>25380</text:p>
          </table:table-cell>
          <table:table-cell table:formula="of:=[.U439]/1000" office:value-type="float" office:value="25.38" calcext:value-type="float">
            <text:p>25.38</text:p>
          </table:table-cell>
          <table:table-cell/>
        </table:table-row>
        <table:table-row table:style-name="ro1">
          <table:table-cell office:value-type="float" office:value="1499790807179" calcext:value-type="float">
            <text:p>1499790807179</text:p>
          </table:table-cell>
          <table:table-cell table:formula="of:=[.A440]-[.A439]" office:value-type="float" office:value="25790" calcext:value-type="float">
            <text:p>25790</text:p>
          </table:table-cell>
          <table:table-cell table:formula="of:=[.B440]/1000" office:value-type="float" office:value="25.79" calcext:value-type="float">
            <text:p>25.79</text:p>
          </table:table-cell>
          <table:table-cell table:number-columns-repeated="6"/>
          <table:table-cell office:value-type="float" office:value="1500487974738" calcext:value-type="float">
            <text:p>1500487974738</text:p>
          </table:table-cell>
          <table:table-cell table:formula="of:=[.J440]-[.J439]" office:value-type="float" office:value="126948" calcext:value-type="float">
            <text:p>126948</text:p>
          </table:table-cell>
          <table:table-cell table:formula="of:=[.K440]/1000" office:value-type="float" office:value="126.948" calcext:value-type="float">
            <text:p>126.948</text:p>
          </table:table-cell>
          <table:table-cell table:number-columns-repeated="3"/>
          <table:table-cell office:value-type="float" office:value="1500544611009" calcext:value-type="float">
            <text:p>1500544611009</text:p>
          </table:table-cell>
          <table:table-cell table:formula="of:=[.P440]-[.P439]" office:value-type="float" office:value="26927" calcext:value-type="float">
            <text:p>26927</text:p>
          </table:table-cell>
          <table:table-cell table:formula="of:=[.Q440]/1000" office:value-type="float" office:value="26.927" calcext:value-type="float">
            <text:p>26.927</text:p>
          </table:table-cell>
          <table:table-cell/>
          <table:table-cell office:value-type="float" office:value="1500633276446" calcext:value-type="float">
            <text:p>1500633276446</text:p>
          </table:table-cell>
          <table:table-cell table:formula="of:=[.T440]-[.T439]" office:value-type="float" office:value="25799" calcext:value-type="float">
            <text:p>25799</text:p>
          </table:table-cell>
          <table:table-cell table:formula="of:=[.U440]/1000" office:value-type="float" office:value="25.799" calcext:value-type="float">
            <text:p>25.799</text:p>
          </table:table-cell>
          <table:table-cell/>
        </table:table-row>
        <table:table-row table:style-name="ro1">
          <table:table-cell office:value-type="float" office:value="1499790832802" calcext:value-type="float">
            <text:p>1499790832802</text:p>
          </table:table-cell>
          <table:table-cell table:formula="of:=[.A441]-[.A440]" office:value-type="float" office:value="25623" calcext:value-type="float">
            <text:p>25623</text:p>
          </table:table-cell>
          <table:table-cell table:formula="of:=[.B441]/1000" office:value-type="float" office:value="25.623" calcext:value-type="float">
            <text:p>25.623</text:p>
          </table:table-cell>
          <table:table-cell table:number-columns-repeated="6"/>
          <table:table-cell office:value-type="float" office:value="1500488101805" calcext:value-type="float">
            <text:p>1500488101805</text:p>
          </table:table-cell>
          <table:table-cell table:formula="of:=[.J441]-[.J440]" office:value-type="float" office:value="127067" calcext:value-type="float">
            <text:p>127067</text:p>
          </table:table-cell>
          <table:table-cell table:formula="of:=[.K441]/1000" office:value-type="float" office:value="127.067" calcext:value-type="float">
            <text:p>127.067</text:p>
          </table:table-cell>
          <table:table-cell table:number-columns-repeated="3"/>
          <table:table-cell office:value-type="float" office:value="1500544637836" calcext:value-type="float">
            <text:p>1500544637836</text:p>
          </table:table-cell>
          <table:table-cell table:formula="of:=[.P441]-[.P440]" office:value-type="float" office:value="26827" calcext:value-type="float">
            <text:p>26827</text:p>
          </table:table-cell>
          <table:table-cell table:formula="of:=[.Q441]/1000" office:value-type="float" office:value="26.827" calcext:value-type="float">
            <text:p>26.827</text:p>
          </table:table-cell>
          <table:table-cell/>
          <table:table-cell office:value-type="float" office:value="1500633301972" calcext:value-type="float">
            <text:p>1500633301972</text:p>
          </table:table-cell>
          <table:table-cell table:formula="of:=[.T441]-[.T440]" office:value-type="float" office:value="25526" calcext:value-type="float">
            <text:p>25526</text:p>
          </table:table-cell>
          <table:table-cell table:formula="of:=[.U441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858302" calcext:value-type="float">
            <text:p>1499790858302</text:p>
          </table:table-cell>
          <table:table-cell table:formula="of:=[.A442]-[.A441]" office:value-type="float" office:value="25500" calcext:value-type="float">
            <text:p>25500</text:p>
          </table:table-cell>
          <table:table-cell table:formula="of:=[.B442]/1000" office:value-type="float" office:value="25.5" calcext:value-type="float">
            <text:p>25.5</text:p>
          </table:table-cell>
          <table:table-cell table:number-columns-repeated="6"/>
          <table:table-cell office:value-type="float" office:value="1500488126231" calcext:value-type="float">
            <text:p>1500488126231</text:p>
          </table:table-cell>
          <table:table-cell table:formula="of:=[.J442]-[.J441]" office:value-type="float" office:value="24426" calcext:value-type="float">
            <text:p>24426</text:p>
          </table:table-cell>
          <table:table-cell table:formula="of:=[.K442]/1000" office:value-type="float" office:value="24.426" calcext:value-type="float">
            <text:p>24.426</text:p>
          </table:table-cell>
          <table:table-cell table:number-columns-repeated="3"/>
          <table:table-cell office:value-type="float" office:value="1500544664401" calcext:value-type="float">
            <text:p>1500544664401</text:p>
          </table:table-cell>
          <table:table-cell table:formula="of:=[.P442]-[.P441]" office:value-type="float" office:value="26565" calcext:value-type="float">
            <text:p>26565</text:p>
          </table:table-cell>
          <table:table-cell table:formula="of:=[.Q442]/1000" office:value-type="float" office:value="26.565" calcext:value-type="float">
            <text:p>26.565</text:p>
          </table:table-cell>
          <table:table-cell/>
          <table:table-cell office:value-type="float" office:value="1500633327452" calcext:value-type="float">
            <text:p>1500633327452</text:p>
          </table:table-cell>
          <table:table-cell table:formula="of:=[.T442]-[.T441]" office:value-type="float" office:value="25480" calcext:value-type="float">
            <text:p>25480</text:p>
          </table:table-cell>
          <table:table-cell table:formula="of:=[.U442]/1000" office:value-type="float" office:value="25.48" calcext:value-type="float">
            <text:p>25.48</text:p>
          </table:table-cell>
          <table:table-cell/>
        </table:table-row>
        <table:table-row table:style-name="ro1">
          <table:table-cell office:value-type="float" office:value="1499790883725" calcext:value-type="float">
            <text:p>1499790883725</text:p>
          </table:table-cell>
          <table:table-cell table:formula="of:=[.A443]-[.A442]" office:value-type="float" office:value="25423" calcext:value-type="float">
            <text:p>25423</text:p>
          </table:table-cell>
          <table:table-cell table:formula="of:=[.B443]/1000" office:value-type="float" office:value="25.423" calcext:value-type="float">
            <text:p>25.423</text:p>
          </table:table-cell>
          <table:table-cell table:number-columns-repeated="6"/>
          <table:table-cell office:value-type="float" office:value="1500488253479" calcext:value-type="float">
            <text:p>1500488253479</text:p>
          </table:table-cell>
          <table:table-cell table:formula="of:=[.J443]-[.J442]" office:value-type="float" office:value="127248" calcext:value-type="float">
            <text:p>127248</text:p>
          </table:table-cell>
          <table:table-cell table:formula="of:=[.K443]/1000" office:value-type="float" office:value="127.248" calcext:value-type="float">
            <text:p>127.248</text:p>
          </table:table-cell>
          <table:table-cell table:number-columns-repeated="3"/>
          <table:table-cell office:value-type="float" office:value="1500544690383" calcext:value-type="float">
            <text:p>1500544690383</text:p>
          </table:table-cell>
          <table:table-cell table:formula="of:=[.P443]-[.P442]" office:value-type="float" office:value="25982" calcext:value-type="float">
            <text:p>25982</text:p>
          </table:table-cell>
          <table:table-cell table:formula="of:=[.Q443]/1000" office:value-type="float" office:value="25.982" calcext:value-type="float">
            <text:p>25.982</text:p>
          </table:table-cell>
          <table:table-cell/>
          <table:table-cell office:value-type="float" office:value="1500633353396" calcext:value-type="float">
            <text:p>1500633353396</text:p>
          </table:table-cell>
          <table:table-cell table:formula="of:=[.T443]-[.T442]" office:value-type="float" office:value="25944" calcext:value-type="float">
            <text:p>25944</text:p>
          </table:table-cell>
          <table:table-cell table:formula="of:=[.U443]/1000" office:value-type="float" office:value="25.944" calcext:value-type="float">
            <text:p>25.944</text:p>
          </table:table-cell>
          <table:table-cell/>
        </table:table-row>
        <table:table-row table:style-name="ro1">
          <table:table-cell office:value-type="float" office:value="1499790908924" calcext:value-type="float">
            <text:p>1499790908924</text:p>
          </table:table-cell>
          <table:table-cell table:formula="of:=[.A444]-[.A443]" office:value-type="float" office:value="25199" calcext:value-type="float">
            <text:p>25199</text:p>
          </table:table-cell>
          <table:table-cell table:formula="of:=[.B444]/1000" office:value-type="float" office:value="25.199" calcext:value-type="float">
            <text:p>25.199</text:p>
          </table:table-cell>
          <table:table-cell table:number-columns-repeated="6"/>
          <table:table-cell office:value-type="float" office:value="1500488380763" calcext:value-type="float">
            <text:p>1500488380763</text:p>
          </table:table-cell>
          <table:table-cell table:formula="of:=[.J444]-[.J443]" office:value-type="float" office:value="127284" calcext:value-type="float">
            <text:p>127284</text:p>
          </table:table-cell>
          <table:table-cell table:formula="of:=[.K444]/1000" office:value-type="float" office:value="127.284" calcext:value-type="float">
            <text:p>127.284</text:p>
          </table:table-cell>
          <table:table-cell table:number-columns-repeated="3"/>
          <table:table-cell office:value-type="float" office:value="1500544717107" calcext:value-type="float">
            <text:p>1500544717107</text:p>
          </table:table-cell>
          <table:table-cell table:formula="of:=[.P444]-[.P443]" office:value-type="float" office:value="26724" calcext:value-type="float">
            <text:p>26724</text:p>
          </table:table-cell>
          <table:table-cell table:formula="of:=[.Q444]/1000" office:value-type="float" office:value="26.724" calcext:value-type="float">
            <text:p>26.724</text:p>
          </table:table-cell>
          <table:table-cell/>
          <table:table-cell office:value-type="float" office:value="1500633379119" calcext:value-type="float">
            <text:p>1500633379119</text:p>
          </table:table-cell>
          <table:table-cell table:formula="of:=[.T444]-[.T443]" office:value-type="float" office:value="25723" calcext:value-type="float">
            <text:p>25723</text:p>
          </table:table-cell>
          <table:table-cell table:formula="of:=[.U444]/1000" office:value-type="float" office:value="25.723" calcext:value-type="float">
            <text:p>25.723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07782" calcext:value-type="float">
            <text:p>1500488507782</text:p>
          </table:table-cell>
          <table:table-cell table:formula="of:=[.J445]-[.J444]" office:value-type="float" office:value="127019" calcext:value-type="float">
            <text:p>127019</text:p>
          </table:table-cell>
          <table:table-cell table:formula="of:=[.K445]/1000" office:value-type="float" office:value="127.019" calcext:value-type="float">
            <text:p>127.019</text:p>
          </table:table-cell>
          <table:table-cell table:number-columns-repeated="3"/>
          <table:table-cell office:value-type="float" office:value="1500544743401" calcext:value-type="float">
            <text:p>1500544743401</text:p>
          </table:table-cell>
          <table:table-cell table:formula="of:=[.P445]-[.P444]" office:value-type="float" office:value="26294" calcext:value-type="float">
            <text:p>26294</text:p>
          </table:table-cell>
          <table:table-cell table:formula="of:=[.Q445]/1000" office:value-type="float" office:value="26.294" calcext:value-type="float">
            <text:p>26.294</text:p>
          </table:table-cell>
          <table:table-cell/>
          <table:table-cell office:value-type="float" office:value="1500633404578" calcext:value-type="float">
            <text:p>1500633404578</text:p>
          </table:table-cell>
          <table:table-cell table:formula="of:=[.T445]-[.T444]" office:value-type="float" office:value="25459" calcext:value-type="float">
            <text:p>25459</text:p>
          </table:table-cell>
          <table:table-cell table:formula="of:=[.U445]/1000" office:value-type="float" office:value="25.459" calcext:value-type="float">
            <text:p>25.459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32705" calcext:value-type="float">
            <text:p>1500488532705</text:p>
          </table:table-cell>
          <table:table-cell table:formula="of:=[.J446]-[.J445]" office:value-type="float" office:value="24923" calcext:value-type="float">
            <text:p>24923</text:p>
          </table:table-cell>
          <table:table-cell table:formula="of:=[.K446]/1000" office:value-type="float" office:value="24.923" calcext:value-type="float">
            <text:p>24.923</text:p>
          </table:table-cell>
          <table:table-cell table:number-columns-repeated="3"/>
          <table:table-cell office:value-type="float" office:value="1500544770070" calcext:value-type="float">
            <text:p>1500544770070</text:p>
          </table:table-cell>
          <table:table-cell table:formula="of:=[.P446]-[.P445]" office:value-type="float" office:value="26669" calcext:value-type="float">
            <text:p>26669</text:p>
          </table:table-cell>
          <table:table-cell table:formula="of:=[.Q446]/1000" office:value-type="float" office:value="26.669" calcext:value-type="float">
            <text:p>26.669</text:p>
          </table:table-cell>
          <table:table-cell/>
          <table:table-cell office:value-type="float" office:value="1500633430446" calcext:value-type="float">
            <text:p>1500633430446</text:p>
          </table:table-cell>
          <table:table-cell table:formula="of:=[.T446]-[.T445]" office:value-type="float" office:value="25868" calcext:value-type="float">
            <text:p>25868</text:p>
          </table:table-cell>
          <table:table-cell table:formula="of:=[.U446]/1000" office:value-type="float" office:value="25.868" calcext:value-type="float">
            <text:p>25.868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658723" calcext:value-type="float">
            <text:p>1500488658723</text:p>
          </table:table-cell>
          <table:table-cell table:formula="of:=[.J447]-[.J446]" office:value-type="float" office:value="126018" calcext:value-type="float">
            <text:p>126018</text:p>
          </table:table-cell>
          <table:table-cell table:formula="of:=[.K447]/1000" office:value-type="float" office:value="126.018" calcext:value-type="float">
            <text:p>126.018</text:p>
          </table:table-cell>
          <table:table-cell table:number-columns-repeated="3"/>
          <table:table-cell office:value-type="float" office:value="1500544796593" calcext:value-type="float">
            <text:p>1500544796593</text:p>
          </table:table-cell>
          <table:table-cell table:formula="of:=[.P447]-[.P446]" office:value-type="float" office:value="26523" calcext:value-type="float">
            <text:p>26523</text:p>
          </table:table-cell>
          <table:table-cell table:formula="of:=[.Q447]/1000" office:value-type="float" office:value="26.523" calcext:value-type="float">
            <text:p>26.523</text:p>
          </table:table-cell>
          <table:table-cell/>
          <table:table-cell office:value-type="float" office:value="1500633456270" calcext:value-type="float">
            <text:p>1500633456270</text:p>
          </table:table-cell>
          <table:table-cell table:formula="of:=[.T447]-[.T446]" office:value-type="float" office:value="25824" calcext:value-type="float">
            <text:p>25824</text:p>
          </table:table-cell>
          <table:table-cell table:formula="of:=[.U447]/1000" office:value-type="float" office:value="25.824" calcext:value-type="float">
            <text:p>25.824</text:p>
          </table:table-cell>
          <table:table-cell/>
        </table:table-row>
        <table:table-row table:style-name="ro1">
          <table:table-cell office:value-type="string" calcext:value-type="string">
            <text:p>Spark-graphx</text:p>
          </table:table-cell>
          <table:table-cell table:number-columns-repeated="2"/>
          <table:table-cell office:value-type="string" calcext:value-type="string">
            <text:p>Spark-graphx-2</text:p>
          </table:table-cell>
          <table:table-cell table:number-columns-repeated="5"/>
          <table:table-cell office:value-type="float" office:value="1500488785668" calcext:value-type="float">
            <text:p>1500488785668</text:p>
          </table:table-cell>
          <table:table-cell table:formula="of:=[.J448]-[.J447]" office:value-type="float" office:value="126945" calcext:value-type="float">
            <text:p>126945</text:p>
          </table:table-cell>
          <table:table-cell table:formula="of:=[.K448]/1000" office:value-type="float" office:value="126.945" calcext:value-type="float">
            <text:p>126.945</text:p>
          </table:table-cell>
          <table:table-cell table:number-columns-repeated="3"/>
          <table:table-cell office:value-type="float" office:value="1500544823123" calcext:value-type="float">
            <text:p>1500544823123</text:p>
          </table:table-cell>
          <table:table-cell table:formula="of:=[.P448]-[.P447]" office:value-type="float" office:value="26530" calcext:value-type="float">
            <text:p>26530</text:p>
          </table:table-cell>
          <table:table-cell table:formula="of:=[.Q448]/1000" office:value-type="float" office:value="26.53" calcext:value-type="float">
            <text:p>26.53</text:p>
          </table:table-cell>
          <table:table-cell/>
          <table:table-cell office:value-type="float" office:value="1500633481946" calcext:value-type="float">
            <text:p>1500633481946</text:p>
          </table:table-cell>
          <table:table-cell table:formula="of:=[.T448]-[.T447]" office:value-type="float" office:value="25676" calcext:value-type="float">
            <text:p>25676</text:p>
          </table:table-cell>
          <table:table-cell table:formula="of:=[.U448]/1000" office:value-type="float" office:value="25.676" calcext:value-type="float">
            <text:p>25.676</text:p>
          </table:table-cell>
          <table:table-cell/>
        </table:table-row>
        <table:table-row table:style-name="ro1">
          <table:table-cell office:value-type="float" office:value="1499855019" calcext:value-type="float">
            <text:p>149985501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499936691" calcext:value-type="float">
            <text:p>1499936691</text:p>
          </table:table-cell>
          <table:table-cell office:value-type="string" calcext:value-type="string">
            <text:p>sec</text:p>
          </table:table-cell>
          <table:table-cell table:number-columns-repeated="4"/>
          <table:table-cell office:value-type="float" office:value="1500488912906" calcext:value-type="float">
            <text:p>1500488912906</text:p>
          </table:table-cell>
          <table:table-cell table:formula="of:=[.J449]-[.J448]" office:value-type="float" office:value="127238" calcext:value-type="float">
            <text:p>127238</text:p>
          </table:table-cell>
          <table:table-cell table:formula="of:=[.K449]/1000" office:value-type="float" office:value="127.238" calcext:value-type="float">
            <text:p>127.238</text:p>
          </table:table-cell>
          <table:table-cell table:number-columns-repeated="3"/>
          <table:table-cell office:value-type="float" office:value="1500544849553" calcext:value-type="float">
            <text:p>1500544849553</text:p>
          </table:table-cell>
          <table:table-cell table:formula="of:=[.P449]-[.P448]" office:value-type="float" office:value="26430" calcext:value-type="float">
            <text:p>26430</text:p>
          </table:table-cell>
          <table:table-cell table:formula="of:=[.Q449]/1000" office:value-type="float" office:value="26.43" calcext:value-type="float">
            <text:p>26.43</text:p>
          </table:table-cell>
          <table:table-cell/>
          <table:table-cell office:value-type="float" office:value="1500633507656" calcext:value-type="float">
            <text:p>1500633507656</text:p>
          </table:table-cell>
          <table:table-cell table:formula="of:=[.T449]-[.T448]" office:value-type="float" office:value="25710" calcext:value-type="float">
            <text:p>25710</text:p>
          </table:table-cell>
          <table:table-cell table:formula="of:=[.U449]/1000" office:value-type="float" office:value="25.71" calcext:value-type="float">
            <text:p>25.71</text:p>
          </table:table-cell>
          <table:table-cell/>
        </table:table-row>
        <table:table-row table:style-name="ro1">
          <table:table-cell office:value-type="float" office:value="1499855043" calcext:value-type="float">
            <text:p>1499855043</text:p>
          </table:table-cell>
          <table:table-cell table:formula="of:=[.A450]-[.A449]" office:value-type="float" office:value="24" calcext:value-type="float">
            <text:p>24</text:p>
          </table:table-cell>
          <table:table-cell/>
          <table:table-cell office:value-type="float" office:value="1499936707" calcext:value-type="float">
            <text:p>1499936707</text:p>
          </table:table-cell>
          <table:table-cell table:formula="of:=[.D450]-[.D449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62" calcext:value-type="float">
            <text:p>1499855062</text:p>
          </table:table-cell>
          <table:table-cell table:formula="of:=[.A451]-[.A450]" office:value-type="float" office:value="19" calcext:value-type="float">
            <text:p>19</text:p>
          </table:table-cell>
          <table:table-cell/>
          <table:table-cell office:value-type="float" office:value="1499936725" calcext:value-type="float">
            <text:p>1499936725</text:p>
          </table:table-cell>
          <table:table-cell table:formula="of:=[.D451]-[.D450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080" calcext:value-type="float">
            <text:p>1499855080</text:p>
          </table:table-cell>
          <table:table-cell table:formula="of:=[.A452]-[.A451]" office:value-type="float" office:value="18" calcext:value-type="float">
            <text:p>18</text:p>
          </table:table-cell>
          <table:table-cell/>
          <table:table-cell office:value-type="float" office:value="1499936741" calcext:value-type="float">
            <text:p>1499936741</text:p>
          </table:table-cell>
          <table:table-cell table:formula="of:=[.D452]-[.D451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97" calcext:value-type="float">
            <text:p>1499855097</text:p>
          </table:table-cell>
          <table:table-cell table:formula="of:=[.A453]-[.A452]" office:value-type="float" office:value="17" calcext:value-type="float">
            <text:p>17</text:p>
          </table:table-cell>
          <table:table-cell/>
          <table:table-cell office:value-type="float" office:value="1499936756" calcext:value-type="float">
            <text:p>1499936756</text:p>
          </table:table-cell>
          <table:table-cell table:formula="of:=[.D453]-[.D452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13" calcext:value-type="float">
            <text:p>1499855113</text:p>
          </table:table-cell>
          <table:table-cell table:formula="of:=[.A454]-[.A453]" office:value-type="float" office:value="16" calcext:value-type="float">
            <text:p>16</text:p>
          </table:table-cell>
          <table:table-cell/>
          <table:table-cell office:value-type="float" office:value="1499936771" calcext:value-type="float">
            <text:p>1499936771</text:p>
          </table:table-cell>
          <table:table-cell table:formula="of:=[.D454]-[.D453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26" calcext:value-type="float">
            <text:p>1499855126</text:p>
          </table:table-cell>
          <table:table-cell table:formula="of:=[.A455]-[.A454]" office:value-type="float" office:value="13" calcext:value-type="float">
            <text:p>13</text:p>
          </table:table-cell>
          <table:table-cell/>
          <table:table-cell office:value-type="float" office:value="1499936784" calcext:value-type="float">
            <text:p>1499936784</text:p>
          </table:table-cell>
          <table:table-cell table:formula="of:=[.D455]-[.D454]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99855137" calcext:value-type="float">
            <text:p>1499855137</text:p>
          </table:table-cell>
          <table:table-cell table:formula="of:=[.A456]-[.A455]" office:value-type="float" office:value="11" calcext:value-type="float">
            <text:p>11</text:p>
          </table:table-cell>
          <table:table-cell/>
          <table:table-cell office:value-type="float" office:value="1499936793" calcext:value-type="float">
            <text:p>1499936793</text:p>
          </table:table-cell>
          <table:table-cell table:formula="of:=[.D456]-[.D455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499855145" calcext:value-type="float">
            <text:p>1499855145</text:p>
          </table:table-cell>
          <table:table-cell table:formula="of:=[.A457]-[.A456]" office:value-type="float" office:value="8" calcext:value-type="float">
            <text:p>8</text:p>
          </table:table-cell>
          <table:table-cell/>
          <table:table-cell office:value-type="float" office:value="1499936811" calcext:value-type="float">
            <text:p>1499936811</text:p>
          </table:table-cell>
          <table:table-cell table:formula="of:=[.D457]-[.D456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152" calcext:value-type="float">
            <text:p>1499855152</text:p>
          </table:table-cell>
          <table:table-cell table:formula="of:=[.A458]-[.A457]" office:value-type="float" office:value="7" calcext:value-type="float">
            <text:p>7</text:p>
          </table:table-cell>
          <table:table-cell/>
          <table:table-cell office:value-type="float" office:value="1499936890" calcext:value-type="float">
            <text:p>1499936890</text:p>
          </table:table-cell>
          <table:table-cell table:formula="of:=[.D458]-[.D457]" office:value-type="float" office:value="79" calcext:value-type="float">
            <text:p>79</text:p>
          </table:table-cell>
          <table:table-cell table:number-columns-repeated="18"/>
        </table:table-row>
        <table:table-row table:style-name="ro1">
          <table:table-cell office:value-type="float" office:value="1499855159" calcext:value-type="float">
            <text:p>1499855159</text:p>
          </table:table-cell>
          <table:table-cell table:formula="of:=[.A459]-[.A458]" office:value-type="float" office:value="7" calcext:value-type="float">
            <text:p>7</text:p>
          </table:table-cell>
          <table:table-cell/>
          <table:table-cell office:value-type="float" office:value="1499936943" calcext:value-type="float">
            <text:p>1499936943</text:p>
          </table:table-cell>
          <table:table-cell table:formula="of:=[.D459]-[.D458]"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 office:value-type="float" office:value="1499855166" calcext:value-type="float">
            <text:p>1499855166</text:p>
          </table:table-cell>
          <table:table-cell table:formula="of:=[.A460]-[.A459]" office:value-type="float" office:value="7" calcext:value-type="float">
            <text:p>7</text:p>
          </table:table-cell>
          <table:table-cell/>
          <table:table-cell office:value-type="float" office:value="1499936989" calcext:value-type="float">
            <text:p>1499936989</text:p>
          </table:table-cell>
          <table:table-cell table:formula="of:=[.D460]-[.D459]"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1499855171" calcext:value-type="float">
            <text:p>1499855171</text:p>
          </table:table-cell>
          <table:table-cell table:formula="of:=[.A461]-[.A460]" office:value-type="float" office:value="5" calcext:value-type="float">
            <text:p>5</text:p>
          </table:table-cell>
          <table:table-cell/>
          <table:table-cell office:value-type="float" office:value="1499937014" calcext:value-type="float">
            <text:p>1499937014</text:p>
          </table:table-cell>
          <table:table-cell table:formula="of:=[.D461]-[.D46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175" calcext:value-type="float">
            <text:p>1499855175</text:p>
          </table:table-cell>
          <table:table-cell table:formula="of:=[.A462]-[.A461]" office:value-type="float" office:value="4" calcext:value-type="float">
            <text:p>4</text:p>
          </table:table-cell>
          <table:table-cell/>
          <table:table-cell office:value-type="float" office:value="1499937038" calcext:value-type="float">
            <text:p>1499937038</text:p>
          </table:table-cell>
          <table:table-cell table:formula="of:=[.D462]-[.D46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180" calcext:value-type="float">
            <text:p>1499855180</text:p>
          </table:table-cell>
          <table:table-cell table:formula="of:=[.A463]-[.A462]" office:value-type="float" office:value="5" calcext:value-type="float">
            <text:p>5</text:p>
          </table:table-cell>
          <table:table-cell/>
          <table:table-cell office:value-type="float" office:value="1499937076" calcext:value-type="float">
            <text:p>1499937076</text:p>
          </table:table-cell>
          <table:table-cell table:formula="of:=[.D463]-[.D462]"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float" office:value="1499855185" calcext:value-type="float">
            <text:p>1499855185</text:p>
          </table:table-cell>
          <table:table-cell table:formula="of:=[.A464]-[.A463]" office:value-type="float" office:value="5" calcext:value-type="float">
            <text:p>5</text:p>
          </table:table-cell>
          <table:table-cell/>
          <table:table-cell office:value-type="float" office:value="1499937121" calcext:value-type="float">
            <text:p>1499937121</text:p>
          </table:table-cell>
          <table:table-cell table:formula="of:=[.D464]-[.D463]"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1499855189" calcext:value-type="float">
            <text:p>1499855189</text:p>
          </table:table-cell>
          <table:table-cell table:formula="of:=[.A465]-[.A464]" office:value-type="float" office:value="4" calcext:value-type="float">
            <text:p>4</text:p>
          </table:table-cell>
          <table:table-cell/>
          <table:table-cell office:value-type="float" office:value="1499937161" calcext:value-type="float">
            <text:p>1499937161</text:p>
          </table:table-cell>
          <table:table-cell table:formula="of:=[.D465]-[.D464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193" calcext:value-type="float">
            <text:p>1499855193</text:p>
          </table:table-cell>
          <table:table-cell table:formula="of:=[.A466]-[.A465]" office:value-type="float" office:value="4" calcext:value-type="float">
            <text:p>4</text:p>
          </table:table-cell>
          <table:table-cell/>
          <table:table-cell office:value-type="float" office:value="1499937203" calcext:value-type="float">
            <text:p>1499937203</text:p>
          </table:table-cell>
          <table:table-cell table:formula="of:=[.D466]-[.D465]"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1499855198" calcext:value-type="float">
            <text:p>1499855198</text:p>
          </table:table-cell>
          <table:table-cell table:formula="of:=[.A467]-[.A466]" office:value-type="float" office:value="5" calcext:value-type="float">
            <text:p>5</text:p>
          </table:table-cell>
          <table:table-cell/>
          <table:table-cell office:value-type="float" office:value="1499937243" calcext:value-type="float">
            <text:p>1499937243</text:p>
          </table:table-cell>
          <table:table-cell table:formula="of:=[.D467]-[.D466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202" calcext:value-type="float">
            <text:p>1499855202</text:p>
          </table:table-cell>
          <table:table-cell table:formula="of:=[.A468]-[.A467]" office:value-type="float" office:value="4" calcext:value-type="float">
            <text:p>4</text:p>
          </table:table-cell>
          <table:table-cell/>
          <table:table-cell office:value-type="float" office:value="1499937310" calcext:value-type="float">
            <text:p>1499937310</text:p>
          </table:table-cell>
          <table:table-cell table:formula="of:=[.D468]-[.D467]" office:value-type="float" office:value="67" calcext:value-type="float">
            <text:p>67</text:p>
          </table:table-cell>
          <table:table-cell table:number-columns-repeated="18"/>
        </table:table-row>
        <table:table-row table:style-name="ro1">
          <table:table-cell office:value-type="float" office:value="1499855207" calcext:value-type="float">
            <text:p>1499855207</text:p>
          </table:table-cell>
          <table:table-cell table:formula="of:=[.A469]-[.A468]" office:value-type="float" office:value="5" calcext:value-type="float">
            <text:p>5</text:p>
          </table:table-cell>
          <table:table-cell/>
          <table:table-cell office:value-type="float" office:value="1499937341" calcext:value-type="float">
            <text:p>1499937341</text:p>
          </table:table-cell>
          <table:table-cell table:formula="of:=[.D469]-[.D468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11" calcext:value-type="float">
            <text:p>1499855211</text:p>
          </table:table-cell>
          <table:table-cell table:formula="of:=[.A470]-[.A469]" office:value-type="float" office:value="4" calcext:value-type="float">
            <text:p>4</text:p>
          </table:table-cell>
          <table:table-cell/>
          <table:table-cell office:value-type="float" office:value="1499937364" calcext:value-type="float">
            <text:p>1499937364</text:p>
          </table:table-cell>
          <table:table-cell table:formula="of:=[.D470]-[.D469]"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1499855216" calcext:value-type="float">
            <text:p>1499855216</text:p>
          </table:table-cell>
          <table:table-cell table:formula="of:=[.A471]-[.A470]" office:value-type="float" office:value="5" calcext:value-type="float">
            <text:p>5</text:p>
          </table:table-cell>
          <table:table-cell/>
          <table:table-cell office:value-type="float" office:value="1499937389" calcext:value-type="float">
            <text:p>1499937389</text:p>
          </table:table-cell>
          <table:table-cell table:formula="of:=[.D471]-[.D47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19" calcext:value-type="float">
            <text:p>1499855219</text:p>
          </table:table-cell>
          <table:table-cell table:formula="of:=[.A472]-[.A471]" office:value-type="float" office:value="3" calcext:value-type="float">
            <text:p>3</text:p>
          </table:table-cell>
          <table:table-cell/>
          <table:table-cell office:value-type="float" office:value="1499937423" calcext:value-type="float">
            <text:p>1499937423</text:p>
          </table:table-cell>
          <table:table-cell table:formula="of:=[.D472]-[.D471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23" calcext:value-type="float">
            <text:p>1499855223</text:p>
          </table:table-cell>
          <table:table-cell table:formula="of:=[.A473]-[.A472]" office:value-type="float" office:value="4" calcext:value-type="float">
            <text:p>4</text:p>
          </table:table-cell>
          <table:table-cell/>
          <table:table-cell office:value-type="float" office:value="1499937451" calcext:value-type="float">
            <text:p>1499937451</text:p>
          </table:table-cell>
          <table:table-cell table:formula="of:=[.D473]-[.D472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27" calcext:value-type="float">
            <text:p>1499855227</text:p>
          </table:table-cell>
          <table:table-cell table:formula="of:=[.A474]-[.A473]" office:value-type="float" office:value="4" calcext:value-type="float">
            <text:p>4</text:p>
          </table:table-cell>
          <table:table-cell/>
          <table:table-cell office:value-type="float" office:value="1499937477" calcext:value-type="float">
            <text:p>1499937477</text:p>
          </table:table-cell>
          <table:table-cell table:formula="of:=[.D474]-[.D473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2" calcext:value-type="float">
            <text:p>1499855232</text:p>
          </table:table-cell>
          <table:table-cell table:formula="of:=[.A475]-[.A474]" office:value-type="float" office:value="5" calcext:value-type="float">
            <text:p>5</text:p>
          </table:table-cell>
          <table:table-cell/>
          <table:table-cell office:value-type="float" office:value="1499937513" calcext:value-type="float">
            <text:p>1499937513</text:p>
          </table:table-cell>
          <table:table-cell table:formula="of:=[.D475]-[.D47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35" calcext:value-type="float">
            <text:p>1499855235</text:p>
          </table:table-cell>
          <table:table-cell table:formula="of:=[.A476]-[.A475]" office:value-type="float" office:value="3" calcext:value-type="float">
            <text:p>3</text:p>
          </table:table-cell>
          <table:table-cell/>
          <table:table-cell office:value-type="float" office:value="1499937539" calcext:value-type="float">
            <text:p>1499937539</text:p>
          </table:table-cell>
          <table:table-cell table:formula="of:=[.D476]-[.D47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9" calcext:value-type="float">
            <text:p>1499855239</text:p>
          </table:table-cell>
          <table:table-cell table:formula="of:=[.A477]-[.A476]" office:value-type="float" office:value="4" calcext:value-type="float">
            <text:p>4</text:p>
          </table:table-cell>
          <table:table-cell/>
          <table:table-cell office:value-type="float" office:value="1499937578" calcext:value-type="float">
            <text:p>1499937578</text:p>
          </table:table-cell>
          <table:table-cell table:formula="of:=[.D477]-[.D47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42" calcext:value-type="float">
            <text:p>1499855242</text:p>
          </table:table-cell>
          <table:table-cell table:formula="of:=[.A478]-[.A477]" office:value-type="float" office:value="3" calcext:value-type="float">
            <text:p>3</text:p>
          </table:table-cell>
          <table:table-cell/>
          <table:table-cell office:value-type="float" office:value="1499937649" calcext:value-type="float">
            <text:p>1499937649</text:p>
          </table:table-cell>
          <table:table-cell table:formula="of:=[.D478]-[.D477]" office:value-type="float" office:value="71" calcext:value-type="float">
            <text:p>71</text:p>
          </table:table-cell>
          <table:table-cell table:number-columns-repeated="18"/>
        </table:table-row>
        <table:table-row table:style-name="ro1">
          <table:table-cell office:value-type="float" office:value="1499855246" calcext:value-type="float">
            <text:p>1499855246</text:p>
          </table:table-cell>
          <table:table-cell table:formula="of:=[.A479]-[.A478]" office:value-type="float" office:value="4" calcext:value-type="float">
            <text:p>4</text:p>
          </table:table-cell>
          <table:table-cell/>
          <table:table-cell office:value-type="float" office:value="1499937674" calcext:value-type="float">
            <text:p>1499937674</text:p>
          </table:table-cell>
          <table:table-cell table:formula="of:=[.D479]-[.D478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50" calcext:value-type="float">
            <text:p>1499855250</text:p>
          </table:table-cell>
          <table:table-cell table:formula="of:=[.A480]-[.A479]" office:value-type="float" office:value="4" calcext:value-type="float">
            <text:p>4</text:p>
          </table:table-cell>
          <table:table-cell/>
          <table:table-cell office:value-type="float" office:value="1499937708" calcext:value-type="float">
            <text:p>1499937708</text:p>
          </table:table-cell>
          <table:table-cell table:formula="of:=[.D480]-[.D479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53" calcext:value-type="float">
            <text:p>1499855253</text:p>
          </table:table-cell>
          <table:table-cell table:formula="of:=[.A481]-[.A480]" office:value-type="float" office:value="3" calcext:value-type="float">
            <text:p>3</text:p>
          </table:table-cell>
          <table:table-cell/>
          <table:table-cell office:value-type="float" office:value="1499937730" calcext:value-type="float">
            <text:p>1499937730</text:p>
          </table:table-cell>
          <table:table-cell table:formula="of:=[.D481]-[.D480]"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float" office:value="1499855257" calcext:value-type="float">
            <text:p>1499855257</text:p>
          </table:table-cell>
          <table:table-cell table:formula="of:=[.A482]-[.A481]" office:value-type="float" office:value="4" calcext:value-type="float">
            <text:p>4</text:p>
          </table:table-cell>
          <table:table-cell/>
          <table:table-cell office:value-type="float" office:value="1499937754" calcext:value-type="float">
            <text:p>1499937754</text:p>
          </table:table-cell>
          <table:table-cell table:formula="of:=[.D482]-[.D48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261" calcext:value-type="float">
            <text:p>1499855261</text:p>
          </table:table-cell>
          <table:table-cell table:formula="of:=[.A483]-[.A482]" office:value-type="float" office:value="4" calcext:value-type="float">
            <text:p>4</text:p>
          </table:table-cell>
          <table:table-cell/>
          <table:table-cell office:value-type="float" office:value="1499937786" calcext:value-type="float">
            <text:p>1499937786</text:p>
          </table:table-cell>
          <table:table-cell table:formula="of:=[.D483]-[.D482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64" calcext:value-type="float">
            <text:p>1499855264</text:p>
          </table:table-cell>
          <table:table-cell table:formula="of:=[.A484]-[.A483]" office:value-type="float" office:value="3" calcext:value-type="float">
            <text:p>3</text:p>
          </table:table-cell>
          <table:table-cell/>
          <table:table-cell office:value-type="float" office:value="1499937813" calcext:value-type="float">
            <text:p>1499937813</text:p>
          </table:table-cell>
          <table:table-cell table:formula="of:=[.D484]-[.D483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67" calcext:value-type="float">
            <text:p>1499855267</text:p>
          </table:table-cell>
          <table:table-cell table:formula="of:=[.A485]-[.A484]" office:value-type="float" office:value="3" calcext:value-type="float">
            <text:p>3</text:p>
          </table:table-cell>
          <table:table-cell/>
          <table:table-cell office:value-type="float" office:value="1499937849" calcext:value-type="float">
            <text:p>1499937849</text:p>
          </table:table-cell>
          <table:table-cell table:formula="of:=[.D485]-[.D48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71" calcext:value-type="float">
            <text:p>1499855271</text:p>
          </table:table-cell>
          <table:table-cell table:formula="of:=[.A486]-[.A485]" office:value-type="float" office:value="4" calcext:value-type="float">
            <text:p>4</text:p>
          </table:table-cell>
          <table:table-cell/>
          <table:table-cell office:value-type="float" office:value="1499937880" calcext:value-type="float">
            <text:p>1499937880</text:p>
          </table:table-cell>
          <table:table-cell table:formula="of:=[.D486]-[.D485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75" calcext:value-type="float">
            <text:p>1499855275</text:p>
          </table:table-cell>
          <table:table-cell table:formula="of:=[.A487]-[.A486]" office:value-type="float" office:value="4" calcext:value-type="float">
            <text:p>4</text:p>
          </table:table-cell>
          <table:table-cell/>
          <table:table-cell office:value-type="float" office:value="1499937919" calcext:value-type="float">
            <text:p>1499937919</text:p>
          </table:table-cell>
          <table:table-cell table:formula="of:=[.D487]-[.D48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78" calcext:value-type="float">
            <text:p>1499855278</text:p>
          </table:table-cell>
          <table:table-cell table:formula="of:=[.A488]-[.A487]" office:value-type="float" office:value="3" calcext:value-type="float">
            <text:p>3</text:p>
          </table:table-cell>
          <table:table-cell/>
          <table:table-cell office:value-type="float" office:value="1499937991" calcext:value-type="float">
            <text:p>1499937991</text:p>
          </table:table-cell>
          <table:table-cell table:formula="of:=[.D488]-[.D487]" office:value-type="float" office:value="72" calcext:value-type="float">
            <text:p>72</text:p>
          </table:table-cell>
          <table:table-cell table:number-columns-repeated="18"/>
        </table:table-row>
        <table:table-row table:style-name="ro1">
          <table:table-cell office:value-type="float" office:value="1499855281" calcext:value-type="float">
            <text:p>1499855281</text:p>
          </table:table-cell>
          <table:table-cell table:formula="of:=[.A489]-[.A488]" office:value-type="float" office:value="3" calcext:value-type="float">
            <text:p>3</text:p>
          </table:table-cell>
          <table:table-cell/>
          <table:table-cell office:value-type="float" office:value="1499938023" calcext:value-type="float">
            <text:p>1499938023</text:p>
          </table:table-cell>
          <table:table-cell table:formula="of:=[.D489]-[.D488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85" calcext:value-type="float">
            <text:p>1499855285</text:p>
          </table:table-cell>
          <table:table-cell table:formula="of:=[.A490]-[.A489]" office:value-type="float" office:value="4" calcext:value-type="float">
            <text:p>4</text:p>
          </table:table-cell>
          <table:table-cell/>
          <table:table-cell office:value-type="float" office:value="1499938049" calcext:value-type="float">
            <text:p>1499938049</text:p>
          </table:table-cell>
          <table:table-cell table:formula="of:=[.D490]-[.D489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88" calcext:value-type="float">
            <text:p>1499855288</text:p>
          </table:table-cell>
          <table:table-cell table:formula="of:=[.A491]-[.A490]" office:value-type="float" office:value="3" calcext:value-type="float">
            <text:p>3</text:p>
          </table:table-cell>
          <table:table-cell/>
          <table:table-cell office:value-type="float" office:value="1499938077" calcext:value-type="float">
            <text:p>1499938077</text:p>
          </table:table-cell>
          <table:table-cell table:formula="of:=[.D491]-[.D490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91" calcext:value-type="float">
            <text:p>1499855291</text:p>
          </table:table-cell>
          <table:table-cell table:formula="of:=[.A492]-[.A491]" office:value-type="float" office:value="3" calcext:value-type="float">
            <text:p>3</text:p>
          </table:table-cell>
          <table:table-cell/>
          <table:table-cell office:value-type="float" office:value="1499938104" calcext:value-type="float">
            <text:p>1499938104</text:p>
          </table:table-cell>
          <table:table-cell table:formula="of:=[.D492]-[.D491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94" calcext:value-type="float">
            <text:p>1499855294</text:p>
          </table:table-cell>
          <table:table-cell table:formula="of:=[.A493]-[.A492]" office:value-type="float" office:value="3" calcext:value-type="float">
            <text:p>3</text:p>
          </table:table-cell>
          <table:table-cell/>
          <table:table-cell office:value-type="float" office:value="1499938124" calcext:value-type="float">
            <text:p>1499938124</text:p>
          </table:table-cell>
          <table:table-cell table:formula="of:=[.D493]-[.D492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float" office:value="1499855298" calcext:value-type="float">
            <text:p>1499855298</text:p>
          </table:table-cell>
          <table:table-cell table:formula="of:=[.A494]-[.A493]" office:value-type="float" office:value="4" calcext:value-type="float">
            <text:p>4</text:p>
          </table:table-cell>
          <table:table-cell/>
          <table:table-cell office:value-type="float" office:value="1499938148" calcext:value-type="float">
            <text:p>1499938148</text:p>
          </table:table-cell>
          <table:table-cell table:formula="of:=[.D494]-[.D493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301" calcext:value-type="float">
            <text:p>1499855301</text:p>
          </table:table-cell>
          <table:table-cell table:formula="of:=[.A495]-[.A494]" office:value-type="float" office:value="3" calcext:value-type="float">
            <text:p>3</text:p>
          </table:table-cell>
          <table:table-cell/>
          <table:table-cell office:value-type="float" office:value="1499938177" calcext:value-type="float">
            <text:p>1499938177</text:p>
          </table:table-cell>
          <table:table-cell table:formula="of:=[.D495]-[.D494]"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float" office:value="1499855305" calcext:value-type="float">
            <text:p>1499855305</text:p>
          </table:table-cell>
          <table:table-cell table:formula="of:=[.A496]-[.A495]" office:value-type="float" office:value="4" calcext:value-type="float">
            <text:p>4</text:p>
          </table:table-cell>
          <table:table-cell/>
          <table:table-cell office:value-type="float" office:value="1499938209" calcext:value-type="float">
            <text:p>1499938209</text:p>
          </table:table-cell>
          <table:table-cell table:formula="of:=[.D496]-[.D495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308" calcext:value-type="float">
            <text:p>1499855308</text:p>
          </table:table-cell>
          <table:table-cell table:formula="of:=[.A497]-[.A496]" office:value-type="float" office:value="3" calcext:value-type="float">
            <text:p>3</text:p>
          </table:table-cell>
          <table:table-cell/>
          <table:table-cell office:value-type="float" office:value="1499938287" calcext:value-type="float">
            <text:p>1499938287</text:p>
          </table:table-cell>
          <table:table-cell table:formula="of:=[.D497]-[.D496]" office:value-type="float" office:value="78" calcext:value-type="float">
            <text:p>78</text:p>
          </table:table-cell>
          <table:table-cell table:number-columns-repeated="18"/>
        </table:table-row>
        <table:table-row table:style-name="ro1">
          <table:table-cell office:value-type="float" office:value="1499855312" calcext:value-type="float">
            <text:p>1499855312</text:p>
          </table:table-cell>
          <table:table-cell table:formula="of:=[.A498]-[.A497]" office:value-type="float" office:value="4" calcext:value-type="float">
            <text:p>4</text:p>
          </table:table-cell>
          <table:table-cell/>
          <table:table-cell office:value-type="float" office:value="1499938406" calcext:value-type="float">
            <text:p>1499938406</text:p>
          </table:table-cell>
          <table:table-cell table:formula="of:=[.D498]-[.D497]"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1499855315" calcext:value-type="float">
            <text:p>1499855315</text:p>
          </table:table-cell>
          <table:table-cell table:formula="of:=[.A499]-[.A498]" office:value-type="float" office:value="3" calcext:value-type="float">
            <text:p>3</text:p>
          </table:table-cell>
          <table:table-cell/>
          <table:table-cell office:value-type="float" office:value="1499938450" calcext:value-type="float">
            <text:p>1499938450</text:p>
          </table:table-cell>
          <table:table-cell table:formula="of:=[.D499]-[.D498]" office:value-type="float" office:value="44" calcext:value-type="float">
            <text:p>44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park-graphx-para400-ckpt10</text:p>
          </table:table-cell>
          <table:table-cell table:number-columns-repeated="22"/>
        </table:table-row>
        <table:table-row table:style-name="ro1">
          <table:table-cell office:value-type="float" office:value="1499940044" calcext:value-type="float">
            <text:p>1499940044</text:p>
          </table:table-cell>
          <table:table-cell table:number-columns-repeated="22"/>
        </table:table-row>
        <table:table-row table:style-name="ro1">
          <table:table-cell office:value-type="float" office:value="1499940058" calcext:value-type="float">
            <text:p>1499940058</text:p>
          </table:table-cell>
          <table:table-cell table:formula="of:=[.A504]-[.A503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064" calcext:value-type="float">
            <text:p>1499940064</text:p>
          </table:table-cell>
          <table:table-cell table:formula="of:=[.A505]-[.A50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0" calcext:value-type="float">
            <text:p>1499940070</text:p>
          </table:table-cell>
          <table:table-cell table:formula="of:=[.A506]-[.A50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6" calcext:value-type="float">
            <text:p>1499940076</text:p>
          </table:table-cell>
          <table:table-cell table:formula="of:=[.A507]-[.A506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87" calcext:value-type="float">
            <text:p>1499940087</text:p>
          </table:table-cell>
          <table:table-cell table:formula="of:=[.A508]-[.A50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093" calcext:value-type="float">
            <text:p>1499940093</text:p>
          </table:table-cell>
          <table:table-cell table:formula="of:=[.A509]-[.A508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98" calcext:value-type="float">
            <text:p>1499940098</text:p>
          </table:table-cell>
          <table:table-cell table:formula="of:=[.A510]-[.A50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105" calcext:value-type="float">
            <text:p>1499940105</text:p>
          </table:table-cell>
          <table:table-cell table:formula="of:=[.A511]-[.A510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30" calcext:value-type="float">
            <text:p>1499940130</text:p>
          </table:table-cell>
          <table:table-cell table:formula="of:=[.A512]-[.A511]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499940137" calcext:value-type="float">
            <text:p>1499940137</text:p>
          </table:table-cell>
          <table:table-cell table:formula="of:=[.A513]-[.A51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46" calcext:value-type="float">
            <text:p>1499940146</text:p>
          </table:table-cell>
          <table:table-cell table:formula="of:=[.A514]-[.A51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160" calcext:value-type="float">
            <text:p>1499940160</text:p>
          </table:table-cell>
          <table:table-cell table:formula="of:=[.A515]-[.A514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167" calcext:value-type="float">
            <text:p>1499940167</text:p>
          </table:table-cell>
          <table:table-cell table:formula="of:=[.A516]-[.A51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78" calcext:value-type="float">
            <text:p>1499940178</text:p>
          </table:table-cell>
          <table:table-cell table:formula="of:=[.A517]-[.A51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191" calcext:value-type="float">
            <text:p>1499940191</text:p>
          </table:table-cell>
          <table:table-cell table:formula="of:=[.A518]-[.A51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09" calcext:value-type="float">
            <text:p>1499940209</text:p>
          </table:table-cell>
          <table:table-cell table:formula="of:=[.A519]-[.A518]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499940222" calcext:value-type="float">
            <text:p>1499940222</text:p>
          </table:table-cell>
          <table:table-cell table:formula="of:=[.A520]-[.A51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46" calcext:value-type="float">
            <text:p>1499940246</text:p>
          </table:table-cell>
          <table:table-cell table:formula="of:=[.A521]-[.A520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280" calcext:value-type="float">
            <text:p>1499940280</text:p>
          </table:table-cell>
          <table:table-cell table:formula="of:=[.A522]-[.A52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293" calcext:value-type="float">
            <text:p>1499940293</text:p>
          </table:table-cell>
          <table:table-cell table:formula="of:=[.A523]-[.A522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06" calcext:value-type="float">
            <text:p>1499940306</text:p>
          </table:table-cell>
          <table:table-cell table:formula="of:=[.A524]-[.A523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14" calcext:value-type="float">
            <text:p>1499940314</text:p>
          </table:table-cell>
          <table:table-cell table:formula="of:=[.A525]-[.A524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326" calcext:value-type="float">
            <text:p>1499940326</text:p>
          </table:table-cell>
          <table:table-cell table:formula="of:=[.A526]-[.A525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38" calcext:value-type="float">
            <text:p>1499940338</text:p>
          </table:table-cell>
          <table:table-cell table:formula="of:=[.A527]-[.A52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51" calcext:value-type="float">
            <text:p>1499940351</text:p>
          </table:table-cell>
          <table:table-cell table:formula="of:=[.A528]-[.A52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64" calcext:value-type="float">
            <text:p>1499940364</text:p>
          </table:table-cell>
          <table:table-cell table:formula="of:=[.A529]-[.A528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70" calcext:value-type="float">
            <text:p>1499940370</text:p>
          </table:table-cell>
          <table:table-cell table:formula="of:=[.A530]-[.A529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393" calcext:value-type="float">
            <text:p>1499940393</text:p>
          </table:table-cell>
          <table:table-cell table:formula="of:=[.A531]-[.A530]"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499940427" calcext:value-type="float">
            <text:p>1499940427</text:p>
          </table:table-cell>
          <table:table-cell table:formula="of:=[.A532]-[.A53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434" calcext:value-type="float">
            <text:p>1499940434</text:p>
          </table:table-cell>
          <table:table-cell table:formula="of:=[.A533]-[.A53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40" calcext:value-type="float">
            <text:p>1499940440</text:p>
          </table:table-cell>
          <table:table-cell table:formula="of:=[.A534]-[.A533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46" calcext:value-type="float">
            <text:p>1499940446</text:p>
          </table:table-cell>
          <table:table-cell table:formula="of:=[.A535]-[.A53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53" calcext:value-type="float">
            <text:p>1499940453</text:p>
          </table:table-cell>
          <table:table-cell table:formula="of:=[.A536]-[.A53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64" calcext:value-type="float">
            <text:p>1499940464</text:p>
          </table:table-cell>
          <table:table-cell table:formula="of:=[.A537]-[.A53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477" calcext:value-type="float">
            <text:p>1499940477</text:p>
          </table:table-cell>
          <table:table-cell table:formula="of:=[.A538]-[.A53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491" calcext:value-type="float">
            <text:p>1499940491</text:p>
          </table:table-cell>
          <table:table-cell table:formula="of:=[.A539]-[.A53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498" calcext:value-type="float">
            <text:p>1499940498</text:p>
          </table:table-cell>
          <table:table-cell table:formula="of:=[.A540]-[.A539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513" calcext:value-type="float">
            <text:p>1499940513</text:p>
          </table:table-cell>
          <table:table-cell table:formula="of:=[.A541]-[.A54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537" calcext:value-type="float">
            <text:p>1499940537</text:p>
          </table:table-cell>
          <table:table-cell table:formula="of:=[.A542]-[.A541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543" calcext:value-type="float">
            <text:p>1499940543</text:p>
          </table:table-cell>
          <table:table-cell table:formula="of:=[.A543]-[.A542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51" calcext:value-type="float">
            <text:p>1499940551</text:p>
          </table:table-cell>
          <table:table-cell table:formula="of:=[.A544]-[.A543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560" calcext:value-type="float">
            <text:p>1499940560</text:p>
          </table:table-cell>
          <table:table-cell table:formula="of:=[.A545]-[.A544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566" calcext:value-type="float">
            <text:p>1499940566</text:p>
          </table:table-cell>
          <table:table-cell table:formula="of:=[.A546]-[.A54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78" calcext:value-type="float">
            <text:p>1499940578</text:p>
          </table:table-cell>
          <table:table-cell table:formula="of:=[.A547]-[.A54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591" calcext:value-type="float">
            <text:p>1499940591</text:p>
          </table:table-cell>
          <table:table-cell table:formula="of:=[.A548]-[.A54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605" calcext:value-type="float">
            <text:p>1499940605</text:p>
          </table:table-cell>
          <table:table-cell table:formula="of:=[.A549]-[.A54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610" calcext:value-type="float">
            <text:p>1499940610</text:p>
          </table:table-cell>
          <table:table-cell table:formula="of:=[.A550]-[.A54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625" calcext:value-type="float">
            <text:p>1499940625</text:p>
          </table:table-cell>
          <table:table-cell table:formula="of:=[.A551]-[.A55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666" calcext:value-type="float">
            <text:p>1499940666</text:p>
          </table:table-cell>
          <table:table-cell table:formula="of:=[.A552]-[.A551]"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499940678" calcext:value-type="float">
            <text:p>1499940678</text:p>
          </table:table-cell>
          <table:table-cell table:formula="of:=[.A553]-[.A552]" office:value-type="float" office:value="12" calcext:value-type="float">
            <text:p>12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Spark-graphx-para400-ckpt50</text:p>
          </table:table-cell>
          <table:table-cell table:number-columns-repeated="22"/>
        </table:table-row>
        <table:table-row table:style-name="ro1">
          <table:table-cell office:value-type="float" office:value="1499966952" calcext:value-type="float">
            <text:p>1499966952</text:p>
          </table:table-cell>
          <table:table-cell table:number-columns-repeated="22"/>
        </table:table-row>
        <table:table-row table:style-name="ro1">
          <table:table-cell office:value-type="float" office:value="1499966965" calcext:value-type="float">
            <text:p>1499966965</text:p>
          </table:table-cell>
          <table:table-cell table:formula="of:=[.A560]-[.A55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78" calcext:value-type="float">
            <text:p>1499966978</text:p>
          </table:table-cell>
          <table:table-cell table:formula="of:=[.A561]-[.A560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92" calcext:value-type="float">
            <text:p>1499966992</text:p>
          </table:table-cell>
          <table:table-cell table:formula="of:=[.A562]-[.A561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67007" calcext:value-type="float">
            <text:p>1499967007</text:p>
          </table:table-cell>
          <table:table-cell table:formula="of:=[.A563]-[.A562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2" calcext:value-type="float">
            <text:p>1499967022</text:p>
          </table:table-cell>
          <table:table-cell table:formula="of:=[.A564]-[.A563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8" calcext:value-type="float">
            <text:p>1499967028</text:p>
          </table:table-cell>
          <table:table-cell table:formula="of:=[.A565]-[.A56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67033" calcext:value-type="float">
            <text:p>1499967033</text:p>
          </table:table-cell>
          <table:table-cell table:formula="of:=[.A566]-[.A565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043" calcext:value-type="float">
            <text:p>1499967043</text:p>
          </table:table-cell>
          <table:table-cell table:formula="of:=[.A567]-[.A566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54" calcext:value-type="float">
            <text:p>1499967054</text:p>
          </table:table-cell>
          <table:table-cell table:formula="of:=[.A568]-[.A56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58" calcext:value-type="float">
            <text:p>1499967058</text:p>
          </table:table-cell>
          <table:table-cell table:formula="of:=[.A569]-[.A56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69" calcext:value-type="float">
            <text:p>1499967069</text:p>
          </table:table-cell>
          <table:table-cell table:formula="of:=[.A570]-[.A569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73" calcext:value-type="float">
            <text:p>1499967073</text:p>
          </table:table-cell>
          <table:table-cell table:formula="of:=[.A571]-[.A57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83" calcext:value-type="float">
            <text:p>1499967083</text:p>
          </table:table-cell>
          <table:table-cell table:formula="of:=[.A572]-[.A57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95" calcext:value-type="float">
            <text:p>1499967095</text:p>
          </table:table-cell>
          <table:table-cell table:formula="of:=[.A573]-[.A572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098" calcext:value-type="float">
            <text:p>1499967098</text:p>
          </table:table-cell>
          <table:table-cell table:formula="of:=[.A574]-[.A57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10" calcext:value-type="float">
            <text:p>1499967110</text:p>
          </table:table-cell>
          <table:table-cell table:formula="of:=[.A575]-[.A574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121" calcext:value-type="float">
            <text:p>1499967121</text:p>
          </table:table-cell>
          <table:table-cell table:formula="of:=[.A576]-[.A57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24" calcext:value-type="float">
            <text:p>1499967124</text:p>
          </table:table-cell>
          <table:table-cell table:formula="of:=[.A577]-[.A576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28" calcext:value-type="float">
            <text:p>1499967128</text:p>
          </table:table-cell>
          <table:table-cell table:formula="of:=[.A578]-[.A577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1" calcext:value-type="float">
            <text:p>1499967131</text:p>
          </table:table-cell>
          <table:table-cell table:formula="of:=[.A579]-[.A578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35" calcext:value-type="float">
            <text:p>1499967135</text:p>
          </table:table-cell>
          <table:table-cell table:formula="of:=[.A580]-[.A57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9" calcext:value-type="float">
            <text:p>1499967139</text:p>
          </table:table-cell>
          <table:table-cell table:formula="of:=[.A581]-[.A58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49" calcext:value-type="float">
            <text:p>1499967149</text:p>
          </table:table-cell>
          <table:table-cell table:formula="of:=[.A582]-[.A58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53" calcext:value-type="float">
            <text:p>1499967153</text:p>
          </table:table-cell>
          <table:table-cell table:formula="of:=[.A583]-[.A58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56" calcext:value-type="float">
            <text:p>1499967156</text:p>
          </table:table-cell>
          <table:table-cell table:formula="of:=[.A584]-[.A58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60" calcext:value-type="float">
            <text:p>1499967160</text:p>
          </table:table-cell>
          <table:table-cell table:formula="of:=[.A585]-[.A58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71" calcext:value-type="float">
            <text:p>1499967171</text:p>
          </table:table-cell>
          <table:table-cell table:formula="of:=[.A586]-[.A58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75" calcext:value-type="float">
            <text:p>1499967175</text:p>
          </table:table-cell>
          <table:table-cell table:formula="of:=[.A587]-[.A58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85" calcext:value-type="float">
            <text:p>1499967185</text:p>
          </table:table-cell>
          <table:table-cell table:formula="of:=[.A588]-[.A587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97" calcext:value-type="float">
            <text:p>1499967197</text:p>
          </table:table-cell>
          <table:table-cell table:formula="of:=[.A589]-[.A588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202" calcext:value-type="float">
            <text:p>1499967202</text:p>
          </table:table-cell>
          <table:table-cell table:formula="of:=[.A590]-[.A58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11" calcext:value-type="float">
            <text:p>1499967211</text:p>
          </table:table-cell>
          <table:table-cell table:formula="of:=[.A591]-[.A590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15" calcext:value-type="float">
            <text:p>1499967215</text:p>
          </table:table-cell>
          <table:table-cell table:formula="of:=[.A592]-[.A59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19" calcext:value-type="float">
            <text:p>1499967219</text:p>
          </table:table-cell>
          <table:table-cell table:formula="of:=[.A593]-[.A59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29" calcext:value-type="float">
            <text:p>1499967229</text:p>
          </table:table-cell>
          <table:table-cell table:formula="of:=[.A594]-[.A593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234" calcext:value-type="float">
            <text:p>1499967234</text:p>
          </table:table-cell>
          <table:table-cell table:formula="of:=[.A595]-[.A594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37" calcext:value-type="float">
            <text:p>1499967237</text:p>
          </table:table-cell>
          <table:table-cell table:formula="of:=[.A596]-[.A595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241" calcext:value-type="float">
            <text:p>1499967241</text:p>
          </table:table-cell>
          <table:table-cell table:formula="of:=[.A597]-[.A59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46" calcext:value-type="float">
            <text:p>1499967246</text:p>
          </table:table-cell>
          <table:table-cell table:formula="of:=[.A598]-[.A597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50" calcext:value-type="float">
            <text:p>1499967250</text:p>
          </table:table-cell>
          <table:table-cell table:formula="of:=[.A599]-[.A59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4" calcext:value-type="float">
            <text:p>1499967254</text:p>
          </table:table-cell>
          <table:table-cell table:formula="of:=[.A600]-[.A59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8" calcext:value-type="float">
            <text:p>1499967258</text:p>
          </table:table-cell>
          <table:table-cell table:formula="of:=[.A601]-[.A60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2" calcext:value-type="float">
            <text:p>1499967262</text:p>
          </table:table-cell>
          <table:table-cell table:formula="of:=[.A602]-[.A60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6" calcext:value-type="float">
            <text:p>1499967266</text:p>
          </table:table-cell>
          <table:table-cell table:formula="of:=[.A603]-[.A60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75" calcext:value-type="float">
            <text:p>1499967275</text:p>
          </table:table-cell>
          <table:table-cell table:formula="of:=[.A604]-[.A60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79" calcext:value-type="float">
            <text:p>1499967279</text:p>
          </table:table-cell>
          <table:table-cell table:formula="of:=[.A605]-[.A60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83" calcext:value-type="float">
            <text:p>1499967283</text:p>
          </table:table-cell>
          <table:table-cell table:formula="of:=[.A606]-[.A605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98" calcext:value-type="float">
            <text:p>1499967298</text:p>
          </table:table-cell>
          <table:table-cell table:formula="of:=[.A607]-[.A606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325" calcext:value-type="float">
            <text:p>1499967325</text:p>
          </table:table-cell>
          <table:table-cell table:formula="of:=[.A608]-[.A607]"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499967335" calcext:value-type="float">
            <text:p>1499967335</text:p>
          </table:table-cell>
          <table:table-cell table:formula="of:=[.A609]-[.A608]" office:value-type="float" office:value="10" calcext:value-type="float">
            <text:p>10</text:p>
          </table:table-cell>
          <table:table-cell table:number-columns-repeated="2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Ujrafuttatas elott (vagyis a flinkesek csak 200-as para-val, es combiner nelkuli NonEmpty-vel)</text:p>
          </table:table-cell>
          <table:table-cell table:number-columns-repeated="6"/>
          <table:table-cell office:value-type="string" calcext:value-type="string">
            <text:p>Ujrafuttatas, 400-as para-val es combineres NonEmpty-vel</text:p>
          </table:table-cell>
          <table:table-cell table:number-columns-repeated="4"/>
          <table:table-cell office:value-type="string" calcext:value-type="string">
            <text:p>200-as para, es combineres NonEmpty</text:p>
          </table:table-cell>
          <table:table-cell table:number-columns-repeated="3"/>
          <table:table-cell office:value-type="string" calcext:value-type="string">
            <text:p>192-as para, combineres NonEmp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times on 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park GraphX</text:p>
          </table:table-cell>
          <table:table-cell table:style-name="ce4" office:value-type="time" office:time-value="PT19H27M05S" calcext:value-type="time">
            <text:p>07:27:05 PM</text:p>
          </table:table-cell>
          <table:table-cell table:style-name="ce4" office:value-type="time" office:time-value="PT22H03M09S" calcext:value-type="time">
            <text:p>10:03:09 PM</text:p>
          </table:table-cell>
          <table:table-cell table:style-name="ce4" table:formula="of:=[.C619]-[.B619]" office:value-type="time" office:time-value="PT02H36M04S" calcext:value-type="time">
            <text:p>02:36:04 AM</text:p>
          </table:table-cell>
          <table:table-cell table:style-name="ce2" table:formula="of:=3600*2+36*60+4" office:value-type="float" office:value="9364" calcext:value-type="float">
            <text:p>9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ink-incr</text:p>
          </table:table-cell>
          <table:table-cell table:style-name="ce4" office:value-type="time" office:time-value="PT21H09M01S" calcext:value-type="time">
            <text:p>09:09:01 PM</text:p>
          </table:table-cell>
          <table:table-cell table:style-name="ce4" office:value-type="time" office:time-value="PT21H30M46S" calcext:value-type="time">
            <text:p>09:30:46 PM</text:p>
          </table:table-cell>
          <table:table-cell table:style-name="ce4" table:formula="of:=[.C620]-[.B620]" office:value-type="time" office:time-value="PT00H21M45S" calcext:value-type="time">
            <text:p>12:21:45 AM</text:p>
          </table:table-cell>
          <table:table-cell table:style-name="ce2" table:formula="of:=21*60+45" office:value-type="float" office:value="1305" calcext:value-type="float">
            <text:p>1305</text:p>
          </table:table-cell>
          <table:table-cell table:number-columns-repeated="5"/>
          <table:table-cell office:value-type="float" office:value="2430" calcext:value-type="float">
            <text:p>24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by-incr</text:p>
          </table:table-cell>
          <table:table-cell table:style-name="ce4" office:value-type="time" office:time-value="PT14H46M50S" calcext:value-type="time">
            <text:p>02:46:50 PM</text:p>
          </table:table-cell>
          <table:table-cell table:style-name="ce4" office:value-type="time" office:time-value="PT15H00M36S" calcext:value-type="time">
            <text:p>03:00:36 PM</text:p>
          </table:table-cell>
          <table:table-cell table:style-name="ce4" table:formula="of:=[.C621]-[.B621]" office:value-type="time" office:time-value="PT00H13M46S" calcext:value-type="time">
            <text:p>12:13:46 AM</text:p>
          </table:table-cell>
          <table:table-cell table:style-name="ce2" table:formula="of:=13*60+46" office:value-type="float" office:value="826" calcext:value-type="float">
            <text:p>826</text:p>
          </table:table-cell>
          <table:table-cell table:number-columns-repeated="2"/>
          <table:table-cell table:style-name="ce4" office:value-type="time" office:time-value="PT20H45M35S" calcext:value-type="time">
            <text:p>08:45:35 PM</text:p>
          </table:table-cell>
          <table:table-cell table:style-name="ce4" office:value-type="time" office:time-value="PT20H54M51S" calcext:value-type="time">
            <text:p>08:54:51 PM</text:p>
          </table:table-cell>
          <table:table-cell table:style-name="ce6" table:formula="of:=([.I621]&lt;[.H621])+[.I621]-[.H621]" office:value-type="time" office:time-value="PT00H09M16S" calcext:value-type="time">
            <text:p>12:09:16 AM</text:p>
          </table:table-cell>
          <table:table-cell table:formula="of:=9*60+16" office:value-type="float" office:value="556" calcext:value-type="float">
            <text:p>556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y-naive</text:p>
          </table:table-cell>
          <table:table-cell table:style-name="ce4" office:value-type="time" office:time-value="PT18H07M14S" calcext:value-type="time">
            <text:p>06:07:14 PM</text:p>
          </table:table-cell>
          <table:table-cell office:value-type="string" calcext:value-type="string">
            <text:p>???</text:p>
          </table:table-cell>
          <table:table-cell table:style-name="ce4" table:formula="of:=[.C622]-[.B622]" office:value-type="string" office:string-value="" calcext:value-type="error">
            <text:p>#VALUE!</text:p>
          </table:table-cell>
          <table:table-cell table:style-name="ce2"/>
          <table:table-cell table:number-columns-repeated="2"/>
          <table:table-cell table:style-name="ce4" office:value-type="time" office:time-value="PT21H22M00S" calcext:value-type="time">
            <text:p>09:22:00 PM</text:p>
          </table:table-cell>
          <table:table-cell table:style-name="ce4" office:value-type="time" office:time-value="PT06H16M15S" calcext:value-type="time">
            <text:p>06:16:15 AM</text:p>
          </table:table-cell>
          <table:table-cell table:style-name="ce6" table:formula="of:=([.I622]&lt;[.H622])+[.I622]-[.H622]" office:value-type="time" office:time-value="PT08H54M15S" calcext:value-type="time">
            <text:p>08:54:15 AM</text:p>
          </table:table-cell>
          <table:table-cell table:formula="of:=8*3600+54*60+15" office:value-type="float" office:value="32055" calcext:value-type="float">
            <text:p>32055</text:p>
          </table:table-cell>
          <table:table-cell/>
          <table:table-cell office:value-type="float" office:value="19556" calcext:value-type="float">
            <text:p>19556</text:p>
          </table:table-cell>
          <table:table-cell table:number-columns-repeated="2"/>
          <table:table-cell office:value-type="string" calcext:value-type="string">
            <text:p>341m7.623s</text:p>
          </table:table-cell>
          <table:table-cell table:formula="of:=341*60+7" office:value-type="float" office:value="20467" calcext:value-type="float">
            <text:p>20467</text:p>
          </table:table-cell>
          <table:table-cell table:number-columns-repeated="6"/>
        </table:table-row>
        <table:table-row table:style-name="ro1" table:number-rows-repeated="11">
          <table:table-cell table:number-columns-repeated="23"/>
        </table:table-row>
        <table:table-row table:style-name="ro1">
          <table:table-cell office:value-type="string" calcext:value-type="string">
            <text:p>Dstat-barrier</text:p>
          </table:table-cell>
          <table:table-cell table:number-columns-repeated="4"/>
          <table:table-cell office:value-type="string" calcext:value-type="string">
            <text:p>Dstat-nobarr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util</text:p>
          </table:table-cell>
          <table:table-cell table:number-columns-repeated="3"/>
          <table:table-cell office:value-type="string" calcext:value-type="string">
            <text:p>epoch</text:p>
          </table:table-cell>
          <table:table-cell office:value-type="string" calcext:value-type="string">
            <text:p>uti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85488" calcext:value-type="float">
            <text:p>32.85488</text:p>
          </table:table-cell>
          <table:table-cell/>
          <table:table-cell table:formula="of:=SUM([.B636:.B900])" office:value-type="float" office:value="8106.5998" calcext:value-type="float">
            <text:p>8106.59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76064" calcext:value-type="float">
            <text:p>33.76064</text:p>
          </table:table-cell>
          <table:table-cell/>
          <table:table-cell table:formula="of:=SUM([.G636:.G976])" office:value-type="float" office:value="14157.64228" calcext:value-type="float">
            <text:p>14157.6422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20912" calcext:value-type="float">
            <text:p>27.209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6.98596" calcext:value-type="float">
            <text:p>46.985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0238" calcext:value-type="float">
            <text:p>9.02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.35872" calcext:value-type="float">
            <text:p>20.3587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41284" calcext:value-type="float">
            <text:p>10.412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9.78628" calcext:value-type="float">
            <text:p>39.7862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5688" calcext:value-type="float">
            <text:p>11.1568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.19592" calcext:value-type="float">
            <text:p>49.19592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48876" calcext:value-type="float">
            <text:p>10.488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.5492" calcext:value-type="float">
            <text:p>14.549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8632" calcext:value-type="float">
            <text:p>20.6863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.69368" calcext:value-type="float">
            <text:p>12.69368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8092" calcext:value-type="float">
            <text:p>27.2809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.0466" calcext:value-type="float">
            <text:p>14.0466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55128" calcext:value-type="float">
            <text:p>25.551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7.41708" calcext:value-type="float">
            <text:p>27.4170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536" calcext:value-type="float">
            <text:p>24.85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9.89356" calcext:value-type="float">
            <text:p>39.89356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22756" calcext:value-type="float">
            <text:p>25.2275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2.21804" calcext:value-type="float">
            <text:p>52.21804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9384" calcext:value-type="float">
            <text:p>26.7938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6.66224" calcext:value-type="float">
            <text:p>66.66224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95472" calcext:value-type="float">
            <text:p>42.9547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1.43008" calcext:value-type="float">
            <text:p>71.4300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.96912" calcext:value-type="float">
            <text:p>46.969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0.64368" calcext:value-type="float">
            <text:p>70.64368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.52684" calcext:value-type="float">
            <text:p>50.526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6.44112" calcext:value-type="float">
            <text:p>66.441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.3374" calcext:value-type="float">
            <text:p>50.33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5.02024" calcext:value-type="float">
            <text:p>65.02024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29288" calcext:value-type="float">
            <text:p>56.292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3.59936" calcext:value-type="float">
            <text:p>63.5993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.39528" calcext:value-type="float">
            <text:p>67.3952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3.12996" calcext:value-type="float">
            <text:p>63.12996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.79896" calcext:value-type="float">
            <text:p>69.798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6.359" calcext:value-type="float">
            <text:p>66.359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.47292" calcext:value-type="float">
            <text:p>70.4729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4.44176" calcext:value-type="float">
            <text:p>74.44176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.86096" calcext:value-type="float">
            <text:p>71.8609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9.24272" calcext:value-type="float">
            <text:p>69.24272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05108" calcext:value-type="float">
            <text:p>73.0510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72.74684" calcext:value-type="float">
            <text:p>72.74684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.33136" calcext:value-type="float">
            <text:p>70.3313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9.49884" calcext:value-type="float">
            <text:p>69.49884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.93476" calcext:value-type="float">
            <text:p>68.9347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5.21064" calcext:value-type="float">
            <text:p>65.2106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25564" calcext:value-type="float">
            <text:p>69.2556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4.78772" calcext:value-type="float">
            <text:p>64.78772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.94484" calcext:value-type="float">
            <text:p>67.9448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5.6868" calcext:value-type="float">
            <text:p>65.6868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.1926" calcext:value-type="float">
            <text:p>69.19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4.5606" calcext:value-type="float">
            <text:p>64.5606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.11868" calcext:value-type="float">
            <text:p>68.118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65.20888" calcext:value-type="float">
            <text:p>65.20888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.60156" calcext:value-type="float">
            <text:p>66.6015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2.8876" calcext:value-type="float">
            <text:p>62.8876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.04592" calcext:value-type="float">
            <text:p>65.0459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1.40192" calcext:value-type="float">
            <text:p>61.4019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00476" calcext:value-type="float">
            <text:p>67.0047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2.2374" calcext:value-type="float">
            <text:p>62.2374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.78756" calcext:value-type="float">
            <text:p>66.7875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61.53436" calcext:value-type="float">
            <text:p>61.53436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69848" calcext:value-type="float">
            <text:p>66.6984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9.08212" calcext:value-type="float">
            <text:p>59.08212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.2444" calcext:value-type="float">
            <text:p>64.24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65.5826" calcext:value-type="float">
            <text:p>65.5826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.96236" calcext:value-type="float">
            <text:p>63.9623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62.58412" calcext:value-type="float">
            <text:p>62.58412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.4422" calcext:value-type="float">
            <text:p>64.442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1.62884" calcext:value-type="float">
            <text:p>61.62884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.00572" calcext:value-type="float">
            <text:p>65.0057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64.2966" calcext:value-type="float">
            <text:p>64.2966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.7294" calcext:value-type="float">
            <text:p>63.729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63.18952" calcext:value-type="float">
            <text:p>63.18952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.72488" calcext:value-type="float">
            <text:p>65.7248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65.10752" calcext:value-type="float">
            <text:p>65.1075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.06368" calcext:value-type="float">
            <text:p>67.0636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65.62412" calcext:value-type="float">
            <text:p>65.62412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.15524" calcext:value-type="float">
            <text:p>67.1552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1.12572" calcext:value-type="float">
            <text:p>61.12572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.0426" calcext:value-type="float">
            <text:p>69.042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60.2104" calcext:value-type="float">
            <text:p>60.2104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.26796" calcext:value-type="float">
            <text:p>64.2679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1.78208" calcext:value-type="float">
            <text:p>61.78208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.11936" calcext:value-type="float">
            <text:p>63.1193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62.7852" calcext:value-type="float">
            <text:p>62.7852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.44176" calcext:value-type="float">
            <text:p>65.44176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63.825" calcext:value-type="float">
            <text:p>63.825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.69756" calcext:value-type="float">
            <text:p>66.6975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63.06724" calcext:value-type="float">
            <text:p>63.06724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.96868" calcext:value-type="float">
            <text:p>65.9686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3.7238" calcext:value-type="float">
            <text:p>63.7238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.95128" calcext:value-type="float">
            <text:p>63.9512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67.09352" calcext:value-type="float">
            <text:p>67.09352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.8056" calcext:value-type="float">
            <text:p>62.8056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65.98048" calcext:value-type="float">
            <text:p>65.98048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.18944" calcext:value-type="float">
            <text:p>64.1894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67.37828" calcext:value-type="float">
            <text:p>67.37828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.45564" calcext:value-type="float">
            <text:p>67.4556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8.19048" calcext:value-type="float">
            <text:p>68.190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.31784" calcext:value-type="float">
            <text:p>69.3178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5.74148" calcext:value-type="float">
            <text:p>65.74148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.46364" calcext:value-type="float">
            <text:p>63.4636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62.70672" calcext:value-type="float">
            <text:p>62.70672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.19588" calcext:value-type="float">
            <text:p>63.1958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61.3022" calcext:value-type="float">
            <text:p>61.3022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.4488" calcext:value-type="float">
            <text:p>64.4488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63.47204" calcext:value-type="float">
            <text:p>63.47204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4974" calcext:value-type="float">
            <text:p>64.497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62.62136" calcext:value-type="float">
            <text:p>62.62136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.84528" calcext:value-type="float">
            <text:p>64.8452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65.37712" calcext:value-type="float">
            <text:p>65.37712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.87176" calcext:value-type="float">
            <text:p>64.8717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64.31216" calcext:value-type="float">
            <text:p>64.31216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.04912" calcext:value-type="float">
            <text:p>66.0491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1.28828" calcext:value-type="float">
            <text:p>61.28828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.12304" calcext:value-type="float">
            <text:p>67.1230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3.0972" calcext:value-type="float">
            <text:p>63.0972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.69804" calcext:value-type="float">
            <text:p>63.6980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.98172" calcext:value-type="float">
            <text:p>62.98172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.03116" calcext:value-type="float">
            <text:p>65.0311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59.03832" calcext:value-type="float">
            <text:p>59.0383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.79304" calcext:value-type="float">
            <text:p>61.7930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55.14832" calcext:value-type="float">
            <text:p>55.14832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.0432" calcext:value-type="float">
            <text:p>60.0432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9.52856" calcext:value-type="float">
            <text:p>59.52856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.37068" calcext:value-type="float">
            <text:p>60.3706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52.13348" calcext:value-type="float">
            <text:p>52.13348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.40972" calcext:value-type="float">
            <text:p>57.4097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44.3712" calcext:value-type="float">
            <text:p>44.3712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121" calcext:value-type="float">
            <text:p>52.12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41.73764" calcext:value-type="float">
            <text:p>41.73764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59652" calcext:value-type="float">
            <text:p>53.5965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7.6686" calcext:value-type="float">
            <text:p>37.668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.13284" calcext:value-type="float">
            <text:p>49.1328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4.90972" calcext:value-type="float">
            <text:p>34.90972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.17344" calcext:value-type="float">
            <text:p>46.1734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1.3276" calcext:value-type="float">
            <text:p>31.3276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.80196" calcext:value-type="float">
            <text:p>41.8019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8.60392" calcext:value-type="float">
            <text:p>28.60392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.02216" calcext:value-type="float">
            <text:p>39.0221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22.00624" calcext:value-type="float">
            <text:p>22.00624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.69932" calcext:value-type="float">
            <text:p>36.6993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1.42824" calcext:value-type="float">
            <text:p>21.42824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.81076" calcext:value-type="float">
            <text:p>31.8107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13.18592" calcext:value-type="float">
            <text:p>13.18592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.31888" calcext:value-type="float">
            <text:p>30.31888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11.299" calcext:value-type="float">
            <text:p>11.299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.3096" calcext:value-type="float">
            <text:p>30.309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2.4872" calcext:value-type="float">
            <text:p>12.4872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.49044" calcext:value-type="float">
            <text:p>21.4904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.60864" calcext:value-type="float">
            <text:p>8.60864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0268" calcext:value-type="float">
            <text:p>15.0268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6.2832" calcext:value-type="float">
            <text:p>6.2832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.26148" calcext:value-type="float">
            <text:p>12.2614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6.35276" calcext:value-type="float">
            <text:p>6.35276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7746" calcext:value-type="float">
            <text:p>13.7746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6.11472" calcext:value-type="float">
            <text:p>6.11472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84452" calcext:value-type="float">
            <text:p>11.8445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.0098" calcext:value-type="float">
            <text:p>6.009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71068" calcext:value-type="float">
            <text:p>12.7106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5.7196" calcext:value-type="float">
            <text:p>5.719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9408" calcext:value-type="float">
            <text:p>10.49408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5.4614" calcext:value-type="float">
            <text:p>5.4614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08044" calcext:value-type="float">
            <text:p>10.0804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.44472" calcext:value-type="float">
            <text:p>8.44472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80656" calcext:value-type="float">
            <text:p>9.80656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9.6774" calcext:value-type="float">
            <text:p>9.677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4658" calcext:value-type="float">
            <text:p>7.4658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1.93076" calcext:value-type="float">
            <text:p>11.93076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26468" calcext:value-type="float">
            <text:p>7.2646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6.86584" calcext:value-type="float">
            <text:p>26.865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3282" calcext:value-type="float">
            <text:p>7.328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24.60204" calcext:value-type="float">
            <text:p>24.60204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17928" calcext:value-type="float">
            <text:p>7.1792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7.91204" calcext:value-type="float">
            <text:p>27.91204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7172" calcext:value-type="float">
            <text:p>6.7717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3.65192" calcext:value-type="float">
            <text:p>23.65192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9224" calcext:value-type="float">
            <text:p>6.6922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5.4102" calcext:value-type="float">
            <text:p>25.4102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40804" calcext:value-type="float">
            <text:p>6.4080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6.08176" calcext:value-type="float">
            <text:p>26.08176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38676" calcext:value-type="float">
            <text:p>6.38676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4.3122" calcext:value-type="float">
            <text:p>24.312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5232" calcext:value-type="float">
            <text:p>6.4523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3.37204" calcext:value-type="float">
            <text:p>23.37204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2026" calcext:value-type="float">
            <text:p>6.202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2.17676" calcext:value-type="float">
            <text:p>22.17676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34828" calcext:value-type="float">
            <text:p>6.3482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2.748" calcext:value-type="float">
            <text:p>22.748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86972" calcext:value-type="float">
            <text:p>5.8697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22.59916" calcext:value-type="float">
            <text:p>22.5991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01832" calcext:value-type="float">
            <text:p>6.0183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3.99404" calcext:value-type="float">
            <text:p>23.99404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90368" calcext:value-type="float">
            <text:p>5.9036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23.9494" calcext:value-type="float">
            <text:p>23.9494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77584" calcext:value-type="float">
            <text:p>5.7758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25.14536" calcext:value-type="float">
            <text:p>25.14536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6296" calcext:value-type="float">
            <text:p>6.662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3.78688" calcext:value-type="float">
            <text:p>23.78688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50196" calcext:value-type="float">
            <text:p>5.50196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25.50976" calcext:value-type="float">
            <text:p>25.50976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12704" calcext:value-type="float">
            <text:p>3.12704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27.65656" calcext:value-type="float">
            <text:p>27.65656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91548" calcext:value-type="float">
            <text:p>2.91548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26.00064" calcext:value-type="float">
            <text:p>26.00064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54248" calcext:value-type="float">
            <text:p>2.54248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26.045" calcext:value-type="float">
            <text:p>26.045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24124" calcext:value-type="float">
            <text:p>5.2412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24.94512" calcext:value-type="float">
            <text:p>24.94512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.96936" calcext:value-type="float">
            <text:p>24.96936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6.48292" calcext:value-type="float">
            <text:p>26.48292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.67936" calcext:value-type="float">
            <text:p>27.67936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25.21752" calcext:value-type="float">
            <text:p>25.21752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.99836" calcext:value-type="float">
            <text:p>26.99836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27.5288" calcext:value-type="float">
            <text:p>27.528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.84252" calcext:value-type="float">
            <text:p>23.8425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26.22088" calcext:value-type="float">
            <text:p>26.22088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.544" calcext:value-type="float">
            <text:p>26.544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4.90328" calcext:value-type="float">
            <text:p>24.9032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.4582" calcext:value-type="float">
            <text:p>24.4582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24.89008" calcext:value-type="float">
            <text:p>24.89008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.64604" calcext:value-type="float">
            <text:p>26.6460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23.06716" calcext:value-type="float">
            <text:p>23.06716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23552" calcext:value-type="float">
            <text:p>25.23552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23.24792" calcext:value-type="float">
            <text:p>23.24792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.90676" calcext:value-type="float">
            <text:p>23.90676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21.848" calcext:value-type="float">
            <text:p>21.848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4738" calcext:value-type="float">
            <text:p>24.4738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22.39564" calcext:value-type="float">
            <text:p>22.39564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98464" calcext:value-type="float">
            <text:p>25.98464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22.60984" calcext:value-type="float">
            <text:p>22.60984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.22368" calcext:value-type="float">
            <text:p>24.2236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21.15928" calcext:value-type="float">
            <text:p>21.15928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.44552" calcext:value-type="float">
            <text:p>24.44552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1.405" calcext:value-type="float">
            <text:p>21.405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68944" calcext:value-type="float">
            <text:p>25.68944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2.61036" calcext:value-type="float">
            <text:p>22.61036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17756" calcext:value-type="float">
            <text:p>25.17756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1.32472" calcext:value-type="float">
            <text:p>21.32472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.93664" calcext:value-type="float">
            <text:p>24.9366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3.7046" calcext:value-type="float">
            <text:p>23.7046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.93364" calcext:value-type="float">
            <text:p>27.93364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3.72624" calcext:value-type="float">
            <text:p>23.72624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.84444" calcext:value-type="float">
            <text:p>24.84444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3.8544" calcext:value-type="float">
            <text:p>23.8544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04176" calcext:value-type="float">
            <text:p>25.04176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0.82128" calcext:value-type="float">
            <text:p>20.82128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.60396" calcext:value-type="float">
            <text:p>23.60396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6.34556" calcext:value-type="float">
            <text:p>16.34556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.54156" calcext:value-type="float">
            <text:p>23.54156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3.77964" calcext:value-type="float">
            <text:p>13.77964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.48324" calcext:value-type="float">
            <text:p>24.48324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7.72752" calcext:value-type="float">
            <text:p>7.72752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.10636" calcext:value-type="float">
            <text:p>24.1063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.3022" calcext:value-type="float">
            <text:p>2.3022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.2786" calcext:value-type="float">
            <text:p>24.2786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.7192" calcext:value-type="float">
            <text:p>1.7192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19912" calcext:value-type="float">
            <text:p>25.19912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0.95072" calcext:value-type="float">
            <text:p>0.95072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.94724" calcext:value-type="float">
            <text:p>23.9472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0.74736" calcext:value-type="float">
            <text:p>0.74736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72748" calcext:value-type="float">
            <text:p>22.72748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0.81252" calcext:value-type="float">
            <text:p>0.8125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.98776" calcext:value-type="float">
            <text:p>21.98776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.42924" calcext:value-type="float">
            <text:p>1.42924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.14364" calcext:value-type="float">
            <text:p>23.14364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0.77464" calcext:value-type="float">
            <text:p>0.7746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.33484" calcext:value-type="float">
            <text:p>23.33484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.86216" calcext:value-type="float">
            <text:p>1.86216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.77648" calcext:value-type="float">
            <text:p>26.77648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.84884" calcext:value-type="float">
            <text:p>1.84884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.63364" calcext:value-type="float">
            <text:p>23.63364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.98904" calcext:value-type="float">
            <text:p>1.98904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47704" calcext:value-type="float">
            <text:p>25.47704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2.44804" calcext:value-type="float">
            <text:p>2.44804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13016" calcext:value-type="float">
            <text:p>25.13016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1.81832" calcext:value-type="float">
            <text:p>1.81832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637" calcext:value-type="float">
            <text:p>23.637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.9956" calcext:value-type="float">
            <text:p>1.9956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.71008" calcext:value-type="float">
            <text:p>22.71008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3.73172" calcext:value-type="float">
            <text:p>3.73172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.55076" calcext:value-type="float">
            <text:p>22.55076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2.33628" calcext:value-type="float">
            <text:p>2.33628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.29972" calcext:value-type="float">
            <text:p>21.29972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2.97944" calcext:value-type="float">
            <text:p>2.97944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.32984" calcext:value-type="float">
            <text:p>20.32984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.66648" calcext:value-type="float">
            <text:p>1.66648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.69528" calcext:value-type="float">
            <text:p>17.69528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2.06476" calcext:value-type="float">
            <text:p>2.06476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11612" calcext:value-type="float">
            <text:p>14.11612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1.80764" calcext:value-type="float">
            <text:p>1.80764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5134" calcext:value-type="float">
            <text:p>8.513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.20932" calcext:value-type="float">
            <text:p>1.20932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03132" calcext:value-type="float">
            <text:p>3.03132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.95256" calcext:value-type="float">
            <text:p>1.95256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9244" calcext:value-type="float">
            <text:p>6.59244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.1288" calcext:value-type="float">
            <text:p>1.1288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.75708" calcext:value-type="float">
            <text:p>48.75708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8662" calcext:value-type="float">
            <text:p>0.8662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.8548" calcext:value-type="float">
            <text:p>70.8548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0.89484" calcext:value-type="float">
            <text:p>0.89484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1.78776" calcext:value-type="float">
            <text:p>71.78776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0.7998" calcext:value-type="float">
            <text:p>0.7998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.09232" calcext:value-type="float">
            <text:p>71.09232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.59176" calcext:value-type="float">
            <text:p>1.59176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.9494" calcext:value-type="float">
            <text:p>63.9494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0.81596" calcext:value-type="float">
            <text:p>0.81596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5.10108" calcext:value-type="float">
            <text:p>45.10108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2.3166" calcext:value-type="float">
            <text:p>2.3166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.41628" calcext:value-type="float">
            <text:p>13.41628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2.06616" calcext:value-type="float">
            <text:p>2.0661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.63728" calcext:value-type="float">
            <text:p>26.63728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2.10952" calcext:value-type="float">
            <text:p>2.10952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.40756" calcext:value-type="float">
            <text:p>14.40756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10.3168" calcext:value-type="float">
            <text:p>10.316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.50988" calcext:value-type="float">
            <text:p>14.50988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60.43408" calcext:value-type="float">
            <text:p>60.43408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.43068" calcext:value-type="float">
            <text:p>18.4306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72.41196" calcext:value-type="float">
            <text:p>72.41196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.12464" calcext:value-type="float">
            <text:p>19.12464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71.7514" calcext:value-type="float">
            <text:p>71.7514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.58648" calcext:value-type="float">
            <text:p>20.58648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72.86156" calcext:value-type="float">
            <text:p>72.86156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.59768" calcext:value-type="float">
            <text:p>21.59768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73.75456" calcext:value-type="float">
            <text:p>73.75456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.77784" calcext:value-type="float">
            <text:p>21.77784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71.87596" calcext:value-type="float">
            <text:p>71.87596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.91452" calcext:value-type="float">
            <text:p>21.91452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69.9092" calcext:value-type="float">
            <text:p>69.9092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.78716" calcext:value-type="float">
            <text:p>21.78716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68.60488" calcext:value-type="float">
            <text:p>68.60488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.33676" calcext:value-type="float">
            <text:p>21.33676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67.84892" calcext:value-type="float">
            <text:p>67.84892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.64816" calcext:value-type="float">
            <text:p>21.64816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62.29452" calcext:value-type="float">
            <text:p>62.29452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.53008" calcext:value-type="float">
            <text:p>21.530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52.88532" calcext:value-type="float">
            <text:p>52.88532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.44532" calcext:value-type="float">
            <text:p>21.44532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44.48768" calcext:value-type="float">
            <text:p>44.48768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.41604" calcext:value-type="float">
            <text:p>21.41604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38.88508" calcext:value-type="float">
            <text:p>38.88508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.4024" calcext:value-type="float">
            <text:p>21.4024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36.65716" calcext:value-type="float">
            <text:p>36.65716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.10152" calcext:value-type="float">
            <text:p>22.10152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35.745" calcext:value-type="float">
            <text:p>35.745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.24964" calcext:value-type="float">
            <text:p>21.24964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31.29868" calcext:value-type="float">
            <text:p>31.29868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.97312" calcext:value-type="float">
            <text:p>21.97312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26.72448" calcext:value-type="float">
            <text:p>26.72448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.32992" calcext:value-type="float">
            <text:p>21.32992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17.43336" calcext:value-type="float">
            <text:p>17.4333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.09368" calcext:value-type="float">
            <text:p>21.09368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7.71588" calcext:value-type="float">
            <text:p>7.71588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.9738" calcext:value-type="float">
            <text:p>21.9738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4.92644" calcext:value-type="float">
            <text:p>4.92644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.8816" calcext:value-type="float">
            <text:p>20.8816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3.94524" calcext:value-type="float">
            <text:p>3.94524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.22356" calcext:value-type="float">
            <text:p>21.2235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5.17192" calcext:value-type="float">
            <text:p>5.17192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.73152" calcext:value-type="float">
            <text:p>20.73152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4.35404" calcext:value-type="float">
            <text:p>4.35404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.69052" calcext:value-type="float">
            <text:p>21.69052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55.01136" calcext:value-type="float">
            <text:p>55.01136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.66588" calcext:value-type="float">
            <text:p>21.66588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72.45612" calcext:value-type="float">
            <text:p>72.45612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.1022" calcext:value-type="float">
            <text:p>22.1022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54.46412" calcext:value-type="float">
            <text:p>54.46412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.91588" calcext:value-type="float">
            <text:p>20.91588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42.77652" calcext:value-type="float">
            <text:p>42.77652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44672" calcext:value-type="float">
            <text:p>20.4467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36.5724" calcext:value-type="float">
            <text:p>36.5724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.774" calcext:value-type="float">
            <text:p>20.774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27.99784" calcext:value-type="float">
            <text:p>27.99784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.9154" calcext:value-type="float">
            <text:p>20.9154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12.98608" calcext:value-type="float">
            <text:p>12.9860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.08268" calcext:value-type="float">
            <text:p>21.08268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3.64892" calcext:value-type="float">
            <text:p>3.64892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.66088" calcext:value-type="float">
            <text:p>20.66088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0.8878" calcext:value-type="float">
            <text:p>0.8878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.98748" calcext:value-type="float">
            <text:p>21.98748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0.67312" calcext:value-type="float">
            <text:p>0.67312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.60764" calcext:value-type="float">
            <text:p>20.60764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4.5062" calcext:value-type="float">
            <text:p>4.506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.19644" calcext:value-type="float">
            <text:p>20.19644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3.58692" calcext:value-type="float">
            <text:p>3.58692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.9834" calcext:value-type="float">
            <text:p>22.9834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4.84472" calcext:value-type="float">
            <text:p>4.84472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.5364" calcext:value-type="float">
            <text:p>22.536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1.8166" calcext:value-type="float">
            <text:p>1.8166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.05036" calcext:value-type="float">
            <text:p>22.05036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37.62352" calcext:value-type="float">
            <text:p>37.62352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.21952" calcext:value-type="float">
            <text:p>19.21952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74.2444" calcext:value-type="float">
            <text:p>74.2444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.44604" calcext:value-type="float">
            <text:p>19.44604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78.937" calcext:value-type="float">
            <text:p>78.937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.3012" calcext:value-type="float">
            <text:p>17.3012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78.199" calcext:value-type="float">
            <text:p>78.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86476" calcext:value-type="float">
            <text:p>13.86476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76.5924" calcext:value-type="float">
            <text:p>76.5924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.05692" calcext:value-type="float">
            <text:p>11.05692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74.66928" calcext:value-type="float">
            <text:p>74.66928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75228" calcext:value-type="float">
            <text:p>9.75228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74.14456" calcext:value-type="float">
            <text:p>74.14456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01848" calcext:value-type="float">
            <text:p>10.01848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72.50292" calcext:value-type="float">
            <text:p>72.50292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01248" calcext:value-type="float">
            <text:p>7.01248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68.97776" calcext:value-type="float">
            <text:p>68.97776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06788" calcext:value-type="float">
            <text:p>9.06788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61.3084" calcext:value-type="float">
            <text:p>61.3084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44516" calcext:value-type="float">
            <text:p>8.4451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52.438" calcext:value-type="float">
            <text:p>52.438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98396" calcext:value-type="float">
            <text:p>5.98396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43.84052" calcext:value-type="float">
            <text:p>43.84052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14044" calcext:value-type="float">
            <text:p>7.14044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35.70688" calcext:value-type="float">
            <text:p>35.7068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98496" calcext:value-type="float">
            <text:p>4.98496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58.75008" calcext:value-type="float">
            <text:p>58.75008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68988" calcext:value-type="float">
            <text:p>2.6898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78.23728" calcext:value-type="float">
            <text:p>78.23728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07228" calcext:value-type="float">
            <text:p>10.07228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62.37124" calcext:value-type="float">
            <text:p>62.37124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1.66128" calcext:value-type="float">
            <text:p>61.66128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47.13232" calcext:value-type="float">
            <text:p>47.1323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5.33856" calcext:value-type="float">
            <text:p>75.33856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39.0656" calcext:value-type="float">
            <text:p>39.0656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3.82284" calcext:value-type="float">
            <text:p>73.8228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34.85532" calcext:value-type="float">
            <text:p>34.85532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.906" calcext:value-type="float">
            <text:p>73.906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30.39116" calcext:value-type="float">
            <text:p>30.39116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4.51644" calcext:value-type="float">
            <text:p>64.51644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27.79072" calcext:value-type="float">
            <text:p>27.79072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46064" calcext:value-type="float">
            <text:p>30.46064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25.4378" calcext:value-type="float">
            <text:p>25.4378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.14188" calcext:value-type="float">
            <text:p>19.1418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25.07108" calcext:value-type="float">
            <text:p>25.0710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.80092" calcext:value-type="float">
            <text:p>21.80092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20.44348" calcext:value-type="float">
            <text:p>20.44348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403" calcext:value-type="float">
            <text:p>10.4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7.4526" calcext:value-type="float">
            <text:p>7.4526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.77232" calcext:value-type="float">
            <text:p>19.77232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5.96604" calcext:value-type="float">
            <text:p>5.96604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.72652" calcext:value-type="float">
            <text:p>18.7265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62.92196" calcext:value-type="float">
            <text:p>62.92196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.24276" calcext:value-type="float">
            <text:p>19.24276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76.91464" calcext:value-type="float">
            <text:p>76.91464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.29148" calcext:value-type="float">
            <text:p>22.29148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78.91972" calcext:value-type="float">
            <text:p>78.91972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.71032" calcext:value-type="float">
            <text:p>21.71032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77.45656" calcext:value-type="float">
            <text:p>77.45656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.044" calcext:value-type="float">
            <text:p>22.044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73.76168" calcext:value-type="float">
            <text:p>73.76168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.33156" calcext:value-type="float">
            <text:p>21.33156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74.02008" calcext:value-type="float">
            <text:p>74.02008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.52824" calcext:value-type="float">
            <text:p>21.52824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74.84648" calcext:value-type="float">
            <text:p>74.8464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.05044" calcext:value-type="float">
            <text:p>22.05044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71.6356" calcext:value-type="float">
            <text:p>71.6356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.09404" calcext:value-type="float">
            <text:p>22.09404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63.84744" calcext:value-type="float">
            <text:p>63.84744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.52108" calcext:value-type="float">
            <text:p>21.52108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56.7548" calcext:value-type="float">
            <text:p>56.7548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.24056" calcext:value-type="float">
            <text:p>21.24056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46.09204" calcext:value-type="float">
            <text:p>46.09204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.3358" calcext:value-type="float">
            <text:p>21.3358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40.28196" calcext:value-type="float">
            <text:p>40.28196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.57668" calcext:value-type="float">
            <text:p>21.57668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35.07284" calcext:value-type="float">
            <text:p>35.0728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.88024" calcext:value-type="float">
            <text:p>21.88024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37.62508" calcext:value-type="float">
            <text:p>37.62508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.689" calcext:value-type="float">
            <text:p>21.689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73.30384" calcext:value-type="float">
            <text:p>73.30384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.55716" calcext:value-type="float">
            <text:p>21.55716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75.57388" calcext:value-type="float">
            <text:p>75.57388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.65412" calcext:value-type="float">
            <text:p>21.65412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55.3786" calcext:value-type="float">
            <text:p>55.3786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.28" calcext:value-type="float">
            <text:p>21.28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43.51356" calcext:value-type="float">
            <text:p>43.51356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.27512" calcext:value-type="float">
            <text:p>22.27512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35.75344" calcext:value-type="float">
            <text:p>35.75344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.98624" calcext:value-type="float">
            <text:p>21.98624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30.7108" calcext:value-type="float">
            <text:p>30.7108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.23112" calcext:value-type="float">
            <text:p>21.2311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26.85096" calcext:value-type="float">
            <text:p>26.85096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.06972" calcext:value-type="float">
            <text:p>21.06972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26.92716" calcext:value-type="float">
            <text:p>26.92716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.5404" calcext:value-type="float">
            <text:p>21.540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24.28868" calcext:value-type="float">
            <text:p>24.28868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.90772" calcext:value-type="float">
            <text:p>21.90772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18.60688" calcext:value-type="float">
            <text:p>18.60688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.42816" calcext:value-type="float">
            <text:p>22.4281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32.66008" calcext:value-type="float">
            <text:p>32.66008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.16452" calcext:value-type="float">
            <text:p>21.16452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73.59028" calcext:value-type="float">
            <text:p>73.59028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.78668" calcext:value-type="float">
            <text:p>20.7866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78.58208" calcext:value-type="float">
            <text:p>78.5820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.37708" calcext:value-type="float">
            <text:p>21.3770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81.50268" calcext:value-type="float">
            <text:p>81.50268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.74244" calcext:value-type="float">
            <text:p>21.74244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79.24596" calcext:value-type="float">
            <text:p>79.24596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1.1136" calcext:value-type="float">
            <text:p>21.1136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75.9464" calcext:value-type="float">
            <text:p>75.9464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.99824" calcext:value-type="float">
            <text:p>20.99824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75.20336" calcext:value-type="float">
            <text:p>75.20336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.71904" calcext:value-type="float">
            <text:p>20.71904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74.07024" calcext:value-type="float">
            <text:p>74.07024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.86848" calcext:value-type="float">
            <text:p>20.86848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70.4578" calcext:value-type="float">
            <text:p>70.4578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.22192" calcext:value-type="float">
            <text:p>21.22192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63.59152" calcext:value-type="float">
            <text:p>63.5915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.6344" calcext:value-type="float">
            <text:p>20.6344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5.41248" calcext:value-type="float">
            <text:p>55.41248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.82952" calcext:value-type="float">
            <text:p>21.82952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45.49452" calcext:value-type="float">
            <text:p>45.49452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1.75268" calcext:value-type="float">
            <text:p>21.7526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40.45556" calcext:value-type="float">
            <text:p>40.45556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.651" calcext:value-type="float">
            <text:p>20.651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35.47176" calcext:value-type="float">
            <text:p>35.47176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.01636" calcext:value-type="float">
            <text:p>19.01636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44.57096" calcext:value-type="float">
            <text:p>44.57096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.653" calcext:value-type="float">
            <text:p>17.653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74.8774" calcext:value-type="float">
            <text:p>74.8774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.79288" calcext:value-type="float">
            <text:p>16.79288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70.29316" calcext:value-type="float">
            <text:p>70.29316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02132" calcext:value-type="float">
            <text:p>13.02132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47.38124" calcext:value-type="float">
            <text:p>47.38124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54308" calcext:value-type="float">
            <text:p>8.54308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38.49252" calcext:value-type="float">
            <text:p>38.49252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0594" calcext:value-type="float">
            <text:p>8.0594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34.66152" calcext:value-type="float">
            <text:p>34.66152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2522" calcext:value-type="float">
            <text:p>9.2522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29.46036" calcext:value-type="float">
            <text:p>29.4603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17428" calcext:value-type="float">
            <text:p>9.17428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31.52108" calcext:value-type="float">
            <text:p>31.52108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41336" calcext:value-type="float">
            <text:p>8.41336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26.9058" calcext:value-type="float">
            <text:p>26.905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0182" calcext:value-type="float">
            <text:p>8.0182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25.41592" calcext:value-type="float">
            <text:p>25.41592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85772" calcext:value-type="float">
            <text:p>5.85772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19.00988" calcext:value-type="float">
            <text:p>19.00988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6274" calcext:value-type="float">
            <text:p>5.6274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7.33452" calcext:value-type="float">
            <text:p>7.33452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63884" calcext:value-type="float">
            <text:p>2.63884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26.226" calcext:value-type="float">
            <text:p>26.226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.66352" calcext:value-type="float">
            <text:p>28.66352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73.72924" calcext:value-type="float">
            <text:p>73.72924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2.91556" calcext:value-type="float">
            <text:p>72.91556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79.04372" calcext:value-type="float">
            <text:p>79.04372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5.5004" calcext:value-type="float">
            <text:p>75.5004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81.35988" calcext:value-type="float">
            <text:p>81.35988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4.20764" calcext:value-type="float">
            <text:p>74.20764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75.16996" calcext:value-type="float">
            <text:p>75.1699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8.9982" calcext:value-type="float">
            <text:p>68.9982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75.04908" calcext:value-type="float">
            <text:p>75.04908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7.39544" calcext:value-type="float">
            <text:p>47.39544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72.91612" calcext:value-type="float">
            <text:p>72.91612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.96572" calcext:value-type="float">
            <text:p>14.96572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72.42036" calcext:value-type="float">
            <text:p>72.42036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.69756" calcext:value-type="float">
            <text:p>18.69756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70.4038" calcext:value-type="float">
            <text:p>70.4038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1.12432" calcext:value-type="float">
            <text:p>21.12432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67.78792" calcext:value-type="float">
            <text:p>67.78792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50532" calcext:value-type="float">
            <text:p>9.5053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61.9168" calcext:value-type="float">
            <text:p>61.9168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.80812" calcext:value-type="float">
            <text:p>18.80812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49.80712" calcext:value-type="float">
            <text:p>49.80712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.145" calcext:value-type="float">
            <text:p>20.145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38.59848" calcext:value-type="float">
            <text:p>38.59848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.19312" calcext:value-type="float">
            <text:p>20.19312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34.70616" calcext:value-type="float">
            <text:p>34.70616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1.58484" calcext:value-type="float">
            <text:p>21.58484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38.97952" calcext:value-type="float">
            <text:p>38.97952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1.35772" calcext:value-type="float">
            <text:p>21.35772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72.991" calcext:value-type="float">
            <text:p>72.991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.24508" calcext:value-type="float">
            <text:p>22.2450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72.59636" calcext:value-type="float">
            <text:p>72.59636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1.7646" calcext:value-type="float">
            <text:p>21.7646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51.73348" calcext:value-type="float">
            <text:p>51.73348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.6638" calcext:value-type="float">
            <text:p>22.6638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43.75988" calcext:value-type="float">
            <text:p>43.75988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.30468" calcext:value-type="float">
            <text:p>22.30468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38.26176" calcext:value-type="float">
            <text:p>38.26176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1.7118" calcext:value-type="float">
            <text:p>21.7118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34.769" calcext:value-type="float">
            <text:p>34.769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.45384" calcext:value-type="float">
            <text:p>21.45384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30.92012" calcext:value-type="float">
            <text:p>30.92012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.46068" calcext:value-type="float">
            <text:p>21.46068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28.31052" calcext:value-type="float">
            <text:p>28.31052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.00796" calcext:value-type="float">
            <text:p>22.00796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26.17304" calcext:value-type="float">
            <text:p>26.17304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.66572" calcext:value-type="float">
            <text:p>22.66572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23.1896" calcext:value-type="float">
            <text:p>23.18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1.26588" calcext:value-type="float">
            <text:p>21.26588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10.36028" calcext:value-type="float">
            <text:p>10.36028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1.3534" calcext:value-type="float">
            <text:p>21.3534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20.19504" calcext:value-type="float">
            <text:p>20.19504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1.68172" calcext:value-type="float">
            <text:p>21.68172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70.88044" calcext:value-type="float">
            <text:p>70.88044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.56172" calcext:value-type="float">
            <text:p>21.5617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78.76176" calcext:value-type="float">
            <text:p>78.76176</text:p>
          </table:table-cell>
          <table:table-cell table:number-columns-repeated="1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.27588" calcext:value-type="float">
            <text:p>21.27588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79.842" calcext:value-type="float">
            <text:p>79.842</text:p>
          </table:table-cell>
          <table:table-cell table:number-columns-repeated="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.88788" calcext:value-type="float">
            <text:p>21.88788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75.53956" calcext:value-type="float">
            <text:p>75.53956</text:p>
          </table:table-cell>
          <table:table-cell table:number-columns-repeated="1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.65608" calcext:value-type="float">
            <text:p>21.65608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75.57576" calcext:value-type="float">
            <text:p>75.57576</text:p>
          </table:table-cell>
          <table:table-cell table:number-columns-repeated="1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.04428" calcext:value-type="float">
            <text:p>21.04428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74.13368" calcext:value-type="float">
            <text:p>74.13368</text:p>
          </table:table-cell>
          <table:table-cell table:number-columns-repeated="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.1458" calcext:value-type="float">
            <text:p>21.1458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71.93468" calcext:value-type="float">
            <text:p>71.93468</text:p>
          </table:table-cell>
          <table:table-cell table:number-columns-repeated="1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.42544" calcext:value-type="float">
            <text:p>22.42544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69.26708" calcext:value-type="float">
            <text:p>69.26708</text:p>
          </table:table-cell>
          <table:table-cell table:number-columns-repeated="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.49792" calcext:value-type="float">
            <text:p>22.49792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65.08636" calcext:value-type="float">
            <text:p>65.08636</text:p>
          </table:table-cell>
          <table:table-cell table:number-columns-repeated="1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.59596" calcext:value-type="float">
            <text:p>21.59596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63.8446" calcext:value-type="float">
            <text:p>63.8446</text:p>
          </table:table-cell>
          <table:table-cell table:number-columns-repeated="1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.09112" calcext:value-type="float">
            <text:p>20.09112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54.14324" calcext:value-type="float">
            <text:p>54.14324</text:p>
          </table:table-cell>
          <table:table-cell table:number-columns-repeated="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.08792" calcext:value-type="float">
            <text:p>21.08792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42.76188" calcext:value-type="float">
            <text:p>42.76188</text:p>
          </table:table-cell>
          <table:table-cell table:number-columns-repeated="1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1.32764" calcext:value-type="float">
            <text:p>21.32764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37.93664" calcext:value-type="float">
            <text:p>37.93664</text:p>
          </table:table-cell>
          <table:table-cell table:number-columns-repeated="1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.10716" calcext:value-type="float">
            <text:p>20.10716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43.8612" calcext:value-type="float">
            <text:p>43.8612</text:p>
          </table:table-cell>
          <table:table-cell table:number-columns-repeated="1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1.88704" calcext:value-type="float">
            <text:p>21.88704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74.98732" calcext:value-type="float">
            <text:p>74.98732</text:p>
          </table:table-cell>
          <table:table-cell table:number-columns-repeated="1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1.3572" calcext:value-type="float">
            <text:p>21.3572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72.88372" calcext:value-type="float">
            <text:p>72.88372</text:p>
          </table:table-cell>
          <table:table-cell table:number-columns-repeated="1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.7034" calcext:value-type="float">
            <text:p>21.7034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53.3696" calcext:value-type="float">
            <text:p>53.3696</text:p>
          </table:table-cell>
          <table:table-cell table:number-columns-repeated="1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.55648" calcext:value-type="float">
            <text:p>20.55648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43.73216" calcext:value-type="float">
            <text:p>43.73216</text:p>
          </table:table-cell>
          <table:table-cell table:number-columns-repeated="1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.67524" calcext:value-type="float">
            <text:p>20.67524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39.39876" calcext:value-type="float">
            <text:p>39.39876</text:p>
          </table:table-cell>
          <table:table-cell table:number-columns-repeated="1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.9864" calcext:value-type="float">
            <text:p>20.9864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31.49444" calcext:value-type="float">
            <text:p>31.49444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.73472" calcext:value-type="float">
            <text:p>21.7347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2.31112" calcext:value-type="float">
            <text:p>32.31112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.88868" calcext:value-type="float">
            <text:p>19.88868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29.57212" calcext:value-type="float">
            <text:p>29.57212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.45304" calcext:value-type="float">
            <text:p>19.45304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26.39244" calcext:value-type="float">
            <text:p>26.39244</text:p>
          </table:table-cell>
          <table:table-cell table:number-columns-repeated="1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.69984" calcext:value-type="float">
            <text:p>18.69984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22.07892" calcext:value-type="float">
            <text:p>22.07892</text:p>
          </table:table-cell>
          <table:table-cell table:number-columns-repeated="1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.44996" calcext:value-type="float">
            <text:p>15.44996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12.15072" calcext:value-type="float">
            <text:p>12.15072</text:p>
          </table:table-cell>
          <table:table-cell table:number-columns-repeated="1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.91128" calcext:value-type="float">
            <text:p>12.91128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5.22684" calcext:value-type="float">
            <text:p>5.2268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.843" calcext:value-type="float">
            <text:p>11.843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55.125" calcext:value-type="float">
            <text:p>55.125</text:p>
          </table:table-cell>
          <table:table-cell table:number-columns-repeated="1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41172" calcext:value-type="float">
            <text:p>7.41172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75.03204" calcext:value-type="float">
            <text:p>75.03204</text:p>
          </table:table-cell>
          <table:table-cell table:number-columns-repeated="1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1444" calcext:value-type="float">
            <text:p>8.1444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78.2126" calcext:value-type="float">
            <text:p>78.2126</text:p>
          </table:table-cell>
          <table:table-cell table:number-columns-repeated="1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39584" calcext:value-type="float">
            <text:p>7.39584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77.69376" calcext:value-type="float">
            <text:p>77.69376</text:p>
          </table:table-cell>
          <table:table-cell table:number-columns-repeated="1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18908" calcext:value-type="float">
            <text:p>8.18908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76.10928" calcext:value-type="float">
            <text:p>76.1092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80508" calcext:value-type="float">
            <text:p>6.80508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74.71576" calcext:value-type="float">
            <text:p>74.71576</text:p>
          </table:table-cell>
          <table:table-cell table:number-columns-repeated="1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77172" calcext:value-type="float">
            <text:p>7.77172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73.00448" calcext:value-type="float">
            <text:p>73.00448</text:p>
          </table:table-cell>
          <table:table-cell table:number-columns-repeated="1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27468" calcext:value-type="float">
            <text:p>4.27468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71.00668" calcext:value-type="float">
            <text:p>71.00668</text:p>
          </table:table-cell>
          <table:table-cell table:number-columns-repeated="1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81552" calcext:value-type="float">
            <text:p>2.81552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63.75504" calcext:value-type="float">
            <text:p>63.75504</text:p>
          </table:table-cell>
          <table:table-cell table:number-columns-repeated="1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.91484" calcext:value-type="float">
            <text:p>27.9148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57.57704" calcext:value-type="float">
            <text:p>57.5770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3.1296" calcext:value-type="float">
            <text:p>73.1296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47.1058" calcext:value-type="float">
            <text:p>47.1058</text:p>
          </table:table-cell>
          <table:table-cell table:number-columns-repeated="1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5.9504" calcext:value-type="float">
            <text:p>75.9504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38.84592" calcext:value-type="float">
            <text:p>38.84592</text:p>
          </table:table-cell>
          <table:table-cell table:number-columns-repeated="1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5.29104" calcext:value-type="float">
            <text:p>75.29104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35.6772" calcext:value-type="float">
            <text:p>35.6772</text:p>
          </table:table-cell>
          <table:table-cell table:number-columns-repeated="1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0.1402" calcext:value-type="float">
            <text:p>70.1402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33.49376" calcext:value-type="float">
            <text:p>33.49376</text:p>
          </table:table-cell>
          <table:table-cell table:number-columns-repeated="1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.65096" calcext:value-type="float">
            <text:p>51.65096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45.65896" calcext:value-type="float">
            <text:p>45.6589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.93116" calcext:value-type="float">
            <text:p>17.93116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75.80432" calcext:value-type="float">
            <text:p>75.80432</text:p>
          </table:table-cell>
          <table:table-cell table:number-columns-repeated="1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.03212" calcext:value-type="float">
            <text:p>20.03212</text:p>
          </table:table-cell>
          <table:table-cell table:number-columns-repeated="2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4.42052" calcext:value-type="float">
            <text:p>24.42052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00:00:20.520919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08-02T12:11:14.019259853</dc:date>
    <meta:editing-duration>P4DT16H52M16S</meta:editing-duration>
    <meta:editing-cycles>35</meta:editing-cycles>
    <meta:generator>LibreOffice/5.3.2.2$Linux_X86_64 LibreOffice_project/30m0$Build-2</meta:generator>
    <meta:document-statistic meta:table-count="1" meta:cell-count="589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29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53cm" svg:width="11.832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82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047cm" svg:y="0.354cm" svg:width="10.959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4.005cm" style:legend-expansion="high" chart:style-name="ch2"/>
        <chart:plot-area chart:style-name="ch3" table:cell-range-address="Sheet1.L39:Sheet1.M64" chart:data-source-has-labels="row" svg:x="0.32cm" svg:y="0.18cm" svg:width="12.217cm" svg:height="8.64cm">
          <chartooo:coordinate-region svg:x="1.418cm" svg:y="0.354cm" svg:width="10.932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" chart:style-name="ch1">
        <chart:legend chart:legend-position="end" svg:x="13.1cm" svg:y="3.785cm" style:legend-expansion="high" chart:style-name="ch2"/>
        <chart:plot-area chart:style-name="ch3" table:cell-range-address="Sheet1.K39:Sheet1.N64" chart:data-source-has-labels="both" svg:x="0.319cm" svg:y="0.18cm" svg:width="12.462cm" svg:height="8.646cm">
          <chartooo:coordinate-region svg:x="1.417cm" svg:y="0.354cm" svg:width="11.084cm" svg:height="7.878cm"/>
          <chart:axis chart:dimension="x" chart:name="primary-x" chart:style-name="ch4" chartooo:axis-type="auto">
            <chart:categories table:cell-range-address="Sheet1.K40:Sheet1.K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scatter">
            <chart:domain table:cell-range-address="Sheet1.K40:Sheet1.K64"/>
            <chart:data-point chart:repeated="25"/>
          </chart:series>
          <chart:series chart:style-name="ch7" chart:values-cell-range-address="Sheet1.M40:Sheet1.M64" chart:label-cell-address="Sheet1.M39:Sheet1.M39" chart:class="chart:scatter">
            <chart:data-point chart:repeated="25"/>
          </chart:series>
          <chart:series chart:style-name="ch8" chart:values-cell-range-address="Sheet1.N40:Sheet1.N64" chart:label-cell-address="Sheet1.N39:Sheet1.N39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29cm" style:legend-expansion="high" chart:style-name="ch2"/>
        <chart:plot-area chart:style-name="ch3" table:cell-range-address="Sheet1.A99:Sheet1.A178 Sheet1.G99:Sheet1.G178" svg:x="0.319cm" svg:y="0.18cm" svg:width="13.07cm" svg:height="8.645cm">
          <chartooo:coordinate-region svg:x="0.94cm" svg:y="0.353cm" svg:width="12.17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78" chart:class="chart:scatter">
            <chart:domain table:cell-range-address="Sheet1.A99:Sheet1.A17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178</svg:desc>
                </draw:g>
              </table:table-cell>
              <table:table-cell office:value-type="float" office:value="11.902">
                <text:p>11.902</text:p>
                <draw:g>
                  <svg:desc>Sheet1.G99:Sheet1.G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4.23cm" style:legend-expansion="high" chart:style-name="ch2"/>
        <chart:plot-area chart:style-name="ch3" table:cell-range-address="Sheet1.A178:Sheet1.A208 Sheet1.G178:Sheet1.G208" svg:x="0.319cm" svg:y="0.18cm" svg:width="13.07cm" svg:height="8.646cm">
          <chartooo:coordinate-region svg:x="0.94cm" svg:y="0.353cm" svg:width="12.077cm" svg:height="7.8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8:Sheet1.G208" chart:class="chart:scatter">
            <chart:domain table:cell-range-address="Sheet1.A178:Sheet1.A20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178:Sheet1.A208</svg:desc>
                </draw:g>
              </table:table-cell>
              <table:table-cell office:value-type="float" office:value="19.882">
                <text:p>19.882</text:p>
                <draw:g>
                  <svg:desc>Sheet1.G178:Sheet1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29cm" style:legend-expansion="high" chart:style-name="ch2"/>
        <chart:plot-area chart:style-name="ch3" table:cell-range-address="Sheet1.A209:Sheet1.A261 Sheet1.G209:Sheet1.G261" svg:x="0.319cm" svg:y="0.18cm" svg:width="13.07cm" svg:height="8.645cm">
          <chartooo:coordinate-region svg:x="0.94cm" svg:y="0.353cm" svg:width="11.985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9:Sheet1.G261" chart:class="chart:scatter">
            <chart:domain table:cell-range-address="Sheet1.A209:Sheet1.A261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09:Sheet1.A261</svg:desc>
                </draw:g>
              </table:table-cell>
              <table:table-cell office:value-type="float" office:value="27.574">
                <text:p>27.574</text:p>
                <draw:g>
                  <svg:desc>Sheet1.G20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8cm" svg:height="12.214cm" xlink:href=".." xlink:type="simple" chart:class="chart:scatter" chart:style-name="ch1">
        <chart:legend chart:legend-position="end" svg:x="19.408cm" svg:y="5.834cm" style:legend-expansion="high" chart:style-name="ch2"/>
        <chart:plot-area chart:style-name="ch3" table:cell-range-address="Sheet1.A99:Sheet1.A261 Sheet1.G99:Sheet1.G261" svg:x="0.433cm" svg:y="0.244cm" svg:width="18.542cm" svg:height="11.726cm">
          <chartooo:coordinate-region svg:x="1.054cm" svg:y="0.244cm" svg:width="17.921cm" svg:height="10.4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9:Sheet1.G261" chart:class="chart:scatter">
            <chart:domain table:cell-range-address="Sheet1.A99:Sheet1.A261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61</svg:desc>
                </draw:g>
              </table:table-cell>
              <table:table-cell office:value-type="float" office:value="11.902">
                <text:p>11.902</text:p>
                <draw:g>
                  <svg:desc>Sheet1.G9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cm" svg:height="12.193cm" xlink:href=".." xlink:type="simple" chart:class="chart:scatter" chart:style-name="ch1">
        <chart:legend chart:legend-position="end" svg:x="19.397cm" svg:y="5.823cm" style:legend-expansion="high" chart:style-name="ch2"/>
        <chart:plot-area chart:style-name="ch3" table:cell-range-address="Sheet1.A99:Sheet1.A257 Sheet1.H99:Sheet1.H257" svg:x="0.433cm" svg:y="0.243cm" svg:width="18.531cm" svg:height="11.707cm">
          <chartooo:coordinate-region svg:x="1.054cm" svg:y="0.243cm" svg:width="17.91cm" svg:height="10.3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9:Sheet1.H257" chart:class="chart:scatter">
            <chart:domain table:cell-range-address="Sheet1.A99:Sheet1.A257"/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57</svg:desc>
                </draw:g>
              </table:table-cell>
              <table:table-cell office:value-type="float" office:value="13.0732">
                <text:p>13.0732</text:p>
                <draw:g>
                  <svg:desc>Sheet1.H99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.512">
                <text:p>13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7856">
                <text:p>13.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992">
                <text:p>13.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8956">
                <text:p>13.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1672">
                <text:p>14.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.4092">
                <text:p>14.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748">
                <text:p>14.5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.6604">
                <text:p>16.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.7024">
                <text:p>16.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.8904">
                <text:p>16.8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1992">
                <text:p>15.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5.1556">
                <text:p>15.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3136">
                <text:p>15.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68">
                <text:p>15.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6064">
                <text:p>15.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7352">
                <text:p>15.7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5.8264">
                <text:p>15.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.1572">
                <text:p>16.1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6972">
                <text:p>16.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6.4372">
                <text:p>16.4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.3508">
                <text:p>17.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8.4924">
                <text:p>18.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9.1736">
                <text:p>19.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9.4676">
                <text:p>19.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7.6004">
                <text:p>17.6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6828">
                <text:p>17.6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1672">
                <text:p>17.1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.7856">
                <text:p>16.7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.742">
                <text:p>16.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6.7496">
                <text:p>16.7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6.1908">
                <text:p>16.1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6.4772">
                <text:p>16.4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0444">
                <text:p>17.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1328">
                <text:p>17.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7.2644">
                <text:p>17.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7.4088">
                <text:p>17.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7.6364">
                <text:p>17.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4176">
                <text:p>17.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.7548">
                <text:p>17.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.072">
                <text:p>19.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.7136">
                <text:p>19.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.8004">
                <text:p>19.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0.2464">
                <text:p>20.2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.2896">
                <text:p>20.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0004">
                <text:p>19.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8.7544">
                <text:p>18.7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3448">
                <text:p>19.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9.0796">
                <text:p>19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9.1696">
                <text:p>19.1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9.2696">
                <text:p>19.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4928">
                <text:p>18.4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5504">
                <text:p>18.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306">
                <text:p>19.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9.6328">
                <text:p>19.6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.1028">
                <text:p>21.1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0.5524">
                <text:p>20.5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9388">
                <text:p>20.9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9268">
                <text:p>19.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0.2164">
                <text:p>20.2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0.6488">
                <text:p>20.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6428">
                <text:p>19.6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786">
                <text:p>19.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7544">
                <text:p>19.7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9.7172">
                <text:p>19.7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0.3916">
                <text:p>20.3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5364">
                <text:p>20.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21.0424">
                <text:p>21.0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22.1764">
                <text:p>22.1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3.228">
                <text:p>23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3.3092">
                <text:p>23.3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3.4864">
                <text:p>23.4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4936">
                <text:p>24.4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5.874">
                <text:p>25.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5.7764">
                <text:p>25.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6.6684">
                <text:p>26.6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1588">
                <text:p>27.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26.9448">
                <text:p>26.9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5.936">
                <text:p>25.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2352">
                <text:p>26.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8992">
                <text:p>25.8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5.9964">
                <text:p>25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5.9532">
                <text:p>25.9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6.2132">
                <text:p>26.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6.6964">
                <text:p>26.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6.9172">
                <text:p>26.9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7.0224">
                <text:p>27.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342">
                <text:p>27.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7.5484">
                <text:p>27.5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8.8424">
                <text:p>28.8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9.1592">
                <text:p>29.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0.0236">
                <text:p>30.0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30.3352">
                <text:p>30.3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1.4804">
                <text:p>31.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31.1772">
                <text:p>31.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2.5048">
                <text:p>32.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3.9416">
                <text:p>33.9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5.2148">
                <text:p>35.2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8.3284">
                <text:p>38.3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9.0456">
                <text:p>39.0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0.9804">
                <text:p>40.9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41.4956">
                <text:p>41.4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2.5344">
                <text:p>42.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5.1576">
                <text:p>45.1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6.7788">
                <text:p>46.7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7.9904">
                <text:p>47.9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9.6764">
                <text:p>49.6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1.4456">
                <text:p>51.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844">
                <text:p>50.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3.0848">
                <text:p>53.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4.2176">
                <text:p>54.2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4.788">
                <text:p>54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5.8324">
                <text:p>55.8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6.1088">
                <text:p>56.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7.3496">
                <text:p>57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9.3892">
                <text:p>59.3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9.6888">
                <text:p>59.6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60.1816">
                <text:p>60.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0.7876">
                <text:p>60.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0.9052">
                <text:p>60.9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9.654">
                <text:p>59.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61.7476">
                <text:p>61.7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3.4632">
                <text:p>63.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5.0136">
                <text:p>65.0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8.212">
                <text:p>68.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8.6236">
                <text:p>68.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9.1736">
                <text:p>69.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69.9968">
                <text:p>69.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0.386">
                <text:p>70.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9.0556">
                <text:p>69.0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9.8108">
                <text:p>69.8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71.3136">
                <text:p>71.3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3.7232">
                <text:p>73.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75.7276">
                <text:p>75.7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8.7908">
                <text:p>78.7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8.692">
                <text:p>78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7988">
                <text:p>79.7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78.7276">
                <text:p>78.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